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055in"/>
    </style:style>
    <style:style style:name="co2" style:family="table-column">
      <style:table-column-properties fo:break-before="auto" style:column-width="2.7764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3.623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  <style:style style:name="ce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ominaria United DMU</text:p>
          </table:table-cell>
          <table:table-cell table:style-name="ce3" table:formula="of:=MID([.A1];1;FIND(&quot;~&quot;;SUBSTITUTE([.A1];&quot; &quot;;&quot;~&quot;;LEN([.A1])-LEN(SUBSTITUTE([.A1];&quot; &quot;;&quot;&quot;))-(1-1)))-1)" office:value-type="string" office:string-value="Dominaria United" calcext:value-type="string">
            <text:p>Dominaria United</text:p>
          </table:table-cell>
          <table:table-cell office:value-type="date" office:date-value="2022-09-09" calcext:value-type="date">
            <text:p>09.09.2022</text:p>
          </table:table-cell>
          <table:table-cell table:formula="of:=TRIM(RIGHT(SUBSTITUTE([.A$1:.A$1048576]; &quot; &quot;;REPT(&quot; &quot;;100));100))" office:value-type="string" office:string-value="DMU" calcext:value-type="string">
            <text:p>DMU</text:p>
          </table:table-cell>
          <table:table-cell office:value-type="string" calcext:value-type="string">
            <text:p>Dominaria United</text:p>
          </table:table-cell>
          <table:table-cell office:value-type="string" calcext:value-type="string">
            <text:p>DMU</text:p>
          </table:table-cell>
        </table:table-row>
        <table:table-row table:style-name="ro1">
          <table:table-cell office:value-type="string" calcext:value-type="string">
            <text:p>Dominaria United Commander DMC</text:p>
          </table:table-cell>
          <table:table-cell table:style-name="ce3" table:formula="of:=MID([.A2];1;FIND(&quot;~&quot;;SUBSTITUTE([.A2];&quot; &quot;;&quot;~&quot;;LEN([.A2])-LEN(SUBSTITUTE([.A2];&quot; &quot;;&quot;&quot;))-(1-1)))-1)" office:value-type="string" office:string-value="Dominaria United Commander" calcext:value-type="string">
            <text:p>Dominaria United Commander</text:p>
          </table:table-cell>
          <table:table-cell office:value-type="date" office:date-value="2022-09-09" calcext:value-type="date">
            <text:p>09.09.2022</text:p>
          </table:table-cell>
          <table:table-cell table:formula="of:=TRIM(RIGHT(SUBSTITUTE([.A$1:.A$1048576]; &quot; &quot;;REPT(&quot; &quot;;100));100))" office:value-type="string" office:string-value="DMC" calcext:value-type="string">
            <text:p>DMC</text:p>
          </table:table-cell>
          <table:table-cell office:value-type="string" calcext:value-type="string">
            <text:p>Dominaria United Commander</text:p>
          </table:table-cell>
          <table:table-cell office:value-type="string" calcext:value-type="string">
            <text:p>DMC</text:p>
          </table:table-cell>
        </table:table-row>
        <table:table-row table:style-name="ro1">
          <table:table-cell office:value-type="string" calcext:value-type="string">
            <text:p>Double Masters 2022 2X2</text:p>
          </table:table-cell>
          <table:table-cell table:style-name="ce3" table:formula="of:=MID([.A3];1;FIND(&quot;~&quot;;SUBSTITUTE([.A3];&quot; &quot;;&quot;~&quot;;LEN([.A3])-LEN(SUBSTITUTE([.A3];&quot; &quot;;&quot;&quot;))-(1-1)))-1)" office:value-type="string" office:string-value="Double Masters 2022" calcext:value-type="string">
            <text:p>Double Masters 2022</text:p>
          </table:table-cell>
          <table:table-cell office:value-type="date" office:date-value="2022-07-08" calcext:value-type="date">
            <text:p>08.07.2022</text:p>
          </table:table-cell>
          <table:table-cell table:formula="of:=TRIM(RIGHT(SUBSTITUTE([.A$1:.A$1048576]; &quot; &quot;;REPT(&quot; &quot;;100));100))" office:value-type="string" office:string-value="2X2" calcext:value-type="string">
            <text:p>2X2</text:p>
          </table:table-cell>
          <table:table-cell office:value-type="string" calcext:value-type="string">
            <text:p>Double Masters 2022</text:p>
          </table:table-cell>
          <table:table-cell office:value-type="string" calcext:value-type="string">
            <text:p>2X2</text:p>
          </table:table-cell>
        </table:table-row>
        <table:table-row table:style-name="ro1">
          <table:table-cell office:value-type="string" calcext:value-type="string">
            <text:p>Alchemy Horizons: Baldur's Gate HBG</text:p>
          </table:table-cell>
          <table:table-cell table:style-name="ce3" table:formula="of:=MID([.A4];1;FIND(&quot;~&quot;;SUBSTITUTE([.A4];&quot; &quot;;&quot;~&quot;;LEN([.A4])-LEN(SUBSTITUTE([.A4];&quot; &quot;;&quot;&quot;))-(1-1)))-1)" office:value-type="string" office:string-value="Alchemy Horizons: Baldur's Gate" calcext:value-type="string">
            <text:p>Alchemy Horizons: Baldur's Gate</text:p>
          </table:table-cell>
          <table:table-cell office:value-type="date" office:date-value="2022-07-07" calcext:value-type="date">
            <text:p>07.07.2022</text:p>
          </table:table-cell>
          <table:table-cell table:formula="of:=TRIM(RIGHT(SUBSTITUTE([.A$1:.A$1048576]; &quot; &quot;;REPT(&quot; &quot;;100));100))" office:value-type="string" office:string-value="HBG" calcext:value-type="string">
            <text:p>HBG</text:p>
          </table:table-cell>
          <table:table-cell office:value-type="string" calcext:value-type="string">
            <text:p>Alchemy Horizons: Baldur's Gate</text:p>
          </table:table-cell>
          <table:table-cell office:value-type="string" calcext:value-type="string">
            <text:p>HBG</text:p>
          </table:table-cell>
        </table:table-row>
        <table:table-row table:style-name="ro1">
          <table:table-cell office:value-type="string" calcext:value-type="string">
            <text:p>Commander Legends: Battle for Baldur's Gate CLB</text:p>
          </table:table-cell>
          <table:table-cell table:style-name="ce3" table:formula="of:=MID([.A5];1;FIND(&quot;~&quot;;SUBSTITUTE([.A5];&quot; &quot;;&quot;~&quot;;LEN([.A5])-LEN(SUBSTITUTE([.A5];&quot; &quot;;&quot;&quot;))-(1-1)))-1)" office:value-type="string" office:string-value="Commander Legends: Battle for Baldur's Gate" calcext:value-type="string">
            <text:p>Commander Legends: Battle for Baldur's Gate</text:p>
          </table:table-cell>
          <table:table-cell office:value-type="date" office:date-value="2022-06-10" calcext:value-type="date">
            <text:p>10.06.2022</text:p>
          </table:table-cell>
          <table:table-cell table:formula="of:=TRIM(RIGHT(SUBSTITUTE([.A$1:.A$1048576]; &quot; &quot;;REPT(&quot; &quot;;100));100))" office:value-type="string" office:string-value="CLB" calcext:value-type="string">
            <text:p>CLB</text:p>
          </table:table-cell>
          <table:table-cell office:value-type="string" calcext:value-type="string">
            <text:p>Commander Legends: Battle for Baldur's Gate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Commander Legends: Battle for Baldur's Gate Promos PCLB</text:p>
          </table:table-cell>
          <table:table-cell table:style-name="ce3" table:formula="of:=MID([.A6];1;FIND(&quot;~&quot;;SUBSTITUTE([.A6];&quot; &quot;;&quot;~&quot;;LEN([.A6])-LEN(SUBSTITUTE([.A6];&quot; &quot;;&quot;&quot;))-(1-1)))-1)" office:value-type="string" office:string-value="Commander Legends: Battle for Baldur's Gate Promos" calcext:value-type="string">
            <text:p>Commander Legends: Battle for Baldur's Gate Promos</text:p>
          </table:table-cell>
          <table:table-cell office:value-type="date" office:date-value="2022-06-10" calcext:value-type="date">
            <text:p>10.06.2022</text:p>
          </table:table-cell>
          <table:table-cell table:formula="of:=TRIM(RIGHT(SUBSTITUTE([.A$1:.A$1048576]; &quot; &quot;;REPT(&quot; &quot;;100));100))" office:value-type="string" office:string-value="PCLB" calcext:value-type="string">
            <text:p>PCLB</text:p>
          </table:table-cell>
          <table:table-cell office:value-type="string" calcext:value-type="string">
            <text:p>Commander Legends: Battle for Baldur's Gate Promos</text:p>
          </table:table-cell>
          <table:table-cell office:value-type="string" calcext:value-type="string">
            <text:p>PCLB</text:p>
          </table:table-cell>
        </table:table-row>
        <table:table-row table:style-name="ro1">
          <table:table-cell office:value-type="string" calcext:value-type="string">
            <text:p>Alchemy: New Capenna YSNC</text:p>
          </table:table-cell>
          <table:table-cell table:style-name="ce3" table:formula="of:=MID([.A7];1;FIND(&quot;~&quot;;SUBSTITUTE([.A7];&quot; &quot;;&quot;~&quot;;LEN([.A7])-LEN(SUBSTITUTE([.A7];&quot; &quot;;&quot;&quot;))-(1-1)))-1)" office:value-type="string" office:string-value="Alchemy: New Capenna" calcext:value-type="string">
            <text:p>Alchemy: New Capenna</text:p>
          </table:table-cell>
          <table:table-cell office:value-type="date" office:date-value="2022-06-02" calcext:value-type="date">
            <text:p>02.06.2022</text:p>
          </table:table-cell>
          <table:table-cell table:formula="of:=TRIM(RIGHT(SUBSTITUTE([.A$1:.A$1048576]; &quot; &quot;;REPT(&quot; &quot;;100));100))" office:value-type="string" office:string-value="YSNC" calcext:value-type="string">
            <text:p>YSNC</text:p>
          </table:table-cell>
          <table:table-cell office:value-type="string" calcext:value-type="string">
            <text:p>Alchemy: New Capenna</text:p>
          </table:table-cell>
          <table:table-cell office:value-type="string" calcext:value-type="string">
            <text:p>YSNC</text:p>
          </table:table-cell>
        </table:table-row>
        <table:table-row table:style-name="ro1">
          <table:table-cell office:value-type="string" calcext:value-type="string">
            <text:p>Streets of New Capenna Promos PSNC</text:p>
          </table:table-cell>
          <table:table-cell table:style-name="ce3" table:formula="of:=MID([.A8];1;FIND(&quot;~&quot;;SUBSTITUTE([.A8];&quot; &quot;;&quot;~&quot;;LEN([.A8])-LEN(SUBSTITUTE([.A8];&quot; &quot;;&quot;&quot;))-(1-1)))-1)" office:value-type="string" office:string-value="Streets of New Capenna Promos" calcext:value-type="string">
            <text:p>Streets of New Capenna Promos</text:p>
          </table:table-cell>
          <table:table-cell office:value-type="date" office:date-value="2022-04-30" calcext:value-type="date">
            <text:p>30.04.2022</text:p>
          </table:table-cell>
          <table:table-cell table:formula="of:=TRIM(RIGHT(SUBSTITUTE([.A$1:.A$1048576]; &quot; &quot;;REPT(&quot; &quot;;100));100))" office:value-type="string" office:string-value="PSNC" calcext:value-type="string">
            <text:p>PSNC</text:p>
          </table:table-cell>
          <table:table-cell office:value-type="string" calcext:value-type="string">
            <text:p>Streets of New Capenna Promos</text:p>
          </table:table-cell>
          <table:table-cell office:value-type="string" calcext:value-type="string">
            <text:p>PSNC</text:p>
          </table:table-cell>
        </table:table-row>
        <table:table-row table:style-name="ro1">
          <table:table-cell office:value-type="string" calcext:value-type="string">
            <text:p>Streets of New Capenna SNC</text:p>
          </table:table-cell>
          <table:table-cell table:style-name="ce3" table:formula="of:=MID([.A9];1;FIND(&quot;~&quot;;SUBSTITUTE([.A9];&quot; &quot;;&quot;~&quot;;LEN([.A9])-LEN(SUBSTITUTE([.A9];&quot; &quot;;&quot;&quot;))-(1-1)))-1)" office:value-type="string" office:string-value="Streets of New Capenna" calcext:value-type="string">
            <text:p>Streets of New Capenna</text:p>
          </table:table-cell>
          <table:table-cell office:value-type="date" office:date-value="2022-04-29" calcext:value-type="date">
            <text:p>29.04.2022</text:p>
          </table:table-cell>
          <table:table-cell table:formula="of:=TRIM(RIGHT(SUBSTITUTE([.A$1:.A$1048576]; &quot; &quot;;REPT(&quot; &quot;;100));100))" office:value-type="string" office:string-value="SNC" calcext:value-type="string">
            <text:p>SNC</text:p>
          </table:table-cell>
          <table:table-cell office:value-type="string" calcext:value-type="string">
            <text:p>Streets of New Capenna</text:p>
          </table:table-cell>
          <table:table-cell office:value-type="string" calcext:value-type="string">
            <text:p>SNC</text:p>
          </table:table-cell>
        </table:table-row>
        <table:table-row table:style-name="ro1">
          <table:table-cell office:value-type="string" calcext:value-type="string">
            <text:p>New Capenna Commander NCC</text:p>
          </table:table-cell>
          <table:table-cell table:style-name="ce3" table:formula="of:=MID([.A10];1;FIND(&quot;~&quot;;SUBSTITUTE([.A10];&quot; &quot;;&quot;~&quot;;LEN([.A10])-LEN(SUBSTITUTE([.A10];&quot; &quot;;&quot;&quot;))-(1-1)))-1)" office:value-type="string" office:string-value="New Capenna Commander" calcext:value-type="string">
            <text:p>New Capenna Commander</text:p>
          </table:table-cell>
          <table:table-cell office:value-type="date" office:date-value="2022-04-29" calcext:value-type="date">
            <text:p>29.04.2022</text:p>
          </table:table-cell>
          <table:table-cell table:formula="of:=TRIM(RIGHT(SUBSTITUTE([.A$1:.A$1048576]; &quot; &quot;;REPT(&quot; &quot;;100));100))" office:value-type="string" office:string-value="NCC" calcext:value-type="string">
            <text:p>NCC</text:p>
          </table:table-cell>
          <table:table-cell office:value-type="string" calcext:value-type="string">
            <text:p>New Capenna Commander</text:p>
          </table:table-cell>
          <table:table-cell office:value-type="string" calcext:value-type="string">
            <text:p>NCC</text:p>
          </table:table-cell>
        </table:table-row>
        <table:table-row table:style-name="ro1">
          <table:table-cell office:value-type="string" calcext:value-type="string">
            <text:p>Streets of New Capenna Tokens TSNC</text:p>
          </table:table-cell>
          <table:table-cell table:style-name="ce3" table:formula="of:=MID([.A11];1;FIND(&quot;~&quot;;SUBSTITUTE([.A11];&quot; &quot;;&quot;~&quot;;LEN([.A11])-LEN(SUBSTITUTE([.A11];&quot; &quot;;&quot;&quot;))-(1-1)))-1)" office:value-type="string" office:string-value="Streets of New Capenna Tokens" calcext:value-type="string">
            <text:p>Streets of New Capenna Tokens</text:p>
          </table:table-cell>
          <table:table-cell office:value-type="date" office:date-value="2022-04-29" calcext:value-type="date">
            <text:p>29.04.2022</text:p>
          </table:table-cell>
          <table:table-cell table:formula="of:=TRIM(RIGHT(SUBSTITUTE([.A$1:.A$1048576]; &quot; &quot;;REPT(&quot; &quot;;100));100))" office:value-type="string" office:string-value="TSNC" calcext:value-type="string">
            <text:p>TSNC</text:p>
          </table:table-cell>
          <table:table-cell office:value-type="string" calcext:value-type="string">
            <text:p>Streets of New Capenna Tokens</text:p>
          </table:table-cell>
          <table:table-cell office:value-type="string" calcext:value-type="string">
            <text:p>TSNC</text:p>
          </table:table-cell>
        </table:table-row>
        <table:table-row table:style-name="ro1">
          <table:table-cell office:value-type="string" calcext:value-type="string">
            <text:p>New Capenna Commander Tokens TNCC</text:p>
          </table:table-cell>
          <table:table-cell table:style-name="ce3" table:formula="of:=MID([.A12];1;FIND(&quot;~&quot;;SUBSTITUTE([.A12];&quot; &quot;;&quot;~&quot;;LEN([.A12])-LEN(SUBSTITUTE([.A12];&quot; &quot;;&quot;&quot;))-(1-1)))-1)" office:value-type="string" office:string-value="New Capenna Commander Tokens" calcext:value-type="string">
            <text:p>New Capenna Commander Tokens</text:p>
          </table:table-cell>
          <table:table-cell office:value-type="date" office:date-value="2022-04-20" calcext:value-type="date">
            <text:p>20.04.2022</text:p>
          </table:table-cell>
          <table:table-cell table:formula="of:=TRIM(RIGHT(SUBSTITUTE([.A$1:.A$1048576]; &quot; &quot;;REPT(&quot; &quot;;100));100))" office:value-type="string" office:string-value="TNCC" calcext:value-type="string">
            <text:p>TNCC</text:p>
          </table:table-cell>
          <table:table-cell office:value-type="string" calcext:value-type="string">
            <text:p>New Capenna Commander Tokens</text:p>
          </table:table-cell>
          <table:table-cell office:value-type="string" calcext:value-type="string">
            <text:p>TNCC</text:p>
          </table:table-cell>
        </table:table-row>
        <table:table-row table:style-name="ro1">
          <table:table-cell office:value-type="string" calcext:value-type="string">
            <text:p>New Capenna Commander Promos PNCC</text:p>
          </table:table-cell>
          <table:table-cell table:style-name="ce3" table:formula="of:=MID([.A13];1;FIND(&quot;~&quot;;SUBSTITUTE([.A13];&quot; &quot;;&quot;~&quot;;LEN([.A13])-LEN(SUBSTITUTE([.A13];&quot; &quot;;&quot;&quot;))-(1-1)))-1)" office:value-type="string" office:string-value="New Capenna Commander Promos" calcext:value-type="string">
            <text:p>New Capenna Commander Promos</text:p>
          </table:table-cell>
          <table:table-cell office:value-type="date" office:date-value="2022-04-09" calcext:value-type="date">
            <text:p>09.04.2022</text:p>
          </table:table-cell>
          <table:table-cell table:formula="of:=TRIM(RIGHT(SUBSTITUTE([.A$1:.A$1048576]; &quot; &quot;;REPT(&quot; &quot;;100));100))" office:value-type="string" office:string-value="PNCC" calcext:value-type="string">
            <text:p>PNCC</text:p>
          </table:table-cell>
          <table:table-cell office:value-type="string" calcext:value-type="string">
            <text:p>New Capenna Commander Promos</text:p>
          </table:table-cell>
          <table:table-cell office:value-type="string" calcext:value-type="string">
            <text:p>PNCC</text:p>
          </table:table-cell>
        </table:table-row>
        <table:table-row table:style-name="ro1">
          <table:table-cell office:value-type="string" calcext:value-type="string">
            <text:p>Wizards Play Network 2022 PW22</text:p>
          </table:table-cell>
          <table:table-cell table:style-name="ce3" table:formula="of:=MID([.A14];1;FIND(&quot;~&quot;;SUBSTITUTE([.A14];&quot; &quot;;&quot;~&quot;;LEN([.A14])-LEN(SUBSTITUTE([.A14];&quot; &quot;;&quot;&quot;))-(1-1)))-1)" office:value-type="string" office:string-value="Wizards Play Network 2022" calcext:value-type="string">
            <text:p>Wizards Play Network 2022</text:p>
          </table:table-cell>
          <table:table-cell office:value-type="date" office:date-value="2022-03-05" calcext:value-type="date">
            <text:p>05.03.2022</text:p>
          </table:table-cell>
          <table:table-cell table:formula="of:=TRIM(RIGHT(SUBSTITUTE([.A$1:.A$1048576]; &quot; &quot;;REPT(&quot; &quot;;100));100))" office:value-type="string" office:string-value="PW22" calcext:value-type="string">
            <text:p>PW22</text:p>
          </table:table-cell>
          <table:table-cell office:value-type="string" calcext:value-type="string">
            <text:p>Wizards Play Network 2022</text:p>
          </table:table-cell>
          <table:table-cell office:value-type="string" calcext:value-type="string">
            <text:p>PW22</text:p>
          </table:table-cell>
        </table:table-row>
        <table:table-row table:style-name="ro1">
          <table:table-cell office:value-type="string" calcext:value-type="string">
            <text:p>Year of the Tiger 2022 PL22</text:p>
          </table:table-cell>
          <table:table-cell table:style-name="ce3" table:formula="of:=MID([.A15];1;FIND(&quot;~&quot;;SUBSTITUTE([.A15];&quot; &quot;;&quot;~&quot;;LEN([.A15])-LEN(SUBSTITUTE([.A15];&quot; &quot;;&quot;&quot;))-(1-1)))-1)" office:value-type="string" office:string-value="Year of the Tiger 2022" calcext:value-type="string">
            <text:p>Year of the Tiger 2022</text:p>
          </table:table-cell>
          <table:table-cell office:value-type="date" office:date-value="2022-02-25" calcext:value-type="date">
            <text:p>25.02.2022</text:p>
          </table:table-cell>
          <table:table-cell table:formula="of:=TRIM(RIGHT(SUBSTITUTE([.A$1:.A$1048576]; &quot; &quot;;REPT(&quot; &quot;;100));100))" office:value-type="string" office:string-value="PL22" calcext:value-type="string">
            <text:p>PL22</text:p>
          </table:table-cell>
          <table:table-cell office:value-type="string" calcext:value-type="string">
            <text:p>Year of the Tiger 2022</text:p>
          </table:table-cell>
          <table:table-cell office:value-type="string" calcext:value-type="string">
            <text:p>PL22</text:p>
          </table:table-cell>
        </table:table-row>
        <table:table-row table:style-name="ro1">
          <table:table-cell office:value-type="string" calcext:value-type="string">
            <text:p>Kamigawa: Neon Dynasty NEO</text:p>
          </table:table-cell>
          <table:table-cell table:style-name="ce3" table:formula="of:=MID([.A16];1;FIND(&quot;~&quot;;SUBSTITUTE([.A16];&quot; &quot;;&quot;~&quot;;LEN([.A16])-LEN(SUBSTITUTE([.A16];&quot; &quot;;&quot;&quot;))-(1-1)))-1)" office:value-type="string" office:string-value="Kamigawa: Neon Dynasty" calcext:value-type="string">
            <text:p>Kamigawa: Neon Dynasty</text:p>
          </table:table-cell>
          <table:table-cell office:value-type="date" office:date-value="2022-02-18" calcext:value-type="date">
            <text:p>18.02.2022</text:p>
          </table:table-cell>
          <table:table-cell table:formula="of:=TRIM(RIGHT(SUBSTITUTE([.A$1:.A$1048576]; &quot; &quot;;REPT(&quot; &quot;;100));100))" office:value-type="string" office:string-value="NEO" calcext:value-type="string">
            <text:p>NEO</text:p>
          </table:table-cell>
          <table:table-cell office:value-type="string" calcext:value-type="string">
            <text:p>Kamigawa: Neon Dynasty</text:p>
          </table:table-cell>
          <table:table-cell office:value-type="string" calcext:value-type="string">
            <text:p>NEO</text:p>
          </table:table-cell>
        </table:table-row>
        <table:table-row table:style-name="ro1">
          <table:table-cell office:value-type="string" calcext:value-type="string">
            <text:p>Neon Dynasty Commander NEC</text:p>
          </table:table-cell>
          <table:table-cell table:style-name="ce3" table:formula="of:=MID([.A17];1;FIND(&quot;~&quot;;SUBSTITUTE([.A17];&quot; &quot;;&quot;~&quot;;LEN([.A17])-LEN(SUBSTITUTE([.A17];&quot; &quot;;&quot;&quot;))-(1-1)))-1)" office:value-type="string" office:string-value="Neon Dynasty Commander" calcext:value-type="string">
            <text:p>Neon Dynasty Commander</text:p>
          </table:table-cell>
          <table:table-cell office:value-type="date" office:date-value="2022-02-18" calcext:value-type="date">
            <text:p>18.02.2022</text:p>
          </table:table-cell>
          <table:table-cell table:formula="of:=TRIM(RIGHT(SUBSTITUTE([.A$1:.A$1048576]; &quot; &quot;;REPT(&quot; &quot;;100));100))" office:value-type="string" office:string-value="NEC" calcext:value-type="string">
            <text:p>NEC</text:p>
          </table:table-cell>
          <table:table-cell office:value-type="string" calcext:value-type="string">
            <text:p>Neon Dynasty Commander</text:p>
          </table:table-cell>
          <table:table-cell office:value-type="string" calcext:value-type="string">
            <text:p>NEC</text:p>
          </table:table-cell>
        </table:table-row>
        <table:table-row table:style-name="ro1">
          <table:table-cell office:value-type="string" calcext:value-type="string">
            <text:p>Kamigawa: Neon Dynasty Promos PNEO</text:p>
          </table:table-cell>
          <table:table-cell table:style-name="ce3" table:formula="of:=MID([.A18];1;FIND(&quot;~&quot;;SUBSTITUTE([.A18];&quot; &quot;;&quot;~&quot;;LEN([.A18])-LEN(SUBSTITUTE([.A18];&quot; &quot;;&quot;&quot;))-(1-1)))-1)" office:value-type="string" office:string-value="Kamigawa: Neon Dynasty Promos" calcext:value-type="string">
            <text:p>Kamigawa: Neon Dynasty Promos</text:p>
          </table:table-cell>
          <table:table-cell office:value-type="date" office:date-value="2022-02-18" calcext:value-type="date">
            <text:p>18.02.2022</text:p>
          </table:table-cell>
          <table:table-cell table:formula="of:=TRIM(RIGHT(SUBSTITUTE([.A$1:.A$1048576]; &quot; &quot;;REPT(&quot; &quot;;100));100))" office:value-type="string" office:string-value="PNEO" calcext:value-type="string">
            <text:p>PNEO</text:p>
          </table:table-cell>
          <table:table-cell office:value-type="string" calcext:value-type="string">
            <text:p>Kamigawa: Neon Dynasty Promos</text:p>
          </table:table-cell>
          <table:table-cell office:value-type="string" calcext:value-type="string">
            <text:p>PNEO</text:p>
          </table:table-cell>
        </table:table-row>
        <table:table-row table:style-name="ro1">
          <table:table-cell office:value-type="string" calcext:value-type="string">
            <text:p>Kamigawa: Neon Dynasty Tokens TNEO</text:p>
          </table:table-cell>
          <table:table-cell table:style-name="ce3" table:formula="of:=MID([.A19];1;FIND(&quot;~&quot;;SUBSTITUTE([.A19];&quot; &quot;;&quot;~&quot;;LEN([.A19])-LEN(SUBSTITUTE([.A19];&quot; &quot;;&quot;&quot;))-(1-1)))-1)" office:value-type="string" office:string-value="Kamigawa: Neon Dynasty Tokens" calcext:value-type="string">
            <text:p>Kamigawa: Neon Dynasty Tokens</text:p>
          </table:table-cell>
          <table:table-cell office:value-type="date" office:date-value="2022-02-18" calcext:value-type="date">
            <text:p>18.02.2022</text:p>
          </table:table-cell>
          <table:table-cell table:formula="of:=TRIM(RIGHT(SUBSTITUTE([.A$1:.A$1048576]; &quot; &quot;;REPT(&quot; &quot;;100));100))" office:value-type="string" office:string-value="TNEO" calcext:value-type="string">
            <text:p>TNEO</text:p>
          </table:table-cell>
          <table:table-cell office:value-type="string" calcext:value-type="string">
            <text:p>Kamigawa: Neon Dynasty Tokens</text:p>
          </table:table-cell>
          <table:table-cell office:value-type="string" calcext:value-type="string">
            <text:p>TNEO</text:p>
          </table:table-cell>
        </table:table-row>
        <table:table-row table:style-name="ro1">
          <table:table-cell office:value-type="string" calcext:value-type="string">
            <text:p>Neon Dynasty Commander Tokens TNEC</text:p>
          </table:table-cell>
          <table:table-cell table:style-name="ce3" table:formula="of:=MID([.A20];1;FIND(&quot;~&quot;;SUBSTITUTE([.A20];&quot; &quot;;&quot;~&quot;;LEN([.A20])-LEN(SUBSTITUTE([.A20];&quot; &quot;;&quot;&quot;))-(1-1)))-1)" office:value-type="string" office:string-value="Neon Dynasty Commander Tokens" calcext:value-type="string">
            <text:p>Neon Dynasty Commander Tokens</text:p>
          </table:table-cell>
          <table:table-cell office:value-type="date" office:date-value="2022-02-18" calcext:value-type="date">
            <text:p>18.02.2022</text:p>
          </table:table-cell>
          <table:table-cell table:formula="of:=TRIM(RIGHT(SUBSTITUTE([.A$1:.A$1048576]; &quot; &quot;;REPT(&quot; &quot;;100));100))" office:value-type="string" office:string-value="TNEC" calcext:value-type="string">
            <text:p>TNEC</text:p>
          </table:table-cell>
          <table:table-cell office:value-type="string" calcext:value-type="string">
            <text:p>Neon Dynasty Commander Tokens</text:p>
          </table:table-cell>
          <table:table-cell office:value-type="string" calcext:value-type="string">
            <text:p>TNEC</text:p>
          </table:table-cell>
        </table:table-row>
        <table:table-row table:style-name="ro1">
          <table:table-cell office:value-type="string" calcext:value-type="string">
            <text:p>Innistrad: Double Feature DBL</text:p>
          </table:table-cell>
          <table:table-cell table:style-name="ce3" table:formula="of:=MID([.A21];1;FIND(&quot;~&quot;;SUBSTITUTE([.A21];&quot; &quot;;&quot;~&quot;;LEN([.A21])-LEN(SUBSTITUTE([.A21];&quot; &quot;;&quot;&quot;))-(1-1)))-1)" office:value-type="string" office:string-value="Innistrad: Double Feature" calcext:value-type="string">
            <text:p>Innistrad: Double Feature</text:p>
          </table:table-cell>
          <table:table-cell office:value-type="date" office:date-value="2022-01-28" calcext:value-type="date">
            <text:p>28.01.2022</text:p>
          </table:table-cell>
          <table:table-cell table:formula="of:=TRIM(RIGHT(SUBSTITUTE([.A$1:.A$1048576]; &quot; &quot;;REPT(&quot; &quot;;100));100))" office:value-type="string" office:string-value="DBL" calcext:value-type="string">
            <text:p>DBL</text:p>
          </table:table-cell>
          <table:table-cell office:value-type="string" calcext:value-type="string">
            <text:p>Innistrad: Double Feature</text:p>
          </table:table-cell>
          <table:table-cell office:value-type="string" calcext:value-type="string">
            <text:p>DBL</text:p>
          </table:table-cell>
        </table:table-row>
        <table:table-row table:style-name="ro1">
          <table:table-cell office:value-type="string" calcext:value-type="string">
            <text:p>Commander Collection: Black CC2</text:p>
          </table:table-cell>
          <table:table-cell table:style-name="ce3" table:formula="of:=MID([.A22];1;FIND(&quot;~&quot;;SUBSTITUTE([.A22];&quot; &quot;;&quot;~&quot;;LEN([.A22])-LEN(SUBSTITUTE([.A22];&quot; &quot;;&quot;&quot;))-(1-1)))-1)" office:value-type="string" office:string-value="Commander Collection: Black" calcext:value-type="string">
            <text:p>Commander Collection: Black</text:p>
          </table:table-cell>
          <table:table-cell office:value-type="date" office:date-value="2022-01-28" calcext:value-type="date">
            <text:p>28.01.2022</text:p>
          </table:table-cell>
          <table:table-cell table:formula="of:=TRIM(RIGHT(SUBSTITUTE([.A$1:.A$1048576]; &quot; &quot;;REPT(&quot; &quot;;100));100))" office:value-type="string" office:string-value="CC2" calcext:value-type="string">
            <text:p>CC2</text:p>
          </table:table-cell>
          <table:table-cell office:value-type="string" calcext:value-type="string">
            <text:p>Commander Collection: Black</text:p>
          </table:table-cell>
          <table:table-cell office:value-type="string" calcext:value-type="string">
            <text:p>CC2</text:p>
          </table:table-cell>
        </table:table-row>
        <table:table-row table:style-name="ro1">
          <table:table-cell office:value-type="string" calcext:value-type="string">
            <text:p>Judge Gift Cards 2022 P22</text:p>
          </table:table-cell>
          <table:table-cell table:style-name="ce3" table:formula="of:=MID([.A23];1;FIND(&quot;~&quot;;SUBSTITUTE([.A23];&quot; &quot;;&quot;~&quot;;LEN([.A23])-LEN(SUBSTITUTE([.A23];&quot; &quot;;&quot;&quot;))-(1-1)))-1)" office:value-type="string" office:string-value="Judge Gift Cards 2022" calcext:value-type="string">
            <text:p>Judge Gift Cards 2022</text:p>
          </table:table-cell>
          <table:table-cell office:value-type="date" office:date-value="2022-01-01" calcext:value-type="date">
            <text:p>01.01.2022</text:p>
          </table:table-cell>
          <table:table-cell table:formula="of:=TRIM(RIGHT(SUBSTITUTE([.A$1:.A$1048576]; &quot; &quot;;REPT(&quot; &quot;;100));100))" office:value-type="string" office:string-value="P22" calcext:value-type="string">
            <text:p>P22</text:p>
          </table:table-cell>
          <table:table-cell office:value-type="string" calcext:value-type="string">
            <text:p>Judge Gift Cards 2022</text:p>
          </table:table-cell>
          <table:table-cell office:value-type="string" calcext:value-type="string">
            <text:p>P22</text:p>
          </table:table-cell>
        </table:table-row>
        <table:table-row table:style-name="ro1">
          <table:table-cell office:value-type="string" calcext:value-type="string">
            <text:p>Alchemy 2022 Y22</text:p>
          </table:table-cell>
          <table:table-cell table:style-name="ce3" table:formula="of:=MID([.A24];1;FIND(&quot;~&quot;;SUBSTITUTE([.A24];&quot; &quot;;&quot;~&quot;;LEN([.A24])-LEN(SUBSTITUTE([.A24];&quot; &quot;;&quot;&quot;))-(1-1)))-1)" office:value-type="string" office:string-value="Alchemy 2022" calcext:value-type="string">
            <text:p>Alchemy 2022</text:p>
          </table:table-cell>
          <table:table-cell office:value-type="date" office:date-value="2021-12-09" calcext:value-type="date">
            <text:p>09.12.2021</text:p>
          </table:table-cell>
          <table:table-cell table:formula="of:=TRIM(RIGHT(SUBSTITUTE([.A$1:.A$1048576]; &quot; &quot;;REPT(&quot; &quot;;100));100))" office:value-type="string" office:string-value="Y22" calcext:value-type="string">
            <text:p>Y22</text:p>
          </table:table-cell>
          <table:table-cell office:value-type="string" calcext:value-type="string">
            <text:p>Alchemy 2022</text:p>
          </table:table-cell>
          <table:table-cell office:value-type="string" calcext:value-type="string">
            <text:p>Y22</text:p>
          </table:table-cell>
        </table:table-row>
        <table:table-row table:style-name="ro1">
          <table:table-cell office:value-type="string" calcext:value-type="string">
            <text:p>Innistrad: Crimson Vow VOW</text:p>
          </table:table-cell>
          <table:table-cell table:style-name="ce3" table:formula="of:=MID([.A25];1;FIND(&quot;~&quot;;SUBSTITUTE([.A25];&quot; &quot;;&quot;~&quot;;LEN([.A25])-LEN(SUBSTITUTE([.A25];&quot; &quot;;&quot;&quot;))-(1-1)))-1)" office:value-type="string" office:string-value="Innistrad: Crimson Vow" calcext:value-type="string">
            <text:p>Innistrad: Crimson Vow</text:p>
          </table:table-cell>
          <table:table-cell office:value-type="date" office:date-value="2021-11-19" calcext:value-type="date">
            <text:p>19.11.2021</text:p>
          </table:table-cell>
          <table:table-cell table:formula="of:=TRIM(RIGHT(SUBSTITUTE([.A$1:.A$1048576]; &quot; &quot;;REPT(&quot; &quot;;100));100))" office:value-type="string" office:string-value="VOW" calcext:value-type="string">
            <text:p>VOW</text:p>
          </table:table-cell>
          <table:table-cell office:value-type="string" calcext:value-type="string">
            <text:p>Innistrad: Crimson Vow</text:p>
          </table:table-cell>
          <table:table-cell office:value-type="string" calcext:value-type="string">
            <text:p>VOW</text:p>
          </table:table-cell>
        </table:table-row>
        <table:table-row table:style-name="ro1">
          <table:table-cell office:value-type="string" calcext:value-type="string">
            <text:p>Crimson Vow Commander VOC</text:p>
          </table:table-cell>
          <table:table-cell table:style-name="ce3" table:formula="of:=MID([.A26];1;FIND(&quot;~&quot;;SUBSTITUTE([.A26];&quot; &quot;;&quot;~&quot;;LEN([.A26])-LEN(SUBSTITUTE([.A26];&quot; &quot;;&quot;&quot;))-(1-1)))-1)" office:value-type="string" office:string-value="Crimson Vow Commander" calcext:value-type="string">
            <text:p>Crimson Vow Commander</text:p>
          </table:table-cell>
          <table:table-cell office:value-type="date" office:date-value="2021-11-19" calcext:value-type="date">
            <text:p>19.11.2021</text:p>
          </table:table-cell>
          <table:table-cell table:formula="of:=TRIM(RIGHT(SUBSTITUTE([.A$1:.A$1048576]; &quot; &quot;;REPT(&quot; &quot;;100));100))" office:value-type="string" office:string-value="VOC" calcext:value-type="string">
            <text:p>VOC</text:p>
          </table:table-cell>
          <table:table-cell office:value-type="string" calcext:value-type="string">
            <text:p>Crimson Vow Commander</text:p>
          </table:table-cell>
          <table:table-cell office:value-type="string" calcext:value-type="string">
            <text:p>VOC</text:p>
          </table:table-cell>
        </table:table-row>
        <table:table-row table:style-name="ro1">
          <table:table-cell office:value-type="string" calcext:value-type="string">
            <text:p>Innistrad: Crimson Vow Tokens TVOW</text:p>
          </table:table-cell>
          <table:table-cell table:style-name="ce3" table:formula="of:=MID([.A27];1;FIND(&quot;~&quot;;SUBSTITUTE([.A27];&quot; &quot;;&quot;~&quot;;LEN([.A27])-LEN(SUBSTITUTE([.A27];&quot; &quot;;&quot;&quot;))-(1-1)))-1)" office:value-type="string" office:string-value="Innistrad: Crimson Vow Tokens" calcext:value-type="string">
            <text:p>Innistrad: Crimson Vow Tokens</text:p>
          </table:table-cell>
          <table:table-cell office:value-type="date" office:date-value="2021-11-19" calcext:value-type="date">
            <text:p>19.11.2021</text:p>
          </table:table-cell>
          <table:table-cell table:formula="of:=TRIM(RIGHT(SUBSTITUTE([.A$1:.A$1048576]; &quot; &quot;;REPT(&quot; &quot;;100));100))" office:value-type="string" office:string-value="TVOW" calcext:value-type="string">
            <text:p>TVOW</text:p>
          </table:table-cell>
          <table:table-cell office:value-type="string" calcext:value-type="string">
            <text:p>Innistrad: Crimson Vow Tokens</text:p>
          </table:table-cell>
          <table:table-cell office:value-type="string" calcext:value-type="string">
            <text:p>TVOW</text:p>
          </table:table-cell>
        </table:table-row>
        <table:table-row table:style-name="ro1">
          <table:table-cell office:value-type="string" calcext:value-type="string">
            <text:p>Innistrad: Midnight Hunt MID</text:p>
          </table:table-cell>
          <table:table-cell table:style-name="ce3" table:formula="of:=MID([.A28];1;FIND(&quot;~&quot;;SUBSTITUTE([.A28];&quot; &quot;;&quot;~&quot;;LEN([.A28])-LEN(SUBSTITUTE([.A28];&quot; &quot;;&quot;&quot;))-(1-1)))-1)" office:value-type="string" office:string-value="Innistrad: Midnight Hunt" calcext:value-type="string">
            <text:p>Innistrad: Midnight Hunt</text:p>
          </table:table-cell>
          <table:table-cell office:value-type="date" office:date-value="2021-10-21" calcext:value-type="date">
            <text:p>21.10.2021</text:p>
          </table:table-cell>
          <table:table-cell table:formula="of:=TRIM(RIGHT(SUBSTITUTE([.A$1:.A$1048576]; &quot; &quot;;REPT(&quot; &quot;;100));100))" office:value-type="string" office:string-value="MID" calcext:value-type="string">
            <text:p>MID</text:p>
          </table:table-cell>
          <table:table-cell office:value-type="string" calcext:value-type="string">
            <text:p>Innistrad: Midnight Hunt</text:p>
          </table:table-cell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Pioneer Challenge Decks 2021 Q06</text:p>
          </table:table-cell>
          <table:table-cell table:style-name="ce3" table:formula="of:=MID([.A29];1;FIND(&quot;~&quot;;SUBSTITUTE([.A29];&quot; &quot;;&quot;~&quot;;LEN([.A29])-LEN(SUBSTITUTE([.A29];&quot; &quot;;&quot;&quot;))-(1-1)))-1)" office:value-type="string" office:string-value="Pioneer Challenge Decks 2021" calcext:value-type="string">
            <text:p>Pioneer Challenge Decks 2021</text:p>
          </table:table-cell>
          <table:table-cell office:value-type="date" office:date-value="2021-10-15" calcext:value-type="date">
            <text:p>15.10.2021</text:p>
          </table:table-cell>
          <table:table-cell table:formula="of:=TRIM(RIGHT(SUBSTITUTE([.A$1:.A$1048576]; &quot; &quot;;REPT(&quot; &quot;;100));100))" office:value-type="string" office:string-value="Q06" calcext:value-type="string">
            <text:p>Q06</text:p>
          </table:table-cell>
          <table:table-cell office:value-type="string" calcext:value-type="string">
            <text:p>Pioneer Challenge Decks 2021</text:p>
          </table:table-cell>
          <table:table-cell office:value-type="string" calcext:value-type="string">
            <text:p>Q06</text:p>
          </table:table-cell>
        </table:table-row>
        <table:table-row table:style-name="ro1">
          <table:table-cell office:value-type="string" calcext:value-type="string">
            <text:p>Midnight Hunt Commander MIC</text:p>
          </table:table-cell>
          <table:table-cell table:style-name="ce3" table:formula="of:=MID([.A30];1;FIND(&quot;~&quot;;SUBSTITUTE([.A30];&quot; &quot;;&quot;~&quot;;LEN([.A30])-LEN(SUBSTITUTE([.A30];&quot; &quot;;&quot;&quot;))-(1-1)))-1)" office:value-type="string" office:string-value="Midnight Hunt Commander" calcext:value-type="string">
            <text:p>Midnight Hunt Commander</text:p>
          </table:table-cell>
          <table:table-cell office:value-type="date" office:date-value="2021-09-24" calcext:value-type="date">
            <text:p>24.09.2021</text:p>
          </table:table-cell>
          <table:table-cell table:formula="of:=TRIM(RIGHT(SUBSTITUTE([.A$1:.A$1048576]; &quot; &quot;;REPT(&quot; &quot;;100));100))" office:value-type="string" office:string-value="MIC" calcext:value-type="string">
            <text:p>MIC</text:p>
          </table:table-cell>
          <table:table-cell office:value-type="string" calcext:value-type="string">
            <text:p>Midnight Hunt Commander</text:p>
          </table:table-cell>
          <table:table-cell office:value-type="string" calcext:value-type="string">
            <text:p>MIC</text:p>
          </table:table-cell>
        </table:table-row>
        <table:table-row table:style-name="ro1">
          <table:table-cell office:value-type="string" calcext:value-type="string">
            <text:p>Midnight Hunt Commander Tokens TMIC</text:p>
          </table:table-cell>
          <table:table-cell table:style-name="ce3" table:formula="of:=MID([.A31];1;FIND(&quot;~&quot;;SUBSTITUTE([.A31];&quot; &quot;;&quot;~&quot;;LEN([.A31])-LEN(SUBSTITUTE([.A31];&quot; &quot;;&quot;&quot;))-(1-1)))-1)" office:value-type="string" office:string-value="Midnight Hunt Commander Tokens" calcext:value-type="string">
            <text:p>Midnight Hunt Commander Tokens</text:p>
          </table:table-cell>
          <table:table-cell office:value-type="date" office:date-value="2021-09-24" calcext:value-type="date">
            <text:p>24.09.2021</text:p>
          </table:table-cell>
          <table:table-cell table:formula="of:=TRIM(RIGHT(SUBSTITUTE([.A$1:.A$1048576]; &quot; &quot;;REPT(&quot; &quot;;100));100))" office:value-type="string" office:string-value="TMIC" calcext:value-type="string">
            <text:p>TMIC</text:p>
          </table:table-cell>
          <table:table-cell office:value-type="string" calcext:value-type="string">
            <text:p>Midnight Hunt Commander Tokens</text:p>
          </table:table-cell>
          <table:table-cell office:value-type="string" calcext:value-type="string">
            <text:p>TMIC</text:p>
          </table:table-cell>
        </table:table-row>
        <table:table-row table:style-name="ro1">
          <table:table-cell office:value-type="string" calcext:value-type="string">
            <text:p>Innistrad: Midnight Hunt Tokens TMID</text:p>
          </table:table-cell>
          <table:table-cell table:style-name="ce3" table:formula="of:=MID([.A32];1;FIND(&quot;~&quot;;SUBSTITUTE([.A32];&quot; &quot;;&quot;~&quot;;LEN([.A32])-LEN(SUBSTITUTE([.A32];&quot; &quot;;&quot;&quot;))-(1-1)))-1)" office:value-type="string" office:string-value="Innistrad: Midnight Hunt Tokens" calcext:value-type="string">
            <text:p>Innistrad: Midnight Hunt Tokens</text:p>
          </table:table-cell>
          <table:table-cell office:value-type="date" office:date-value="2021-09-24" calcext:value-type="date">
            <text:p>24.09.2021</text:p>
          </table:table-cell>
          <table:table-cell table:formula="of:=TRIM(RIGHT(SUBSTITUTE([.A$1:.A$1048576]; &quot; &quot;;REPT(&quot; &quot;;100));100))" office:value-type="string" office:string-value="TMID" calcext:value-type="string">
            <text:p>TMID</text:p>
          </table:table-cell>
          <table:table-cell office:value-type="string" calcext:value-type="string">
            <text:p>Innistrad: Midnight Hunt Tokens</text:p>
          </table:table-cell>
          <table:table-cell office:value-type="string" calcext:value-type="string">
            <text:p>TMID</text:p>
          </table:table-cell>
        </table:table-row>
        <table:table-row table:style-name="ro1">
          <table:table-cell office:value-type="string" calcext:value-type="string">
            <text:p>Innistrad: Midnight Hunt Promos PMID</text:p>
          </table:table-cell>
          <table:table-cell table:style-name="ce3" table:formula="of:=MID([.A33];1;FIND(&quot;~&quot;;SUBSTITUTE([.A33];&quot; &quot;;&quot;~&quot;;LEN([.A33])-LEN(SUBSTITUTE([.A33];&quot; &quot;;&quot;&quot;))-(1-1)))-1)" office:value-type="string" office:string-value="Innistrad: Midnight Hunt Promos" calcext:value-type="string">
            <text:p>Innistrad: Midnight Hunt Promos</text:p>
          </table:table-cell>
          <table:table-cell office:value-type="date" office:date-value="2021-09-24" calcext:value-type="date">
            <text:p>24.09.2021</text:p>
          </table:table-cell>
          <table:table-cell table:formula="of:=TRIM(RIGHT(SUBSTITUTE([.A$1:.A$1048576]; &quot; &quot;;REPT(&quot; &quot;;100));100))" office:value-type="string" office:string-value="PMID" calcext:value-type="string">
            <text:p>PMID</text:p>
          </table:table-cell>
          <table:table-cell office:value-type="string" calcext:value-type="string">
            <text:p>Innistrad: Midnight Hunt Promos</text:p>
          </table:table-cell>
          <table:table-cell office:value-type="string" calcext:value-type="string">
            <text:p>PMID</text:p>
          </table:table-cell>
        </table:table-row>
        <table:table-row table:style-name="ro1">
          <table:table-cell office:value-type="string" calcext:value-type="string">
            <text:p>Jumpstart: Historic Horizons J21</text:p>
          </table:table-cell>
          <table:table-cell table:style-name="ce3" table:formula="of:=MID([.A34];1;FIND(&quot;~&quot;;SUBSTITUTE([.A34];&quot; &quot;;&quot;~&quot;;LEN([.A34])-LEN(SUBSTITUTE([.A34];&quot; &quot;;&quot;&quot;))-(1-1)))-1)" office:value-type="string" office:string-value="Jumpstart: Historic Horizons" calcext:value-type="string">
            <text:p>Jumpstart: Historic Horizons</text:p>
          </table:table-cell>
          <table:table-cell office:value-type="date" office:date-value="2021-08-26" calcext:value-type="date">
            <text:p>26.08.2021</text:p>
          </table:table-cell>
          <table:table-cell table:formula="of:=TRIM(RIGHT(SUBSTITUTE([.A$1:.A$1048576]; &quot; &quot;;REPT(&quot; &quot;;100));100))" office:value-type="string" office:string-value="J21" calcext:value-type="string">
            <text:p>J21</text:p>
          </table:table-cell>
          <table:table-cell office:value-type="string" calcext:value-type="string">
            <text:p>Jumpstart: Historic Horizons</text:p>
          </table:table-cell>
          <table:table-cell office:value-type="string" calcext:value-type="string">
            <text:p>J21</text:p>
          </table:table-cell>
        </table:table-row>
        <table:table-row table:style-name="ro1">
          <table:table-cell office:value-type="string" calcext:value-type="string">
            <text:p>Adventures in the Forgotten Realms AFR</text:p>
          </table:table-cell>
          <table:table-cell table:style-name="ce3" table:formula="of:=MID([.A35];1;FIND(&quot;~&quot;;SUBSTITUTE([.A35];&quot; &quot;;&quot;~&quot;;LEN([.A35])-LEN(SUBSTITUTE([.A35];&quot; &quot;;&quot;&quot;))-(1-1)))-1)" office:value-type="string" office:string-value="Adventures in the Forgotten Realms" calcext:value-type="string">
            <text:p>Adventures in the Forgotten Realms</text:p>
          </table:table-cell>
          <table:table-cell office:value-type="date" office:date-value="2021-07-23" calcext:value-type="date">
            <text:p>23.07.2021</text:p>
          </table:table-cell>
          <table:table-cell table:formula="of:=TRIM(RIGHT(SUBSTITUTE([.A$1:.A$1048576]; &quot; &quot;;REPT(&quot; &quot;;100));100))" office:value-type="string" office:string-value="AFR" calcext:value-type="string">
            <text:p>AFR</text:p>
          </table:table-cell>
          <table:table-cell office:value-type="string" calcext:value-type="string">
            <text:p>Adventures in the Forgotten Realms</text:p>
          </table:table-cell>
          <table:table-cell office:value-type="string" calcext:value-type="string">
            <text:p>AFR</text:p>
          </table:table-cell>
        </table:table-row>
        <table:table-row table:style-name="ro1">
          <table:table-cell office:value-type="string" calcext:value-type="string">
            <text:p>Adventures in the Forgotten Realms Tokens TAFR</text:p>
          </table:table-cell>
          <table:table-cell table:style-name="ce3" table:formula="of:=MID([.A36];1;FIND(&quot;~&quot;;SUBSTITUTE([.A36];&quot; &quot;;&quot;~&quot;;LEN([.A36])-LEN(SUBSTITUTE([.A36];&quot; &quot;;&quot;&quot;))-(1-1)))-1)" office:value-type="string" office:string-value="Adventures in the Forgotten Realms Tokens" calcext:value-type="string">
            <text:p>Adventures in the Forgotten Realms Tokens</text:p>
          </table:table-cell>
          <table:table-cell office:value-type="date" office:date-value="2021-07-23" calcext:value-type="date">
            <text:p>23.07.2021</text:p>
          </table:table-cell>
          <table:table-cell table:formula="of:=TRIM(RIGHT(SUBSTITUTE([.A$1:.A$1048576]; &quot; &quot;;REPT(&quot; &quot;;100));100))" office:value-type="string" office:string-value="TAFR" calcext:value-type="string">
            <text:p>TAFR</text:p>
          </table:table-cell>
          <table:table-cell office:value-type="string" calcext:value-type="string">
            <text:p>Adventures in the Forgotten Realms Tokens</text:p>
          </table:table-cell>
          <table:table-cell office:value-type="string" calcext:value-type="string">
            <text:p>TAFR</text:p>
          </table:table-cell>
        </table:table-row>
        <table:table-row table:style-name="ro1">
          <table:table-cell office:value-type="string" calcext:value-type="string">
            <text:p>Forgotten Realms Commander AFC</text:p>
          </table:table-cell>
          <table:table-cell table:style-name="ce3" table:formula="of:=MID([.A37];1;FIND(&quot;~&quot;;SUBSTITUTE([.A37];&quot; &quot;;&quot;~&quot;;LEN([.A37])-LEN(SUBSTITUTE([.A37];&quot; &quot;;&quot;&quot;))-(1-1)))-1)" office:value-type="string" office:string-value="Forgotten Realms Commander" calcext:value-type="string">
            <text:p>Forgotten Realms Commander</text:p>
          </table:table-cell>
          <table:table-cell office:value-type="date" office:date-value="2021-07-23" calcext:value-type="date">
            <text:p>23.07.2021</text:p>
          </table:table-cell>
          <table:table-cell table:formula="of:=TRIM(RIGHT(SUBSTITUTE([.A$1:.A$1048576]; &quot; &quot;;REPT(&quot; &quot;;100));100))" office:value-type="string" office:string-value="AFC" calcext:value-type="string">
            <text:p>AFC</text:p>
          </table:table-cell>
          <table:table-cell office:value-type="string" calcext:value-type="string">
            <text:p>Forgotten Realms Commander</text:p>
          </table:table-cell>
          <table:table-cell office:value-type="string" calcext:value-type="string">
            <text:p>AFC</text:p>
          </table:table-cell>
        </table:table-row>
        <table:table-row table:style-name="ro1">
          <table:table-cell office:value-type="string" calcext:value-type="string">
            <text:p>Adventures in the Forgotten Realms Promos PAFR</text:p>
          </table:table-cell>
          <table:table-cell table:style-name="ce3" table:formula="of:=MID([.A38];1;FIND(&quot;~&quot;;SUBSTITUTE([.A38];&quot; &quot;;&quot;~&quot;;LEN([.A38])-LEN(SUBSTITUTE([.A38];&quot; &quot;;&quot;&quot;))-(1-1)))-1)" office:value-type="string" office:string-value="Adventures in the Forgotten Realms Promos" calcext:value-type="string">
            <text:p>Adventures in the Forgotten Realms Promos</text:p>
          </table:table-cell>
          <table:table-cell office:value-type="date" office:date-value="2021-07-23" calcext:value-type="date">
            <text:p>23.07.2021</text:p>
          </table:table-cell>
          <table:table-cell table:formula="of:=TRIM(RIGHT(SUBSTITUTE([.A$1:.A$1048576]; &quot; &quot;;REPT(&quot; &quot;;100));100))" office:value-type="string" office:string-value="PAFR" calcext:value-type="string">
            <text:p>PAFR</text:p>
          </table:table-cell>
          <table:table-cell office:value-type="string" calcext:value-type="string">
            <text:p>Adventures in the Forgotten Realms Promos</text:p>
          </table:table-cell>
          <table:table-cell office:value-type="string" calcext:value-type="string">
            <text:p>PAFR</text:p>
          </table:table-cell>
        </table:table-row>
        <table:table-row table:style-name="ro1">
          <table:table-cell office:value-type="string" calcext:value-type="string">
            <text:p>Love Your LGS 2021 PLG21</text:p>
          </table:table-cell>
          <table:table-cell table:style-name="ce3" table:formula="of:=MID([.A39];1;FIND(&quot;~&quot;;SUBSTITUTE([.A39];&quot; &quot;;&quot;~&quot;;LEN([.A39])-LEN(SUBSTITUTE([.A39];&quot; &quot;;&quot;&quot;))-(1-1)))-1)" office:value-type="string" office:string-value="Love Your LGS 2021" calcext:value-type="string">
            <text:p>Love Your LGS 2021</text:p>
          </table:table-cell>
          <table:table-cell office:value-type="date" office:date-value="2021-06-22" calcext:value-type="date">
            <text:p>22.06.2021</text:p>
          </table:table-cell>
          <table:table-cell table:formula="of:=TRIM(RIGHT(SUBSTITUTE([.A$1:.A$1048576]; &quot; &quot;;REPT(&quot; &quot;;100));100))" office:value-type="string" office:string-value="PLG21" calcext:value-type="string">
            <text:p>PLG21</text:p>
          </table:table-cell>
          <table:table-cell office:value-type="string" calcext:value-type="string">
            <text:p>Love Your LGS 2021</text:p>
          </table:table-cell>
          <table:table-cell office:value-type="string" calcext:value-type="string">
            <text:p>PLG21</text:p>
          </table:table-cell>
        </table:table-row>
        <table:table-row table:style-name="ro1">
          <table:table-cell office:value-type="string" calcext:value-type="string">
            <text:p>Modern Horizons 1 Timeshifts H1R</text:p>
          </table:table-cell>
          <table:table-cell table:style-name="ce3" table:formula="of:=MID([.A40];1;FIND(&quot;~&quot;;SUBSTITUTE([.A40];&quot; &quot;;&quot;~&quot;;LEN([.A40])-LEN(SUBSTITUTE([.A40];&quot; &quot;;&quot;&quot;))-(1-1)))-1)" office:value-type="string" office:string-value="Modern Horizons 1 Timeshifts" calcext:value-type="string">
            <text:p>Modern Horizons 1 Timeshifts</text:p>
          </table:table-cell>
          <table:table-cell office:value-type="date" office:date-value="2021-06-18" calcext:value-type="date">
            <text:p>18.06.2021</text:p>
          </table:table-cell>
          <table:table-cell table:formula="of:=TRIM(RIGHT(SUBSTITUTE([.A$1:.A$1048576]; &quot; &quot;;REPT(&quot; &quot;;100));100))" office:value-type="string" office:string-value="H1R" calcext:value-type="string">
            <text:p>H1R</text:p>
          </table:table-cell>
          <table:table-cell office:value-type="string" calcext:value-type="string">
            <text:p>Modern Horizons 1 Timeshifts</text:p>
          </table:table-cell>
          <table:table-cell office:value-type="string" calcext:value-type="string">
            <text:p>H1R</text:p>
          </table:table-cell>
        </table:table-row>
        <table:table-row table:style-name="ro1">
          <table:table-cell office:value-type="string" calcext:value-type="string">
            <text:p>Modern Horizons 2 MH2</text:p>
          </table:table-cell>
          <table:table-cell table:style-name="ce3" table:formula="of:=MID([.A41];1;FIND(&quot;~&quot;;SUBSTITUTE([.A41];&quot; &quot;;&quot;~&quot;;LEN([.A41])-LEN(SUBSTITUTE([.A41];&quot; &quot;;&quot;&quot;))-(1-1)))-1)" office:value-type="string" office:string-value="Modern Horizons 2" calcext:value-type="string">
            <text:p>Modern Horizons 2</text:p>
          </table:table-cell>
          <table:table-cell office:value-type="date" office:date-value="2021-06-18" calcext:value-type="date">
            <text:p>18.06.2021</text:p>
          </table:table-cell>
          <table:table-cell table:formula="of:=TRIM(RIGHT(SUBSTITUTE([.A$1:.A$1048576]; &quot; &quot;;REPT(&quot; &quot;;100));100))" office:value-type="string" office:string-value="MH2" calcext:value-type="string">
            <text:p>MH2</text:p>
          </table:table-cell>
          <table:table-cell office:value-type="string" calcext:value-type="string">
            <text:p>Modern Horizons 2</text:p>
          </table:table-cell>
          <table:table-cell office:value-type="string" calcext:value-type="string">
            <text:p>MH2</text:p>
          </table:table-cell>
        </table:table-row>
        <table:table-row table:style-name="ro1">
          <table:table-cell office:value-type="string" calcext:value-type="string">
            <text:p>Wizards Play Network 2021 PWP21</text:p>
          </table:table-cell>
          <table:table-cell table:style-name="ce3" table:formula="of:=MID([.A42];1;FIND(&quot;~&quot;;SUBSTITUTE([.A42];&quot; &quot;;&quot;~&quot;;LEN([.A42])-LEN(SUBSTITUTE([.A42];&quot; &quot;;&quot;&quot;))-(1-1)))-1)" office:value-type="string" office:string-value="Wizards Play Network 2021" calcext:value-type="string">
            <text:p>Wizards Play Network 2021</text:p>
          </table:table-cell>
          <table:table-cell office:value-type="date" office:date-value="2021-06-18" calcext:value-type="date">
            <text:p>18.06.2021</text:p>
          </table:table-cell>
          <table:table-cell table:formula="of:=TRIM(RIGHT(SUBSTITUTE([.A$1:.A$1048576]; &quot; &quot;;REPT(&quot; &quot;;100));100))" office:value-type="string" office:string-value="PWP21" calcext:value-type="string">
            <text:p>PWP21</text:p>
          </table:table-cell>
          <table:table-cell office:value-type="string" calcext:value-type="string">
            <text:p>Wizards Play Network 2021</text:p>
          </table:table-cell>
          <table:table-cell office:value-type="string" calcext:value-type="string">
            <text:p>PWP21</text:p>
          </table:table-cell>
        </table:table-row>
        <table:table-row table:style-name="ro1">
          <table:table-cell office:value-type="string" calcext:value-type="string">
            <text:p>Modern Horizons 2 Promos PMH2</text:p>
          </table:table-cell>
          <table:table-cell table:style-name="ce3" table:formula="of:=MID([.A43];1;FIND(&quot;~&quot;;SUBSTITUTE([.A43];&quot; &quot;;&quot;~&quot;;LEN([.A43])-LEN(SUBSTITUTE([.A43];&quot; &quot;;&quot;&quot;))-(1-1)))-1)" office:value-type="string" office:string-value="Modern Horizons 2 Promos" calcext:value-type="string">
            <text:p>Modern Horizons 2 Promos</text:p>
          </table:table-cell>
          <table:table-cell office:value-type="date" office:date-value="2021-06-18" calcext:value-type="date">
            <text:p>18.06.2021</text:p>
          </table:table-cell>
          <table:table-cell table:formula="of:=TRIM(RIGHT(SUBSTITUTE([.A$1:.A$1048576]; &quot; &quot;;REPT(&quot; &quot;;100));100))" office:value-type="string" office:string-value="PMH2" calcext:value-type="string">
            <text:p>PMH2</text:p>
          </table:table-cell>
          <table:table-cell office:value-type="string" calcext:value-type="string">
            <text:p>Modern Horizons 2 Promos</text:p>
          </table:table-cell>
          <table:table-cell office:value-type="string" calcext:value-type="string">
            <text:p>PMH2</text:p>
          </table:table-cell>
        </table:table-row>
        <table:table-row table:style-name="ro1">
          <table:table-cell office:value-type="string" calcext:value-type="string">
            <text:p>Modern Horizons 2 Tokens TMH2</text:p>
          </table:table-cell>
          <table:table-cell table:style-name="ce3" table:formula="of:=MID([.A44];1;FIND(&quot;~&quot;;SUBSTITUTE([.A44];&quot; &quot;;&quot;~&quot;;LEN([.A44])-LEN(SUBSTITUTE([.A44];&quot; &quot;;&quot;&quot;))-(1-1)))-1)" office:value-type="string" office:string-value="Modern Horizons 2 Tokens" calcext:value-type="string">
            <text:p>Modern Horizons 2 Tokens</text:p>
          </table:table-cell>
          <table:table-cell office:value-type="date" office:date-value="2021-06-18" calcext:value-type="date">
            <text:p>18.06.2021</text:p>
          </table:table-cell>
          <table:table-cell table:formula="of:=TRIM(RIGHT(SUBSTITUTE([.A$1:.A$1048576]; &quot; &quot;;REPT(&quot; &quot;;100));100))" office:value-type="string" office:string-value="TMH2" calcext:value-type="string">
            <text:p>TMH2</text:p>
          </table:table-cell>
          <table:table-cell office:value-type="string" calcext:value-type="string">
            <text:p>Modern Horizons 2 Tokens</text:p>
          </table:table-cell>
          <table:table-cell office:value-type="string" calcext:value-type="string">
            <text:p>TMH2</text:p>
          </table:table-cell>
        </table:table-row>
        <table:table-row table:style-name="ro1">
          <table:table-cell office:value-type="string" calcext:value-type="string">
            <text:p>Historic Anthology 5 HA5</text:p>
          </table:table-cell>
          <table:table-cell table:style-name="ce3" table:formula="of:=MID([.A45];1;FIND(&quot;~&quot;;SUBSTITUTE([.A45];&quot; &quot;;&quot;~&quot;;LEN([.A45])-LEN(SUBSTITUTE([.A45];&quot; &quot;;&quot;&quot;))-(1-1)))-1)" office:value-type="string" office:string-value="Historic Anthology 5" calcext:value-type="string">
            <text:p>Historic Anthology 5</text:p>
          </table:table-cell>
          <table:table-cell office:value-type="date" office:date-value="2021-05-27" calcext:value-type="date">
            <text:p>27.05.2021</text:p>
          </table:table-cell>
          <table:table-cell table:formula="of:=TRIM(RIGHT(SUBSTITUTE([.A$1:.A$1048576]; &quot; &quot;;REPT(&quot; &quot;;100));100))" office:value-type="string" office:string-value="HA5" calcext:value-type="string">
            <text:p>HA5</text:p>
          </table:table-cell>
          <table:table-cell office:value-type="string" calcext:value-type="string">
            <text:p>Historic Anthology 5</text:p>
          </table:table-cell>
          <table:table-cell office:value-type="string" calcext:value-type="string">
            <text:p>HA5</text:p>
          </table:table-cell>
        </table:table-row>
        <table:table-row table:style-name="ro1">
          <table:table-cell office:value-type="string" calcext:value-type="string">
            <text:p>Strixhaven: School of Mages Tokens TSTX</text:p>
          </table:table-cell>
          <table:table-cell table:style-name="ce3" table:formula="of:=MID([.A46];1;FIND(&quot;~&quot;;SUBSTITUTE([.A46];&quot; &quot;;&quot;~&quot;;LEN([.A46])-LEN(SUBSTITUTE([.A46];&quot; &quot;;&quot;&quot;))-(1-1)))-1)" office:value-type="string" office:string-value="Strixhaven: School of Mages Tokens" calcext:value-type="string">
            <text:p>Strixhaven: School of Mages Tokens</text:p>
          </table:table-cell>
          <table:table-cell office:value-type="date" office:date-value="2021-04-23" calcext:value-type="date">
            <text:p>23.04.2021</text:p>
          </table:table-cell>
          <table:table-cell table:formula="of:=TRIM(RIGHT(SUBSTITUTE([.A$1:.A$1048576]; &quot; &quot;;REPT(&quot; &quot;;100));100))" office:value-type="string" office:string-value="TSTX" calcext:value-type="string">
            <text:p>TSTX</text:p>
          </table:table-cell>
          <table:table-cell office:value-type="string" calcext:value-type="string">
            <text:p>Strixhaven: School of Mages Tokens</text:p>
          </table:table-cell>
          <table:table-cell office:value-type="string" calcext:value-type="string">
            <text:p>TSTX</text:p>
          </table:table-cell>
        </table:table-row>
        <table:table-row table:style-name="ro1">
          <table:table-cell office:value-type="string" calcext:value-type="string">
            <text:p>Strixhaven: School of Mages STX</text:p>
          </table:table-cell>
          <table:table-cell table:style-name="ce3" table:formula="of:=MID([.A47];1;FIND(&quot;~&quot;;SUBSTITUTE([.A47];&quot; &quot;;&quot;~&quot;;LEN([.A47])-LEN(SUBSTITUTE([.A47];&quot; &quot;;&quot;&quot;))-(1-1)))-1)" office:value-type="string" office:string-value="Strixhaven: School of Mages" calcext:value-type="string">
            <text:p>Strixhaven: School of Mages</text:p>
          </table:table-cell>
          <table:table-cell office:value-type="date" office:date-value="2021-04-23" calcext:value-type="date">
            <text:p>23.04.2021</text:p>
          </table:table-cell>
          <table:table-cell table:formula="of:=TRIM(RIGHT(SUBSTITUTE([.A$1:.A$1048576]; &quot; &quot;;REPT(&quot; &quot;;100));100))" office:value-type="string" office:string-value="STX" calcext:value-type="string">
            <text:p>STX</text:p>
          </table:table-cell>
          <table:table-cell office:value-type="string" calcext:value-type="string">
            <text:p>Strixhaven: School of Mages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Strixhaven Mystical Archive STA</text:p>
          </table:table-cell>
          <table:table-cell table:style-name="ce3" table:formula="of:=MID([.A48];1;FIND(&quot;~&quot;;SUBSTITUTE([.A48];&quot; &quot;;&quot;~&quot;;LEN([.A48])-LEN(SUBSTITUTE([.A48];&quot; &quot;;&quot;&quot;))-(1-1)))-1)" office:value-type="string" office:string-value="Strixhaven Mystical Archive" calcext:value-type="string">
            <text:p>Strixhaven Mystical Archive</text:p>
          </table:table-cell>
          <table:table-cell office:value-type="date" office:date-value="2021-04-23" calcext:value-type="date">
            <text:p>23.04.2021</text:p>
          </table:table-cell>
          <table:table-cell table:formula="of:=TRIM(RIGHT(SUBSTITUTE([.A$1:.A$1048576]; &quot; &quot;;REPT(&quot; &quot;;100));100))" office:value-type="string" office:string-value="STA" calcext:value-type="string">
            <text:p>STA</text:p>
          </table:table-cell>
          <table:table-cell office:value-type="string" calcext:value-type="string">
            <text:p>Strixhaven Mystical Archiv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Commander 2021 C21</text:p>
          </table:table-cell>
          <table:table-cell table:style-name="ce3" table:formula="of:=MID([.A49];1;FIND(&quot;~&quot;;SUBSTITUTE([.A49];&quot; &quot;;&quot;~&quot;;LEN([.A49])-LEN(SUBSTITUTE([.A49];&quot; &quot;;&quot;&quot;))-(1-1)))-1)" office:value-type="string" office:string-value="Commander 2021" calcext:value-type="string">
            <text:p>Commander 2021</text:p>
          </table:table-cell>
          <table:table-cell office:value-type="date" office:date-value="2021-04-23" calcext:value-type="date">
            <text:p>23.04.2021</text:p>
          </table:table-cell>
          <table:table-cell table:formula="of:=TRIM(RIGHT(SUBSTITUTE([.A$1:.A$1048576]; &quot; &quot;;REPT(&quot; &quot;;100));100))" office:value-type="string" office:string-value="C21" calcext:value-type="string">
            <text:p>C21</text:p>
          </table:table-cell>
          <table:table-cell office:value-type="string" calcext:value-type="string">
            <text:p>Commander 2021</text:p>
          </table:table-cell>
          <table:table-cell office:value-type="string" calcext:value-type="string">
            <text:p>C21</text:p>
          </table:table-cell>
        </table:table-row>
        <table:table-row table:style-name="ro1">
          <table:table-cell office:value-type="string" calcext:value-type="string">
            <text:p>Commander 2021 Tokens TC21</text:p>
          </table:table-cell>
          <table:table-cell table:style-name="ce3" table:formula="of:=MID([.A50];1;FIND(&quot;~&quot;;SUBSTITUTE([.A50];&quot; &quot;;&quot;~&quot;;LEN([.A50])-LEN(SUBSTITUTE([.A50];&quot; &quot;;&quot;&quot;))-(1-1)))-1)" office:value-type="string" office:string-value="Commander 2021 Tokens" calcext:value-type="string">
            <text:p>Commander 2021 Tokens</text:p>
          </table:table-cell>
          <table:table-cell office:value-type="date" office:date-value="2021-04-23" calcext:value-type="date">
            <text:p>23.04.2021</text:p>
          </table:table-cell>
          <table:table-cell table:formula="of:=TRIM(RIGHT(SUBSTITUTE([.A$1:.A$1048576]; &quot; &quot;;REPT(&quot; &quot;;100));100))" office:value-type="string" office:string-value="TC21" calcext:value-type="string">
            <text:p>TC21</text:p>
          </table:table-cell>
          <table:table-cell office:value-type="string" calcext:value-type="string">
            <text:p>Commander 2021 Tokens</text:p>
          </table:table-cell>
          <table:table-cell office:value-type="string" calcext:value-type="string">
            <text:p>TC21</text:p>
          </table:table-cell>
        </table:table-row>
        <table:table-row table:style-name="ro1">
          <table:table-cell office:value-type="string" calcext:value-type="string">
            <text:p>Time Spiral Remastered Tokens TTSR</text:p>
          </table:table-cell>
          <table:table-cell table:style-name="ce3" table:formula="of:=MID([.A51];1;FIND(&quot;~&quot;;SUBSTITUTE([.A51];&quot; &quot;;&quot;~&quot;;LEN([.A51])-LEN(SUBSTITUTE([.A51];&quot; &quot;;&quot;&quot;))-(1-1)))-1)" office:value-type="string" office:string-value="Time Spiral Remastered Tokens" calcext:value-type="string">
            <text:p>Time Spiral Remastered Tokens</text:p>
          </table:table-cell>
          <table:table-cell office:value-type="date" office:date-value="2021-03-19" calcext:value-type="date">
            <text:p>19.03.2021</text:p>
          </table:table-cell>
          <table:table-cell table:formula="of:=TRIM(RIGHT(SUBSTITUTE([.A$1:.A$1048576]; &quot; &quot;;REPT(&quot; &quot;;100));100))" office:value-type="string" office:string-value="TTSR" calcext:value-type="string">
            <text:p>TTSR</text:p>
          </table:table-cell>
          <table:table-cell office:value-type="string" calcext:value-type="string">
            <text:p>Time Spiral Remastered Tokens</text:p>
          </table:table-cell>
          <table:table-cell office:value-type="string" calcext:value-type="string">
            <text:p>TTSR</text:p>
          </table:table-cell>
        </table:table-row>
        <table:table-row table:style-name="ro1">
          <table:table-cell office:value-type="string" calcext:value-type="string">
            <text:p>Time Spiral Remastered TSR</text:p>
          </table:table-cell>
          <table:table-cell table:style-name="ce3" table:formula="of:=MID([.A52];1;FIND(&quot;~&quot;;SUBSTITUTE([.A52];&quot; &quot;;&quot;~&quot;;LEN([.A52])-LEN(SUBSTITUTE([.A52];&quot; &quot;;&quot;&quot;))-(1-1)))-1)" office:value-type="string" office:string-value="Time Spiral Remastered" calcext:value-type="string">
            <text:p>Time Spiral Remastered</text:p>
          </table:table-cell>
          <table:table-cell office:value-type="date" office:date-value="2021-03-19" calcext:value-type="date">
            <text:p>19.03.2021</text:p>
          </table:table-cell>
          <table:table-cell table:formula="of:=TRIM(RIGHT(SUBSTITUTE([.A$1:.A$1048576]; &quot; &quot;;REPT(&quot; &quot;;100));100))" office:value-type="string" office:string-value="TSR" calcext:value-type="string">
            <text:p>TSR</text:p>
          </table:table-cell>
          <table:table-cell office:value-type="string" calcext:value-type="string">
            <text:p>Time Spiral Remastered</text:p>
          </table:table-cell>
          <table:table-cell office:value-type="string" calcext:value-type="string">
            <text:p>TSR</text:p>
          </table:table-cell>
        </table:table-row>
        <table:table-row table:style-name="ro1">
          <table:table-cell office:value-type="string" calcext:value-type="string">
            <text:p>Historic Anthology 4 HA4</text:p>
          </table:table-cell>
          <table:table-cell table:style-name="ce3" table:formula="of:=MID([.A53];1;FIND(&quot;~&quot;;SUBSTITUTE([.A53];&quot; &quot;;&quot;~&quot;;LEN([.A53])-LEN(SUBSTITUTE([.A53];&quot; &quot;;&quot;&quot;))-(1-1)))-1)" office:value-type="string" office:string-value="Historic Anthology 4" calcext:value-type="string">
            <text:p>Historic Anthology 4</text:p>
          </table:table-cell>
          <table:table-cell office:value-type="date" office:date-value="2021-03-11" calcext:value-type="date">
            <text:p>11.03.2021</text:p>
          </table:table-cell>
          <table:table-cell table:formula="of:=TRIM(RIGHT(SUBSTITUTE([.A$1:.A$1048576]; &quot; &quot;;REPT(&quot; &quot;;100));100))" office:value-type="string" office:string-value="HA4" calcext:value-type="string">
            <text:p>HA4</text:p>
          </table:table-cell>
          <table:table-cell office:value-type="string" calcext:value-type="string">
            <text:p>Historic Anthology 4</text:p>
          </table:table-cell>
          <table:table-cell office:value-type="string" calcext:value-type="string">
            <text:p>HA4</text:p>
          </table:table-cell>
        </table:table-row>
        <table:table-row table:style-name="ro1">
          <table:table-cell office:value-type="string" calcext:value-type="string">
            <text:p>Kaldheim Tokens TKHM</text:p>
          </table:table-cell>
          <table:table-cell table:style-name="ce3" table:formula="of:=MID([.A54];1;FIND(&quot;~&quot;;SUBSTITUTE([.A54];&quot; &quot;;&quot;~&quot;;LEN([.A54])-LEN(SUBSTITUTE([.A54];&quot; &quot;;&quot;&quot;))-(1-1)))-1)" office:value-type="string" office:string-value="Kaldheim Tokens" calcext:value-type="string">
            <text:p>Kaldheim Tokens</text:p>
          </table:table-cell>
          <table:table-cell office:value-type="date" office:date-value="2021-02-05" calcext:value-type="date">
            <text:p>05.02.2021</text:p>
          </table:table-cell>
          <table:table-cell table:formula="of:=TRIM(RIGHT(SUBSTITUTE([.A$1:.A$1048576]; &quot; &quot;;REPT(&quot; &quot;;100));100))" office:value-type="string" office:string-value="TKHM" calcext:value-type="string">
            <text:p>TKHM</text:p>
          </table:table-cell>
          <table:table-cell office:value-type="string" calcext:value-type="string">
            <text:p>Kaldheim Tokens</text:p>
          </table:table-cell>
          <table:table-cell office:value-type="string" calcext:value-type="string">
            <text:p>TKHM</text:p>
          </table:table-cell>
        </table:table-row>
        <table:table-row table:style-name="ro1">
          <table:table-cell office:value-type="string" calcext:value-type="string">
            <text:p>Kaldheim Promos PKHM</text:p>
          </table:table-cell>
          <table:table-cell table:style-name="ce3" table:formula="of:=MID([.A55];1;FIND(&quot;~&quot;;SUBSTITUTE([.A55];&quot; &quot;;&quot;~&quot;;LEN([.A55])-LEN(SUBSTITUTE([.A55];&quot; &quot;;&quot;&quot;))-(1-1)))-1)" office:value-type="string" office:string-value="Kaldheim Promos" calcext:value-type="string">
            <text:p>Kaldheim Promos</text:p>
          </table:table-cell>
          <table:table-cell office:value-type="date" office:date-value="2021-02-05" calcext:value-type="date">
            <text:p>05.02.2021</text:p>
          </table:table-cell>
          <table:table-cell table:formula="of:=TRIM(RIGHT(SUBSTITUTE([.A$1:.A$1048576]; &quot; &quot;;REPT(&quot; &quot;;100));100))" office:value-type="string" office:string-value="PKHM" calcext:value-type="string">
            <text:p>PKHM</text:p>
          </table:table-cell>
          <table:table-cell office:value-type="string" calcext:value-type="string">
            <text:p>Kaldheim Promos</text:p>
          </table:table-cell>
          <table:table-cell office:value-type="string" calcext:value-type="string">
            <text:p>PKHM</text:p>
          </table:table-cell>
        </table:table-row>
        <table:table-row table:style-name="ro1">
          <table:table-cell office:value-type="string" calcext:value-type="string">
            <text:p>Kaldheim KHM</text:p>
          </table:table-cell>
          <table:table-cell table:style-name="ce3" table:formula="of:=MID([.A56];1;FIND(&quot;~&quot;;SUBSTITUTE([.A56];&quot; &quot;;&quot;~&quot;;LEN([.A56])-LEN(SUBSTITUTE([.A56];&quot; &quot;;&quot;&quot;))-(1-1)))-1)" office:value-type="string" office:string-value="Kaldheim" calcext:value-type="string">
            <text:p>Kaldheim</text:p>
          </table:table-cell>
          <table:table-cell office:value-type="date" office:date-value="2021-02-05" calcext:value-type="date">
            <text:p>05.02.2021</text:p>
          </table:table-cell>
          <table:table-cell table:formula="of:=TRIM(RIGHT(SUBSTITUTE([.A$1:.A$1048576]; &quot; &quot;;REPT(&quot; &quot;;100));100))" office:value-type="string" office:string-value="KHM" calcext:value-type="string">
            <text:p>KHM</text:p>
          </table:table-cell>
          <table:table-cell office:value-type="string" calcext:value-type="string">
            <text:p>Kaldheim</text:p>
          </table:table-cell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Kaldheim Commander KHC</text:p>
          </table:table-cell>
          <table:table-cell table:style-name="ce3" table:formula="of:=MID([.A57];1;FIND(&quot;~&quot;;SUBSTITUTE([.A57];&quot; &quot;;&quot;~&quot;;LEN([.A57])-LEN(SUBSTITUTE([.A57];&quot; &quot;;&quot;&quot;))-(1-1)))-1)" office:value-type="string" office:string-value="Kaldheim Commander" calcext:value-type="string">
            <text:p>Kaldheim Commander</text:p>
          </table:table-cell>
          <table:table-cell office:value-type="date" office:date-value="2021-02-05" calcext:value-type="date">
            <text:p>05.02.2021</text:p>
          </table:table-cell>
          <table:table-cell table:formula="of:=TRIM(RIGHT(SUBSTITUTE([.A$1:.A$1048576]; &quot; &quot;;REPT(&quot; &quot;;100));100))" office:value-type="string" office:string-value="KHC" calcext:value-type="string">
            <text:p>KHC</text:p>
          </table:table-cell>
          <table:table-cell office:value-type="string" calcext:value-type="string">
            <text:p>Kaldheim Commander</text:p>
          </table:table-cell>
          <table:table-cell office:value-type="string" calcext:value-type="string">
            <text:p>KHC</text:p>
          </table:table-cell>
        </table:table-row>
        <table:table-row table:style-name="ro1">
          <table:table-cell office:value-type="string" calcext:value-type="string">
            <text:p>Judge Gift Cards 2021 PJ21</text:p>
          </table:table-cell>
          <table:table-cell table:style-name="ce3" table:formula="of:=MID([.A58];1;FIND(&quot;~&quot;;SUBSTITUTE([.A58];&quot; &quot;;&quot;~&quot;;LEN([.A58])-LEN(SUBSTITUTE([.A58];&quot; &quot;;&quot;&quot;))-(1-1)))-1)" office:value-type="string" office:string-value="Judge Gift Cards 2021" calcext:value-type="string">
            <text:p>Judge Gift Cards 2021</text:p>
          </table:table-cell>
          <table:table-cell office:value-type="date" office:date-value="2021-01-01" calcext:value-type="date">
            <text:p>01.01.2021</text:p>
          </table:table-cell>
          <table:table-cell table:formula="of:=TRIM(RIGHT(SUBSTITUTE([.A$1:.A$1048576]; &quot; &quot;;REPT(&quot; &quot;;100));100))" office:value-type="string" office:string-value="PJ21" calcext:value-type="string">
            <text:p>PJ21</text:p>
          </table:table-cell>
          <table:table-cell office:value-type="string" calcext:value-type="string">
            <text:p>Judge Gift Cards 2021</text:p>
          </table:table-cell>
          <table:table-cell office:value-type="string" calcext:value-type="string">
            <text:p>PJ21</text:p>
          </table:table-cell>
        </table:table-row>
        <table:table-row table:style-name="ro1">
          <table:table-cell office:value-type="string" calcext:value-type="string">
            <text:p>Commander Collection: Green CC1</text:p>
          </table:table-cell>
          <table:table-cell table:style-name="ce3" table:formula="of:=MID([.A59];1;FIND(&quot;~&quot;;SUBSTITUTE([.A59];&quot; &quot;;&quot;~&quot;;LEN([.A59])-LEN(SUBSTITUTE([.A59];&quot; &quot;;&quot;&quot;))-(1-1)))-1)" office:value-type="string" office:string-value="Commander Collection: Green" calcext:value-type="string">
            <text:p>Commander Collection: Green</text:p>
          </table:table-cell>
          <table:table-cell office:value-type="date" office:date-value="2020-12-04" calcext:value-type="date">
            <text:p>04.12.2020</text:p>
          </table:table-cell>
          <table:table-cell table:formula="of:=TRIM(RIGHT(SUBSTITUTE([.A$1:.A$1048576]; &quot; &quot;;REPT(&quot; &quot;;100));100))" office:value-type="string" office:string-value="CC1" calcext:value-type="string">
            <text:p>CC1</text:p>
          </table:table-cell>
          <table:table-cell office:value-type="string" calcext:value-type="string">
            <text:p>Commander Collection: Green</text:p>
          </table:table-cell>
          <table:table-cell office:value-type="string" calcext:value-type="string">
            <text:p>CC1</text:p>
          </table:table-cell>
        </table:table-row>
        <table:table-row table:style-name="ro1">
          <table:table-cell office:value-type="string" calcext:value-type="string">
            <text:p>Kaladesh Remastered KLR</text:p>
          </table:table-cell>
          <table:table-cell table:style-name="ce3" table:formula="of:=MID([.A60];1;FIND(&quot;~&quot;;SUBSTITUTE([.A60];&quot; &quot;;&quot;~&quot;;LEN([.A60])-LEN(SUBSTITUTE([.A60];&quot; &quot;;&quot;&quot;))-(1-1)))-1)" office:value-type="string" office:string-value="Kaladesh Remastered" calcext:value-type="string">
            <text:p>Kaladesh Remastered</text:p>
          </table:table-cell>
          <table:table-cell office:value-type="date" office:date-value="2020-11-12" calcext:value-type="date">
            <text:p>12.11.2020</text:p>
          </table:table-cell>
          <table:table-cell table:formula="of:=TRIM(RIGHT(SUBSTITUTE([.A$1:.A$1048576]; &quot; &quot;;REPT(&quot; &quot;;100));100))" office:value-type="string" office:string-value="KLR" calcext:value-type="string">
            <text:p>KLR</text:p>
          </table:table-cell>
          <table:table-cell office:value-type="string" calcext:value-type="string">
            <text:p>Kaladesh Remastered</text:p>
          </table:table-cell>
          <table:table-cell office:value-type="string" calcext:value-type="string">
            <text:p>KLR</text:p>
          </table:table-cell>
        </table:table-row>
        <table:table-row table:style-name="ro1">
          <table:table-cell office:value-type="string" calcext:value-type="string">
            <text:p>Commander Legends Tokens TCMR</text:p>
          </table:table-cell>
          <table:table-cell table:style-name="ce3" table:formula="of:=MID([.A61];1;FIND(&quot;~&quot;;SUBSTITUTE([.A61];&quot; &quot;;&quot;~&quot;;LEN([.A61])-LEN(SUBSTITUTE([.A61];&quot; &quot;;&quot;&quot;))-(1-1)))-1)" office:value-type="string" office:string-value="Commander Legends Tokens" calcext:value-type="string">
            <text:p>Commander Legends Tokens</text:p>
          </table:table-cell>
          <table:table-cell office:value-type="date" office:date-value="2020-11-11" calcext:value-type="date">
            <text:p>11.11.2020</text:p>
          </table:table-cell>
          <table:table-cell table:formula="of:=TRIM(RIGHT(SUBSTITUTE([.A$1:.A$1048576]; &quot; &quot;;REPT(&quot; &quot;;100));100))" office:value-type="string" office:string-value="TCMR" calcext:value-type="string">
            <text:p>TCMR</text:p>
          </table:table-cell>
          <table:table-cell office:value-type="string" calcext:value-type="string">
            <text:p>Commander Legends Tokens</text:p>
          </table:table-cell>
          <table:table-cell office:value-type="string" calcext:value-type="string">
            <text:p>TCMR</text:p>
          </table:table-cell>
        </table:table-row>
        <table:table-row table:style-name="ro1">
          <table:table-cell office:value-type="string" calcext:value-type="string">
            <text:p>Commander Legends CMR</text:p>
          </table:table-cell>
          <table:table-cell table:style-name="ce3" table:formula="of:=MID([.A62];1;FIND(&quot;~&quot;;SUBSTITUTE([.A62];&quot; &quot;;&quot;~&quot;;LEN([.A62])-LEN(SUBSTITUTE([.A62];&quot; &quot;;&quot;&quot;))-(1-1)))-1)" office:value-type="string" office:string-value="Commander Legends" calcext:value-type="string">
            <text:p>Commander Legends</text:p>
          </table:table-cell>
          <table:table-cell office:value-type="date" office:date-value="2020-11-11" calcext:value-type="date">
            <text:p>11.11.2020</text:p>
          </table:table-cell>
          <table:table-cell table:formula="of:=TRIM(RIGHT(SUBSTITUTE([.A$1:.A$1048576]; &quot; &quot;;REPT(&quot; &quot;;100));100))" office:value-type="string" office:string-value="CMR" calcext:value-type="string">
            <text:p>CMR</text:p>
          </table:table-cell>
          <table:table-cell office:value-type="string" calcext:value-type="string">
            <text:p>Commander Legends</text:p>
          </table:table-cell>
          <table:table-cell office:value-type="string" calcext:value-type="string">
            <text:p>CMR</text:p>
          </table:table-cell>
        </table:table-row>
        <table:table-row table:style-name="ro1">
          <table:table-cell office:value-type="string" calcext:value-type="string">
            <text:p>The List PLIST</text:p>
          </table:table-cell>
          <table:table-cell table:style-name="ce3" table:formula="of:=MID([.A63];1;FIND(&quot;~&quot;;SUBSTITUTE([.A63];&quot; &quot;;&quot;~&quot;;LEN([.A63])-LEN(SUBSTITUTE([.A63];&quot; &quot;;&quot;&quot;))-(1-1)))-1)" office:value-type="string" office:string-value="The List" calcext:value-type="string">
            <text:p>The List</text:p>
          </table:table-cell>
          <table:table-cell office:value-type="date" office:date-value="2020-09-26" calcext:value-type="date">
            <text:p>26.09.2020</text:p>
          </table:table-cell>
          <table:table-cell table:formula="of:=TRIM(RIGHT(SUBSTITUTE([.A$1:.A$1048576]; &quot; &quot;;REPT(&quot; &quot;;100));100))" office:value-type="string" office:string-value="PLIST" calcext:value-type="string">
            <text:p>PLIST</text:p>
          </table:table-cell>
          <table:table-cell office:value-type="string" calcext:value-type="string">
            <text:p>The List</text:p>
          </table:table-cell>
          <table:table-cell office:value-type="string" calcext:value-type="string">
            <text:p>PLIST</text:p>
          </table:table-cell>
        </table:table-row>
        <table:table-row table:style-name="ro1">
          <table:table-cell office:value-type="string" calcext:value-type="string">
            <text:p>Zendikar Rising Tokens TZNR</text:p>
          </table:table-cell>
          <table:table-cell table:style-name="ce3" table:formula="of:=MID([.A64];1;FIND(&quot;~&quot;;SUBSTITUTE([.A64];&quot; &quot;;&quot;~&quot;;LEN([.A64])-LEN(SUBSTITUTE([.A64];&quot; &quot;;&quot;&quot;))-(1-1)))-1)" office:value-type="string" office:string-value="Zendikar Rising Tokens" calcext:value-type="string">
            <text:p>Zendikar Rising Tokens</text:p>
          </table:table-cell>
          <table:table-cell office:value-type="date" office:date-value="2020-09-25" calcext:value-type="date">
            <text:p>25.09.2020</text:p>
          </table:table-cell>
          <table:table-cell table:formula="of:=TRIM(RIGHT(SUBSTITUTE([.A$1:.A$1048576]; &quot; &quot;;REPT(&quot; &quot;;100));100))" office:value-type="string" office:string-value="TZNR" calcext:value-type="string">
            <text:p>TZNR</text:p>
          </table:table-cell>
          <table:table-cell office:value-type="string" calcext:value-type="string">
            <text:p>Zendikar Rising Tokens</text:p>
          </table:table-cell>
          <table:table-cell office:value-type="string" calcext:value-type="string">
            <text:p>TZNR</text:p>
          </table:table-cell>
        </table:table-row>
        <table:table-row table:style-name="ro1">
          <table:table-cell office:value-type="string" calcext:value-type="string">
            <text:p>Zendikar Rising Commander ZNC</text:p>
          </table:table-cell>
          <table:table-cell table:style-name="ce3" table:formula="of:=MID([.A65];1;FIND(&quot;~&quot;;SUBSTITUTE([.A65];&quot; &quot;;&quot;~&quot;;LEN([.A65])-LEN(SUBSTITUTE([.A65];&quot; &quot;;&quot;&quot;))-(1-1)))-1)" office:value-type="string" office:string-value="Zendikar Rising Commander" calcext:value-type="string">
            <text:p>Zendikar Rising Commander</text:p>
          </table:table-cell>
          <table:table-cell office:value-type="date" office:date-value="2020-09-25" calcext:value-type="date">
            <text:p>25.09.2020</text:p>
          </table:table-cell>
          <table:table-cell table:formula="of:=TRIM(RIGHT(SUBSTITUTE([.A$1:.A$1048576]; &quot; &quot;;REPT(&quot; &quot;;100));100))" office:value-type="string" office:string-value="ZNC" calcext:value-type="string">
            <text:p>ZNC</text:p>
          </table:table-cell>
          <table:table-cell office:value-type="string" calcext:value-type="string">
            <text:p>Zendikar Rising Commander</text:p>
          </table:table-cell>
          <table:table-cell office:value-type="string" calcext:value-type="string">
            <text:p>ZNC</text:p>
          </table:table-cell>
        </table:table-row>
        <table:table-row table:style-name="ro1">
          <table:table-cell office:value-type="string" calcext:value-type="string">
            <text:p>Zendikar Rising ZNR</text:p>
          </table:table-cell>
          <table:table-cell table:style-name="ce3" table:formula="of:=MID([.A66];1;FIND(&quot;~&quot;;SUBSTITUTE([.A66];&quot; &quot;;&quot;~&quot;;LEN([.A66])-LEN(SUBSTITUTE([.A66];&quot; &quot;;&quot;&quot;))-(1-1)))-1)" office:value-type="string" office:string-value="Zendikar Rising" calcext:value-type="string">
            <text:p>Zendikar Rising</text:p>
          </table:table-cell>
          <table:table-cell office:value-type="date" office:date-value="2020-09-25" calcext:value-type="date">
            <text:p>25.09.2020</text:p>
          </table:table-cell>
          <table:table-cell table:formula="of:=TRIM(RIGHT(SUBSTITUTE([.A$1:.A$1048576]; &quot; &quot;;REPT(&quot; &quot;;100));100))" office:value-type="string" office:string-value="ZNR" calcext:value-type="string">
            <text:p>ZNR</text:p>
          </table:table-cell>
          <table:table-cell office:value-type="string" calcext:value-type="string">
            <text:p>Zendikar Rising</text:p>
          </table:table-cell>
          <table:table-cell office:value-type="string" calcext:value-type="string">
            <text:p>ZNR</text:p>
          </table:table-cell>
        </table:table-row>
        <table:table-row table:style-name="ro1">
          <table:table-cell office:value-type="string" calcext:value-type="string">
            <text:p>Zendikar Rising Expeditions ZNE</text:p>
          </table:table-cell>
          <table:table-cell table:style-name="ce3" table:formula="of:=MID([.A67];1;FIND(&quot;~&quot;;SUBSTITUTE([.A67];&quot; &quot;;&quot;~&quot;;LEN([.A67])-LEN(SUBSTITUTE([.A67];&quot; &quot;;&quot;&quot;))-(1-1)))-1)" office:value-type="string" office:string-value="Zendikar Rising Expeditions" calcext:value-type="string">
            <text:p>Zendikar Rising Expeditions</text:p>
          </table:table-cell>
          <table:table-cell office:value-type="date" office:date-value="2020-09-25" calcext:value-type="date">
            <text:p>25.09.2020</text:p>
          </table:table-cell>
          <table:table-cell table:formula="of:=TRIM(RIGHT(SUBSTITUTE([.A$1:.A$1048576]; &quot; &quot;;REPT(&quot; &quot;;100));100))" office:value-type="string" office:string-value="ZNE" calcext:value-type="string">
            <text:p>ZNE</text:p>
          </table:table-cell>
          <table:table-cell office:value-type="string" calcext:value-type="string">
            <text:p>Zendikar Rising Expeditions</text:p>
          </table:table-cell>
          <table:table-cell office:value-type="string" calcext:value-type="string">
            <text:p>ZNE</text:p>
          </table:table-cell>
        </table:table-row>
        <table:table-row table:style-name="ro1">
          <table:table-cell office:value-type="string" calcext:value-type="string">
            <text:p>Zendikar Rising Promos PZNR</text:p>
          </table:table-cell>
          <table:table-cell table:style-name="ce3" table:formula="of:=MID([.A68];1;FIND(&quot;~&quot;;SUBSTITUTE([.A68];&quot; &quot;;&quot;~&quot;;LEN([.A68])-LEN(SUBSTITUTE([.A68];&quot; &quot;;&quot;&quot;))-(1-1)))-1)" office:value-type="string" office:string-value="Zendikar Rising Promos" calcext:value-type="string">
            <text:p>Zendikar Rising Promos</text:p>
          </table:table-cell>
          <table:table-cell office:value-type="date" office:date-value="2020-09-25" calcext:value-type="date">
            <text:p>25.09.2020</text:p>
          </table:table-cell>
          <table:table-cell table:formula="of:=TRIM(RIGHT(SUBSTITUTE([.A$1:.A$1048576]; &quot; &quot;;REPT(&quot; &quot;;100));100))" office:value-type="string" office:string-value="PZNR" calcext:value-type="string">
            <text:p>PZNR</text:p>
          </table:table-cell>
          <table:table-cell office:value-type="string" calcext:value-type="string">
            <text:p>Zendikar Rising Promos</text:p>
          </table:table-cell>
          <table:table-cell office:value-type="string" calcext:value-type="string">
            <text:p>PZNR</text:p>
          </table:table-cell>
        </table:table-row>
        <table:table-row table:style-name="ro1">
          <table:table-cell office:value-type="string" calcext:value-type="string">
            <text:p>Amonkhet Remastered AKR</text:p>
          </table:table-cell>
          <table:table-cell table:style-name="ce3" table:formula="of:=MID([.A69];1;FIND(&quot;~&quot;;SUBSTITUTE([.A69];&quot; &quot;;&quot;~&quot;;LEN([.A69])-LEN(SUBSTITUTE([.A69];&quot; &quot;;&quot;&quot;))-(1-1)))-1)" office:value-type="string" office:string-value="Amonkhet Remastered" calcext:value-type="string">
            <text:p>Amonkhet Remastered</text:p>
          </table:table-cell>
          <table:table-cell office:value-type="date" office:date-value="2020-08-13" calcext:value-type="date">
            <text:p>13.08.2020</text:p>
          </table:table-cell>
          <table:table-cell table:formula="of:=TRIM(RIGHT(SUBSTITUTE([.A$1:.A$1048576]; &quot; &quot;;REPT(&quot; &quot;;100));100))" office:value-type="string" office:string-value="AKR" calcext:value-type="string">
            <text:p>AKR</text:p>
          </table:table-cell>
          <table:table-cell office:value-type="string" calcext:value-type="string">
            <text:p>Amonkhet Remastered</text:p>
          </table:table-cell>
          <table:table-cell office:value-type="string" calcext:value-type="string">
            <text:p>AKR</text:p>
          </table:table-cell>
        </table:table-row>
        <table:table-row table:style-name="ro1">
          <table:table-cell office:value-type="string" calcext:value-type="string">
            <text:p>Arena Beginner Set ANB</text:p>
          </table:table-cell>
          <table:table-cell table:style-name="ce3" table:formula="of:=MID([.A70];1;FIND(&quot;~&quot;;SUBSTITUTE([.A70];&quot; &quot;;&quot;~&quot;;LEN([.A70])-LEN(SUBSTITUTE([.A70];&quot; &quot;;&quot;&quot;))-(1-1)))-1)" office:value-type="string" office:string-value="Arena Beginner Set" calcext:value-type="string">
            <text:p>Arena Beginner Set</text:p>
          </table:table-cell>
          <table:table-cell office:value-type="date" office:date-value="2020-08-13" calcext:value-type="date">
            <text:p>13.08.2020</text:p>
          </table:table-cell>
          <table:table-cell table:formula="of:=TRIM(RIGHT(SUBSTITUTE([.A$1:.A$1048576]; &quot; &quot;;REPT(&quot; &quot;;100));100))" office:value-type="string" office:string-value="ANB" calcext:value-type="string">
            <text:p>ANB</text:p>
          </table:table-cell>
          <table:table-cell office:value-type="string" calcext:value-type="string">
            <text:p>Arena Beginner Set</text:p>
          </table:table-cell>
          <table:table-cell office:value-type="string" calcext:value-type="string">
            <text:p>ANB</text:p>
          </table:table-cell>
        </table:table-row>
        <table:table-row table:style-name="ro1">
          <table:table-cell office:value-type="string" calcext:value-type="string">
            <text:p>Double Masters 2XM</text:p>
          </table:table-cell>
          <table:table-cell table:style-name="ce3" table:formula="of:=MID([.A71];1;FIND(&quot;~&quot;;SUBSTITUTE([.A71];&quot; &quot;;&quot;~&quot;;LEN([.A71])-LEN(SUBSTITUTE([.A71];&quot; &quot;;&quot;&quot;))-(1-1)))-1)" office:value-type="string" office:string-value="Double Masters" calcext:value-type="string">
            <text:p>Double Masters</text:p>
          </table:table-cell>
          <table:table-cell office:value-type="date" office:date-value="2020-08-07" calcext:value-type="date">
            <text:p>07.08.2020</text:p>
          </table:table-cell>
          <table:table-cell table:formula="of:=TRIM(RIGHT(SUBSTITUTE([.A$1:.A$1048576]; &quot; &quot;;REPT(&quot; &quot;;100));100))" office:value-type="string" office:string-value="2XM" calcext:value-type="string">
            <text:p>2XM</text:p>
          </table:table-cell>
          <table:table-cell office:value-type="string" calcext:value-type="string">
            <text:p>Double Masters</text:p>
          </table:table-cell>
          <table:table-cell office:value-type="string" calcext:value-type="string">
            <text:p>2XM</text:p>
          </table:table-cell>
        </table:table-row>
        <table:table-row table:style-name="ro1">
          <table:table-cell office:value-type="string" calcext:value-type="string">
            <text:p>2019 Heroes of the Realm HTR19</text:p>
          </table:table-cell>
          <table:table-cell table:style-name="ce3" table:formula="of:=MID([.A72];1;FIND(&quot;~&quot;;SUBSTITUTE([.A72];&quot; &quot;;&quot;~&quot;;LEN([.A72])-LEN(SUBSTITUTE([.A72];&quot; &quot;;&quot;&quot;))-(1-1)))-1)" office:value-type="string" office:string-value="2019 Heroes of the Realm" calcext:value-type="string">
            <text:p>2019 Heroes of the Realm</text:p>
          </table:table-cell>
          <table:table-cell office:value-type="date" office:date-value="2020-08-01" calcext:value-type="date">
            <text:p>01.08.2020</text:p>
          </table:table-cell>
          <table:table-cell table:formula="of:=TRIM(RIGHT(SUBSTITUTE([.A$1:.A$1048576]; &quot; &quot;;REPT(&quot; &quot;;100));100))" office:value-type="string" office:string-value="HTR19" calcext:value-type="string">
            <text:p>HTR19</text:p>
          </table:table-cell>
          <table:table-cell office:value-type="string" calcext:value-type="string">
            <text:p>2019 Heroes of the Realm</text:p>
          </table:table-cell>
          <table:table-cell office:value-type="string" calcext:value-type="string">
            <text:p>HTR19</text:p>
          </table:table-cell>
        </table:table-row>
        <table:table-row table:style-name="ro1">
          <table:table-cell office:value-type="string" calcext:value-type="string">
            <text:p>Jumpstart Arena Exclusives AJMP</text:p>
          </table:table-cell>
          <table:table-cell table:style-name="ce3" table:formula="of:=MID([.A73];1;FIND(&quot;~&quot;;SUBSTITUTE([.A73];&quot; &quot;;&quot;~&quot;;LEN([.A73])-LEN(SUBSTITUTE([.A73];&quot; &quot;;&quot;&quot;))-(1-1)))-1)" office:value-type="string" office:string-value="Jumpstart Arena Exclusives" calcext:value-type="string">
            <text:p>Jumpstart Arena Exclusives</text:p>
          </table:table-cell>
          <table:table-cell office:value-type="date" office:date-value="2020-07-17" calcext:value-type="date">
            <text:p>17.07.2020</text:p>
          </table:table-cell>
          <table:table-cell table:formula="of:=TRIM(RIGHT(SUBSTITUTE([.A$1:.A$1048576]; &quot; &quot;;REPT(&quot; &quot;;100));100))" office:value-type="string" office:string-value="AJMP" calcext:value-type="string">
            <text:p>AJMP</text:p>
          </table:table-cell>
          <table:table-cell office:value-type="string" calcext:value-type="string">
            <text:p>Jumpstart Arena Exclusives</text:p>
          </table:table-cell>
          <table:table-cell office:value-type="string" calcext:value-type="string">
            <text:p>AJMP</text:p>
          </table:table-cell>
        </table:table-row>
        <table:table-row table:style-name="ro1">
          <table:table-cell office:value-type="string" calcext:value-type="string">
            <text:p>Jumpstart JMP</text:p>
          </table:table-cell>
          <table:table-cell table:style-name="ce3" table:formula="of:=MID([.A74];1;FIND(&quot;~&quot;;SUBSTITUTE([.A74];&quot; &quot;;&quot;~&quot;;LEN([.A74])-LEN(SUBSTITUTE([.A74];&quot; &quot;;&quot;&quot;))-(1-1)))-1)" office:value-type="string" office:string-value="Jumpstart" calcext:value-type="string">
            <text:p>Jumpstart</text:p>
          </table:table-cell>
          <table:table-cell office:value-type="date" office:date-value="2020-07-17" calcext:value-type="date">
            <text:p>17.07.2020</text:p>
          </table:table-cell>
          <table:table-cell table:formula="of:=TRIM(RIGHT(SUBSTITUTE([.A$1:.A$1048576]; &quot; &quot;;REPT(&quot; &quot;;100));100))" office:value-type="string" office:string-value="JMP" calcext:value-type="string">
            <text:p>JMP</text:p>
          </table:table-cell>
          <table:table-cell office:value-type="string" calcext:value-type="string">
            <text:p>Jumpstart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Core Set 2021 Tokens TM21</text:p>
          </table:table-cell>
          <table:table-cell table:style-name="ce3" table:formula="of:=MID([.A75];1;FIND(&quot;~&quot;;SUBSTITUTE([.A75];&quot; &quot;;&quot;~&quot;;LEN([.A75])-LEN(SUBSTITUTE([.A75];&quot; &quot;;&quot;&quot;))-(1-1)))-1)" office:value-type="string" office:string-value="Core Set 2021 Tokens" calcext:value-type="string">
            <text:p>Core Set 2021 Tokens</text:p>
          </table:table-cell>
          <table:table-cell office:value-type="date" office:date-value="2020-07-03" calcext:value-type="date">
            <text:p>03.07.2020</text:p>
          </table:table-cell>
          <table:table-cell table:formula="of:=TRIM(RIGHT(SUBSTITUTE([.A$1:.A$1048576]; &quot; &quot;;REPT(&quot; &quot;;100));100))" office:value-type="string" office:string-value="TM21" calcext:value-type="string">
            <text:p>TM21</text:p>
          </table:table-cell>
          <table:table-cell office:value-type="string" calcext:value-type="string">
            <text:p>Core Set 2021 Tokens</text:p>
          </table:table-cell>
          <table:table-cell office:value-type="string" calcext:value-type="string">
            <text:p>TM21</text:p>
          </table:table-cell>
        </table:table-row>
        <table:table-row table:style-name="ro1">
          <table:table-cell office:value-type="string" calcext:value-type="string">
            <text:p>Core Set 2021 Promos PM21</text:p>
          </table:table-cell>
          <table:table-cell table:style-name="ce3" table:formula="of:=MID([.A76];1;FIND(&quot;~&quot;;SUBSTITUTE([.A76];&quot; &quot;;&quot;~&quot;;LEN([.A76])-LEN(SUBSTITUTE([.A76];&quot; &quot;;&quot;&quot;))-(1-1)))-1)" office:value-type="string" office:string-value="Core Set 2021 Promos" calcext:value-type="string">
            <text:p>Core Set 2021 Promos</text:p>
          </table:table-cell>
          <table:table-cell office:value-type="date" office:date-value="2020-07-03" calcext:value-type="date">
            <text:p>03.07.2020</text:p>
          </table:table-cell>
          <table:table-cell table:formula="of:=TRIM(RIGHT(SUBSTITUTE([.A$1:.A$1048576]; &quot; &quot;;REPT(&quot; &quot;;100));100))" office:value-type="string" office:string-value="PM21" calcext:value-type="string">
            <text:p>PM21</text:p>
          </table:table-cell>
          <table:table-cell office:value-type="string" calcext:value-type="string">
            <text:p>Core Set 2021 Promos</text:p>
          </table:table-cell>
          <table:table-cell office:value-type="string" calcext:value-type="string">
            <text:p>PM21</text:p>
          </table:table-cell>
        </table:table-row>
        <table:table-row table:style-name="ro1">
          <table:table-cell office:value-type="string" calcext:value-type="string">
            <text:p>Core Set 2021 M21</text:p>
          </table:table-cell>
          <table:table-cell table:style-name="ce3" table:formula="of:=MID([.A77];1;FIND(&quot;~&quot;;SUBSTITUTE([.A77];&quot; &quot;;&quot;~&quot;;LEN([.A77])-LEN(SUBSTITUTE([.A77];&quot; &quot;;&quot;&quot;))-(1-1)))-1)" office:value-type="string" office:string-value="Core Set 2021" calcext:value-type="string">
            <text:p>Core Set 2021</text:p>
          </table:table-cell>
          <table:table-cell office:value-type="date" office:date-value="2020-07-03" calcext:value-type="date">
            <text:p>03.07.2020</text:p>
          </table:table-cell>
          <table:table-cell table:formula="of:=TRIM(RIGHT(SUBSTITUTE([.A$1:.A$1048576]; &quot; &quot;;REPT(&quot; &quot;;100));100))" office:value-type="string" office:string-value="M21" calcext:value-type="string">
            <text:p>M21</text:p>
          </table:table-cell>
          <table:table-cell office:value-type="string" calcext:value-type="string">
            <text:p>Core Set 2021</text:p>
          </table:table-cell>
          <table:table-cell office:value-type="string" calcext:value-type="string">
            <text:p>M21</text:p>
          </table:table-cell>
        </table:table-row>
        <table:table-row table:style-name="ro1">
          <table:table-cell office:value-type="string" calcext:value-type="string">
            <text:p>Signature Spellbook: Chandra SS3</text:p>
          </table:table-cell>
          <table:table-cell table:style-name="ce3" table:formula="of:=MID([.A78];1;FIND(&quot;~&quot;;SUBSTITUTE([.A78];&quot; &quot;;&quot;~&quot;;LEN([.A78])-LEN(SUBSTITUTE([.A78];&quot; &quot;;&quot;&quot;))-(1-1)))-1)" office:value-type="string" office:string-value="Signature Spellbook: Chandra" calcext:value-type="string">
            <text:p>Signature Spellbook: Chandra</text:p>
          </table:table-cell>
          <table:table-cell office:value-type="date" office:date-value="2020-06-26" calcext:value-type="date">
            <text:p>26.06.2020</text:p>
          </table:table-cell>
          <table:table-cell table:formula="of:=TRIM(RIGHT(SUBSTITUTE([.A$1:.A$1048576]; &quot; &quot;;REPT(&quot; &quot;;100));100))" office:value-type="string" office:string-value="SS3" calcext:value-type="string">
            <text:p>SS3</text:p>
          </table:table-cell>
          <table:table-cell office:value-type="string" calcext:value-type="string">
            <text:p>Signature Spellbook: Chandra</text:p>
          </table:table-cell>
          <table:table-cell office:value-type="string" calcext:value-type="string">
            <text:p>SS3</text:p>
          </table:table-cell>
        </table:table-row>
        <table:table-row table:style-name="ro1">
          <table:table-cell office:value-type="string" calcext:value-type="string">
            <text:p>Secret Lair: Ultimate Edition SLU</text:p>
          </table:table-cell>
          <table:table-cell table:style-name="ce3" table:formula="of:=MID([.A79];1;FIND(&quot;~&quot;;SUBSTITUTE([.A79];&quot; &quot;;&quot;~&quot;;LEN([.A79])-LEN(SUBSTITUTE([.A79];&quot; &quot;;&quot;&quot;))-(1-1)))-1)" office:value-type="string" office:string-value="Secret Lair: Ultimate Edition" calcext:value-type="string">
            <text:p>Secret Lair: Ultimate Edition</text:p>
          </table:table-cell>
          <table:table-cell office:value-type="date" office:date-value="2020-05-29" calcext:value-type="date">
            <text:p>29.05.2020</text:p>
          </table:table-cell>
          <table:table-cell table:formula="of:=TRIM(RIGHT(SUBSTITUTE([.A$1:.A$1048576]; &quot; &quot;;REPT(&quot; &quot;;100));100))" office:value-type="string" office:string-value="SLU" calcext:value-type="string">
            <text:p>SLU</text:p>
          </table:table-cell>
          <table:table-cell office:value-type="string" calcext:value-type="string">
            <text:p>Secret Lair: Ultimate Edition</text:p>
          </table:table-cell>
          <table:table-cell office:value-type="string" calcext:value-type="string">
            <text:p>SLU</text:p>
          </table:table-cell>
        </table:table-row>
        <table:table-row table:style-name="ro1">
          <table:table-cell office:value-type="string" calcext:value-type="string">
            <text:p>Love Your LGS PLGS</text:p>
          </table:table-cell>
          <table:table-cell table:style-name="ce3" table:formula="of:=MID([.A80];1;FIND(&quot;~&quot;;SUBSTITUTE([.A80];&quot; &quot;;&quot;~&quot;;LEN([.A80])-LEN(SUBSTITUTE([.A80];&quot; &quot;;&quot;&quot;))-(1-1)))-1)" office:value-type="string" office:string-value="Love Your LGS" calcext:value-type="string">
            <text:p>Love Your LGS</text:p>
          </table:table-cell>
          <table:table-cell office:value-type="date" office:date-value="2020-05-18" calcext:value-type="date">
            <text:p>18.05.2020</text:p>
          </table:table-cell>
          <table:table-cell table:formula="of:=TRIM(RIGHT(SUBSTITUTE([.A$1:.A$1048576]; &quot; &quot;;REPT(&quot; &quot;;100));100))" office:value-type="string" office:string-value="PLGS" calcext:value-type="string">
            <text:p>PLGS</text:p>
          </table:table-cell>
          <table:table-cell office:value-type="string" calcext:value-type="string">
            <text:p>Love Your LGS</text:p>
          </table:table-cell>
          <table:table-cell office:value-type="string" calcext:value-type="string">
            <text:p>PLGS</text:p>
          </table:table-cell>
        </table:table-row>
        <table:table-row table:style-name="ro1">
          <table:table-cell office:value-type="string" calcext:value-type="string">
            <text:p>Commander 2020 C20</text:p>
          </table:table-cell>
          <table:table-cell table:style-name="ce3" table:formula="of:=MID([.A81];1;FIND(&quot;~&quot;;SUBSTITUTE([.A81];&quot; &quot;;&quot;~&quot;;LEN([.A81])-LEN(SUBSTITUTE([.A81];&quot; &quot;;&quot;&quot;))-(1-1)))-1)" office:value-type="string" office:string-value="Commander 2020" calcext:value-type="string">
            <text:p>Commander 2020</text:p>
          </table:table-cell>
          <table:table-cell office:value-type="date" office:date-value="2020-04-17" calcext:value-type="date">
            <text:p>17.04.2020</text:p>
          </table:table-cell>
          <table:table-cell table:formula="of:=TRIM(RIGHT(SUBSTITUTE([.A$1:.A$1048576]; &quot; &quot;;REPT(&quot; &quot;;100));100))" office:value-type="string" office:string-value="C20" calcext:value-type="string">
            <text:p>C20</text:p>
          </table:table-cell>
          <table:table-cell office:value-type="string" calcext:value-type="string">
            <text:p>Commander 2020</text:p>
          </table:table-cell>
          <table:table-cell office:value-type="string" calcext:value-type="string">
            <text:p>C20</text:p>
          </table:table-cell>
        </table:table-row>
        <table:table-row table:style-name="ro1">
          <table:table-cell office:value-type="string" calcext:value-type="string">
            <text:p>Ikoria: Lair of Behemoths Tokens TIKO</text:p>
          </table:table-cell>
          <table:table-cell table:style-name="ce3" table:formula="of:=MID([.A82];1;FIND(&quot;~&quot;;SUBSTITUTE([.A82];&quot; &quot;;&quot;~&quot;;LEN([.A82])-LEN(SUBSTITUTE([.A82];&quot; &quot;;&quot;&quot;))-(1-1)))-1)" office:value-type="string" office:string-value="Ikoria: Lair of Behemoths Tokens" calcext:value-type="string">
            <text:p>Ikoria: Lair of Behemoths Tokens</text:p>
          </table:table-cell>
          <table:table-cell office:value-type="date" office:date-value="2020-04-16" calcext:value-type="date">
            <text:p>16.04.2020</text:p>
          </table:table-cell>
          <table:table-cell table:formula="of:=TRIM(RIGHT(SUBSTITUTE([.A$1:.A$1048576]; &quot; &quot;;REPT(&quot; &quot;;100));100))" office:value-type="string" office:string-value="TIKO" calcext:value-type="string">
            <text:p>TIKO</text:p>
          </table:table-cell>
          <table:table-cell office:value-type="string" calcext:value-type="string">
            <text:p>Ikoria: Lair of Behemoths Tokens</text:p>
          </table:table-cell>
          <table:table-cell office:value-type="string" calcext:value-type="string">
            <text:p>TIKO</text:p>
          </table:table-cell>
        </table:table-row>
        <table:table-row table:style-name="ro1">
          <table:table-cell office:value-type="string" calcext:value-type="string">
            <text:p>Ikoria: Lair of Behemoths Promos PIKO</text:p>
          </table:table-cell>
          <table:table-cell table:style-name="ce3" table:formula="of:=MID([.A83];1;FIND(&quot;~&quot;;SUBSTITUTE([.A83];&quot; &quot;;&quot;~&quot;;LEN([.A83])-LEN(SUBSTITUTE([.A83];&quot; &quot;;&quot;&quot;))-(1-1)))-1)" office:value-type="string" office:string-value="Ikoria: Lair of Behemoths Promos" calcext:value-type="string">
            <text:p>Ikoria: Lair of Behemoths Promos</text:p>
          </table:table-cell>
          <table:table-cell office:value-type="date" office:date-value="2020-04-16" calcext:value-type="date">
            <text:p>16.04.2020</text:p>
          </table:table-cell>
          <table:table-cell table:formula="of:=TRIM(RIGHT(SUBSTITUTE([.A$1:.A$1048576]; &quot; &quot;;REPT(&quot; &quot;;100));100))" office:value-type="string" office:string-value="PIKO" calcext:value-type="string">
            <text:p>PIKO</text:p>
          </table:table-cell>
          <table:table-cell office:value-type="string" calcext:value-type="string">
            <text:p>Ikoria: Lair of Behemoths Promos</text:p>
          </table:table-cell>
          <table:table-cell office:value-type="string" calcext:value-type="string">
            <text:p>PIKO</text:p>
          </table:table-cell>
        </table:table-row>
        <table:table-row table:style-name="ro1">
          <table:table-cell office:value-type="string" calcext:value-type="string">
            <text:p>Ikoria: Lair of Behemoths IKO</text:p>
          </table:table-cell>
          <table:table-cell table:style-name="ce3" table:formula="of:=MID([.A84];1;FIND(&quot;~&quot;;SUBSTITUTE([.A84];&quot; &quot;;&quot;~&quot;;LEN([.A84])-LEN(SUBSTITUTE([.A84];&quot; &quot;;&quot;&quot;))-(1-1)))-1)" office:value-type="string" office:string-value="Ikoria: Lair of Behemoths" calcext:value-type="string">
            <text:p>Ikoria: Lair of Behemoths</text:p>
          </table:table-cell>
          <table:table-cell office:value-type="date" office:date-value="2020-04-16" calcext:value-type="date">
            <text:p>16.04.2020</text:p>
          </table:table-cell>
          <table:table-cell table:formula="of:=TRIM(RIGHT(SUBSTITUTE([.A$1:.A$1048576]; &quot; &quot;;REPT(&quot; &quot;;100));100))" office:value-type="string" office:string-value="IKO" calcext:value-type="string">
            <text:p>IKO</text:p>
          </table:table-cell>
          <table:table-cell office:value-type="string" calcext:value-type="string">
            <text:p>Ikoria: Lair of Behemoths</text:p>
          </table:table-cell>
          <table:table-cell office:value-type="string" calcext:value-type="string">
            <text:p>IKO</text:p>
          </table:table-cell>
        </table:table-row>
        <table:table-row table:style-name="ro1">
          <table:table-cell office:value-type="string" calcext:value-type="string">
            <text:p>Mystery Booster Retail Edition Foils FMB1</text:p>
          </table:table-cell>
          <table:table-cell table:style-name="ce3" table:formula="of:=MID([.A85];1;FIND(&quot;~&quot;;SUBSTITUTE([.A85];&quot; &quot;;&quot;~&quot;;LEN([.A85])-LEN(SUBSTITUTE([.A85];&quot; &quot;;&quot;&quot;))-(1-1)))-1)" office:value-type="string" office:string-value="Mystery Booster Retail Edition Foils" calcext:value-type="string">
            <text:p>Mystery Booster Retail Edition Foils</text:p>
          </table:table-cell>
          <table:table-cell office:value-type="date" office:date-value="2020-03-08" calcext:value-type="date">
            <text:p>08.03.2020</text:p>
          </table:table-cell>
          <table:table-cell table:formula="of:=TRIM(RIGHT(SUBSTITUTE([.A$1:.A$1048576]; &quot; &quot;;REPT(&quot; &quot;;100));100))" office:value-type="string" office:string-value="FMB1" calcext:value-type="string">
            <text:p>FMB1</text:p>
          </table:table-cell>
          <table:table-cell office:value-type="string" calcext:value-type="string">
            <text:p>Mystery Booster Retail Edition Foils</text:p>
          </table:table-cell>
          <table:table-cell office:value-type="string" calcext:value-type="string">
            <text:p>FMB1</text:p>
          </table:table-cell>
        </table:table-row>
        <table:table-row table:style-name="ro1">
          <table:table-cell office:value-type="string" calcext:value-type="string">
            <text:p>Mystery Booster MB1</text:p>
          </table:table-cell>
          <table:table-cell table:style-name="ce3" table:formula="of:=MID([.A86];1;FIND(&quot;~&quot;;SUBSTITUTE([.A86];&quot; &quot;;&quot;~&quot;;LEN([.A86])-LEN(SUBSTITUTE([.A86];&quot; &quot;;&quot;&quot;))-(1-1)))-1)" office:value-type="string" office:string-value="Mystery Booster" calcext:value-type="string">
            <text:p>Mystery Booster</text:p>
          </table:table-cell>
          <table:table-cell office:value-type="date" office:date-value="2020-03-03" calcext:value-type="date">
            <text:p>03.03.2020</text:p>
          </table:table-cell>
          <table:table-cell table:formula="of:=TRIM(RIGHT(SUBSTITUTE([.A$1:.A$1048576]; &quot; &quot;;REPT(&quot; &quot;;100));100))" office:value-type="string" office:string-value="MB1" calcext:value-type="string">
            <text:p>MB1</text:p>
          </table:table-cell>
          <table:table-cell office:value-type="string" calcext:value-type="string">
            <text:p>Mystery Booster</text:p>
          </table:table-cell>
          <table:table-cell office:value-type="string" calcext:value-type="string">
            <text:p>MB1</text:p>
          </table:table-cell>
        </table:table-row>
        <table:table-row table:style-name="ro1">
          <table:table-cell office:value-type="string" calcext:value-type="string">
            <text:p>Unsanctioned Tokens TUND</text:p>
          </table:table-cell>
          <table:table-cell table:style-name="ce3" table:formula="of:=MID([.A87];1;FIND(&quot;~&quot;;SUBSTITUTE([.A87];&quot; &quot;;&quot;~&quot;;LEN([.A87])-LEN(SUBSTITUTE([.A87];&quot; &quot;;&quot;&quot;))-(1-1)))-1)" office:value-type="string" office:string-value="Unsanctioned Tokens" calcext:value-type="string">
            <text:p>Unsanctioned Tokens</text:p>
          </table:table-cell>
          <table:table-cell office:value-type="date" office:date-value="2020-02-29" calcext:value-type="date">
            <text:p>29.02.2020</text:p>
          </table:table-cell>
          <table:table-cell table:formula="of:=TRIM(RIGHT(SUBSTITUTE([.A$1:.A$1048576]; &quot; &quot;;REPT(&quot; &quot;;100));100))" office:value-type="string" office:string-value="TUND" calcext:value-type="string">
            <text:p>TUND</text:p>
          </table:table-cell>
          <table:table-cell office:value-type="string" calcext:value-type="string">
            <text:p>Unsanctioned Tokens</text:p>
          </table:table-cell>
          <table:table-cell office:value-type="string" calcext:value-type="string">
            <text:p>TUND</text:p>
          </table:table-cell>
        </table:table-row>
        <table:table-row table:style-name="ro1">
          <table:table-cell office:value-type="string" calcext:value-type="string">
            <text:p>Unsanctioned UND</text:p>
          </table:table-cell>
          <table:table-cell table:style-name="ce3" table:formula="of:=MID([.A88];1;FIND(&quot;~&quot;;SUBSTITUTE([.A88];&quot; &quot;;&quot;~&quot;;LEN([.A88])-LEN(SUBSTITUTE([.A88];&quot; &quot;;&quot;&quot;))-(1-1)))-1)" office:value-type="string" office:string-value="Unsanctioned" calcext:value-type="string">
            <text:p>Unsanctioned</text:p>
          </table:table-cell>
          <table:table-cell office:value-type="date" office:date-value="2020-02-29" calcext:value-type="date">
            <text:p>29.02.2020</text:p>
          </table:table-cell>
          <table:table-cell table:formula="of:=TRIM(RIGHT(SUBSTITUTE([.A$1:.A$1048576]; &quot; &quot;;REPT(&quot; &quot;;100));100))" office:value-type="string" office:string-value="UND" calcext:value-type="string">
            <text:p>UND</text:p>
          </table:table-cell>
          <table:table-cell office:value-type="string" calcext:value-type="string">
            <text:p>Unsanctioned</text:p>
          </table:table-cell>
          <table:table-cell office:value-type="string" calcext:value-type="string">
            <text:p>UND</text:p>
          </table:table-cell>
        </table:table-row>
        <table:table-row table:style-name="ro1">
          <table:table-cell office:value-type="string" calcext:value-type="string">
            <text:p>Theros: Beyond Death Tokens TTHB</text:p>
          </table:table-cell>
          <table:table-cell table:style-name="ce3" table:formula="of:=MID([.A89];1;FIND(&quot;~&quot;;SUBSTITUTE([.A89];&quot; &quot;;&quot;~&quot;;LEN([.A89])-LEN(SUBSTITUTE([.A89];&quot; &quot;;&quot;&quot;))-(1-1)))-1)" office:value-type="string" office:string-value="Theros: Beyond Death Tokens" calcext:value-type="string">
            <text:p>Theros: Beyond Death Tokens</text:p>
          </table:table-cell>
          <table:table-cell office:value-type="date" office:date-value="2020-01-24" calcext:value-type="date">
            <text:p>24.01.2020</text:p>
          </table:table-cell>
          <table:table-cell table:formula="of:=TRIM(RIGHT(SUBSTITUTE([.A$1:.A$1048576]; &quot; &quot;;REPT(&quot; &quot;;100));100))" office:value-type="string" office:string-value="TTHB" calcext:value-type="string">
            <text:p>TTHB</text:p>
          </table:table-cell>
          <table:table-cell office:value-type="string" calcext:value-type="string">
            <text:p>Theros: Beyond Death Tokens</text:p>
          </table:table-cell>
          <table:table-cell office:value-type="string" calcext:value-type="string">
            <text:p>TTHB</text:p>
          </table:table-cell>
        </table:table-row>
        <table:table-row table:style-name="ro1">
          <table:table-cell office:value-type="string" calcext:value-type="string">
            <text:p>Theros Beyond Death Promos PTHB</text:p>
          </table:table-cell>
          <table:table-cell table:style-name="ce3" table:formula="of:=MID([.A90];1;FIND(&quot;~&quot;;SUBSTITUTE([.A90];&quot; &quot;;&quot;~&quot;;LEN([.A90])-LEN(SUBSTITUTE([.A90];&quot; &quot;;&quot;&quot;))-(1-1)))-1)" office:value-type="string" office:string-value="Theros Beyond Death Promos" calcext:value-type="string">
            <text:p>Theros Beyond Death Promos</text:p>
          </table:table-cell>
          <table:table-cell office:value-type="date" office:date-value="2020-01-24" calcext:value-type="date">
            <text:p>24.01.2020</text:p>
          </table:table-cell>
          <table:table-cell table:formula="of:=TRIM(RIGHT(SUBSTITUTE([.A$1:.A$1048576]; &quot; &quot;;REPT(&quot; &quot;;100));100))" office:value-type="string" office:string-value="PTHB" calcext:value-type="string">
            <text:p>PTHB</text:p>
          </table:table-cell>
          <table:table-cell office:value-type="string" calcext:value-type="string">
            <text:p>Theros Beyond Death Promos</text:p>
          </table:table-cell>
          <table:table-cell office:value-type="string" calcext:value-type="string">
            <text:p>PTHB</text:p>
          </table:table-cell>
        </table:table-row>
        <table:table-row table:style-name="ro1">
          <table:table-cell office:value-type="string" calcext:value-type="string">
            <text:p>Theros: Beyond Death THB</text:p>
          </table:table-cell>
          <table:table-cell table:style-name="ce3" table:formula="of:=MID([.A91];1;FIND(&quot;~&quot;;SUBSTITUTE([.A91];&quot; &quot;;&quot;~&quot;;LEN([.A91])-LEN(SUBSTITUTE([.A91];&quot; &quot;;&quot;&quot;))-(1-1)))-1)" office:value-type="string" office:string-value="Theros: Beyond Death" calcext:value-type="string">
            <text:p>Theros: Beyond Death</text:p>
          </table:table-cell>
          <table:table-cell office:value-type="date" office:date-value="2020-01-24" calcext:value-type="date">
            <text:p>24.01.2020</text:p>
          </table:table-cell>
          <table:table-cell table:formula="of:=TRIM(RIGHT(SUBSTITUTE([.A$1:.A$1048576]; &quot; &quot;;REPT(&quot; &quot;;100));100))" office:value-type="string" office:string-value="THB" calcext:value-type="string">
            <text:p>THB</text:p>
          </table:table-cell>
          <table:table-cell office:value-type="string" calcext:value-type="string">
            <text:p>Theros: Beyond Death</text:p>
          </table:table-cell>
          <table:table-cell office:value-type="string" calcext:value-type="string">
            <text:p>THB</text:p>
          </table:table-cell>
        </table:table-row>
        <table:table-row table:style-name="ro1">
          <table:table-cell office:value-type="string" calcext:value-type="string">
            <text:p>MagicFest 2020 PF20</text:p>
          </table:table-cell>
          <table:table-cell table:style-name="ce3" table:formula="of:=MID([.A92];1;FIND(&quot;~&quot;;SUBSTITUTE([.A92];&quot; &quot;;&quot;~&quot;;LEN([.A92])-LEN(SUBSTITUTE([.A92];&quot; &quot;;&quot;&quot;))-(1-1)))-1)" office:value-type="string" office:string-value="MagicFest 2020" calcext:value-type="string">
            <text:p>MagicFest 2020</text:p>
          </table:table-cell>
          <table:table-cell office:value-type="date" office:date-value="2020-01-01" calcext:value-type="date">
            <text:p>01.01.2020</text:p>
          </table:table-cell>
          <table:table-cell table:formula="of:=TRIM(RIGHT(SUBSTITUTE([.A$1:.A$1048576]; &quot; &quot;;REPT(&quot; &quot;;100));100))" office:value-type="string" office:string-value="PF20" calcext:value-type="string">
            <text:p>PF20</text:p>
          </table:table-cell>
          <table:table-cell office:value-type="string" calcext:value-type="string">
            <text:p>MagicFest 2020</text:p>
          </table:table-cell>
          <table:table-cell office:value-type="string" calcext:value-type="string">
            <text:p>PF20</text:p>
          </table:table-cell>
        </table:table-row>
        <table:table-row table:style-name="ro1">
          <table:table-cell office:value-type="string" calcext:value-type="string">
            <text:p>Judge Gift Cards 2020 J20</text:p>
          </table:table-cell>
          <table:table-cell table:style-name="ce3" table:formula="of:=MID([.A93];1;FIND(&quot;~&quot;;SUBSTITUTE([.A93];&quot; &quot;;&quot;~&quot;;LEN([.A93])-LEN(SUBSTITUTE([.A93];&quot; &quot;;&quot;&quot;))-(1-1)))-1)" office:value-type="string" office:string-value="Judge Gift Cards 2020" calcext:value-type="string">
            <text:p>Judge Gift Cards 2020</text:p>
          </table:table-cell>
          <table:table-cell office:value-type="date" office:date-value="2020-01-01" calcext:value-type="date">
            <text:p>01.01.2020</text:p>
          </table:table-cell>
          <table:table-cell table:formula="of:=TRIM(RIGHT(SUBSTITUTE([.A$1:.A$1048576]; &quot; &quot;;REPT(&quot; &quot;;100));100))" office:value-type="string" office:string-value="J20" calcext:value-type="string">
            <text:p>J20</text:p>
          </table:table-cell>
          <table:table-cell office:value-type="string" calcext:value-type="string">
            <text:p>Judge Gift Cards 2020</text:p>
          </table:table-cell>
          <table:table-cell office:value-type="string" calcext:value-type="string">
            <text:p>J20</text:p>
          </table:table-cell>
        </table:table-row>
        <table:table-row table:style-name="ro1">
          <table:table-cell office:value-type="string" calcext:value-type="string">
            <text:p>Secret Lair Drop Series SLD</text:p>
          </table:table-cell>
          <table:table-cell table:style-name="ce3" table:formula="of:=MID([.A94];1;FIND(&quot;~&quot;;SUBSTITUTE([.A94];&quot; &quot;;&quot;~&quot;;LEN([.A94])-LEN(SUBSTITUTE([.A94];&quot; &quot;;&quot;&quot;))-(1-1)))-1)" office:value-type="string" office:string-value="Secret Lair Drop Series" calcext:value-type="string">
            <text:p>Secret Lair Drop Series</text:p>
          </table:table-cell>
          <table:table-cell office:value-type="date" office:date-value="2019-12-02" calcext:value-type="date">
            <text:p>02.12.2019</text:p>
          </table:table-cell>
          <table:table-cell table:formula="of:=TRIM(RIGHT(SUBSTITUTE([.A$1:.A$1048576]; &quot; &quot;;REPT(&quot; &quot;;100));100))" office:value-type="string" office:string-value="SLD" calcext:value-type="string">
            <text:p>SLD</text:p>
          </table:table-cell>
          <table:table-cell office:value-type="string" calcext:value-type="string">
            <text:p>Secret Lair Drop Series</text:p>
          </table:table-cell>
          <table:table-cell office:value-type="string" calcext:value-type="string">
            <text:p>SLD</text:p>
          </table:table-cell>
        </table:table-row>
        <table:table-row table:style-name="ro1">
          <table:table-cell office:value-type="string" calcext:value-type="string">
            <text:p>Secret Lair Promos PSLD</text:p>
          </table:table-cell>
          <table:table-cell table:style-name="ce3" table:formula="of:=MID([.A95];1;FIND(&quot;~&quot;;SUBSTITUTE([.A95];&quot; &quot;;&quot;~&quot;;LEN([.A95])-LEN(SUBSTITUTE([.A95];&quot; &quot;;&quot;&quot;))-(1-1)))-1)" office:value-type="string" office:string-value="Secret Lair Promos" calcext:value-type="string">
            <text:p>Secret Lair Promos</text:p>
          </table:table-cell>
          <table:table-cell office:value-type="date" office:date-value="2019-12-02" calcext:value-type="date">
            <text:p>02.12.2019</text:p>
          </table:table-cell>
          <table:table-cell table:formula="of:=TRIM(RIGHT(SUBSTITUTE([.A$1:.A$1048576]; &quot; &quot;;REPT(&quot; &quot;;100));100))" office:value-type="string" office:string-value="PSLD" calcext:value-type="string">
            <text:p>PSLD</text:p>
          </table:table-cell>
          <table:table-cell office:value-type="string" calcext:value-type="string">
            <text:p>Secret Lair Promos</text:p>
          </table:table-cell>
          <table:table-cell office:value-type="string" calcext:value-type="string">
            <text:p>PSLD</text:p>
          </table:table-cell>
        </table:table-row>
        <table:table-row table:style-name="ro1">
          <table:table-cell office:value-type="string" calcext:value-type="string">
            <text:p>Game Night 2019 Tokens TGN2</text:p>
          </table:table-cell>
          <table:table-cell table:style-name="ce3" table:formula="of:=MID([.A96];1;FIND(&quot;~&quot;;SUBSTITUTE([.A96];&quot; &quot;;&quot;~&quot;;LEN([.A96])-LEN(SUBSTITUTE([.A96];&quot; &quot;;&quot;&quot;))-(1-1)))-1)" office:value-type="string" office:string-value="Game Night 2019 Tokens" calcext:value-type="string">
            <text:p>Game Night 2019 Tokens</text:p>
          </table:table-cell>
          <table:table-cell office:value-type="date" office:date-value="2019-11-15" calcext:value-type="date">
            <text:p>15.11.2019</text:p>
          </table:table-cell>
          <table:table-cell table:formula="of:=TRIM(RIGHT(SUBSTITUTE([.A$1:.A$1048576]; &quot; &quot;;REPT(&quot; &quot;;100));100))" office:value-type="string" office:string-value="TGN2" calcext:value-type="string">
            <text:p>TGN2</text:p>
          </table:table-cell>
          <table:table-cell office:value-type="string" calcext:value-type="string">
            <text:p>Game Night 2019 Tokens</text:p>
          </table:table-cell>
          <table:table-cell office:value-type="string" calcext:value-type="string">
            <text:p>TGN2</text:p>
          </table:table-cell>
        </table:table-row>
        <table:table-row table:style-name="ro1">
          <table:table-cell office:value-type="string" calcext:value-type="string">
            <text:p>Game Night 2019 GN2</text:p>
          </table:table-cell>
          <table:table-cell table:style-name="ce3" table:formula="of:=MID([.A97];1;FIND(&quot;~&quot;;SUBSTITUTE([.A97];&quot; &quot;;&quot;~&quot;;LEN([.A97])-LEN(SUBSTITUTE([.A97];&quot; &quot;;&quot;&quot;))-(1-1)))-1)" office:value-type="string" office:string-value="Game Night 2019" calcext:value-type="string">
            <text:p>Game Night 2019</text:p>
          </table:table-cell>
          <table:table-cell office:value-type="date" office:date-value="2019-11-15" calcext:value-type="date">
            <text:p>15.11.2019</text:p>
          </table:table-cell>
          <table:table-cell table:formula="of:=TRIM(RIGHT(SUBSTITUTE([.A$1:.A$1048576]; &quot; &quot;;REPT(&quot; &quot;;100));100))" office:value-type="string" office:string-value="GN2" calcext:value-type="string">
            <text:p>GN2</text:p>
          </table:table-cell>
          <table:table-cell office:value-type="string" calcext:value-type="string">
            <text:p>Game Night 2019</text:p>
          </table:table-cell>
          <table:table-cell office:value-type="string" calcext:value-type="string">
            <text:p>GN2</text:p>
          </table:table-cell>
        </table:table-row>
        <table:table-row table:style-name="ro1">
          <table:table-cell office:value-type="string" calcext:value-type="string">
            <text:p>Mystery Booster Playtest Cards CMB1</text:p>
          </table:table-cell>
          <table:table-cell table:style-name="ce3" table:formula="of:=MID([.A98];1;FIND(&quot;~&quot;;SUBSTITUTE([.A98];&quot; &quot;;&quot;~&quot;;LEN([.A98])-LEN(SUBSTITUTE([.A98];&quot; &quot;;&quot;&quot;))-(1-1)))-1)" office:value-type="string" office:string-value="Mystery Booster Playtest Cards" calcext:value-type="string">
            <text:p>Mystery Booster Playtest Cards</text:p>
          </table:table-cell>
          <table:table-cell office:value-type="date" office:date-value="2019-11-07" calcext:value-type="date">
            <text:p>07.11.2019</text:p>
          </table:table-cell>
          <table:table-cell table:formula="of:=TRIM(RIGHT(SUBSTITUTE([.A$1:.A$1048576]; &quot; &quot;;REPT(&quot; &quot;;100));100))" office:value-type="string" office:string-value="CMB1" calcext:value-type="string">
            <text:p>CMB1</text:p>
          </table:table-cell>
          <table:table-cell office:value-type="string" calcext:value-type="string">
            <text:p>Mystery Booster Playtest Cards</text:p>
          </table:table-cell>
          <table:table-cell office:value-type="string" calcext:value-type="string">
            <text:p>CMB1</text:p>
          </table:table-cell>
        </table:table-row>
        <table:table-row table:style-name="ro1">
          <table:table-cell office:value-type="string" calcext:value-type="string">
            <text:p>Ponies: The Galloping PTG</text:p>
          </table:table-cell>
          <table:table-cell table:style-name="ce3" table:formula="of:=MID([.A99];1;FIND(&quot;~&quot;;SUBSTITUTE([.A99];&quot; &quot;;&quot;~&quot;;LEN([.A99])-LEN(SUBSTITUTE([.A99];&quot; &quot;;&quot;&quot;))-(1-1)))-1)" office:value-type="string" office:string-value="Ponies: The Galloping" calcext:value-type="string">
            <text:p>Ponies: The Galloping</text:p>
          </table:table-cell>
          <table:table-cell office:value-type="date" office:date-value="2019-10-22" calcext:value-type="date">
            <text:p>22.10.2019</text:p>
          </table:table-cell>
          <table:table-cell table:formula="of:=TRIM(RIGHT(SUBSTITUTE([.A$1:.A$1048576]; &quot; &quot;;REPT(&quot; &quot;;100));100))" office:value-type="string" office:string-value="PTG" calcext:value-type="string">
            <text:p>PTG</text:p>
          </table:table-cell>
          <table:table-cell office:value-type="string" calcext:value-type="string">
            <text:p>Ponies: The Galloping</text:p>
          </table:table-cell>
          <table:table-cell office:value-type="string" calcext:value-type="string">
            <text:p>PTG</text:p>
          </table:table-cell>
        </table:table-row>
        <table:table-row table:style-name="ro1">
          <table:table-cell office:value-type="string" calcext:value-type="string">
            <text:p>Throne of Eldraine ELD</text:p>
          </table:table-cell>
          <table:table-cell table:style-name="ce3" table:formula="of:=MID([.A100];1;FIND(&quot;~&quot;;SUBSTITUTE([.A100];&quot; &quot;;&quot;~&quot;;LEN([.A100])-LEN(SUBSTITUTE([.A100];&quot; &quot;;&quot;&quot;))-(1-1)))-1)" office:value-type="string" office:string-value="Throne of Eldraine" calcext:value-type="string">
            <text:p>Throne of Eldraine</text:p>
          </table:table-cell>
          <table:table-cell office:value-type="date" office:date-value="2019-10-04" calcext:value-type="date">
            <text:p>04.10.2019</text:p>
          </table:table-cell>
          <table:table-cell table:formula="of:=TRIM(RIGHT(SUBSTITUTE([.A$1:.A$1048576]; &quot; &quot;;REPT(&quot; &quot;;100));100))" office:value-type="string" office:string-value="ELD" calcext:value-type="string">
            <text:p>ELD</text:p>
          </table:table-cell>
          <table:table-cell office:value-type="string" calcext:value-type="string">
            <text:p>Throne of Eldraine</text:p>
          </table:table-cell>
          <table:table-cell office:value-type="string" calcext:value-type="string">
            <text:p>ELD</text:p>
          </table:table-cell>
        </table:table-row>
        <table:table-row table:style-name="ro1">
          <table:table-cell office:value-type="string" calcext:value-type="string">
            <text:p>ELD Collector Boosters CELD</text:p>
          </table:table-cell>
          <table:table-cell table:style-name="ce3" table:formula="of:=MID([.A101];1;FIND(&quot;~&quot;;SUBSTITUTE([.A101];&quot; &quot;;&quot;~&quot;;LEN([.A101])-LEN(SUBSTITUTE([.A101];&quot; &quot;;&quot;&quot;))-(1-1)))-1)" office:value-type="string" office:string-value="ELD Collector Boosters" calcext:value-type="string">
            <text:p>ELD Collector Boosters</text:p>
          </table:table-cell>
          <table:table-cell office:value-type="date" office:date-value="2019-10-04" calcext:value-type="date">
            <text:p>04.10.2019</text:p>
          </table:table-cell>
          <table:table-cell table:formula="of:=TRIM(RIGHT(SUBSTITUTE([.A$1:.A$1048576]; &quot; &quot;;REPT(&quot; &quot;;100));100))" office:value-type="string" office:string-value="CELD" calcext:value-type="string">
            <text:p>CELD</text:p>
          </table:table-cell>
          <table:table-cell office:value-type="string" calcext:value-type="string">
            <text:p>ELD Collector Boosters</text:p>
          </table:table-cell>
          <table:table-cell office:value-type="string" calcext:value-type="string">
            <text:p>CELD</text:p>
          </table:table-cell>
        </table:table-row>
        <table:table-row table:style-name="ro1">
          <table:table-cell office:value-type="string" calcext:value-type="string">
            <text:p>Throne of Eldraine Promos PELD</text:p>
          </table:table-cell>
          <table:table-cell table:style-name="ce3" table:formula="of:=MID([.A102];1;FIND(&quot;~&quot;;SUBSTITUTE([.A102];&quot; &quot;;&quot;~&quot;;LEN([.A102])-LEN(SUBSTITUTE([.A102];&quot; &quot;;&quot;&quot;))-(1-1)))-1)" office:value-type="string" office:string-value="Throne of Eldraine Promos" calcext:value-type="string">
            <text:p>Throne of Eldraine Promos</text:p>
          </table:table-cell>
          <table:table-cell office:value-type="date" office:date-value="2019-10-04" calcext:value-type="date">
            <text:p>04.10.2019</text:p>
          </table:table-cell>
          <table:table-cell table:formula="of:=TRIM(RIGHT(SUBSTITUTE([.A$1:.A$1048576]; &quot; &quot;;REPT(&quot; &quot;;100));100))" office:value-type="string" office:string-value="PELD" calcext:value-type="string">
            <text:p>PELD</text:p>
          </table:table-cell>
          <table:table-cell office:value-type="string" calcext:value-type="string">
            <text:p>Throne of Eldraine Promos</text:p>
          </table:table-cell>
          <table:table-cell office:value-type="string" calcext:value-type="string">
            <text:p>PELD</text:p>
          </table:table-cell>
        </table:table-row>
        <table:table-row table:style-name="ro1">
          <table:table-cell office:value-type="string" calcext:value-type="string">
            <text:p>Throne of Eldraine Tokens TELD</text:p>
          </table:table-cell>
          <table:table-cell table:style-name="ce3" table:formula="of:=MID([.A103];1;FIND(&quot;~&quot;;SUBSTITUTE([.A103];&quot; &quot;;&quot;~&quot;;LEN([.A103])-LEN(SUBSTITUTE([.A103];&quot; &quot;;&quot;&quot;))-(1-1)))-1)" office:value-type="string" office:string-value="Throne of Eldraine Tokens" calcext:value-type="string">
            <text:p>Throne of Eldraine Tokens</text:p>
          </table:table-cell>
          <table:table-cell office:value-type="date" office:date-value="2019-09-04" calcext:value-type="date">
            <text:p>04.09.2019</text:p>
          </table:table-cell>
          <table:table-cell table:formula="of:=TRIM(RIGHT(SUBSTITUTE([.A$1:.A$1048576]; &quot; &quot;;REPT(&quot; &quot;;100));100))" office:value-type="string" office:string-value="TELD" calcext:value-type="string">
            <text:p>TELD</text:p>
          </table:table-cell>
          <table:table-cell office:value-type="string" calcext:value-type="string">
            <text:p>Throne of Eldraine Tokens</text:p>
          </table:table-cell>
          <table:table-cell office:value-type="string" calcext:value-type="string">
            <text:p>TELD</text:p>
          </table:table-cell>
        </table:table-row>
        <table:table-row table:style-name="ro1">
          <table:table-cell office:value-type="string" calcext:value-type="string">
            <text:p>Commander 2019 C19</text:p>
          </table:table-cell>
          <table:table-cell table:style-name="ce3" table:formula="of:=MID([.A104];1;FIND(&quot;~&quot;;SUBSTITUTE([.A104];&quot; &quot;;&quot;~&quot;;LEN([.A104])-LEN(SUBSTITUTE([.A104];&quot; &quot;;&quot;&quot;))-(1-1)))-1)" office:value-type="string" office:string-value="Commander 2019" calcext:value-type="string">
            <text:p>Commander 2019</text:p>
          </table:table-cell>
          <table:table-cell office:value-type="date" office:date-value="2019-08-23" calcext:value-type="date">
            <text:p>23.08.2019</text:p>
          </table:table-cell>
          <table:table-cell table:formula="of:=TRIM(RIGHT(SUBSTITUTE([.A$1:.A$1048576]; &quot; &quot;;REPT(&quot; &quot;;100));100))" office:value-type="string" office:string-value="C19" calcext:value-type="string">
            <text:p>C19</text:p>
          </table:table-cell>
          <table:table-cell office:value-type="string" calcext:value-type="string">
            <text:p>Commander 2019</text:p>
          </table:table-cell>
          <table:table-cell office:value-type="string" calcext:value-type="string">
            <text:p>C19</text:p>
          </table:table-cell>
        </table:table-row>
        <table:table-row table:style-name="ro1">
          <table:table-cell office:value-type="string" calcext:value-type="string">
            <text:p>Commander 2019 Tokens TC19</text:p>
          </table:table-cell>
          <table:table-cell table:style-name="ce3" table:formula="of:=MID([.A105];1;FIND(&quot;~&quot;;SUBSTITUTE([.A105];&quot; &quot;;&quot;~&quot;;LEN([.A105])-LEN(SUBSTITUTE([.A105];&quot; &quot;;&quot;&quot;))-(1-1)))-1)" office:value-type="string" office:string-value="Commander 2019 Tokens" calcext:value-type="string">
            <text:p>Commander 2019 Tokens</text:p>
          </table:table-cell>
          <table:table-cell office:value-type="date" office:date-value="2019-08-23" calcext:value-type="date">
            <text:p>23.08.2019</text:p>
          </table:table-cell>
          <table:table-cell table:formula="of:=TRIM(RIGHT(SUBSTITUTE([.A$1:.A$1048576]; &quot; &quot;;REPT(&quot; &quot;;100));100))" office:value-type="string" office:string-value="TC19" calcext:value-type="string">
            <text:p>TC19</text:p>
          </table:table-cell>
          <table:table-cell office:value-type="string" calcext:value-type="string">
            <text:p>Commander 2019 Tokens</text:p>
          </table:table-cell>
          <table:table-cell office:value-type="string" calcext:value-type="string">
            <text:p>TC19</text:p>
          </table:table-cell>
        </table:table-row>
        <table:table-row table:style-name="ro1">
          <table:table-cell office:value-type="string" calcext:value-type="string">
            <text:p>2018 Heroes of the Realm HTR18</text:p>
          </table:table-cell>
          <table:table-cell table:style-name="ce3" table:formula="of:=MID([.A106];1;FIND(&quot;~&quot;;SUBSTITUTE([.A106];&quot; &quot;;&quot;~&quot;;LEN([.A106])-LEN(SUBSTITUTE([.A106];&quot; &quot;;&quot;&quot;))-(1-1)))-1)" office:value-type="string" office:string-value="2018 Heroes of the Realm" calcext:value-type="string">
            <text:p>2018 Heroes of the Realm</text:p>
          </table:table-cell>
          <table:table-cell office:value-type="date" office:date-value="2019-08-01" calcext:value-type="date">
            <text:p>01.08.2019</text:p>
          </table:table-cell>
          <table:table-cell table:formula="of:=TRIM(RIGHT(SUBSTITUTE([.A$1:.A$1048576]; &quot; &quot;;REPT(&quot; &quot;;100));100))" office:value-type="string" office:string-value="HTR18" calcext:value-type="string">
            <text:p>HTR18</text:p>
          </table:table-cell>
          <table:table-cell office:value-type="string" calcext:value-type="string">
            <text:p>2018 Heroes of the Realm</text:p>
          </table:table-cell>
          <table:table-cell office:value-type="string" calcext:value-type="string">
            <text:p>HTR18</text:p>
          </table:table-cell>
        </table:table-row>
        <table:table-row table:style-name="ro1">
          <table:table-cell office:value-type="string" calcext:value-type="string">
            <text:p>San Diego Comic-Con 2019 PS19</text:p>
          </table:table-cell>
          <table:table-cell table:formula="of:=MID([.A107];1;FIND(&quot;~&quot;;SUBSTITUTE([.A107];&quot; &quot;;&quot;~&quot;;LEN([.A107])-LEN(SUBSTITUTE([.A107];&quot; &quot;;&quot;&quot;))-(1-1)))-1)" office:value-type="string" office:string-value="San Diego Comic-Con 2019" calcext:value-type="string">
            <text:p>San Diego Comic-Con 2019</text:p>
          </table:table-cell>
          <table:table-cell office:value-type="date" office:date-value="2019-07-18" calcext:value-type="date">
            <text:p>18.07.2019</text:p>
          </table:table-cell>
          <table:table-cell table:formula="of:=TRIM(RIGHT(SUBSTITUTE([.A$1:.A$1048576]; &quot; &quot;;REPT(&quot; &quot;;100));100))" office:value-type="string" office:string-value="PS19" calcext:value-type="string">
            <text:p>PS19</text:p>
          </table:table-cell>
          <table:table-cell office:value-type="string" calcext:value-type="string">
            <text:p>San Diego Comic-Con 2019</text:p>
          </table:table-cell>
          <table:table-cell office:value-type="string" calcext:value-type="string">
            <text:p>PS19</text:p>
          </table:table-cell>
        </table:table-row>
        <table:table-row table:style-name="ro1">
          <table:table-cell office:value-type="string" calcext:value-type="string">
            <text:p>Core Set 2020 M20</text:p>
          </table:table-cell>
          <table:table-cell table:formula="of:=MID([.A108];1;FIND(&quot;~&quot;;SUBSTITUTE([.A108];&quot; &quot;;&quot;~&quot;;LEN([.A108])-LEN(SUBSTITUTE([.A108];&quot; &quot;;&quot;&quot;))-(1-1)))-1)" office:value-type="string" office:string-value="Core Set 2020" calcext:value-type="string">
            <text:p>Core Set 2020</text:p>
          </table:table-cell>
          <table:table-cell office:value-type="date" office:date-value="2019-07-12" calcext:value-type="date">
            <text:p>12.07.2019</text:p>
          </table:table-cell>
          <table:table-cell table:formula="of:=TRIM(RIGHT(SUBSTITUTE([.A$1:.A$1048576]; &quot; &quot;;REPT(&quot; &quot;;100));100))" office:value-type="string" office:string-value="M20" calcext:value-type="string">
            <text:p>M20</text:p>
          </table:table-cell>
          <table:table-cell office:value-type="string" calcext:value-type="string">
            <text:p>Core Set 2020</text:p>
          </table:table-cell>
          <table:table-cell office:value-type="string" calcext:value-type="string">
            <text:p>M20</text:p>
          </table:table-cell>
        </table:table-row>
        <table:table-row table:style-name="ro1">
          <table:table-cell office:value-type="string" calcext:value-type="string">
            <text:p>M20 Promo Packs PPP1</text:p>
          </table:table-cell>
          <table:table-cell table:formula="of:=MID([.A109];1;FIND(&quot;~&quot;;SUBSTITUTE([.A109];&quot; &quot;;&quot;~&quot;;LEN([.A109])-LEN(SUBSTITUTE([.A109];&quot; &quot;;&quot;&quot;))-(1-1)))-1)" office:value-type="string" office:string-value="M20 Promo Packs" calcext:value-type="string">
            <text:p>M20 Promo Packs</text:p>
          </table:table-cell>
          <table:table-cell office:value-type="date" office:date-value="2019-07-12" calcext:value-type="date">
            <text:p>12.07.2019</text:p>
          </table:table-cell>
          <table:table-cell table:formula="of:=TRIM(RIGHT(SUBSTITUTE([.A$1:.A$1048576]; &quot; &quot;;REPT(&quot; &quot;;100));100))" office:value-type="string" office:string-value="PPP1" calcext:value-type="string">
            <text:p>PPP1</text:p>
          </table:table-cell>
          <table:table-cell office:value-type="string" calcext:value-type="string">
            <text:p>M20 Promo Packs</text:p>
          </table:table-cell>
          <table:table-cell office:value-type="string" calcext:value-type="string">
            <text:p>PPP1</text:p>
          </table:table-cell>
        </table:table-row>
        <table:table-row table:style-name="ro1">
          <table:table-cell office:value-type="string" calcext:value-type="string">
            <text:p>Core Set 2020 Tokens TM20</text:p>
          </table:table-cell>
          <table:table-cell table:style-name="ce3" table:formula="of:=MID([.A110];1;FIND(&quot;~&quot;;SUBSTITUTE([.A110];&quot; &quot;;&quot;~&quot;;LEN([.A110])-LEN(SUBSTITUTE([.A110];&quot; &quot;;&quot;&quot;))-(1-1)))-1)" office:value-type="string" office:string-value="Core Set 2020 Tokens" calcext:value-type="string">
            <text:p>Core Set 2020 Tokens</text:p>
          </table:table-cell>
          <table:table-cell office:value-type="date" office:date-value="2019-07-12" calcext:value-type="date">
            <text:p>12.07.2019</text:p>
          </table:table-cell>
          <table:table-cell table:formula="of:=TRIM(RIGHT(SUBSTITUTE([.A$1:.A$1048576]; &quot; &quot;;REPT(&quot; &quot;;100));100))" office:value-type="string" office:string-value="TM20" calcext:value-type="string">
            <text:p>TM20</text:p>
          </table:table-cell>
          <table:table-cell office:value-type="string" calcext:value-type="string">
            <text:p>Core Set 2020 Tokens</text:p>
          </table:table-cell>
          <table:table-cell office:value-type="string" calcext:value-type="string">
            <text:p>TM20</text:p>
          </table:table-cell>
        </table:table-row>
        <table:table-row table:style-name="ro1">
          <table:table-cell office:value-type="string" calcext:value-type="string">
            <text:p>Core Set 2020 Promos PM20</text:p>
          </table:table-cell>
          <table:table-cell table:style-name="ce3" table:formula="of:=MID([.A111];1;FIND(&quot;~&quot;;SUBSTITUTE([.A111];&quot; &quot;;&quot;~&quot;;LEN([.A111])-LEN(SUBSTITUTE([.A111];&quot; &quot;;&quot;&quot;))-(1-1)))-1)" office:value-type="string" office:string-value="Core Set 2020 Promos" calcext:value-type="string">
            <text:p>Core Set 2020 Promos</text:p>
          </table:table-cell>
          <table:table-cell office:value-type="date" office:date-value="2019-07-12" calcext:value-type="date">
            <text:p>12.07.2019</text:p>
          </table:table-cell>
          <table:table-cell table:formula="of:=TRIM(RIGHT(SUBSTITUTE([.A$1:.A$1048576]; &quot; &quot;;REPT(&quot; &quot;;100));100))" office:value-type="string" office:string-value="PM20" calcext:value-type="string">
            <text:p>PM20</text:p>
          </table:table-cell>
          <table:table-cell office:value-type="string" calcext:value-type="string">
            <text:p>Core Set 2020 Promos</text:p>
          </table:table-cell>
          <table:table-cell office:value-type="string" calcext:value-type="string">
            <text:p>PM20</text:p>
          </table:table-cell>
        </table:table-row>
        <table:table-row table:style-name="ro1">
          <table:table-cell office:value-type="string" calcext:value-type="string">
            <text:p>Signature Spellbook: Gideon SS2</text:p>
          </table:table-cell>
          <table:table-cell table:style-name="ce3" table:formula="of:=MID([.A112];1;FIND(&quot;~&quot;;SUBSTITUTE([.A112];&quot; &quot;;&quot;~&quot;;LEN([.A112])-LEN(SUBSTITUTE([.A112];&quot; &quot;;&quot;&quot;))-(1-1)))-1)" office:value-type="string" office:string-value="Signature Spellbook: Gideon" calcext:value-type="string">
            <text:p>Signature Spellbook: Gideon</text:p>
          </table:table-cell>
          <table:table-cell office:value-type="date" office:date-value="2019-06-28" calcext:value-type="date">
            <text:p>28.06.2019</text:p>
          </table:table-cell>
          <table:table-cell table:formula="of:=TRIM(RIGHT(SUBSTITUTE([.A$1:.A$1048576]; &quot; &quot;;REPT(&quot; &quot;;100));100))" office:value-type="string" office:string-value="SS2" calcext:value-type="string">
            <text:p>SS2</text:p>
          </table:table-cell>
          <table:table-cell office:value-type="string" calcext:value-type="string">
            <text:p>Signature Spellbook: Gideon</text:p>
          </table:table-cell>
          <table:table-cell office:value-type="string" calcext:value-type="string">
            <text:p>SS2</text:p>
          </table:table-cell>
        </table:table-row>
        <table:table-row table:style-name="ro1">
          <table:table-cell office:value-type="string" calcext:value-type="string">
            <text:p>Modern Horizons MH1</text:p>
          </table:table-cell>
          <table:table-cell table:style-name="ce3" table:formula="of:=MID([.A113];1;FIND(&quot;~&quot;;SUBSTITUTE([.A113];&quot; &quot;;&quot;~&quot;;LEN([.A113])-LEN(SUBSTITUTE([.A113];&quot; &quot;;&quot;&quot;))-(1-1)))-1)" office:value-type="string" office:string-value="Modern Horizons" calcext:value-type="string">
            <text:p>Modern Horizons</text:p>
          </table:table-cell>
          <table:table-cell office:value-type="date" office:date-value="2019-06-14" calcext:value-type="date">
            <text:p>14.06.2019</text:p>
          </table:table-cell>
          <table:table-cell table:formula="of:=TRIM(RIGHT(SUBSTITUTE([.A$1:.A$1048576]; &quot; &quot;;REPT(&quot; &quot;;100));100))" office:value-type="string" office:string-value="MH1" calcext:value-type="string">
            <text:p>MH1</text:p>
          </table:table-cell>
          <table:table-cell office:value-type="string" calcext:value-type="string">
            <text:p>Modern Horizons</text:p>
          </table:table-cell>
          <table:table-cell office:value-type="string" calcext:value-type="string">
            <text:p>MH1</text:p>
          </table:table-cell>
        </table:table-row>
        <table:table-row table:style-name="ro1">
          <table:table-cell office:value-type="string" calcext:value-type="string">
            <text:p>Modern Horizons Tokens TMH1</text:p>
          </table:table-cell>
          <table:table-cell table:formula="of:=MID([.A114];1;FIND(&quot;~&quot;;SUBSTITUTE([.A114];&quot; &quot;;&quot;~&quot;;LEN([.A114])-LEN(SUBSTITUTE([.A114];&quot; &quot;;&quot;&quot;))-(1-1)))-1)" office:value-type="string" office:string-value="Modern Horizons Tokens" calcext:value-type="string">
            <text:p>Modern Horizons Tokens</text:p>
          </table:table-cell>
          <table:table-cell office:value-type="date" office:date-value="2019-06-14" calcext:value-type="date">
            <text:p>14.06.2019</text:p>
          </table:table-cell>
          <table:table-cell table:formula="of:=TRIM(RIGHT(SUBSTITUTE([.A$1:.A$1048576]; &quot; &quot;;REPT(&quot; &quot;;100));100))" office:value-type="string" office:string-value="TMH1" calcext:value-type="string">
            <text:p>TMH1</text:p>
          </table:table-cell>
          <table:table-cell office:value-type="string" calcext:value-type="string">
            <text:p>Modern Horizons Tokens</text:p>
          </table:table-cell>
          <table:table-cell office:value-type="string" calcext:value-type="string">
            <text:p>TMH1</text:p>
          </table:table-cell>
        </table:table-row>
        <table:table-row table:style-name="ro1">
          <table:table-cell office:value-type="string" calcext:value-type="string">
            <text:p>War of the Spark WAR</text:p>
          </table:table-cell>
          <table:table-cell table:formula="of:=MID([.A115];1;FIND(&quot;~&quot;;SUBSTITUTE([.A115];&quot; &quot;;&quot;~&quot;;LEN([.A115])-LEN(SUBSTITUTE([.A115];&quot; &quot;;&quot;&quot;))-(1-1)))-1)" office:value-type="string" office:string-value="War of the Spark" calcext:value-type="string">
            <text:p>War of the Spark</text:p>
          </table:table-cell>
          <table:table-cell office:value-type="date" office:date-value="2019-05-03" calcext:value-type="date">
            <text:p>03.05.2019</text:p>
          </table:table-cell>
          <table:table-cell table:formula="of:=TRIM(RIGHT(SUBSTITUTE([.A$1:.A$1048576]; &quot; &quot;;REPT(&quot; &quot;;100));100))" office:value-type="string" office:string-value="WAR" calcext:value-type="string">
            <text:p>WAR</text:p>
          </table:table-cell>
          <table:table-cell office:value-type="string" calcext:value-type="string">
            <text:p>War of the Spark</text:p>
          </table:table-cell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War of the Spark Tokens TWAR</text:p>
          </table:table-cell>
          <table:table-cell table:formula="of:=MID([.A116];1;FIND(&quot;~&quot;;SUBSTITUTE([.A116];&quot; &quot;;&quot;~&quot;;LEN([.A116])-LEN(SUBSTITUTE([.A116];&quot; &quot;;&quot;&quot;))-(1-1)))-1)" office:value-type="string" office:string-value="War of the Spark Tokens" calcext:value-type="string">
            <text:p>War of the Spark Tokens</text:p>
          </table:table-cell>
          <table:table-cell office:value-type="date" office:date-value="2019-05-03" calcext:value-type="date">
            <text:p>03.05.2019</text:p>
          </table:table-cell>
          <table:table-cell table:formula="of:=TRIM(RIGHT(SUBSTITUTE([.A$1:.A$1048576]; &quot; &quot;;REPT(&quot; &quot;;100));100))" office:value-type="string" office:string-value="TWAR" calcext:value-type="string">
            <text:p>TWAR</text:p>
          </table:table-cell>
          <table:table-cell office:value-type="string" calcext:value-type="string">
            <text:p>War of the Spark Tokens</text:p>
          </table:table-cell>
          <table:table-cell office:value-type="string" calcext:value-type="string">
            <text:p>TWAR</text:p>
          </table:table-cell>
        </table:table-row>
        <table:table-row table:style-name="ro1">
          <table:table-cell office:value-type="string" calcext:value-type="string">
            <text:p>Judge Gift Cards 2019 J19</text:p>
          </table:table-cell>
          <table:table-cell table:formula="of:=MID([.A117];1;FIND(&quot;~&quot;;SUBSTITUTE([.A117];&quot; &quot;;&quot;~&quot;;LEN([.A117])-LEN(SUBSTITUTE([.A117];&quot; &quot;;&quot;&quot;))-(1-1)))-1)" office:value-type="string" office:string-value="Judge Gift Cards 2019" calcext:value-type="string">
            <text:p>Judge Gift Cards 2019</text:p>
          </table:table-cell>
          <table:table-cell office:value-type="date" office:date-value="2019-04-10" calcext:value-type="date">
            <text:p>10.04.2019</text:p>
          </table:table-cell>
          <table:table-cell table:formula="of:=TRIM(RIGHT(SUBSTITUTE([.A$1:.A$1048576]; &quot; &quot;;REPT(&quot; &quot;;100));100))" office:value-type="string" office:string-value="J19" calcext:value-type="string">
            <text:p>J19</text:p>
          </table:table-cell>
          <table:table-cell office:value-type="string" calcext:value-type="string">
            <text:p>Judge Gift Cards 2019</text:p>
          </table:table-cell>
          <table:table-cell office:value-type="string" calcext:value-type="string">
            <text:p>J19</text:p>
          </table:table-cell>
        </table:table-row>
        <table:table-row table:style-name="ro1">
          <table:table-cell office:value-type="string" calcext:value-type="string">
            <text:p>War of the Spark Promos PWAR</text:p>
          </table:table-cell>
          <table:table-cell table:formula="of:=MID([.A118];1;FIND(&quot;~&quot;;SUBSTITUTE([.A118];&quot; &quot;;&quot;~&quot;;LEN([.A118])-LEN(SUBSTITUTE([.A118];&quot; &quot;;&quot;&quot;))-(1-1)))-1)" office:value-type="string" office:string-value="War of the Spark Promos" calcext:value-type="string">
            <text:p>War of the Spark Promos</text:p>
          </table:table-cell>
          <table:table-cell office:value-type="date" office:date-value="2019-03-31" calcext:value-type="date">
            <text:p>31.03.2019</text:p>
          </table:table-cell>
          <table:table-cell table:formula="of:=TRIM(RIGHT(SUBSTITUTE([.A$1:.A$1048576]; &quot; &quot;;REPT(&quot; &quot;;100));100))" office:value-type="string" office:string-value="PWAR" calcext:value-type="string">
            <text:p>PWAR</text:p>
          </table:table-cell>
          <table:table-cell office:value-type="string" calcext:value-type="string">
            <text:p>War of the Spark Promos</text:p>
          </table:table-cell>
          <table:table-cell office:value-type="string" calcext:value-type="string">
            <text:p>PWAR</text:p>
          </table:table-cell>
        </table:table-row>
        <table:table-row table:style-name="ro1">
          <table:table-cell office:value-type="string" calcext:value-type="string">
            <text:p>RNA Ravnica Weekend PRW2</text:p>
          </table:table-cell>
          <table:table-cell table:formula="of:=MID([.A119];1;FIND(&quot;~&quot;;SUBSTITUTE([.A119];&quot; &quot;;&quot;~&quot;;LEN([.A119])-LEN(SUBSTITUTE([.A119];&quot; &quot;;&quot;&quot;))-(1-1)))-1)" office:value-type="string" office:string-value="RNA Ravnica Weekend" calcext:value-type="string">
            <text:p>RNA Ravnica Weekend</text:p>
          </table:table-cell>
          <table:table-cell office:value-type="date" office:date-value="2019-02-16" calcext:value-type="date">
            <text:p>16.02.2019</text:p>
          </table:table-cell>
          <table:table-cell table:formula="of:=TRIM(RIGHT(SUBSTITUTE([.A$1:.A$1048576]; &quot; &quot;;REPT(&quot; &quot;;100));100))" office:value-type="string" office:string-value="PRW2" calcext:value-type="string">
            <text:p>PRW2</text:p>
          </table:table-cell>
          <table:table-cell office:value-type="string" calcext:value-type="string">
            <text:p>RNA Ravnica Weekend</text:p>
          </table:table-cell>
          <table:table-cell office:value-type="string" calcext:value-type="string">
            <text:p>PRW2</text:p>
          </table:table-cell>
        </table:table-row>
        <table:table-row table:style-name="ro1">
          <table:table-cell office:value-type="string" calcext:value-type="string">
            <text:p>RNA Guild Kit GK2</text:p>
          </table:table-cell>
          <table:table-cell table:formula="of:=MID([.A120];1;FIND(&quot;~&quot;;SUBSTITUTE([.A120];&quot; &quot;;&quot;~&quot;;LEN([.A120])-LEN(SUBSTITUTE([.A120];&quot; &quot;;&quot;&quot;))-(1-1)))-1)" office:value-type="string" office:string-value="RNA Guild Kit" calcext:value-type="string">
            <text:p>RNA Guild Kit</text:p>
          </table:table-cell>
          <table:table-cell office:value-type="date" office:date-value="2019-02-15" calcext:value-type="date">
            <text:p>15.02.2019</text:p>
          </table:table-cell>
          <table:table-cell table:formula="of:=TRIM(RIGHT(SUBSTITUTE([.A$1:.A$1048576]; &quot; &quot;;REPT(&quot; &quot;;100));100))" office:value-type="string" office:string-value="GK2" calcext:value-type="string">
            <text:p>GK2</text:p>
          </table:table-cell>
          <table:table-cell office:value-type="string" calcext:value-type="string">
            <text:p>RNA Guild Kit</text:p>
          </table:table-cell>
          <table:table-cell office:value-type="string" calcext:value-type="string">
            <text:p>GK2</text:p>
          </table:table-cell>
        </table:table-row>
        <table:table-row table:style-name="ro1">
          <table:table-cell office:value-type="string" calcext:value-type="string">
            <text:p>RNA Guild Kit Tokens TGK2</text:p>
          </table:table-cell>
          <table:table-cell table:formula="of:=MID([.A121];1;FIND(&quot;~&quot;;SUBSTITUTE([.A121];&quot; &quot;;&quot;~&quot;;LEN([.A121])-LEN(SUBSTITUTE([.A121];&quot; &quot;;&quot;&quot;))-(1-1)))-1)" office:value-type="string" office:string-value="RNA Guild Kit Tokens" calcext:value-type="string">
            <text:p>RNA Guild Kit Tokens</text:p>
          </table:table-cell>
          <table:table-cell office:value-type="date" office:date-value="2019-02-15" calcext:value-type="date">
            <text:p>15.02.2019</text:p>
          </table:table-cell>
          <table:table-cell table:formula="of:=TRIM(RIGHT(SUBSTITUTE([.A$1:.A$1048576]; &quot; &quot;;REPT(&quot; &quot;;100));100))" office:value-type="string" office:string-value="TGK2" calcext:value-type="string">
            <text:p>TGK2</text:p>
          </table:table-cell>
          <table:table-cell office:value-type="string" calcext:value-type="string">
            <text:p>RNA Guild Kit Tokens</text:p>
          </table:table-cell>
          <table:table-cell office:value-type="string" calcext:value-type="string">
            <text:p>TGK2</text:p>
          </table:table-cell>
        </table:table-row>
        <table:table-row table:style-name="ro1">
          <table:table-cell office:value-type="string" calcext:value-type="string">
            <text:p>Ravnica Allegiance RNA</text:p>
          </table:table-cell>
          <table:table-cell table:formula="of:=MID([.A122];1;FIND(&quot;~&quot;;SUBSTITUTE([.A122];&quot; &quot;;&quot;~&quot;;LEN([.A122])-LEN(SUBSTITUTE([.A122];&quot; &quot;;&quot;&quot;))-(1-1)))-1)" office:value-type="string" office:string-value="Ravnica Allegiance" calcext:value-type="string">
            <text:p>Ravnica Allegiance</text:p>
          </table:table-cell>
          <table:table-cell office:value-type="date" office:date-value="2019-01-25" calcext:value-type="date">
            <text:p>25.01.2019</text:p>
          </table:table-cell>
          <table:table-cell table:formula="of:=TRIM(RIGHT(SUBSTITUTE([.A$1:.A$1048576]; &quot; &quot;;REPT(&quot; &quot;;100));100))" office:value-type="string" office:string-value="RNA" calcext:value-type="string">
            <text:p>RNA</text:p>
          </table:table-cell>
          <table:table-cell office:value-type="string" calcext:value-type="string">
            <text:p>Ravnica Allegiance</text:p>
          </table:table-cell>
          <table:table-cell office:value-type="string" calcext:value-type="string">
            <text:p>RNA</text:p>
          </table:table-cell>
        </table:table-row>
        <table:table-row table:style-name="ro1">
          <table:table-cell office:value-type="string" calcext:value-type="string">
            <text:p>Ravnica Allegiance Promos PRNA</text:p>
          </table:table-cell>
          <table:table-cell table:formula="of:=MID([.A123];1;FIND(&quot;~&quot;;SUBSTITUTE([.A123];&quot; &quot;;&quot;~&quot;;LEN([.A123])-LEN(SUBSTITUTE([.A123];&quot; &quot;;&quot;&quot;))-(1-1)))-1)" office:value-type="string" office:string-value="Ravnica Allegiance Promos" calcext:value-type="string">
            <text:p>Ravnica Allegiance Promos</text:p>
          </table:table-cell>
          <table:table-cell office:value-type="date" office:date-value="2019-01-25" calcext:value-type="date">
            <text:p>25.01.2019</text:p>
          </table:table-cell>
          <table:table-cell table:formula="of:=TRIM(RIGHT(SUBSTITUTE([.A$1:.A$1048576]; &quot; &quot;;REPT(&quot; &quot;;100));100))" office:value-type="string" office:string-value="PRNA" calcext:value-type="string">
            <text:p>PRNA</text:p>
          </table:table-cell>
          <table:table-cell office:value-type="string" calcext:value-type="string">
            <text:p>Ravnica Allegiance Promos</text:p>
          </table:table-cell>
          <table:table-cell office:value-type="string" calcext:value-type="string">
            <text:p>PRNA</text:p>
          </table:table-cell>
        </table:table-row>
        <table:table-row table:style-name="ro1">
          <table:table-cell office:value-type="string" calcext:value-type="string">
            <text:p>Ravnica Allegiance Tokens TRNA</text:p>
          </table:table-cell>
          <table:table-cell table:formula="of:=MID([.A124];1;FIND(&quot;~&quot;;SUBSTITUTE([.A124];&quot; &quot;;&quot;~&quot;;LEN([.A124])-LEN(SUBSTITUTE([.A124];&quot; &quot;;&quot;&quot;))-(1-1)))-1)" office:value-type="string" office:string-value="Ravnica Allegiance Tokens" calcext:value-type="string">
            <text:p>Ravnica Allegiance Tokens</text:p>
          </table:table-cell>
          <table:table-cell office:value-type="date" office:date-value="2019-01-25" calcext:value-type="date">
            <text:p>25.01.2019</text:p>
          </table:table-cell>
          <table:table-cell table:formula="of:=TRIM(RIGHT(SUBSTITUTE([.A$1:.A$1048576]; &quot; &quot;;REPT(&quot; &quot;;100));100))" office:value-type="string" office:string-value="TRNA" calcext:value-type="string">
            <text:p>TRNA</text:p>
          </table:table-cell>
          <table:table-cell office:value-type="string" calcext:value-type="string">
            <text:p>Ravnica Allegiance Tokens</text:p>
          </table:table-cell>
          <table:table-cell office:value-type="string" calcext:value-type="string">
            <text:p>TRNA</text:p>
          </table:table-cell>
        </table:table-row>
        <table:table-row table:style-name="ro1">
          <table:table-cell office:value-type="string" calcext:value-type="string">
            <text:p>MagicFest 2019 PF19</text:p>
          </table:table-cell>
          <table:table-cell table:formula="of:=MID([.A125];1;FIND(&quot;~&quot;;SUBSTITUTE([.A125];&quot; &quot;;&quot;~&quot;;LEN([.A125])-LEN(SUBSTITUTE([.A125];&quot; &quot;;&quot;&quot;))-(1-1)))-1)" office:value-type="string" office:string-value="MagicFest 2019" calcext:value-type="string">
            <text:p>MagicFest 2019</text:p>
          </table:table-cell>
          <table:table-cell office:value-type="date" office:date-value="2019-01-01" calcext:value-type="date">
            <text:p>01.01.2019</text:p>
          </table:table-cell>
          <table:table-cell table:formula="of:=TRIM(RIGHT(SUBSTITUTE([.A$1:.A$1048576]; &quot; &quot;;REPT(&quot; &quot;;100));100))" office:value-type="string" office:string-value="PF19" calcext:value-type="string">
            <text:p>PF19</text:p>
          </table:table-cell>
          <table:table-cell office:value-type="string" calcext:value-type="string">
            <text:p>MagicFest 2019</text:p>
          </table:table-cell>
          <table:table-cell office:value-type="string" calcext:value-type="string">
            <text:p>PF19</text:p>
          </table:table-cell>
        </table:table-row>
        <table:table-row table:style-name="ro1">
          <table:table-cell office:value-type="string" calcext:value-type="string">
            <text:p>Ultimate Masters UMA</text:p>
          </table:table-cell>
          <table:table-cell table:formula="of:=MID([.A126];1;FIND(&quot;~&quot;;SUBSTITUTE([.A126];&quot; &quot;;&quot;~&quot;;LEN([.A126])-LEN(SUBSTITUTE([.A126];&quot; &quot;;&quot;&quot;))-(1-1)))-1)" office:value-type="string" office:string-value="Ultimate Masters" calcext:value-type="string">
            <text:p>Ultimate Masters</text:p>
          </table:table-cell>
          <table:table-cell office:value-type="date" office:date-value="2018-12-07" calcext:value-type="date">
            <text:p>07.12.2018</text:p>
          </table:table-cell>
          <table:table-cell table:formula="of:=TRIM(RIGHT(SUBSTITUTE([.A$1:.A$1048576]; &quot; &quot;;REPT(&quot; &quot;;100));100))" office:value-type="string" office:string-value="UMA" calcext:value-type="string">
            <text:p>UMA</text:p>
          </table:table-cell>
          <table:table-cell office:value-type="string" calcext:value-type="string">
            <text:p>Ultimate Masters</text:p>
          </table:table-cell>
          <table:table-cell office:value-type="string" calcext:value-type="string">
            <text:p>UMA</text:p>
          </table:table-cell>
        </table:table-row>
        <table:table-row table:style-name="ro1">
          <table:table-cell office:value-type="string" calcext:value-type="string">
            <text:p>Ultimate Box Topper PUMA</text:p>
          </table:table-cell>
          <table:table-cell table:formula="of:=MID([.A127];1;FIND(&quot;~&quot;;SUBSTITUTE([.A127];&quot; &quot;;&quot;~&quot;;LEN([.A127])-LEN(SUBSTITUTE([.A127];&quot; &quot;;&quot;&quot;))-(1-1)))-1)" office:value-type="string" office:string-value="Ultimate Box Topper" calcext:value-type="string">
            <text:p>Ultimate Box Topper</text:p>
          </table:table-cell>
          <table:table-cell office:value-type="date" office:date-value="2018-12-07" calcext:value-type="date">
            <text:p>07.12.2018</text:p>
          </table:table-cell>
          <table:table-cell table:formula="of:=TRIM(RIGHT(SUBSTITUTE([.A$1:.A$1048576]; &quot; &quot;;REPT(&quot; &quot;;100));100))" office:value-type="string" office:string-value="PUMA" calcext:value-type="string">
            <text:p>PUMA</text:p>
          </table:table-cell>
          <table:table-cell office:value-type="string" calcext:value-type="string">
            <text:p>Ultimate Box Topper</text:p>
          </table:table-cell>
          <table:table-cell office:value-type="string" calcext:value-type="string">
            <text:p>PUMA</text:p>
          </table:table-cell>
        </table:table-row>
        <table:table-row table:style-name="ro1">
          <table:table-cell office:value-type="string" calcext:value-type="string">
            <text:p>Game Night GNT</text:p>
          </table:table-cell>
          <table:table-cell table:formula="of:=MID([.A128];1;FIND(&quot;~&quot;;SUBSTITUTE([.A128];&quot; &quot;;&quot;~&quot;;LEN([.A128])-LEN(SUBSTITUTE([.A128];&quot; &quot;;&quot;&quot;))-(1-1)))-1)" office:value-type="string" office:string-value="Game Night" calcext:value-type="string">
            <text:p>Game Night</text:p>
          </table:table-cell>
          <table:table-cell office:value-type="date" office:date-value="2018-11-16" calcext:value-type="date">
            <text:p>16.11.2018</text:p>
          </table:table-cell>
          <table:table-cell table:formula="of:=TRIM(RIGHT(SUBSTITUTE([.A$1:.A$1048576]; &quot; &quot;;REPT(&quot; &quot;;100));100))" office:value-type="string" office:string-value="GNT" calcext:value-type="string">
            <text:p>GNT</text:p>
          </table:table-cell>
          <table:table-cell office:value-type="string" calcext:value-type="string">
            <text:p>Game Night</text:p>
          </table:table-cell>
          <table:table-cell office:value-type="string" calcext:value-type="string">
            <text:p>GNT</text:p>
          </table:table-cell>
        </table:table-row>
        <table:table-row table:style-name="ro1">
          <table:table-cell office:value-type="string" calcext:value-type="string">
            <text:p>Ravnica Weekend PRWK</text:p>
          </table:table-cell>
          <table:table-cell table:formula="of:=MID([.A129];1;FIND(&quot;~&quot;;SUBSTITUTE([.A129];&quot; &quot;;&quot;~&quot;;LEN([.A129])-LEN(SUBSTITUTE([.A129];&quot; &quot;;&quot;&quot;))-(1-1)))-1)" office:value-type="string" office:string-value="Ravnica Weekend" calcext:value-type="string">
            <text:p>Ravnica Weekend</text:p>
          </table:table-cell>
          <table:table-cell office:value-type="date" office:date-value="2018-11-09" calcext:value-type="date">
            <text:p>09.11.2018</text:p>
          </table:table-cell>
          <table:table-cell table:formula="of:=TRIM(RIGHT(SUBSTITUTE([.A$1:.A$1048576]; &quot; &quot;;REPT(&quot; &quot;;100));100))" office:value-type="string" office:string-value="PRWK" calcext:value-type="string">
            <text:p>PRWK</text:p>
          </table:table-cell>
          <table:table-cell office:value-type="string" calcext:value-type="string">
            <text:p>Ravnica Weekend</text:p>
          </table:table-cell>
          <table:table-cell office:value-type="string" calcext:value-type="string">
            <text:p>PRWK</text:p>
          </table:table-cell>
        </table:table-row>
        <table:table-row table:style-name="ro1">
          <table:table-cell office:value-type="string" calcext:value-type="string">
            <text:p>Guilds of Ravnica Guild Kit Tokens TGK1</text:p>
          </table:table-cell>
          <table:table-cell table:formula="of:=MID([.A130];1;FIND(&quot;~&quot;;SUBSTITUTE([.A130];&quot; &quot;;&quot;~&quot;;LEN([.A130])-LEN(SUBSTITUTE([.A130];&quot; &quot;;&quot;&quot;))-(1-1)))-1)" office:value-type="string" office:string-value="Guilds of Ravnica Guild Kit Tokens" calcext:value-type="string">
            <text:p>Guilds of Ravnica Guild Kit Tokens</text:p>
          </table:table-cell>
          <table:table-cell office:value-type="date" office:date-value="2018-11-02" calcext:value-type="date">
            <text:p>02.11.2018</text:p>
          </table:table-cell>
          <table:table-cell table:formula="of:=TRIM(RIGHT(SUBSTITUTE([.A$1:.A$1048576]; &quot; &quot;;REPT(&quot; &quot;;100));100))" office:value-type="string" office:string-value="TGK1" calcext:value-type="string">
            <text:p>TGK1</text:p>
          </table:table-cell>
          <table:table-cell office:value-type="string" calcext:value-type="string">
            <text:p>Guilds of Ravnica Guild Kit Tokens</text:p>
          </table:table-cell>
          <table:table-cell office:value-type="string" calcext:value-type="string">
            <text:p>TGK1</text:p>
          </table:table-cell>
        </table:table-row>
        <table:table-row table:style-name="ro1">
          <table:table-cell office:value-type="string" calcext:value-type="string">
            <text:p>Guilds of Ravnica Guild Kit GK1</text:p>
          </table:table-cell>
          <table:table-cell table:formula="of:=MID([.A131];1;FIND(&quot;~&quot;;SUBSTITUTE([.A131];&quot; &quot;;&quot;~&quot;;LEN([.A131])-LEN(SUBSTITUTE([.A131];&quot; &quot;;&quot;&quot;))-(1-1)))-1)" office:value-type="string" office:string-value="Guilds of Ravnica Guild Kit" calcext:value-type="string">
            <text:p>Guilds of Ravnica Guild Kit</text:p>
          </table:table-cell>
          <table:table-cell office:value-type="date" office:date-value="2018-11-02" calcext:value-type="date">
            <text:p>02.11.2018</text:p>
          </table:table-cell>
          <table:table-cell table:formula="of:=TRIM(RIGHT(SUBSTITUTE([.A$1:.A$1048576]; &quot; &quot;;REPT(&quot; &quot;;100));100))" office:value-type="string" office:string-value="GK1" calcext:value-type="string">
            <text:p>GK1</text:p>
          </table:table-cell>
          <table:table-cell office:value-type="string" calcext:value-type="string">
            <text:p>Guilds of Ravnica Guild Kit</text:p>
          </table:table-cell>
          <table:table-cell office:value-type="string" calcext:value-type="string">
            <text:p>GK1</text:p>
          </table:table-cell>
        </table:table-row>
        <table:table-row table:style-name="ro1">
          <table:table-cell office:value-type="string" calcext:value-type="string">
            <text:p>Guilds of Ravnica GRN</text:p>
          </table:table-cell>
          <table:table-cell table:formula="of:=MID([.A132];1;FIND(&quot;~&quot;;SUBSTITUTE([.A132];&quot; &quot;;&quot;~&quot;;LEN([.A132])-LEN(SUBSTITUTE([.A132];&quot; &quot;;&quot;&quot;))-(1-1)))-1)" office:value-type="string" office:string-value="Guilds of Ravnica" calcext:value-type="string">
            <text:p>Guilds of Ravnica</text:p>
          </table:table-cell>
          <table:table-cell office:value-type="date" office:date-value="2018-10-05" calcext:value-type="date">
            <text:p>05.10.2018</text:p>
          </table:table-cell>
          <table:table-cell table:formula="of:=TRIM(RIGHT(SUBSTITUTE([.A$1:.A$1048576]; &quot; &quot;;REPT(&quot; &quot;;100));100))" office:value-type="string" office:string-value="GRN" calcext:value-type="string">
            <text:p>GRN</text:p>
          </table:table-cell>
          <table:table-cell office:value-type="string" calcext:value-type="string">
            <text:p>Guilds of Ravnica</text:p>
          </table:table-cell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Guilds of Ravnica Promos PGRN</text:p>
          </table:table-cell>
          <table:table-cell table:formula="of:=MID([.A133];1;FIND(&quot;~&quot;;SUBSTITUTE([.A133];&quot; &quot;;&quot;~&quot;;LEN([.A133])-LEN(SUBSTITUTE([.A133];&quot; &quot;;&quot;&quot;))-(1-1)))-1)" office:value-type="string" office:string-value="Guilds of Ravnica Promos" calcext:value-type="string">
            <text:p>Guilds of Ravnica Promos</text:p>
          </table:table-cell>
          <table:table-cell office:value-type="date" office:date-value="2018-10-05" calcext:value-type="date">
            <text:p>05.10.2018</text:p>
          </table:table-cell>
          <table:table-cell table:formula="of:=TRIM(RIGHT(SUBSTITUTE([.A$1:.A$1048576]; &quot; &quot;;REPT(&quot; &quot;;100));100))" office:value-type="string" office:string-value="PGRN" calcext:value-type="string">
            <text:p>PGRN</text:p>
          </table:table-cell>
          <table:table-cell office:value-type="string" calcext:value-type="string">
            <text:p>Guilds of Ravnica Promos</text:p>
          </table:table-cell>
          <table:table-cell office:value-type="string" calcext:value-type="string">
            <text:p>PGRN</text:p>
          </table:table-cell>
        </table:table-row>
        <table:table-row table:style-name="ro1">
          <table:table-cell office:value-type="string" calcext:value-type="string">
            <text:p>Guilds of Ravnica Tokens TGRN</text:p>
          </table:table-cell>
          <table:table-cell table:formula="of:=MID([.A134];1;FIND(&quot;~&quot;;SUBSTITUTE([.A134];&quot; &quot;;&quot;~&quot;;LEN([.A134])-LEN(SUBSTITUTE([.A134];&quot; &quot;;&quot;&quot;))-(1-1)))-1)" office:value-type="string" office:string-value="Guilds of Ravnica Tokens" calcext:value-type="string">
            <text:p>Guilds of Ravnica Tokens</text:p>
          </table:table-cell>
          <table:table-cell office:value-type="date" office:date-value="2018-10-05" calcext:value-type="date">
            <text:p>05.10.2018</text:p>
          </table:table-cell>
          <table:table-cell table:formula="of:=TRIM(RIGHT(SUBSTITUTE([.A$1:.A$1048576]; &quot; &quot;;REPT(&quot; &quot;;100));100))" office:value-type="string" office:string-value="TGRN" calcext:value-type="string">
            <text:p>TGRN</text:p>
          </table:table-cell>
          <table:table-cell office:value-type="string" calcext:value-type="string">
            <text:p>Guilds of Ravnica Tokens</text:p>
          </table:table-cell>
          <table:table-cell office:value-type="string" calcext:value-type="string">
            <text:p>TGRN</text:p>
          </table:table-cell>
        </table:table-row>
        <table:table-row table:style-name="ro1">
          <table:table-cell office:value-type="string" calcext:value-type="string">
            <text:p>Mythic Edition MED</text:p>
          </table:table-cell>
          <table:table-cell table:formula="of:=MID([.A135];1;FIND(&quot;~&quot;;SUBSTITUTE([.A135];&quot; &quot;;&quot;~&quot;;LEN([.A135])-LEN(SUBSTITUTE([.A135];&quot; &quot;;&quot;&quot;))-(1-1)))-1)" office:value-type="string" office:string-value="Mythic Edition" calcext:value-type="string">
            <text:p>Mythic Edition</text:p>
          </table:table-cell>
          <table:table-cell office:value-type="date" office:date-value="2018-10-03" calcext:value-type="date">
            <text:p>03.10.2018</text:p>
          </table:table-cell>
          <table:table-cell table:formula="of:=TRIM(RIGHT(SUBSTITUTE([.A$1:.A$1048576]; &quot; &quot;;REPT(&quot; &quot;;100));100))" office:value-type="string" office:string-value="MED" calcext:value-type="string">
            <text:p>MED</text:p>
          </table:table-cell>
          <table:table-cell office:value-type="string" calcext:value-type="string">
            <text:p>Mythic Edition</text:p>
          </table:table-cell>
          <table:table-cell office:value-type="string" calcext:value-type="string">
            <text:p>MED</text:p>
          </table:table-cell>
        </table:table-row>
        <table:table-row table:style-name="ro1">
          <table:table-cell office:value-type="string" calcext:value-type="string">
            <text:p>Mythic Edition Tokens TMED</text:p>
          </table:table-cell>
          <table:table-cell table:formula="of:=MID([.A136];1;FIND(&quot;~&quot;;SUBSTITUTE([.A136];&quot; &quot;;&quot;~&quot;;LEN([.A136])-LEN(SUBSTITUTE([.A136];&quot; &quot;;&quot;&quot;))-(1-1)))-1)" office:value-type="string" office:string-value="Mythic Edition Tokens" calcext:value-type="string">
            <text:p>Mythic Edition Tokens</text:p>
          </table:table-cell>
          <table:table-cell office:value-type="date" office:date-value="2018-10-03" calcext:value-type="date">
            <text:p>03.10.2018</text:p>
          </table:table-cell>
          <table:table-cell table:formula="of:=TRIM(RIGHT(SUBSTITUTE([.A$1:.A$1048576]; &quot; &quot;;REPT(&quot; &quot;;100));100))" office:value-type="string" office:string-value="TMED" calcext:value-type="string">
            <text:p>TMED</text:p>
          </table:table-cell>
          <table:table-cell office:value-type="string" calcext:value-type="string">
            <text:p>Mythic Edition Tokens</text:p>
          </table:table-cell>
          <table:table-cell office:value-type="string" calcext:value-type="string">
            <text:p>TMED</text:p>
          </table:table-cell>
        </table:table-row>
        <table:table-row table:style-name="ro1">
          <table:table-cell office:value-type="string" calcext:value-type="string">
            <text:p>Commander 2018 C18</text:p>
          </table:table-cell>
          <table:table-cell table:formula="of:=MID([.A137];1;FIND(&quot;~&quot;;SUBSTITUTE([.A137];&quot; &quot;;&quot;~&quot;;LEN([.A137])-LEN(SUBSTITUTE([.A137];&quot; &quot;;&quot;&quot;))-(1-1)))-1)" office:value-type="string" office:string-value="Commander 2018" calcext:value-type="string">
            <text:p>Commander 2018</text:p>
          </table:table-cell>
          <table:table-cell office:value-type="date" office:date-value="2018-08-09" calcext:value-type="date">
            <text:p>09.08.2018</text:p>
          </table:table-cell>
          <table:table-cell table:formula="of:=TRIM(RIGHT(SUBSTITUTE([.A$1:.A$1048576]; &quot; &quot;;REPT(&quot; &quot;;100));100))" office:value-type="string" office:string-value="C18" calcext:value-type="string">
            <text:p>C18</text:p>
          </table:table-cell>
          <table:table-cell office:value-type="string" calcext:value-type="string">
            <text:p>Commander 2018</text:p>
          </table:table-cell>
          <table:table-cell office:value-type="string" calcext:value-type="string">
            <text:p>C18</text:p>
          </table:table-cell>
        </table:table-row>
        <table:table-row table:style-name="ro1">
          <table:table-cell office:value-type="string" calcext:value-type="string">
            <text:p>Commander 2018 Tokens tC18</text:p>
          </table:table-cell>
          <table:table-cell table:formula="of:=MID([.A138];1;FIND(&quot;~&quot;;SUBSTITUTE([.A138];&quot; &quot;;&quot;~&quot;;LEN([.A138])-LEN(SUBSTITUTE([.A138];&quot; &quot;;&quot;&quot;))-(1-1)))-1)" office:value-type="string" office:string-value="Commander 2018 Tokens" calcext:value-type="string">
            <text:p>Commander 2018 Tokens</text:p>
          </table:table-cell>
          <table:table-cell office:value-type="date" office:date-value="2018-08-09" calcext:value-type="date">
            <text:p>09.08.2018</text:p>
          </table:table-cell>
          <table:table-cell table:formula="of:=TRIM(RIGHT(SUBSTITUTE([.A$1:.A$1048576]; &quot; &quot;;REPT(&quot; &quot;;100));100))" office:value-type="string" office:string-value="tC18" calcext:value-type="string">
            <text:p>tC18</text:p>
          </table:table-cell>
          <table:table-cell office:value-type="string" calcext:value-type="string">
            <text:p>Commander 2018 Tokens</text:p>
          </table:table-cell>
          <table:table-cell office:value-type="string" calcext:value-type="string">
            <text:p>tC18</text:p>
          </table:table-cell>
        </table:table-row>
        <table:table-row table:style-name="ro1">
          <table:table-cell office:value-type="string" calcext:value-type="string">
            <text:p>Heroes of the Realm 2017 HTR17</text:p>
          </table:table-cell>
          <table:table-cell table:formula="of:=MID([.A139];1;FIND(&quot;~&quot;;SUBSTITUTE([.A139];&quot; &quot;;&quot;~&quot;;LEN([.A139])-LEN(SUBSTITUTE([.A139];&quot; &quot;;&quot;&quot;))-(1-1)))-1)" office:value-type="string" office:string-value="Heroes of the Realm 2017" calcext:value-type="string">
            <text:p>Heroes of the Realm 2017</text:p>
          </table:table-cell>
          <table:table-cell office:value-type="date" office:date-value="2018-08-01" calcext:value-type="date">
            <text:p>01.08.2018</text:p>
          </table:table-cell>
          <table:table-cell table:formula="of:=TRIM(RIGHT(SUBSTITUTE([.A$1:.A$1048576]; &quot; &quot;;REPT(&quot; &quot;;100));100))" office:value-type="string" office:string-value="HTR17" calcext:value-type="string">
            <text:p>HTR17</text:p>
          </table:table-cell>
          <table:table-cell office:value-type="string" calcext:value-type="string">
            <text:p>Heroes of the Realm 2017</text:p>
          </table:table-cell>
          <table:table-cell office:value-type="string" calcext:value-type="string">
            <text:p>HTR17</text:p>
          </table:table-cell>
        </table:table-row>
        <table:table-row table:style-name="ro1">
          <table:table-cell office:value-type="string" calcext:value-type="string">
            <text:p>San Diego Comic-Con 2018 PS18</text:p>
          </table:table-cell>
          <table:table-cell table:formula="of:=MID([.A140];1;FIND(&quot;~&quot;;SUBSTITUTE([.A140];&quot; &quot;;&quot;~&quot;;LEN([.A140])-LEN(SUBSTITUTE([.A140];&quot; &quot;;&quot;&quot;))-(1-1)))-1)" office:value-type="string" office:string-value="San Diego Comic-Con 2018" calcext:value-type="string">
            <text:p>San Diego Comic-Con 2018</text:p>
          </table:table-cell>
          <table:table-cell office:value-type="date" office:date-value="2018-07-19" calcext:value-type="date">
            <text:p>19.07.2018</text:p>
          </table:table-cell>
          <table:table-cell table:formula="of:=TRIM(RIGHT(SUBSTITUTE([.A$1:.A$1048576]; &quot; &quot;;REPT(&quot; &quot;;100));100))" office:value-type="string" office:string-value="PS18" calcext:value-type="string">
            <text:p>PS18</text:p>
          </table:table-cell>
          <table:table-cell office:value-type="string" calcext:value-type="string">
            <text:p>San Diego Comic-Con 2018</text:p>
          </table:table-cell>
          <table:table-cell office:value-type="string" calcext:value-type="string">
            <text:p>PS18</text:p>
          </table:table-cell>
        </table:table-row>
        <table:table-row table:style-name="ro1">
          <table:table-cell office:value-type="string" calcext:value-type="string">
            <text:p>Core Set 2019 M19</text:p>
          </table:table-cell>
          <table:table-cell table:formula="of:=MID([.A141];1;FIND(&quot;~&quot;;SUBSTITUTE([.A141];&quot; &quot;;&quot;~&quot;;LEN([.A141])-LEN(SUBSTITUTE([.A141];&quot; &quot;;&quot;&quot;))-(1-1)))-1)" office:value-type="string" office:string-value="Core Set 2019" calcext:value-type="string">
            <text:p>Core Set 2019</text:p>
          </table:table-cell>
          <table:table-cell office:value-type="date" office:date-value="2018-07-13" calcext:value-type="date">
            <text:p>13.07.2018</text:p>
          </table:table-cell>
          <table:table-cell table:formula="of:=TRIM(RIGHT(SUBSTITUTE([.A$1:.A$1048576]; &quot; &quot;;REPT(&quot; &quot;;100));100))" office:value-type="string" office:string-value="M19" calcext:value-type="string">
            <text:p>M19</text:p>
          </table:table-cell>
          <table:table-cell office:value-type="string" calcext:value-type="string">
            <text:p>Core Set 2019</text:p>
          </table:table-cell>
          <table:table-cell office:value-type="string" calcext:value-type="string">
            <text:p>M19</text:p>
          </table:table-cell>
        </table:table-row>
        <table:table-row table:style-name="ro1">
          <table:table-cell office:value-type="string" calcext:value-type="string">
            <text:p>M19 Standard Showdown PSS3</text:p>
          </table:table-cell>
          <table:table-cell table:formula="of:=MID([.A142];1;FIND(&quot;~&quot;;SUBSTITUTE([.A142];&quot; &quot;;&quot;~&quot;;LEN([.A142])-LEN(SUBSTITUTE([.A142];&quot; &quot;;&quot;&quot;))-(1-1)))-1)" office:value-type="string" office:string-value="M19 Standard Showdown" calcext:value-type="string">
            <text:p>M19 Standard Showdown</text:p>
          </table:table-cell>
          <table:table-cell office:value-type="date" office:date-value="2018-07-13" calcext:value-type="date">
            <text:p>13.07.2018</text:p>
          </table:table-cell>
          <table:table-cell table:formula="of:=TRIM(RIGHT(SUBSTITUTE([.A$1:.A$1048576]; &quot; &quot;;REPT(&quot; &quot;;100));100))" office:value-type="string" office:string-value="PSS3" calcext:value-type="string">
            <text:p>PSS3</text:p>
          </table:table-cell>
          <table:table-cell office:value-type="string" calcext:value-type="string">
            <text:p>M19 Standard Showdown</text:p>
          </table:table-cell>
          <table:table-cell office:value-type="string" calcext:value-type="string">
            <text:p>PSS3</text:p>
          </table:table-cell>
        </table:table-row>
        <table:table-row table:style-name="ro1">
          <table:table-cell office:value-type="string" calcext:value-type="string">
            <text:p>Core Set 2019 Promos pM19</text:p>
          </table:table-cell>
          <table:table-cell table:formula="of:=MID([.A143];1;FIND(&quot;~&quot;;SUBSTITUTE([.A143];&quot; &quot;;&quot;~&quot;;LEN([.A143])-LEN(SUBSTITUTE([.A143];&quot; &quot;;&quot;&quot;))-(1-1)))-1)" office:value-type="string" office:string-value="Core Set 2019 Promos" calcext:value-type="string">
            <text:p>Core Set 2019 Promos</text:p>
          </table:table-cell>
          <table:table-cell office:value-type="date" office:date-value="2018-07-13" calcext:value-type="date">
            <text:p>13.07.2018</text:p>
          </table:table-cell>
          <table:table-cell table:formula="of:=TRIM(RIGHT(SUBSTITUTE([.A$1:.A$1048576]; &quot; &quot;;REPT(&quot; &quot;;100));100))" office:value-type="string" office:string-value="pM19" calcext:value-type="string">
            <text:p>pM19</text:p>
          </table:table-cell>
          <table:table-cell office:value-type="string" calcext:value-type="string">
            <text:p>Core Set 2019 Promos</text:p>
          </table:table-cell>
          <table:table-cell office:value-type="string" calcext:value-type="string">
            <text:p>pM19</text:p>
          </table:table-cell>
        </table:table-row>
        <table:table-row table:style-name="ro1">
          <table:table-cell office:value-type="string" calcext:value-type="string">
            <text:p>Core Set 2019 Tokens tM19</text:p>
          </table:table-cell>
          <table:table-cell table:formula="of:=MID([.A144];1;FIND(&quot;~&quot;;SUBSTITUTE([.A144];&quot; &quot;;&quot;~&quot;;LEN([.A144])-LEN(SUBSTITUTE([.A144];&quot; &quot;;&quot;&quot;))-(1-1)))-1)" office:value-type="string" office:string-value="Core Set 2019 Tokens" calcext:value-type="string">
            <text:p>Core Set 2019 Tokens</text:p>
          </table:table-cell>
          <table:table-cell office:value-type="date" office:date-value="2018-07-13" calcext:value-type="date">
            <text:p>13.07.2018</text:p>
          </table:table-cell>
          <table:table-cell table:formula="of:=TRIM(RIGHT(SUBSTITUTE([.A$1:.A$1048576]; &quot; &quot;;REPT(&quot; &quot;;100));100))" office:value-type="string" office:string-value="tM19" calcext:value-type="string">
            <text:p>tM19</text:p>
          </table:table-cell>
          <table:table-cell office:value-type="string" calcext:value-type="string">
            <text:p>Core Set 2019 Tokens</text:p>
          </table:table-cell>
          <table:table-cell office:value-type="string" calcext:value-type="string">
            <text:p>tM19</text:p>
          </table:table-cell>
        </table:table-row>
        <table:table-row table:style-name="ro1">
          <table:table-cell office:value-type="string" calcext:value-type="string">
            <text:p>M19 Gift Pack G18</text:p>
          </table:table-cell>
          <table:table-cell table:formula="of:=MID([.A145];1;FIND(&quot;~&quot;;SUBSTITUTE([.A145];&quot; &quot;;&quot;~&quot;;LEN([.A145])-LEN(SUBSTITUTE([.A145];&quot; &quot;;&quot;&quot;))-(1-1)))-1)" office:value-type="string" office:string-value="M19 Gift Pack" calcext:value-type="string">
            <text:p>M19 Gift Pack</text:p>
          </table:table-cell>
          <table:table-cell office:value-type="date" office:date-value="2018-07-13" calcext:value-type="date">
            <text:p>13.07.2018</text:p>
          </table:table-cell>
          <table:table-cell table:formula="of:=TRIM(RIGHT(SUBSTITUTE([.A$1:.A$1048576]; &quot; &quot;;REPT(&quot; &quot;;100));100))" office:value-type="string" office:string-value="G18" calcext:value-type="string">
            <text:p>G18</text:p>
          </table:table-cell>
          <table:table-cell office:value-type="string" calcext:value-type="string">
            <text:p>M19 Gift Pack</text:p>
          </table:table-cell>
          <table:table-cell office:value-type="string" calcext:value-type="string">
            <text:p>G18</text:p>
          </table:table-cell>
        </table:table-row>
        <table:table-row table:style-name="ro1">
          <table:table-cell office:value-type="string" calcext:value-type="string">
            <text:p>Arena New Player Experience ANA</text:p>
          </table:table-cell>
          <table:table-cell table:formula="of:=MID([.A146];1;FIND(&quot;~&quot;;SUBSTITUTE([.A146];&quot; &quot;;&quot;~&quot;;LEN([.A146])-LEN(SUBSTITUTE([.A146];&quot; &quot;;&quot;&quot;))-(1-1)))-1)" office:value-type="string" office:string-value="Arena New Player Experience" calcext:value-type="string">
            <text:p>Arena New Player Experience</text:p>
          </table:table-cell>
          <table:table-cell office:value-type="date" office:date-value="2018-07-12" calcext:value-type="date">
            <text:p>12.07.2018</text:p>
          </table:table-cell>
          <table:table-cell table:formula="of:=TRIM(RIGHT(SUBSTITUTE([.A$1:.A$1048576]; &quot; &quot;;REPT(&quot; &quot;;100));100))" office:value-type="string" office:string-value="ANA" calcext:value-type="string">
            <text:p>ANA</text:p>
          </table:table-cell>
          <table:table-cell office:value-type="string" calcext:value-type="string">
            <text:p>Arena New Player Experience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Global Series Jiang Yanggu &amp; Mu Yanling GS1</text:p>
          </table:table-cell>
          <table:table-cell table:formula="of:=MID([.A147];1;FIND(&quot;~&quot;;SUBSTITUTE([.A147];&quot; &quot;;&quot;~&quot;;LEN([.A147])-LEN(SUBSTITUTE([.A147];&quot; &quot;;&quot;&quot;))-(1-1)))-1)" office:value-type="string" office:string-value="Global Series Jiang Yanggu &amp; Mu Yanling" calcext:value-type="string">
            <text:p>Global Series Jiang Yanggu &amp; Mu Yanling</text:p>
          </table:table-cell>
          <table:table-cell office:value-type="date" office:date-value="2018-06-22" calcext:value-type="date">
            <text:p>22.06.2018</text:p>
          </table:table-cell>
          <table:table-cell table:formula="of:=TRIM(RIGHT(SUBSTITUTE([.A$1:.A$1048576]; &quot; &quot;;REPT(&quot; &quot;;100));100))" office:value-type="string" office:string-value="GS1" calcext:value-type="string">
            <text:p>GS1</text:p>
          </table:table-cell>
          <table:table-cell office:value-type="string" calcext:value-type="string">
            <text:p>Global Series Jiang Yanggu &amp; Mu Yanling</text:p>
          </table:table-cell>
          <table:table-cell office:value-type="string" calcext:value-type="string">
            <text:p>GS1</text:p>
          </table:table-cell>
        </table:table-row>
        <table:table-row table:style-name="ro1">
          <table:table-cell office:value-type="string" calcext:value-type="string">
            <text:p>Signature Spellbook: Jace SS1</text:p>
          </table:table-cell>
          <table:table-cell table:formula="of:=MID([.A148];1;FIND(&quot;~&quot;;SUBSTITUTE([.A148];&quot; &quot;;&quot;~&quot;;LEN([.A148])-LEN(SUBSTITUTE([.A148];&quot; &quot;;&quot;&quot;))-(1-1)))-1)" office:value-type="string" office:string-value="Signature Spellbook: Jace" calcext:value-type="string">
            <text:p>Signature Spellbook: Jace</text:p>
          </table:table-cell>
          <table:table-cell office:value-type="date" office:date-value="2018-06-15" calcext:value-type="date">
            <text:p>15.06.2018</text:p>
          </table:table-cell>
          <table:table-cell table:formula="of:=TRIM(RIGHT(SUBSTITUTE([.A$1:.A$1048576]; &quot; &quot;;REPT(&quot; &quot;;100));100))" office:value-type="string" office:string-value="SS1" calcext:value-type="string">
            <text:p>SS1</text:p>
          </table:table-cell>
          <table:table-cell office:value-type="string" calcext:value-type="string">
            <text:p>Signature Spellbook: Jace</text:p>
          </table:table-cell>
          <table:table-cell office:value-type="string" calcext:value-type="string">
            <text:p>SS1</text:p>
          </table:table-cell>
        </table:table-row>
        <table:table-row table:style-name="ro1">
          <table:table-cell office:value-type="string" calcext:value-type="string">
            <text:p>Commander Anthology Volume II CM2</text:p>
          </table:table-cell>
          <table:table-cell table:formula="of:=MID([.A149];1;FIND(&quot;~&quot;;SUBSTITUTE([.A149];&quot; &quot;;&quot;~&quot;;LEN([.A149])-LEN(SUBSTITUTE([.A149];&quot; &quot;;&quot;&quot;))-(1-1)))-1)" office:value-type="string" office:string-value="Commander Anthology Volume II" calcext:value-type="string">
            <text:p>Commander Anthology Volume II</text:p>
          </table:table-cell>
          <table:table-cell office:value-type="date" office:date-value="2018-06-08" calcext:value-type="date">
            <text:p>08.06.2018</text:p>
          </table:table-cell>
          <table:table-cell table:formula="of:=TRIM(RIGHT(SUBSTITUTE([.A$1:.A$1048576]; &quot; &quot;;REPT(&quot; &quot;;100));100))" office:value-type="string" office:string-value="CM2" calcext:value-type="string">
            <text:p>CM2</text:p>
          </table:table-cell>
          <table:table-cell office:value-type="string" calcext:value-type="string">
            <text:p>Commander Anthology Volume II</text:p>
          </table:table-cell>
          <table:table-cell office:value-type="string" calcext:value-type="string">
            <text:p>CM2</text:p>
          </table:table-cell>
        </table:table-row>
        <table:table-row table:style-name="ro1">
          <table:table-cell office:value-type="string" calcext:value-type="string">
            <text:p>Battlebond BBD</text:p>
          </table:table-cell>
          <table:table-cell table:formula="of:=MID([.A150];1;FIND(&quot;~&quot;;SUBSTITUTE([.A150];&quot; &quot;;&quot;~&quot;;LEN([.A150])-LEN(SUBSTITUTE([.A150];&quot; &quot;;&quot;&quot;))-(1-1)))-1)" office:value-type="string" office:string-value="Battlebond" calcext:value-type="string">
            <text:p>Battlebond</text:p>
          </table:table-cell>
          <table:table-cell office:value-type="date" office:date-value="2018-06-08" calcext:value-type="date">
            <text:p>08.06.2018</text:p>
          </table:table-cell>
          <table:table-cell table:formula="of:=TRIM(RIGHT(SUBSTITUTE([.A$1:.A$1048576]; &quot; &quot;;REPT(&quot; &quot;;100));100))" office:value-type="string" office:string-value="BBD" calcext:value-type="string">
            <text:p>BBD</text:p>
          </table:table-cell>
          <table:table-cell office:value-type="string" calcext:value-type="string">
            <text:p>Battlebond</text:p>
          </table:table-cell>
          <table:table-cell office:value-type="string" calcext:value-type="string">
            <text:p>BBD</text:p>
          </table:table-cell>
        </table:table-row>
        <table:table-row table:style-name="ro1">
          <table:table-cell office:value-type="string" calcext:value-type="string">
            <text:p>Battlebond Tokens tBBD</text:p>
          </table:table-cell>
          <table:table-cell table:formula="of:=MID([.A151];1;FIND(&quot;~&quot;;SUBSTITUTE([.A151];&quot; &quot;;&quot;~&quot;;LEN([.A151])-LEN(SUBSTITUTE([.A151];&quot; &quot;;&quot;&quot;))-(1-1)))-1)" office:value-type="string" office:string-value="Battlebond Tokens" calcext:value-type="string">
            <text:p>Battlebond Tokens</text:p>
          </table:table-cell>
          <table:table-cell office:value-type="date" office:date-value="2018-06-08" calcext:value-type="date">
            <text:p>08.06.2018</text:p>
          </table:table-cell>
          <table:table-cell table:formula="of:=TRIM(RIGHT(SUBSTITUTE([.A$1:.A$1048576]; &quot; &quot;;REPT(&quot; &quot;;100));100))" office:value-type="string" office:string-value="tBBD" calcext:value-type="string">
            <text:p>tBBD</text:p>
          </table:table-cell>
          <table:table-cell office:value-type="string" calcext:value-type="string">
            <text:p>Battlebond Tokens</text:p>
          </table:table-cell>
          <table:table-cell office:value-type="string" calcext:value-type="string">
            <text:p>tBBD</text:p>
          </table:table-cell>
        </table:table-row>
        <table:table-row table:style-name="ro1">
          <table:table-cell office:value-type="string" calcext:value-type="string">
            <text:p>Battlebond Promos PBBD</text:p>
          </table:table-cell>
          <table:table-cell table:formula="of:=MID([.A152];1;FIND(&quot;~&quot;;SUBSTITUTE([.A152];&quot; &quot;;&quot;~&quot;;LEN([.A152])-LEN(SUBSTITUTE([.A152];&quot; &quot;;&quot;&quot;))-(1-1)))-1)" office:value-type="string" office:string-value="Battlebond Promos" calcext:value-type="string">
            <text:p>Battlebond Promos</text:p>
          </table:table-cell>
          <table:table-cell office:value-type="date" office:date-value="2018-06-08" calcext:value-type="date">
            <text:p>08.06.2018</text:p>
          </table:table-cell>
          <table:table-cell table:formula="of:=TRIM(RIGHT(SUBSTITUTE([.A$1:.A$1048576]; &quot; &quot;;REPT(&quot; &quot;;100));100))" office:value-type="string" office:string-value="PBBD" calcext:value-type="string">
            <text:p>PBBD</text:p>
          </table:table-cell>
          <table:table-cell office:value-type="string" calcext:value-type="string">
            <text:p>Battlebond Promos</text:p>
          </table:table-cell>
          <table:table-cell office:value-type="string" calcext:value-type="string">
            <text:p>PBBD</text:p>
          </table:table-cell>
        </table:table-row>
        <table:table-row table:style-name="ro1">
          <table:table-cell office:value-type="string" calcext:value-type="string">
            <text:p>Dominaria DOM</text:p>
          </table:table-cell>
          <table:table-cell table:formula="of:=MID([.A153];1;FIND(&quot;~&quot;;SUBSTITUTE([.A153];&quot; &quot;;&quot;~&quot;;LEN([.A153])-LEN(SUBSTITUTE([.A153];&quot; &quot;;&quot;&quot;))-(1-1)))-1)" office:value-type="string" office:string-value="Dominaria" calcext:value-type="string">
            <text:p>Dominaria</text:p>
          </table:table-cell>
          <table:table-cell office:value-type="date" office:date-value="2018-04-27" calcext:value-type="date">
            <text:p>27.04.2018</text:p>
          </table:table-cell>
          <table:table-cell table:formula="of:=TRIM(RIGHT(SUBSTITUTE([.A$1:.A$1048576]; &quot; &quot;;REPT(&quot; &quot;;100));100))" office:value-type="string" office:string-value="DOM" calcext:value-type="string">
            <text:p>DOM</text:p>
          </table:table-cell>
          <table:table-cell office:value-type="string" calcext:value-type="string">
            <text:p>Dominaria</text:p>
          </table:table-cell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Dominaria Tokens tDOM</text:p>
          </table:table-cell>
          <table:table-cell table:formula="of:=MID([.A154];1;FIND(&quot;~&quot;;SUBSTITUTE([.A154];&quot; &quot;;&quot;~&quot;;LEN([.A154])-LEN(SUBSTITUTE([.A154];&quot; &quot;;&quot;&quot;))-(1-1)))-1)" office:value-type="string" office:string-value="Dominaria Tokens" calcext:value-type="string">
            <text:p>Dominaria Tokens</text:p>
          </table:table-cell>
          <table:table-cell office:value-type="date" office:date-value="2018-04-27" calcext:value-type="date">
            <text:p>27.04.2018</text:p>
          </table:table-cell>
          <table:table-cell table:formula="of:=TRIM(RIGHT(SUBSTITUTE([.A$1:.A$1048576]; &quot; &quot;;REPT(&quot; &quot;;100));100))" office:value-type="string" office:string-value="tDOM" calcext:value-type="string">
            <text:p>tDOM</text:p>
          </table:table-cell>
          <table:table-cell office:value-type="string" calcext:value-type="string">
            <text:p>Dominaria Tokens</text:p>
          </table:table-cell>
          <table:table-cell office:value-type="string" calcext:value-type="string">
            <text:p>tDOM</text:p>
          </table:table-cell>
        </table:table-row>
        <table:table-row table:style-name="ro1">
          <table:table-cell office:value-type="string" calcext:value-type="string">
            <text:p>Dominaria Promos pDOM</text:p>
          </table:table-cell>
          <table:table-cell table:formula="of:=MID([.A155];1;FIND(&quot;~&quot;;SUBSTITUTE([.A155];&quot; &quot;;&quot;~&quot;;LEN([.A155])-LEN(SUBSTITUTE([.A155];&quot; &quot;;&quot;&quot;))-(1-1)))-1)" office:value-type="string" office:string-value="Dominaria Promos" calcext:value-type="string">
            <text:p>Dominaria Promos</text:p>
          </table:table-cell>
          <table:table-cell office:value-type="date" office:date-value="2018-04-27" calcext:value-type="date">
            <text:p>27.04.2018</text:p>
          </table:table-cell>
          <table:table-cell table:formula="of:=TRIM(RIGHT(SUBSTITUTE([.A$1:.A$1048576]; &quot; &quot;;REPT(&quot; &quot;;100));100))" office:value-type="string" office:string-value="pDOM" calcext:value-type="string">
            <text:p>pDOM</text:p>
          </table:table-cell>
          <table:table-cell office:value-type="string" calcext:value-type="string">
            <text:p>Dominaria Promos</text:p>
          </table:table-cell>
          <table:table-cell office:value-type="string" calcext:value-type="string">
            <text:p>pDOM</text:p>
          </table:table-cell>
        </table:table-row>
        <table:table-row table:style-name="ro1">
          <table:table-cell office:value-type="string" calcext:value-type="string">
            <text:p>Duel Decks: Elves vs. Inventors DDU</text:p>
          </table:table-cell>
          <table:table-cell table:formula="of:=MID([.A156];1;FIND(&quot;~&quot;;SUBSTITUTE([.A156];&quot; &quot;;&quot;~&quot;;LEN([.A156])-LEN(SUBSTITUTE([.A156];&quot; &quot;;&quot;&quot;))-(1-1)))-1)" office:value-type="string" office:string-value="Duel Decks: Elves vs. Inventors" calcext:value-type="string">
            <text:p>Duel Decks: Elves vs. Inventors</text:p>
          </table:table-cell>
          <table:table-cell office:value-type="date" office:date-value="2018-04-06" calcext:value-type="date">
            <text:p>06.04.2018</text:p>
          </table:table-cell>
          <table:table-cell table:formula="of:=TRIM(RIGHT(SUBSTITUTE([.A$1:.A$1048576]; &quot; &quot;;REPT(&quot; &quot;;100));100))" office:value-type="string" office:string-value="DDU" calcext:value-type="string">
            <text:p>DDU</text:p>
          </table:table-cell>
          <table:table-cell office:value-type="string" calcext:value-type="string">
            <text:p>Duel Decks: Elves vs. Inventors</text:p>
          </table:table-cell>
          <table:table-cell office:value-type="string" calcext:value-type="string">
            <text:p>DDU</text:p>
          </table:table-cell>
        </table:table-row>
        <table:table-row table:style-name="ro1">
          <table:table-cell office:value-type="string" calcext:value-type="string">
            <text:p>Duel Decks: Elves vs. Inventors tokens tDDU</text:p>
          </table:table-cell>
          <table:table-cell table:formula="of:=MID([.A157];1;FIND(&quot;~&quot;;SUBSTITUTE([.A157];&quot; &quot;;&quot;~&quot;;LEN([.A157])-LEN(SUBSTITUTE([.A157];&quot; &quot;;&quot;&quot;))-(1-1)))-1)" office:value-type="string" office:string-value="Duel Decks: Elves vs. Inventors tokens" calcext:value-type="string">
            <text:p>Duel Decks: Elves vs. Inventors tokens</text:p>
          </table:table-cell>
          <table:table-cell office:value-type="date" office:date-value="2018-04-06" calcext:value-type="date">
            <text:p>06.04.2018</text:p>
          </table:table-cell>
          <table:table-cell table:formula="of:=TRIM(RIGHT(SUBSTITUTE([.A$1:.A$1048576]; &quot; &quot;;REPT(&quot; &quot;;100));100))" office:value-type="string" office:string-value="tDDU" calcext:value-type="string">
            <text:p>tDDU</text:p>
          </table:table-cell>
          <table:table-cell office:value-type="string" calcext:value-type="string">
            <text:p>Duel Decks: Elves vs. Inventors tokens</text:p>
          </table:table-cell>
          <table:table-cell office:value-type="string" calcext:value-type="string">
            <text:p>tDDU</text:p>
          </table:table-cell>
        </table:table-row>
        <table:table-row table:style-name="ro1">
          <table:table-cell office:value-type="string" calcext:value-type="string">
            <text:p>Masters 25 Tokens tA25</text:p>
          </table:table-cell>
          <table:table-cell table:formula="of:=MID([.A158];1;FIND(&quot;~&quot;;SUBSTITUTE([.A158];&quot; &quot;;&quot;~&quot;;LEN([.A158])-LEN(SUBSTITUTE([.A158];&quot; &quot;;&quot;&quot;))-(1-1)))-1)" office:value-type="string" office:string-value="Masters 25 Tokens" calcext:value-type="string">
            <text:p>Masters 25 Tokens</text:p>
          </table:table-cell>
          <table:table-cell office:value-type="date" office:date-value="2018-03-16" calcext:value-type="date">
            <text:p>16.03.2018</text:p>
          </table:table-cell>
          <table:table-cell table:formula="of:=TRIM(RIGHT(SUBSTITUTE([.A$1:.A$1048576]; &quot; &quot;;REPT(&quot; &quot;;100));100))" office:value-type="string" office:string-value="tA25" calcext:value-type="string">
            <text:p>tA25</text:p>
          </table:table-cell>
          <table:table-cell office:value-type="string" calcext:value-type="string">
            <text:p>Masters 25 Tokens</text:p>
          </table:table-cell>
          <table:table-cell office:value-type="string" calcext:value-type="string">
            <text:p>tA25</text:p>
          </table:table-cell>
        </table:table-row>
        <table:table-row table:style-name="ro1">
          <table:table-cell office:value-type="string" calcext:value-type="string">
            <text:p>Masters 25 A25</text:p>
          </table:table-cell>
          <table:table-cell table:formula="of:=MID([.A159];1;FIND(&quot;~&quot;;SUBSTITUTE([.A159];&quot; &quot;;&quot;~&quot;;LEN([.A159])-LEN(SUBSTITUTE([.A159];&quot; &quot;;&quot;&quot;))-(1-1)))-1)" office:value-type="string" office:string-value="Masters 25" calcext:value-type="string">
            <text:p>Masters 25</text:p>
          </table:table-cell>
          <table:table-cell office:value-type="date" office:date-value="2018-03-16" calcext:value-type="date">
            <text:p>16.03.2018</text:p>
          </table:table-cell>
          <table:table-cell table:formula="of:=TRIM(RIGHT(SUBSTITUTE([.A$1:.A$1048576]; &quot; &quot;;REPT(&quot; &quot;;100));100))" office:value-type="string" office:string-value="A25" calcext:value-type="string">
            <text:p>A25</text:p>
          </table:table-cell>
          <table:table-cell office:value-type="string" calcext:value-type="string">
            <text:p>Masters 25</text:p>
          </table:table-cell>
          <table:table-cell office:value-type="string" calcext:value-type="string">
            <text:p>A25</text:p>
          </table:table-cell>
        </table:table-row>
        <table:table-row table:style-name="ro1">
          <table:table-cell office:value-type="string" calcext:value-type="string">
            <text:p>Rivals of Ixalan RIX</text:p>
          </table:table-cell>
          <table:table-cell table:formula="of:=MID([.A160];1;FIND(&quot;~&quot;;SUBSTITUTE([.A160];&quot; &quot;;&quot;~&quot;;LEN([.A160])-LEN(SUBSTITUTE([.A160];&quot; &quot;;&quot;&quot;))-(1-1)))-1)" office:value-type="string" office:string-value="Rivals of Ixalan" calcext:value-type="string">
            <text:p>Rivals of Ixalan</text:p>
          </table:table-cell>
          <table:table-cell office:value-type="date" office:date-value="2018-01-19" calcext:value-type="date">
            <text:p>19.01.2018</text:p>
          </table:table-cell>
          <table:table-cell table:formula="of:=TRIM(RIGHT(SUBSTITUTE([.A$1:.A$1048576]; &quot; &quot;;REPT(&quot; &quot;;100));100))" office:value-type="string" office:string-value="RIX" calcext:value-type="string">
            <text:p>RIX</text:p>
          </table:table-cell>
          <table:table-cell office:value-type="string" calcext:value-type="string">
            <text:p>Rivals of Ixalan</text:p>
          </table:table-cell>
          <table:table-cell office:value-type="string" calcext:value-type="string">
            <text:p>RIX</text:p>
          </table:table-cell>
        </table:table-row>
        <table:table-row table:style-name="ro1">
          <table:table-cell office:value-type="string" calcext:value-type="string">
            <text:p>Rivals of Ixalan Promo pRIX</text:p>
          </table:table-cell>
          <table:table-cell table:formula="of:=MID([.A161];1;FIND(&quot;~&quot;;SUBSTITUTE([.A161];&quot; &quot;;&quot;~&quot;;LEN([.A161])-LEN(SUBSTITUTE([.A161];&quot; &quot;;&quot;&quot;))-(1-1)))-1)" office:value-type="string" office:string-value="Rivals of Ixalan Promo" calcext:value-type="string">
            <text:p>Rivals of Ixalan Promo</text:p>
          </table:table-cell>
          <table:table-cell office:value-type="date" office:date-value="2018-01-19" calcext:value-type="date">
            <text:p>19.01.2018</text:p>
          </table:table-cell>
          <table:table-cell table:formula="of:=TRIM(RIGHT(SUBSTITUTE([.A$1:.A$1048576]; &quot; &quot;;REPT(&quot; &quot;;100));100))" office:value-type="string" office:string-value="pRIX" calcext:value-type="string">
            <text:p>pRIX</text:p>
          </table:table-cell>
          <table:table-cell office:value-type="string" calcext:value-type="string">
            <text:p>Rivals of Ixalan Promo</text:p>
          </table:table-cell>
          <table:table-cell office:value-type="string" calcext:value-type="string">
            <text:p>pRIX</text:p>
          </table:table-cell>
        </table:table-row>
        <table:table-row table:style-name="ro1">
          <table:table-cell office:value-type="string" calcext:value-type="string">
            <text:p>Rivals of Ixalan Tokens tRIX</text:p>
          </table:table-cell>
          <table:table-cell table:formula="of:=MID([.A162];1;FIND(&quot;~&quot;;SUBSTITUTE([.A162];&quot; &quot;;&quot;~&quot;;LEN([.A162])-LEN(SUBSTITUTE([.A162];&quot; &quot;;&quot;&quot;))-(1-1)))-1)" office:value-type="string" office:string-value="Rivals of Ixalan Tokens" calcext:value-type="string">
            <text:p>Rivals of Ixalan Tokens</text:p>
          </table:table-cell>
          <table:table-cell office:value-type="date" office:date-value="2018-01-19" calcext:value-type="date">
            <text:p>19.01.2018</text:p>
          </table:table-cell>
          <table:table-cell table:formula="of:=TRIM(RIGHT(SUBSTITUTE([.A$1:.A$1048576]; &quot; &quot;;REPT(&quot; &quot;;100));100))" office:value-type="string" office:string-value="tRIX" calcext:value-type="string">
            <text:p>tRIX</text:p>
          </table:table-cell>
          <table:table-cell office:value-type="string" calcext:value-type="string">
            <text:p>Rivals of Ixalan Tokens</text:p>
          </table:table-cell>
          <table:table-cell office:value-type="string" calcext:value-type="string">
            <text:p>tRIX</text:p>
          </table:table-cell>
        </table:table-row>
        <table:table-row table:style-name="ro1">
          <table:table-cell office:value-type="string" calcext:value-type="string">
            <text:p>Friday Night Magic 2018 F18</text:p>
          </table:table-cell>
          <table:table-cell table:formula="of:=MID([.A163];1;FIND(&quot;~&quot;;SUBSTITUTE([.A163];&quot; &quot;;&quot;~&quot;;LEN([.A163])-LEN(SUBSTITUTE([.A163];&quot; &quot;;&quot;&quot;))-(1-1)))-1)" office:value-type="string" office:string-value="Friday Night Magic 2018" calcext:value-type="string">
            <text:p>Friday Night Magic 2018</text:p>
          </table:table-cell>
          <table:table-cell office:value-type="date" office:date-value="2018-01-05" calcext:value-type="date">
            <text:p>05.01.2018</text:p>
          </table:table-cell>
          <table:table-cell table:formula="of:=TRIM(RIGHT(SUBSTITUTE([.A$1:.A$1048576]; &quot; &quot;;REPT(&quot; &quot;;100));100))" office:value-type="string" office:string-value="F18" calcext:value-type="string">
            <text:p>F18</text:p>
          </table:table-cell>
          <table:table-cell office:value-type="string" calcext:value-type="string">
            <text:p>Friday Night Magic 2018</text:p>
          </table:table-cell>
          <table:table-cell office:value-type="string" calcext:value-type="string">
            <text:p>F18</text:p>
          </table:table-cell>
        </table:table-row>
        <table:table-row table:style-name="ro1">
          <table:table-cell office:value-type="string" calcext:value-type="string">
            <text:p>Nationals Promos pNAT</text:p>
          </table:table-cell>
          <table:table-cell table:formula="of:=MID([.A164];1;FIND(&quot;~&quot;;SUBSTITUTE([.A164];&quot; &quot;;&quot;~&quot;;LEN([.A164])-LEN(SUBSTITUTE([.A164];&quot; &quot;;&quot;&quot;))-(1-1)))-1)" office:value-type="string" office:string-value="Nationals Promos" calcext:value-type="string">
            <text:p>Nationals Promos</text:p>
          </table:table-cell>
          <table:table-cell office:value-type="date" office:date-value="2018-01-01" calcext:value-type="date">
            <text:p>01.01.2018</text:p>
          </table:table-cell>
          <table:table-cell table:formula="of:=TRIM(RIGHT(SUBSTITUTE([.A$1:.A$1048576]; &quot; &quot;;REPT(&quot; &quot;;100));100))" office:value-type="string" office:string-value="pNAT" calcext:value-type="string">
            <text:p>pNAT</text:p>
          </table:table-cell>
          <table:table-cell office:value-type="string" calcext:value-type="string">
            <text:p>Nationals Promos</text:p>
          </table:table-cell>
          <table:table-cell office:value-type="string" calcext:value-type="string">
            <text:p>pNAT</text:p>
          </table:table-cell>
        </table:table-row>
        <table:table-row table:style-name="ro1">
          <table:table-cell office:value-type="string" calcext:value-type="string">
            <text:p>Unstable UST</text:p>
          </table:table-cell>
          <table:table-cell table:formula="of:=MID([.A165];1;FIND(&quot;~&quot;;SUBSTITUTE([.A165];&quot; &quot;;&quot;~&quot;;LEN([.A165])-LEN(SUBSTITUTE([.A165];&quot; &quot;;&quot;&quot;))-(1-1)))-1)" office:value-type="string" office:string-value="Unstable" calcext:value-type="string">
            <text:p>Unstable</text:p>
          </table:table-cell>
          <table:table-cell office:value-type="date" office:date-value="2017-12-08" calcext:value-type="date">
            <text:p>08.12.2017</text:p>
          </table:table-cell>
          <table:table-cell table:formula="of:=TRIM(RIGHT(SUBSTITUTE([.A$1:.A$1048576]; &quot; &quot;;REPT(&quot; &quot;;100));100))" office:value-type="string" office:string-value="UST" calcext:value-type="string">
            <text:p>UST</text:p>
          </table:table-cell>
          <table:table-cell office:value-type="string" calcext:value-type="string">
            <text:p>Unstable</text:p>
          </table:table-cell>
          <table:table-cell office:value-type="string" calcext:value-type="string">
            <text:p>UST</text:p>
          </table:table-cell>
        </table:table-row>
        <table:table-row table:style-name="ro1">
          <table:table-cell office:value-type="string" calcext:value-type="string">
            <text:p>Unstable Promos pUST</text:p>
          </table:table-cell>
          <table:table-cell table:formula="of:=MID([.A166];1;FIND(&quot;~&quot;;SUBSTITUTE([.A166];&quot; &quot;;&quot;~&quot;;LEN([.A166])-LEN(SUBSTITUTE([.A166];&quot; &quot;;&quot;&quot;))-(1-1)))-1)" office:value-type="string" office:string-value="Unstable Promos" calcext:value-type="string">
            <text:p>Unstable Promos</text:p>
          </table:table-cell>
          <table:table-cell office:value-type="date" office:date-value="2017-12-08" calcext:value-type="date">
            <text:p>08.12.2017</text:p>
          </table:table-cell>
          <table:table-cell table:formula="of:=TRIM(RIGHT(SUBSTITUTE([.A$1:.A$1048576]; &quot; &quot;;REPT(&quot; &quot;;100));100))" office:value-type="string" office:string-value="pUST" calcext:value-type="string">
            <text:p>pUST</text:p>
          </table:table-cell>
          <table:table-cell office:value-type="string" calcext:value-type="string">
            <text:p>Unstable Promos</text:p>
          </table:table-cell>
          <table:table-cell office:value-type="string" calcext:value-type="string">
            <text:p>pUST</text:p>
          </table:table-cell>
        </table:table-row>
        <table:table-row table:style-name="ro1">
          <table:table-cell office:value-type="string" calcext:value-type="string">
            <text:p>Unstable Tokens tUST</text:p>
          </table:table-cell>
          <table:table-cell table:formula="of:=MID([.A167];1;FIND(&quot;~&quot;;SUBSTITUTE([.A167];&quot; &quot;;&quot;~&quot;;LEN([.A167])-LEN(SUBSTITUTE([.A167];&quot; &quot;;&quot;&quot;))-(1-1)))-1)" office:value-type="string" office:string-value="Unstable Tokens" calcext:value-type="string">
            <text:p>Unstable Tokens</text:p>
          </table:table-cell>
          <table:table-cell office:value-type="date" office:date-value="2017-12-08" calcext:value-type="date">
            <text:p>08.12.2017</text:p>
          </table:table-cell>
          <table:table-cell table:formula="of:=TRIM(RIGHT(SUBSTITUTE([.A$1:.A$1048576]; &quot; &quot;;REPT(&quot; &quot;;100));100))" office:value-type="string" office:string-value="tUST" calcext:value-type="string">
            <text:p>tUST</text:p>
          </table:table-cell>
          <table:table-cell office:value-type="string" calcext:value-type="string">
            <text:p>Unstable Tokens</text:p>
          </table:table-cell>
          <table:table-cell office:value-type="string" calcext:value-type="string">
            <text:p>tUST</text:p>
          </table:table-cell>
        </table:table-row>
        <table:table-row table:style-name="ro1">
          <table:table-cell office:value-type="string" calcext:value-type="string">
            <text:p>From the Vault: Transform V17</text:p>
          </table:table-cell>
          <table:table-cell table:formula="of:=MID([.A168];1;FIND(&quot;~&quot;;SUBSTITUTE([.A168];&quot; &quot;;&quot;~&quot;;LEN([.A168])-LEN(SUBSTITUTE([.A168];&quot; &quot;;&quot;&quot;))-(1-1)))-1)" office:value-type="string" office:string-value="From the Vault: Transform" calcext:value-type="string">
            <text:p>From the Vault: Transform</text:p>
          </table:table-cell>
          <table:table-cell office:value-type="date" office:date-value="2017-11-24" calcext:value-type="date">
            <text:p>24.11.2017</text:p>
          </table:table-cell>
          <table:table-cell table:formula="of:=TRIM(RIGHT(SUBSTITUTE([.A$1:.A$1048576]; &quot; &quot;;REPT(&quot; &quot;;100));100))" office:value-type="string" office:string-value="V17" calcext:value-type="string">
            <text:p>V17</text:p>
          </table:table-cell>
          <table:table-cell office:value-type="string" calcext:value-type="string">
            <text:p>From the Vault: Transform</text:p>
          </table:table-cell>
          <table:table-cell office:value-type="string" calcext:value-type="string">
            <text:p>V17</text:p>
          </table:table-cell>
        </table:table-row>
        <table:table-row table:style-name="ro1">
          <table:table-cell office:value-type="string" calcext:value-type="string">
            <text:p>Explorers of Ixalan E02</text:p>
          </table:table-cell>
          <table:table-cell table:formula="of:=MID([.A169];1;FIND(&quot;~&quot;;SUBSTITUTE([.A169];&quot; &quot;;&quot;~&quot;;LEN([.A169])-LEN(SUBSTITUTE([.A169];&quot; &quot;;&quot;&quot;))-(1-1)))-1)" office:value-type="string" office:string-value="Explorers of Ixalan" calcext:value-type="string">
            <text:p>Explorers of Ixalan</text:p>
          </table:table-cell>
          <table:table-cell office:value-type="date" office:date-value="2017-11-24" calcext:value-type="date">
            <text:p>24.11.2017</text:p>
          </table:table-cell>
          <table:table-cell table:formula="of:=TRIM(RIGHT(SUBSTITUTE([.A$1:.A$1048576]; &quot; &quot;;REPT(&quot; &quot;;100));100))" office:value-type="string" office:string-value="E02" calcext:value-type="string">
            <text:p>E02</text:p>
          </table:table-cell>
          <table:table-cell office:value-type="string" calcext:value-type="string">
            <text:p>Explorers of Ixalan</text:p>
          </table:table-cell>
          <table:table-cell office:value-type="string" calcext:value-type="string">
            <text:p>E02</text:p>
          </table:table-cell>
        </table:table-row>
        <table:table-row table:style-name="ro1">
          <table:table-cell office:value-type="string" calcext:value-type="string">
            <text:p>Iconic Masters IMA</text:p>
          </table:table-cell>
          <table:table-cell table:formula="of:=MID([.A170];1;FIND(&quot;~&quot;;SUBSTITUTE([.A170];&quot; &quot;;&quot;~&quot;;LEN([.A170])-LEN(SUBSTITUTE([.A170];&quot; &quot;;&quot;&quot;))-(1-1)))-1)" office:value-type="string" office:string-value="Iconic Masters" calcext:value-type="string">
            <text:p>Iconic Masters</text:p>
          </table:table-cell>
          <table:table-cell office:value-type="date" office:date-value="2017-11-17" calcext:value-type="date">
            <text:p>17.11.2017</text:p>
          </table:table-cell>
          <table:table-cell table:formula="of:=TRIM(RIGHT(SUBSTITUTE([.A$1:.A$1048576]; &quot; &quot;;REPT(&quot; &quot;;100));100))" office:value-type="string" office:string-value="IMA" calcext:value-type="string">
            <text:p>IMA</text:p>
          </table:table-cell>
          <table:table-cell office:value-type="string" calcext:value-type="string">
            <text:p>Iconic Masters</text:p>
          </table:table-cell>
          <table:table-cell office:value-type="string" calcext:value-type="string">
            <text:p>IMA</text:p>
          </table:table-cell>
        </table:table-row>
        <table:table-row table:style-name="ro1">
          <table:table-cell office:value-type="string" calcext:value-type="string">
            <text:p>Iconic Masters Tokens tIMA</text:p>
          </table:table-cell>
          <table:table-cell table:formula="of:=MID([.A171];1;FIND(&quot;~&quot;;SUBSTITUTE([.A171];&quot; &quot;;&quot;~&quot;;LEN([.A171])-LEN(SUBSTITUTE([.A171];&quot; &quot;;&quot;&quot;))-(1-1)))-1)" office:value-type="string" office:string-value="Iconic Masters Tokens" calcext:value-type="string">
            <text:p>Iconic Masters Tokens</text:p>
          </table:table-cell>
          <table:table-cell office:value-type="date" office:date-value="2017-11-17" calcext:value-type="date">
            <text:p>17.11.2017</text:p>
          </table:table-cell>
          <table:table-cell table:formula="of:=TRIM(RIGHT(SUBSTITUTE([.A$1:.A$1048576]; &quot; &quot;;REPT(&quot; &quot;;100));100))" office:value-type="string" office:string-value="tIMA" calcext:value-type="string">
            <text:p>tIMA</text:p>
          </table:table-cell>
          <table:table-cell office:value-type="string" calcext:value-type="string">
            <text:p>Iconic Masters Tokens</text:p>
          </table:table-cell>
          <table:table-cell office:value-type="string" calcext:value-type="string">
            <text:p>tIMA</text:p>
          </table:table-cell>
        </table:table-row>
        <table:table-row table:style-name="ro1">
          <table:table-cell office:value-type="string" calcext:value-type="string">
            <text:p>Duel Decks: Merfolk vs. Goblins DDT</text:p>
          </table:table-cell>
          <table:table-cell table:formula="of:=MID([.A172];1;FIND(&quot;~&quot;;SUBSTITUTE([.A172];&quot; &quot;;&quot;~&quot;;LEN([.A172])-LEN(SUBSTITUTE([.A172];&quot; &quot;;&quot;&quot;))-(1-1)))-1)" office:value-type="string" office:string-value="Duel Decks: Merfolk vs. Goblins" calcext:value-type="string">
            <text:p>Duel Decks: Merfolk vs. Goblins</text:p>
          </table:table-cell>
          <table:table-cell office:value-type="date" office:date-value="2017-11-10" calcext:value-type="date">
            <text:p>10.11.2017</text:p>
          </table:table-cell>
          <table:table-cell table:formula="of:=TRIM(RIGHT(SUBSTITUTE([.A$1:.A$1048576]; &quot; &quot;;REPT(&quot; &quot;;100));100))" office:value-type="string" office:string-value="DDT" calcext:value-type="string">
            <text:p>DDT</text:p>
          </table:table-cell>
          <table:table-cell office:value-type="string" calcext:value-type="string">
            <text:p>Duel Decks: Merfolk vs. Goblins</text:p>
          </table:table-cell>
          <table:table-cell office:value-type="string" calcext:value-type="string">
            <text:p>DDT</text:p>
          </table:table-cell>
        </table:table-row>
        <table:table-row table:style-name="ro1">
          <table:table-cell office:value-type="string" calcext:value-type="string">
            <text:p>Duel Decks: Merfolk vs. Goblins Tokens tDDT</text:p>
          </table:table-cell>
          <table:table-cell table:formula="of:=MID([.A173];1;FIND(&quot;~&quot;;SUBSTITUTE([.A173];&quot; &quot;;&quot;~&quot;;LEN([.A173])-LEN(SUBSTITUTE([.A173];&quot; &quot;;&quot;&quot;))-(1-1)))-1)" office:value-type="string" office:string-value="Duel Decks: Merfolk vs. Goblins Tokens" calcext:value-type="string">
            <text:p>Duel Decks: Merfolk vs. Goblins Tokens</text:p>
          </table:table-cell>
          <table:table-cell office:value-type="date" office:date-value="2017-11-10" calcext:value-type="date">
            <text:p>10.11.2017</text:p>
          </table:table-cell>
          <table:table-cell table:formula="of:=TRIM(RIGHT(SUBSTITUTE([.A$1:.A$1048576]; &quot; &quot;;REPT(&quot; &quot;;100));100))" office:value-type="string" office:string-value="tDDT" calcext:value-type="string">
            <text:p>tDDT</text:p>
          </table:table-cell>
          <table:table-cell office:value-type="string" calcext:value-type="string">
            <text:p>Duel Decks: Merfolk vs. Goblins Tokens</text:p>
          </table:table-cell>
          <table:table-cell office:value-type="string" calcext:value-type="string">
            <text:p>tDDT</text:p>
          </table:table-cell>
        </table:table-row>
        <table:table-row table:style-name="ro1">
          <table:table-cell office:value-type="string" calcext:value-type="string">
            <text:p>2017 Gift Pack pGP17</text:p>
          </table:table-cell>
          <table:table-cell table:formula="of:=MID([.A174];1;FIND(&quot;~&quot;;SUBSTITUTE([.A174];&quot; &quot;;&quot;~&quot;;LEN([.A174])-LEN(SUBSTITUTE([.A174];&quot; &quot;;&quot;&quot;))-(1-1)))-1)" office:value-type="string" office:string-value="2017 Gift Pack" calcext:value-type="string">
            <text:p>2017 Gift Pack</text:p>
          </table:table-cell>
          <table:table-cell office:value-type="date" office:date-value="2017-10-20" calcext:value-type="date">
            <text:p>20.10.2017</text:p>
          </table:table-cell>
          <table:table-cell table:formula="of:=TRIM(RIGHT(SUBSTITUTE([.A$1:.A$1048576]; &quot; &quot;;REPT(&quot; &quot;;100));100))" office:value-type="string" office:string-value="pGP17" calcext:value-type="string">
            <text:p>pGP17</text:p>
          </table:table-cell>
          <table:table-cell office:value-type="string" calcext:value-type="string">
            <text:p>2017 Gift Pack</text:p>
          </table:table-cell>
          <table:table-cell office:value-type="string" calcext:value-type="string">
            <text:p>pGP17</text:p>
          </table:table-cell>
        </table:table-row>
        <table:table-row table:style-name="ro1">
          <table:table-cell office:value-type="string" calcext:value-type="string">
            <text:p>Ixalan XLN</text:p>
          </table:table-cell>
          <table:table-cell table:formula="of:=MID([.A175];1;FIND(&quot;~&quot;;SUBSTITUTE([.A175];&quot; &quot;;&quot;~&quot;;LEN([.A175])-LEN(SUBSTITUTE([.A175];&quot; &quot;;&quot;&quot;))-(1-1)))-1)" office:value-type="string" office:string-value="Ixalan" calcext:value-type="string">
            <text:p>Ixalan</text:p>
          </table:table-cell>
          <table:table-cell office:value-type="date" office:date-value="2017-09-29" calcext:value-type="date">
            <text:p>29.09.2017</text:p>
          </table:table-cell>
          <table:table-cell table:formula="of:=TRIM(RIGHT(SUBSTITUTE([.A$1:.A$1048576]; &quot; &quot;;REPT(&quot; &quot;;100));100))" office:value-type="string" office:string-value="XLN" calcext:value-type="string">
            <text:p>XLN</text:p>
          </table:table-cell>
          <table:table-cell office:value-type="string" calcext:value-type="string">
            <text:p>Ixalan</text:p>
          </table:table-cell>
          <table:table-cell office:value-type="string" calcext:value-type="string">
            <text:p>XLN</text:p>
          </table:table-cell>
        </table:table-row>
        <table:table-row table:style-name="ro1">
          <table:table-cell office:value-type="string" calcext:value-type="string">
            <text:p>Ixalan Tokens tXLN</text:p>
          </table:table-cell>
          <table:table-cell table:formula="of:=MID([.A176];1;FIND(&quot;~&quot;;SUBSTITUTE([.A176];&quot; &quot;;&quot;~&quot;;LEN([.A176])-LEN(SUBSTITUTE([.A176];&quot; &quot;;&quot;&quot;))-(1-1)))-1)" office:value-type="string" office:string-value="Ixalan Tokens" calcext:value-type="string">
            <text:p>Ixalan Tokens</text:p>
          </table:table-cell>
          <table:table-cell office:value-type="date" office:date-value="2017-09-29" calcext:value-type="date">
            <text:p>29.09.2017</text:p>
          </table:table-cell>
          <table:table-cell table:formula="of:=TRIM(RIGHT(SUBSTITUTE([.A$1:.A$1048576]; &quot; &quot;;REPT(&quot; &quot;;100));100))" office:value-type="string" office:string-value="tXLN" calcext:value-type="string">
            <text:p>tXLN</text:p>
          </table:table-cell>
          <table:table-cell office:value-type="string" calcext:value-type="string">
            <text:p>Ixalan Tokens</text:p>
          </table:table-cell>
          <table:table-cell office:value-type="string" calcext:value-type="string">
            <text:p>tXLN</text:p>
          </table:table-cell>
        </table:table-row>
        <table:table-row table:style-name="ro1">
          <table:table-cell office:value-type="string" calcext:value-type="string">
            <text:p>Ixalan Promo pXLN</text:p>
          </table:table-cell>
          <table:table-cell table:formula="of:=MID([.A177];1;FIND(&quot;~&quot;;SUBSTITUTE([.A177];&quot; &quot;;&quot;~&quot;;LEN([.A177])-LEN(SUBSTITUTE([.A177];&quot; &quot;;&quot;&quot;))-(1-1)))-1)" office:value-type="string" office:string-value="Ixalan Promo" calcext:value-type="string">
            <text:p>Ixalan Promo</text:p>
          </table:table-cell>
          <table:table-cell office:value-type="date" office:date-value="2017-09-29" calcext:value-type="date">
            <text:p>29.09.2017</text:p>
          </table:table-cell>
          <table:table-cell table:formula="of:=TRIM(RIGHT(SUBSTITUTE([.A$1:.A$1048576]; &quot; &quot;;REPT(&quot; &quot;;100));100))" office:value-type="string" office:string-value="pXLN" calcext:value-type="string">
            <text:p>pXLN</text:p>
          </table:table-cell>
          <table:table-cell office:value-type="string" calcext:value-type="string">
            <text:p>Ixalan Promo</text:p>
          </table:table-cell>
          <table:table-cell office:value-type="string" calcext:value-type="string">
            <text:p>pXLN</text:p>
          </table:table-cell>
        </table:table-row>
        <table:table-row table:style-name="ro1">
          <table:table-cell office:value-type="string" calcext:value-type="string">
            <text:p>Ixalan Standard Showdown PSS2</text:p>
          </table:table-cell>
          <table:table-cell table:formula="of:=MID([.A178];1;FIND(&quot;~&quot;;SUBSTITUTE([.A178];&quot; &quot;;&quot;~&quot;;LEN([.A178])-LEN(SUBSTITUTE([.A178];&quot; &quot;;&quot;&quot;))-(1-1)))-1)" office:value-type="string" office:string-value="Ixalan Standard Showdown" calcext:value-type="string">
            <text:p>Ixalan Standard Showdown</text:p>
          </table:table-cell>
          <table:table-cell office:value-type="date" office:date-value="2017-09-29" calcext:value-type="date">
            <text:p>29.09.2017</text:p>
          </table:table-cell>
          <table:table-cell table:formula="of:=TRIM(RIGHT(SUBSTITUTE([.A$1:.A$1048576]; &quot; &quot;;REPT(&quot; &quot;;100));100))" office:value-type="string" office:string-value="PSS2" calcext:value-type="string">
            <text:p>PSS2</text:p>
          </table:table-cell>
          <table:table-cell office:value-type="string" calcext:value-type="string">
            <text:p>Ixalan Standard Showdown</text:p>
          </table:table-cell>
          <table:table-cell office:value-type="string" calcext:value-type="string">
            <text:p>PSS2</text:p>
          </table:table-cell>
        </table:table-row>
        <table:table-row table:style-name="ro1">
          <table:table-cell office:value-type="string" calcext:value-type="string">
            <text:p>Ixalan Treasure Chest pXTC</text:p>
          </table:table-cell>
          <table:table-cell table:formula="of:=MID([.A179];1;FIND(&quot;~&quot;;SUBSTITUTE([.A179];&quot; &quot;;&quot;~&quot;;LEN([.A179])-LEN(SUBSTITUTE([.A179];&quot; &quot;;&quot;&quot;))-(1-1)))-1)" office:value-type="string" office:string-value="Ixalan Treasure Chest" calcext:value-type="string">
            <text:p>Ixalan Treasure Chest</text:p>
          </table:table-cell>
          <table:table-cell office:value-type="date" office:date-value="2017-09-29" calcext:value-type="date">
            <text:p>29.09.2017</text:p>
          </table:table-cell>
          <table:table-cell table:formula="of:=TRIM(RIGHT(SUBSTITUTE([.A$1:.A$1048576]; &quot; &quot;;REPT(&quot; &quot;;100));100))" office:value-type="string" office:string-value="pXTC" calcext:value-type="string">
            <text:p>pXTC</text:p>
          </table:table-cell>
          <table:table-cell office:value-type="string" calcext:value-type="string">
            <text:p>Ixalan Treasure Chest</text:p>
          </table:table-cell>
          <table:table-cell office:value-type="string" calcext:value-type="string">
            <text:p>pXTC</text:p>
          </table:table-cell>
        </table:table-row>
        <table:table-row table:style-name="ro1">
          <table:table-cell office:value-type="string" calcext:value-type="string">
            <text:p>HasCon 2017 H17</text:p>
          </table:table-cell>
          <table:table-cell table:formula="of:=MID([.A180];1;FIND(&quot;~&quot;;SUBSTITUTE([.A180];&quot; &quot;;&quot;~&quot;;LEN([.A180])-LEN(SUBSTITUTE([.A180];&quot; &quot;;&quot;&quot;))-(1-1)))-1)" office:value-type="string" office:string-value="HasCon 2017" calcext:value-type="string">
            <text:p>HasCon 2017</text:p>
          </table:table-cell>
          <table:table-cell office:value-type="date" office:date-value="2017-09-20" calcext:value-type="date">
            <text:p>20.09.2017</text:p>
          </table:table-cell>
          <table:table-cell table:formula="of:=TRIM(RIGHT(SUBSTITUTE([.A$1:.A$1048576]; &quot; &quot;;REPT(&quot; &quot;;100));100))" office:value-type="string" office:string-value="H17" calcext:value-type="string">
            <text:p>H17</text:p>
          </table:table-cell>
          <table:table-cell office:value-type="string" calcext:value-type="string">
            <text:p>HasCon 2017</text:p>
          </table:table-cell>
          <table:table-cell office:value-type="string" calcext:value-type="string">
            <text:p>H17</text:p>
          </table:table-cell>
        </table:table-row>
        <table:table-row table:style-name="ro1">
          <table:table-cell office:value-type="string" calcext:value-type="string">
            <text:p>Heroes of the Realm 2016 HTR</text:p>
          </table:table-cell>
          <table:table-cell table:formula="of:=MID([.A181];1;FIND(&quot;~&quot;;SUBSTITUTE([.A181];&quot; &quot;;&quot;~&quot;;LEN([.A181])-LEN(SUBSTITUTE([.A181];&quot; &quot;;&quot;&quot;))-(1-1)))-1)" office:value-type="string" office:string-value="Heroes of the Realm 2016" calcext:value-type="string">
            <text:p>Heroes of the Realm 2016</text:p>
          </table:table-cell>
          <table:table-cell office:value-type="date" office:date-value="2017-09-20" calcext:value-type="date">
            <text:p>20.09.2017</text:p>
          </table:table-cell>
          <table:table-cell table:formula="of:=TRIM(RIGHT(SUBSTITUTE([.A$1:.A$1048576]; &quot; &quot;;REPT(&quot; &quot;;100));100))" office:value-type="string" office:string-value="HTR" calcext:value-type="string">
            <text:p>HTR</text:p>
          </table:table-cell>
          <table:table-cell office:value-type="string" calcext:value-type="string">
            <text:p>Heroes of the Realm 2016</text:p>
          </table:table-cell>
          <table:table-cell office:value-type="string" calcext:value-type="string">
            <text:p>HTR</text:p>
          </table:table-cell>
        </table:table-row>
        <table:table-row table:style-name="ro1">
          <table:table-cell office:value-type="string" calcext:value-type="string">
            <text:p>Commander 2017 C17</text:p>
          </table:table-cell>
          <table:table-cell table:formula="of:=MID([.A182];1;FIND(&quot;~&quot;;SUBSTITUTE([.A182];&quot; &quot;;&quot;~&quot;;LEN([.A182])-LEN(SUBSTITUTE([.A182];&quot; &quot;;&quot;&quot;))-(1-1)))-1)" office:value-type="string" office:string-value="Commander 2017" calcext:value-type="string">
            <text:p>Commander 2017</text:p>
          </table:table-cell>
          <table:table-cell office:value-type="date" office:date-value="2017-08-25" calcext:value-type="date">
            <text:p>25.08.2017</text:p>
          </table:table-cell>
          <table:table-cell table:formula="of:=TRIM(RIGHT(SUBSTITUTE([.A$1:.A$1048576]; &quot; &quot;;REPT(&quot; &quot;;100));100))" office:value-type="string" office:string-value="C17" calcext:value-type="string">
            <text:p>C17</text:p>
          </table:table-cell>
          <table:table-cell office:value-type="string" calcext:value-type="string">
            <text:p>Commander 2017</text:p>
          </table:table-cell>
          <table:table-cell office:value-type="string" calcext:value-type="string">
            <text:p>C17</text:p>
          </table:table-cell>
        </table:table-row>
        <table:table-row table:style-name="ro1">
          <table:table-cell office:value-type="string" calcext:value-type="string">
            <text:p>Commander 2017 Tokens tC17</text:p>
          </table:table-cell>
          <table:table-cell table:formula="of:=MID([.A183];1;FIND(&quot;~&quot;;SUBSTITUTE([.A183];&quot; &quot;;&quot;~&quot;;LEN([.A183])-LEN(SUBSTITUTE([.A183];&quot; &quot;;&quot;&quot;))-(1-1)))-1)" office:value-type="string" office:string-value="Commander 2017 Tokens" calcext:value-type="string">
            <text:p>Commander 2017 Tokens</text:p>
          </table:table-cell>
          <table:table-cell office:value-type="date" office:date-value="2017-08-25" calcext:value-type="date">
            <text:p>25.08.2017</text:p>
          </table:table-cell>
          <table:table-cell table:formula="of:=TRIM(RIGHT(SUBSTITUTE([.A$1:.A$1048576]; &quot; &quot;;REPT(&quot; &quot;;100));100))" office:value-type="string" office:string-value="tC17" calcext:value-type="string">
            <text:p>tC17</text:p>
          </table:table-cell>
          <table:table-cell office:value-type="string" calcext:value-type="string">
            <text:p>Commander 2017 Tokens</text:p>
          </table:table-cell>
          <table:table-cell office:value-type="string" calcext:value-type="string">
            <text:p>tC17</text:p>
          </table:table-cell>
        </table:table-row>
        <table:table-row table:style-name="ro1">
          <table:table-cell office:value-type="string" calcext:value-type="string">
            <text:p>Judge Gift Cards 2017 J17</text:p>
          </table:table-cell>
          <table:table-cell table:formula="of:=MID([.A184];1;FIND(&quot;~&quot;;SUBSTITUTE([.A184];&quot; &quot;;&quot;~&quot;;LEN([.A184])-LEN(SUBSTITUTE([.A184];&quot; &quot;;&quot;&quot;))-(1-1)))-1)" office:value-type="string" office:string-value="Judge Gift Cards 2017" calcext:value-type="string">
            <text:p>Judge Gift Cards 2017</text:p>
          </table:table-cell>
          <table:table-cell office:value-type="date" office:date-value="2017-08-01" calcext:value-type="date">
            <text:p>01.08.2017</text:p>
          </table:table-cell>
          <table:table-cell table:formula="of:=TRIM(RIGHT(SUBSTITUTE([.A$1:.A$1048576]; &quot; &quot;;REPT(&quot; &quot;;100));100))" office:value-type="string" office:string-value="J17" calcext:value-type="string">
            <text:p>J17</text:p>
          </table:table-cell>
          <table:table-cell office:value-type="string" calcext:value-type="string">
            <text:p>Judge Gift Cards 2017</text:p>
          </table:table-cell>
          <table:table-cell office:value-type="string" calcext:value-type="string">
            <text:p>J17</text:p>
          </table:table-cell>
        </table:table-row>
        <table:table-row table:style-name="ro1">
          <table:table-cell office:value-type="string" calcext:value-type="string">
            <text:p>San Diego Comic-Con 2017 PS17</text:p>
          </table:table-cell>
          <table:table-cell table:formula="of:=MID([.A185];1;FIND(&quot;~&quot;;SUBSTITUTE([.A185];&quot; &quot;;&quot;~&quot;;LEN([.A185])-LEN(SUBSTITUTE([.A185];&quot; &quot;;&quot;&quot;))-(1-1)))-1)" office:value-type="string" office:string-value="San Diego Comic-Con 2017" calcext:value-type="string">
            <text:p>San Diego Comic-Con 2017</text:p>
          </table:table-cell>
          <table:table-cell office:value-type="date" office:date-value="2017-07-20" calcext:value-type="date">
            <text:p>20.07.2017</text:p>
          </table:table-cell>
          <table:table-cell table:formula="of:=TRIM(RIGHT(SUBSTITUTE([.A$1:.A$1048576]; &quot; &quot;;REPT(&quot; &quot;;100));100))" office:value-type="string" office:string-value="PS17" calcext:value-type="string">
            <text:p>PS17</text:p>
          </table:table-cell>
          <table:table-cell office:value-type="string" calcext:value-type="string">
            <text:p>San Diego Comic-Con 2017</text:p>
          </table:table-cell>
          <table:table-cell office:value-type="string" calcext:value-type="string">
            <text:p>PS17</text:p>
          </table:table-cell>
        </table:table-row>
        <table:table-row table:style-name="ro1">
          <table:table-cell office:value-type="string" calcext:value-type="string">
            <text:p>Hour of Devastation HOU</text:p>
          </table:table-cell>
          <table:table-cell table:formula="of:=MID([.A186];1;FIND(&quot;~&quot;;SUBSTITUTE([.A186];&quot; &quot;;&quot;~&quot;;LEN([.A186])-LEN(SUBSTITUTE([.A186];&quot; &quot;;&quot;&quot;))-(1-1)))-1)" office:value-type="string" office:string-value="Hour of Devastation" calcext:value-type="string">
            <text:p>Hour of Devastation</text:p>
          </table:table-cell>
          <table:table-cell office:value-type="date" office:date-value="2017-07-14" calcext:value-type="date">
            <text:p>14.07.2017</text:p>
          </table:table-cell>
          <table:table-cell table:formula="of:=TRIM(RIGHT(SUBSTITUTE([.A$1:.A$1048576]; &quot; &quot;;REPT(&quot; &quot;;100));100))" office:value-type="string" office:string-value="HOU" calcext:value-type="string">
            <text:p>HOU</text:p>
          </table:table-cell>
          <table:table-cell office:value-type="string" calcext:value-type="string">
            <text:p>Hour of Devastation</text:p>
          </table:table-cell>
          <table:table-cell office:value-type="string" calcext:value-type="string">
            <text:p>HOU</text:p>
          </table:table-cell>
        </table:table-row>
        <table:table-row table:style-name="ro1">
          <table:table-cell office:value-type="string" calcext:value-type="string">
            <text:p>Hour of Devastation Promo pHOU</text:p>
          </table:table-cell>
          <table:table-cell table:formula="of:=MID([.A187];1;FIND(&quot;~&quot;;SUBSTITUTE([.A187];&quot; &quot;;&quot;~&quot;;LEN([.A187])-LEN(SUBSTITUTE([.A187];&quot; &quot;;&quot;&quot;))-(1-1)))-1)" office:value-type="string" office:string-value="Hour of Devastation Promo" calcext:value-type="string">
            <text:p>Hour of Devastation Promo</text:p>
          </table:table-cell>
          <table:table-cell office:value-type="date" office:date-value="2017-07-14" calcext:value-type="date">
            <text:p>14.07.2017</text:p>
          </table:table-cell>
          <table:table-cell table:formula="of:=TRIM(RIGHT(SUBSTITUTE([.A$1:.A$1048576]; &quot; &quot;;REPT(&quot; &quot;;100));100))" office:value-type="string" office:string-value="pHOU" calcext:value-type="string">
            <text:p>pHOU</text:p>
          </table:table-cell>
          <table:table-cell office:value-type="string" calcext:value-type="string">
            <text:p>Hour of Devastation Promo</text:p>
          </table:table-cell>
          <table:table-cell office:value-type="string" calcext:value-type="string">
            <text:p>pHOU</text:p>
          </table:table-cell>
        </table:table-row>
        <table:table-row table:style-name="ro1">
          <table:table-cell office:value-type="string" calcext:value-type="string">
            <text:p>Hour of Devastation Tokens tHOU</text:p>
          </table:table-cell>
          <table:table-cell table:formula="of:=MID([.A188];1;FIND(&quot;~&quot;;SUBSTITUTE([.A188];&quot; &quot;;&quot;~&quot;;LEN([.A188])-LEN(SUBSTITUTE([.A188];&quot; &quot;;&quot;&quot;))-(1-1)))-1)" office:value-type="string" office:string-value="Hour of Devastation Tokens" calcext:value-type="string">
            <text:p>Hour of Devastation Tokens</text:p>
          </table:table-cell>
          <table:table-cell office:value-type="date" office:date-value="2017-07-14" calcext:value-type="date">
            <text:p>14.07.2017</text:p>
          </table:table-cell>
          <table:table-cell table:formula="of:=TRIM(RIGHT(SUBSTITUTE([.A$1:.A$1048576]; &quot; &quot;;REPT(&quot; &quot;;100));100))" office:value-type="string" office:string-value="tHOU" calcext:value-type="string">
            <text:p>tHOU</text:p>
          </table:table-cell>
          <table:table-cell office:value-type="string" calcext:value-type="string">
            <text:p>Hour of Devastation Tokens</text:p>
          </table:table-cell>
          <table:table-cell office:value-type="string" calcext:value-type="string">
            <text:p>tHOU</text:p>
          </table:table-cell>
        </table:table-row>
        <table:table-row table:style-name="ro1">
          <table:table-cell office:value-type="string" calcext:value-type="string">
            <text:p>Archenemy: Nicol Bolas E01</text:p>
          </table:table-cell>
          <table:table-cell table:formula="of:=MID([.A189];1;FIND(&quot;~&quot;;SUBSTITUTE([.A189];&quot; &quot;;&quot;~&quot;;LEN([.A189])-LEN(SUBSTITUTE([.A189];&quot; &quot;;&quot;&quot;))-(1-1)))-1)" office:value-type="string" office:string-value="Archenemy: Nicol Bolas" calcext:value-type="string">
            <text:p>Archenemy: Nicol Bolas</text:p>
          </table:table-cell>
          <table:table-cell office:value-type="date" office:date-value="2017-06-16" calcext:value-type="date">
            <text:p>16.06.2017</text:p>
          </table:table-cell>
          <table:table-cell table:formula="of:=TRIM(RIGHT(SUBSTITUTE([.A$1:.A$1048576]; &quot; &quot;;REPT(&quot; &quot;;100));100))" office:value-type="string" office:string-value="E01" calcext:value-type="string">
            <text:p>E01</text:p>
          </table:table-cell>
          <table:table-cell office:value-type="string" calcext:value-type="string">
            <text:p>Archenemy: Nicol Bolas</text:p>
          </table:table-cell>
          <table:table-cell office:value-type="string" calcext:value-type="string">
            <text:p>E01</text:p>
          </table:table-cell>
        </table:table-row>
        <table:table-row table:style-name="ro1">
          <table:table-cell office:value-type="string" calcext:value-type="string">
            <text:p>Archenemy: Nicol Bolas Tokens tE01</text:p>
          </table:table-cell>
          <table:table-cell table:formula="of:=MID([.A190];1;FIND(&quot;~&quot;;SUBSTITUTE([.A190];&quot; &quot;;&quot;~&quot;;LEN([.A190])-LEN(SUBSTITUTE([.A190];&quot; &quot;;&quot;&quot;))-(1-1)))-1)" office:value-type="string" office:string-value="Archenemy: Nicol Bolas Tokens" calcext:value-type="string">
            <text:p>Archenemy: Nicol Bolas Tokens</text:p>
          </table:table-cell>
          <table:table-cell office:value-type="date" office:date-value="2017-06-16" calcext:value-type="date">
            <text:p>16.06.2017</text:p>
          </table:table-cell>
          <table:table-cell table:formula="of:=TRIM(RIGHT(SUBSTITUTE([.A$1:.A$1048576]; &quot; &quot;;REPT(&quot; &quot;;100));100))" office:value-type="string" office:string-value="tE01" calcext:value-type="string">
            <text:p>tE01</text:p>
          </table:table-cell>
          <table:table-cell office:value-type="string" calcext:value-type="string">
            <text:p>Archenemy: Nicol Bolas Tokens</text:p>
          </table:table-cell>
          <table:table-cell office:value-type="string" calcext:value-type="string">
            <text:p>tE01</text:p>
          </table:table-cell>
        </table:table-row>
        <table:table-row table:style-name="ro1">
          <table:table-cell office:value-type="string" calcext:value-type="string">
            <text:p>Commander Anthology CMA</text:p>
          </table:table-cell>
          <table:table-cell table:formula="of:=MID([.A191];1;FIND(&quot;~&quot;;SUBSTITUTE([.A191];&quot; &quot;;&quot;~&quot;;LEN([.A191])-LEN(SUBSTITUTE([.A191];&quot; &quot;;&quot;&quot;))-(1-1)))-1)" office:value-type="string" office:string-value="Commander Anthology" calcext:value-type="string">
            <text:p>Commander Anthology</text:p>
          </table:table-cell>
          <table:table-cell office:value-type="date" office:date-value="2017-06-09" calcext:value-type="date">
            <text:p>09.06.2017</text:p>
          </table:table-cell>
          <table:table-cell table:formula="of:=TRIM(RIGHT(SUBSTITUTE([.A$1:.A$1048576]; &quot; &quot;;REPT(&quot; &quot;;100));100))" office:value-type="string" office:string-value="CMA" calcext:value-type="string">
            <text:p>CMA</text:p>
          </table:table-cell>
          <table:table-cell office:value-type="string" calcext:value-type="string">
            <text:p>Commander Anthology</text:p>
          </table:table-cell>
          <table:table-cell office:value-type="string" calcext:value-type="string">
            <text:p>CMA</text:p>
          </table:table-cell>
        </table:table-row>
        <table:table-row table:style-name="ro1">
          <table:table-cell office:value-type="string" calcext:value-type="string">
            <text:p>Commander Anthology Tokens tCMA</text:p>
          </table:table-cell>
          <table:table-cell table:formula="of:=MID([.A192];1;FIND(&quot;~&quot;;SUBSTITUTE([.A192];&quot; &quot;;&quot;~&quot;;LEN([.A192])-LEN(SUBSTITUTE([.A192];&quot; &quot;;&quot;&quot;))-(1-1)))-1)" office:value-type="string" office:string-value="Commander Anthology Tokens" calcext:value-type="string">
            <text:p>Commander Anthology Tokens</text:p>
          </table:table-cell>
          <table:table-cell office:value-type="date" office:date-value="2017-06-09" calcext:value-type="date">
            <text:p>09.06.2017</text:p>
          </table:table-cell>
          <table:table-cell table:formula="of:=TRIM(RIGHT(SUBSTITUTE([.A$1:.A$1048576]; &quot; &quot;;REPT(&quot; &quot;;100));100))" office:value-type="string" office:string-value="tCMA" calcext:value-type="string">
            <text:p>tCMA</text:p>
          </table:table-cell>
          <table:table-cell office:value-type="string" calcext:value-type="string">
            <text:p>Commander Anthology Tokens</text:p>
          </table:table-cell>
          <table:table-cell office:value-type="string" calcext:value-type="string">
            <text:p>tCMA</text:p>
          </table:table-cell>
        </table:table-row>
        <table:table-row table:style-name="ro1">
          <table:table-cell office:value-type="string" calcext:value-type="string">
            <text:p>Masterpiece Series: Amonkhet Invocations MPS_AKH</text:p>
          </table:table-cell>
          <table:table-cell table:formula="of:=MID([.A193];1;FIND(&quot;~&quot;;SUBSTITUTE([.A193];&quot; &quot;;&quot;~&quot;;LEN([.A193])-LEN(SUBSTITUTE([.A193];&quot; &quot;;&quot;&quot;))-(1-1)))-1)" office:value-type="string" office:string-value="Masterpiece Series: Amonkhet Invocations" calcext:value-type="string">
            <text:p>Masterpiece Series: Amonkhet Invocations</text:p>
          </table:table-cell>
          <table:table-cell office:value-type="date" office:date-value="2017-04-28" calcext:value-type="date">
            <text:p>28.04.2017</text:p>
          </table:table-cell>
          <table:table-cell table:formula="of:=TRIM(RIGHT(SUBSTITUTE([.A$1:.A$1048576]; &quot; &quot;;REPT(&quot; &quot;;100));100))" office:value-type="string" office:string-value="MPS_AKH" calcext:value-type="string">
            <text:p>MPS_AKH</text:p>
          </table:table-cell>
          <table:table-cell office:value-type="string" calcext:value-type="string">
            <text:p>Masterpiece Series: Amonkhet Invocations</text:p>
          </table:table-cell>
          <table:table-cell office:value-type="string" calcext:value-type="string">
            <text:p>MPS_AKH</text:p>
          </table:table-cell>
        </table:table-row>
        <table:table-row table:style-name="ro1">
          <table:table-cell office:value-type="string" calcext:value-type="string">
            <text:p>Amonkhet AKH</text:p>
          </table:table-cell>
          <table:table-cell table:formula="of:=MID([.A194];1;FIND(&quot;~&quot;;SUBSTITUTE([.A194];&quot; &quot;;&quot;~&quot;;LEN([.A194])-LEN(SUBSTITUTE([.A194];&quot; &quot;;&quot;&quot;))-(1-1)))-1)" office:value-type="string" office:string-value="Amonkhet" calcext:value-type="string">
            <text:p>Amonkhet</text:p>
          </table:table-cell>
          <table:table-cell office:value-type="date" office:date-value="2017-04-28" calcext:value-type="date">
            <text:p>28.04.2017</text:p>
          </table:table-cell>
          <table:table-cell table:formula="of:=TRIM(RIGHT(SUBSTITUTE([.A$1:.A$1048576]; &quot; &quot;;REPT(&quot; &quot;;100));100))" office:value-type="string" office:string-value="AKH" calcext:value-type="string">
            <text:p>AKH</text:p>
          </table:table-cell>
          <table:table-cell office:value-type="string" calcext:value-type="string">
            <text:p>Amonkhet</text:p>
          </table:table-cell>
          <table:table-cell office:value-type="string" calcext:value-type="string">
            <text:p>AKH</text:p>
          </table:table-cell>
        </table:table-row>
        <table:table-row table:style-name="ro1">
          <table:table-cell office:value-type="string" calcext:value-type="string">
            <text:p>Amonkhet Promo pAKH</text:p>
          </table:table-cell>
          <table:table-cell table:formula="of:=MID([.A195];1;FIND(&quot;~&quot;;SUBSTITUTE([.A195];&quot; &quot;;&quot;~&quot;;LEN([.A195])-LEN(SUBSTITUTE([.A195];&quot; &quot;;&quot;&quot;))-(1-1)))-1)" office:value-type="string" office:string-value="Amonkhet Promo" calcext:value-type="string">
            <text:p>Amonkhet Promo</text:p>
          </table:table-cell>
          <table:table-cell office:value-type="date" office:date-value="2017-04-28" calcext:value-type="date">
            <text:p>28.04.2017</text:p>
          </table:table-cell>
          <table:table-cell table:formula="of:=TRIM(RIGHT(SUBSTITUTE([.A$1:.A$1048576]; &quot; &quot;;REPT(&quot; &quot;;100));100))" office:value-type="string" office:string-value="pAKH" calcext:value-type="string">
            <text:p>pAKH</text:p>
          </table:table-cell>
          <table:table-cell office:value-type="string" calcext:value-type="string">
            <text:p>Amonkhet Promo</text:p>
          </table:table-cell>
          <table:table-cell office:value-type="string" calcext:value-type="string">
            <text:p>pAKH</text:p>
          </table:table-cell>
        </table:table-row>
        <table:table-row table:style-name="ro1">
          <table:table-cell office:value-type="string" calcext:value-type="string">
            <text:p>Amonkhet Tokens tAKH</text:p>
          </table:table-cell>
          <table:table-cell table:formula="of:=MID([.A196];1;FIND(&quot;~&quot;;SUBSTITUTE([.A196];&quot; &quot;;&quot;~&quot;;LEN([.A196])-LEN(SUBSTITUTE([.A196];&quot; &quot;;&quot;&quot;))-(1-1)))-1)" office:value-type="string" office:string-value="Amonkhet Tokens" calcext:value-type="string">
            <text:p>Amonkhet Tokens</text:p>
          </table:table-cell>
          <table:table-cell office:value-type="date" office:date-value="2017-04-28" calcext:value-type="date">
            <text:p>28.04.2017</text:p>
          </table:table-cell>
          <table:table-cell table:formula="of:=TRIM(RIGHT(SUBSTITUTE([.A$1:.A$1048576]; &quot; &quot;;REPT(&quot; &quot;;100));100))" office:value-type="string" office:string-value="tAKH" calcext:value-type="string">
            <text:p>tAKH</text:p>
          </table:table-cell>
          <table:table-cell office:value-type="string" calcext:value-type="string">
            <text:p>Amonkhet Tokens</text:p>
          </table:table-cell>
          <table:table-cell office:value-type="string" calcext:value-type="string">
            <text:p>tAKH</text:p>
          </table:table-cell>
        </table:table-row>
        <table:table-row table:style-name="ro1">
          <table:table-cell office:value-type="string" calcext:value-type="string">
            <text:p>Welcome Deck 2017 W17</text:p>
          </table:table-cell>
          <table:table-cell table:formula="of:=MID([.A197];1;FIND(&quot;~&quot;;SUBSTITUTE([.A197];&quot; &quot;;&quot;~&quot;;LEN([.A197])-LEN(SUBSTITUTE([.A197];&quot; &quot;;&quot;&quot;))-(1-1)))-1)" office:value-type="string" office:string-value="Welcome Deck 2017" calcext:value-type="string">
            <text:p>Welcome Deck 2017</text:p>
          </table:table-cell>
          <table:table-cell office:value-type="date" office:date-value="2017-04-15" calcext:value-type="date">
            <text:p>15.04.2017</text:p>
          </table:table-cell>
          <table:table-cell table:formula="of:=TRIM(RIGHT(SUBSTITUTE([.A$1:.A$1048576]; &quot; &quot;;REPT(&quot; &quot;;100));100))" office:value-type="string" office:string-value="W17" calcext:value-type="string">
            <text:p>W17</text:p>
          </table:table-cell>
          <table:table-cell office:value-type="string" calcext:value-type="string">
            <text:p>Welcome Deck 2017</text:p>
          </table:table-cell>
          <table:table-cell office:value-type="string" calcext:value-type="string">
            <text:p>W17</text:p>
          </table:table-cell>
        </table:table-row>
        <table:table-row table:style-name="ro1">
          <table:table-cell office:value-type="string" calcext:value-type="string">
            <text:p>Duel Decks: Mind vs. Might DDS</text:p>
          </table:table-cell>
          <table:table-cell table:formula="of:=MID([.A198];1;FIND(&quot;~&quot;;SUBSTITUTE([.A198];&quot; &quot;;&quot;~&quot;;LEN([.A198])-LEN(SUBSTITUTE([.A198];&quot; &quot;;&quot;&quot;))-(1-1)))-1)" office:value-type="string" office:string-value="Duel Decks: Mind vs. Might" calcext:value-type="string">
            <text:p>Duel Decks: Mind vs. Might</text:p>
          </table:table-cell>
          <table:table-cell office:value-type="date" office:date-value="2017-03-31" calcext:value-type="date">
            <text:p>31.03.2017</text:p>
          </table:table-cell>
          <table:table-cell table:formula="of:=TRIM(RIGHT(SUBSTITUTE([.A$1:.A$1048576]; &quot; &quot;;REPT(&quot; &quot;;100));100))" office:value-type="string" office:string-value="DDS" calcext:value-type="string">
            <text:p>DDS</text:p>
          </table:table-cell>
          <table:table-cell office:value-type="string" calcext:value-type="string">
            <text:p>Duel Decks: Mind vs. Might</text:p>
          </table:table-cell>
          <table:table-cell office:value-type="string" calcext:value-type="string">
            <text:p>DDS</text:p>
          </table:table-cell>
        </table:table-row>
        <table:table-row table:style-name="ro1">
          <table:table-cell office:value-type="string" calcext:value-type="string">
            <text:p>Duel Decks: Mind vs. Might Tokens tDDS</text:p>
          </table:table-cell>
          <table:table-cell table:formula="of:=MID([.A199];1;FIND(&quot;~&quot;;SUBSTITUTE([.A199];&quot; &quot;;&quot;~&quot;;LEN([.A199])-LEN(SUBSTITUTE([.A199];&quot; &quot;;&quot;&quot;))-(1-1)))-1)" office:value-type="string" office:string-value="Duel Decks: Mind vs. Might Tokens" calcext:value-type="string">
            <text:p>Duel Decks: Mind vs. Might Tokens</text:p>
          </table:table-cell>
          <table:table-cell office:value-type="date" office:date-value="2017-03-31" calcext:value-type="date">
            <text:p>31.03.2017</text:p>
          </table:table-cell>
          <table:table-cell table:formula="of:=TRIM(RIGHT(SUBSTITUTE([.A$1:.A$1048576]; &quot; &quot;;REPT(&quot; &quot;;100));100))" office:value-type="string" office:string-value="tDDS" calcext:value-type="string">
            <text:p>tDDS</text:p>
          </table:table-cell>
          <table:table-cell office:value-type="string" calcext:value-type="string">
            <text:p>Duel Decks: Mind vs. Might Tokens</text:p>
          </table:table-cell>
          <table:table-cell office:value-type="string" calcext:value-type="string">
            <text:p>tDDS</text:p>
          </table:table-cell>
        </table:table-row>
        <table:table-row table:style-name="ro1">
          <table:table-cell office:value-type="string" calcext:value-type="string">
            <text:p>Modern Masters 2017 Edition MM3</text:p>
          </table:table-cell>
          <table:table-cell table:formula="of:=MID([.A200];1;FIND(&quot;~&quot;;SUBSTITUTE([.A200];&quot; &quot;;&quot;~&quot;;LEN([.A200])-LEN(SUBSTITUTE([.A200];&quot; &quot;;&quot;&quot;))-(1-1)))-1)" office:value-type="string" office:string-value="Modern Masters 2017 Edition" calcext:value-type="string">
            <text:p>Modern Masters 2017 Edition</text:p>
          </table:table-cell>
          <table:table-cell office:value-type="date" office:date-value="2017-03-17" calcext:value-type="date">
            <text:p>17.03.2017</text:p>
          </table:table-cell>
          <table:table-cell table:formula="of:=TRIM(RIGHT(SUBSTITUTE([.A$1:.A$1048576]; &quot; &quot;;REPT(&quot; &quot;;100));100))" office:value-type="string" office:string-value="MM3" calcext:value-type="string">
            <text:p>MM3</text:p>
          </table:table-cell>
          <table:table-cell office:value-type="string" calcext:value-type="string">
            <text:p>Modern Masters 2017 Edition</text:p>
          </table:table-cell>
          <table:table-cell office:value-type="string" calcext:value-type="string">
            <text:p>MM3</text:p>
          </table:table-cell>
        </table:table-row>
        <table:table-row table:style-name="ro1">
          <table:table-cell office:value-type="string" calcext:value-type="string">
            <text:p>Modern Masters 2017 Tokens tMM3</text:p>
          </table:table-cell>
          <table:table-cell table:formula="of:=MID([.A201];1;FIND(&quot;~&quot;;SUBSTITUTE([.A201];&quot; &quot;;&quot;~&quot;;LEN([.A201])-LEN(SUBSTITUTE([.A201];&quot; &quot;;&quot;&quot;))-(1-1)))-1)" office:value-type="string" office:string-value="Modern Masters 2017 Tokens" calcext:value-type="string">
            <text:p>Modern Masters 2017 Tokens</text:p>
          </table:table-cell>
          <table:table-cell office:value-type="date" office:date-value="2017-03-17" calcext:value-type="date">
            <text:p>17.03.2017</text:p>
          </table:table-cell>
          <table:table-cell table:formula="of:=TRIM(RIGHT(SUBSTITUTE([.A$1:.A$1048576]; &quot; &quot;;REPT(&quot; &quot;;100));100))" office:value-type="string" office:string-value="tMM3" calcext:value-type="string">
            <text:p>tMM3</text:p>
          </table:table-cell>
          <table:table-cell office:value-type="string" calcext:value-type="string">
            <text:p>Modern Masters 2017 Tokens</text:p>
          </table:table-cell>
          <table:table-cell office:value-type="string" calcext:value-type="string">
            <text:p>tMM3</text:p>
          </table:table-cell>
        </table:table-row>
        <table:table-row table:style-name="ro1">
          <table:table-cell office:value-type="string" calcext:value-type="string">
            <text:p>Aether Revolt AER</text:p>
          </table:table-cell>
          <table:table-cell table:formula="of:=MID([.A202];1;FIND(&quot;~&quot;;SUBSTITUTE([.A202];&quot; &quot;;&quot;~&quot;;LEN([.A202])-LEN(SUBSTITUTE([.A202];&quot; &quot;;&quot;&quot;))-(1-1)))-1)" office:value-type="string" office:string-value="Aether Revolt" calcext:value-type="string">
            <text:p>Aether Revolt</text:p>
          </table:table-cell>
          <table:table-cell office:value-type="date" office:date-value="2017-01-20" calcext:value-type="date">
            <text:p>20.01.2017</text:p>
          </table:table-cell>
          <table:table-cell table:formula="of:=TRIM(RIGHT(SUBSTITUTE([.A$1:.A$1048576]; &quot; &quot;;REPT(&quot; &quot;;100));100))" office:value-type="string" office:string-value="AER" calcext:value-type="string">
            <text:p>AER</text:p>
          </table:table-cell>
          <table:table-cell office:value-type="string" calcext:value-type="string">
            <text:p>Aether Revolt</text:p>
          </table:table-cell>
          <table:table-cell office:value-type="string" calcext:value-type="string">
            <text:p>AER</text:p>
          </table:table-cell>
        </table:table-row>
        <table:table-row table:style-name="ro1">
          <table:table-cell office:value-type="string" calcext:value-type="string">
            <text:p>Aether Revolt Tokens tAER</text:p>
          </table:table-cell>
          <table:table-cell table:formula="of:=MID([.A203];1;FIND(&quot;~&quot;;SUBSTITUTE([.A203];&quot; &quot;;&quot;~&quot;;LEN([.A203])-LEN(SUBSTITUTE([.A203];&quot; &quot;;&quot;&quot;))-(1-1)))-1)" office:value-type="string" office:string-value="Aether Revolt Tokens" calcext:value-type="string">
            <text:p>Aether Revolt Tokens</text:p>
          </table:table-cell>
          <table:table-cell office:value-type="date" office:date-value="2017-01-20" calcext:value-type="date">
            <text:p>20.01.2017</text:p>
          </table:table-cell>
          <table:table-cell table:formula="of:=TRIM(RIGHT(SUBSTITUTE([.A$1:.A$1048576]; &quot; &quot;;REPT(&quot; &quot;;100));100))" office:value-type="string" office:string-value="tAER" calcext:value-type="string">
            <text:p>tAER</text:p>
          </table:table-cell>
          <table:table-cell office:value-type="string" calcext:value-type="string">
            <text:p>Aether Revolt Tokens</text:p>
          </table:table-cell>
          <table:table-cell office:value-type="string" calcext:value-type="string">
            <text:p>tAER</text:p>
          </table:table-cell>
        </table:table-row>
        <table:table-row table:style-name="ro1">
          <table:table-cell office:value-type="string" calcext:value-type="string">
            <text:p>Aether Revolt Promo pAER</text:p>
          </table:table-cell>
          <table:table-cell table:formula="of:=MID([.A204];1;FIND(&quot;~&quot;;SUBSTITUTE([.A204];&quot; &quot;;&quot;~&quot;;LEN([.A204])-LEN(SUBSTITUTE([.A204];&quot; &quot;;&quot;&quot;))-(1-1)))-1)" office:value-type="string" office:string-value="Aether Revolt Promo" calcext:value-type="string">
            <text:p>Aether Revolt Promo</text:p>
          </table:table-cell>
          <table:table-cell office:value-type="date" office:date-value="2017-01-20" calcext:value-type="date">
            <text:p>20.01.2017</text:p>
          </table:table-cell>
          <table:table-cell table:formula="of:=TRIM(RIGHT(SUBSTITUTE([.A$1:.A$1048576]; &quot; &quot;;REPT(&quot; &quot;;100));100))" office:value-type="string" office:string-value="pAER" calcext:value-type="string">
            <text:p>pAER</text:p>
          </table:table-cell>
          <table:table-cell office:value-type="string" calcext:value-type="string">
            <text:p>Aether Revolt Promo</text:p>
          </table:table-cell>
          <table:table-cell office:value-type="string" calcext:value-type="string">
            <text:p>pAER</text:p>
          </table:table-cell>
        </table:table-row>
        <table:table-row table:style-name="ro1">
          <table:table-cell office:value-type="string" calcext:value-type="string">
            <text:p>Friday Night Magic 2017 F17</text:p>
          </table:table-cell>
          <table:table-cell table:formula="of:=MID([.A205];1;FIND(&quot;~&quot;;SUBSTITUTE([.A205];&quot; &quot;;&quot;~&quot;;LEN([.A205])-LEN(SUBSTITUTE([.A205];&quot; &quot;;&quot;&quot;))-(1-1)))-1)" office:value-type="string" office:string-value="Friday Night Magic 2017" calcext:value-type="string">
            <text:p>Friday Night Magic 2017</text:p>
          </table:table-cell>
          <table:table-cell office:value-type="date" office:date-value="2017-01-06" calcext:value-type="date">
            <text:p>06.01.2017</text:p>
          </table:table-cell>
          <table:table-cell table:formula="of:=TRIM(RIGHT(SUBSTITUTE([.A$1:.A$1048576]; &quot; &quot;;REPT(&quot; &quot;;100));100))" office:value-type="string" office:string-value="F17" calcext:value-type="string">
            <text:p>F17</text:p>
          </table:table-cell>
          <table:table-cell office:value-type="string" calcext:value-type="string">
            <text:p>Friday Night Magic 2017</text:p>
          </table:table-cell>
          <table:table-cell office:value-type="string" calcext:value-type="string">
            <text:p>F17</text:p>
          </table:table-cell>
        </table:table-row>
        <table:table-row table:style-name="ro1">
          <table:table-cell office:value-type="string" calcext:value-type="string">
            <text:p>League Tokens 2017 L17</text:p>
          </table:table-cell>
          <table:table-cell table:formula="of:=MID([.A206];1;FIND(&quot;~&quot;;SUBSTITUTE([.A206];&quot; &quot;;&quot;~&quot;;LEN([.A206])-LEN(SUBSTITUTE([.A206];&quot; &quot;;&quot;&quot;))-(1-1)))-1)" office:value-type="string" office:string-value="League Tokens 2017" calcext:value-type="string">
            <text:p>League Tokens 2017</text:p>
          </table:table-cell>
          <table:table-cell office:value-type="date" office:date-value="2017-01-01" calcext:value-type="date">
            <text:p>01.01.2017</text:p>
          </table:table-cell>
          <table:table-cell table:formula="of:=TRIM(RIGHT(SUBSTITUTE([.A$1:.A$1048576]; &quot; &quot;;REPT(&quot; &quot;;100));100))" office:value-type="string" office:string-value="L17" calcext:value-type="string">
            <text:p>L17</text:p>
          </table:table-cell>
          <table:table-cell office:value-type="string" calcext:value-type="string">
            <text:p>League Tokens 2017</text:p>
          </table:table-cell>
          <table:table-cell office:value-type="string" calcext:value-type="string">
            <text:p>L17</text:p>
          </table:table-cell>
        </table:table-row>
        <table:table-row table:style-name="ro1">
          <table:table-cell office:value-type="string" calcext:value-type="string">
            <text:p>Planechase Anthology PCA</text:p>
          </table:table-cell>
          <table:table-cell table:formula="of:=MID([.A207];1;FIND(&quot;~&quot;;SUBSTITUTE([.A207];&quot; &quot;;&quot;~&quot;;LEN([.A207])-LEN(SUBSTITUTE([.A207];&quot; &quot;;&quot;&quot;))-(1-1)))-1)" office:value-type="string" office:string-value="Planechase Anthology" calcext:value-type="string">
            <text:p>Planechase Anthology</text:p>
          </table:table-cell>
          <table:table-cell office:value-type="date" office:date-value="2016-11-25" calcext:value-type="date">
            <text:p>25.11.2016</text:p>
          </table:table-cell>
          <table:table-cell table:formula="of:=TRIM(RIGHT(SUBSTITUTE([.A$1:.A$1048576]; &quot; &quot;;REPT(&quot; &quot;;100));100))" office:value-type="string" office:string-value="PCA" calcext:value-type="string">
            <text:p>PCA</text:p>
          </table:table-cell>
          <table:table-cell office:value-type="string" calcext:value-type="string">
            <text:p>Planechase Anthology</text:p>
          </table:table-cell>
          <table:table-cell office:value-type="string" calcext:value-type="string">
            <text:p>PCA</text:p>
          </table:table-cell>
        </table:table-row>
        <table:table-row table:style-name="ro1">
          <table:table-cell office:value-type="string" calcext:value-type="string">
            <text:p>Commander 2016 C16</text:p>
          </table:table-cell>
          <table:table-cell table:formula="of:=MID([.A208];1;FIND(&quot;~&quot;;SUBSTITUTE([.A208];&quot; &quot;;&quot;~&quot;;LEN([.A208])-LEN(SUBSTITUTE([.A208];&quot; &quot;;&quot;&quot;))-(1-1)))-1)" office:value-type="string" office:string-value="Commander 2016" calcext:value-type="string">
            <text:p>Commander 2016</text:p>
          </table:table-cell>
          <table:table-cell office:value-type="date" office:date-value="2016-11-11" calcext:value-type="date">
            <text:p>11.11.2016</text:p>
          </table:table-cell>
          <table:table-cell table:formula="of:=TRIM(RIGHT(SUBSTITUTE([.A$1:.A$1048576]; &quot; &quot;;REPT(&quot; &quot;;100));100))" office:value-type="string" office:string-value="C16" calcext:value-type="string">
            <text:p>C16</text:p>
          </table:table-cell>
          <table:table-cell office:value-type="string" calcext:value-type="string">
            <text:p>Commander 2016</text:p>
          </table:table-cell>
          <table:table-cell office:value-type="string" calcext:value-type="string">
            <text:p>C16</text:p>
          </table:table-cell>
        </table:table-row>
        <table:table-row table:style-name="ro1">
          <table:table-cell office:value-type="string" calcext:value-type="string">
            <text:p>Commander 2016 Tokens tC16</text:p>
          </table:table-cell>
          <table:table-cell table:formula="of:=MID([.A209];1;FIND(&quot;~&quot;;SUBSTITUTE([.A209];&quot; &quot;;&quot;~&quot;;LEN([.A209])-LEN(SUBSTITUTE([.A209];&quot; &quot;;&quot;&quot;))-(1-1)))-1)" office:value-type="string" office:string-value="Commander 2016 Tokens" calcext:value-type="string">
            <text:p>Commander 2016 Tokens</text:p>
          </table:table-cell>
          <table:table-cell office:value-type="date" office:date-value="2016-11-11" calcext:value-type="date">
            <text:p>11.11.2016</text:p>
          </table:table-cell>
          <table:table-cell table:formula="of:=TRIM(RIGHT(SUBSTITUTE([.A$1:.A$1048576]; &quot; &quot;;REPT(&quot; &quot;;100));100))" office:value-type="string" office:string-value="tC16" calcext:value-type="string">
            <text:p>tC16</text:p>
          </table:table-cell>
          <table:table-cell office:value-type="string" calcext:value-type="string">
            <text:p>Commander 2016 Tokens</text:p>
          </table:table-cell>
          <table:table-cell office:value-type="string" calcext:value-type="string">
            <text:p>tC16</text:p>
          </table:table-cell>
        </table:table-row>
        <table:table-row table:style-name="ro1">
          <table:table-cell office:value-type="string" calcext:value-type="string">
            <text:p>Kaladesh KLD</text:p>
          </table:table-cell>
          <table:table-cell table:formula="of:=MID([.A210];1;FIND(&quot;~&quot;;SUBSTITUTE([.A210];&quot; &quot;;&quot;~&quot;;LEN([.A210])-LEN(SUBSTITUTE([.A210];&quot; &quot;;&quot;&quot;))-(1-1)))-1)" office:value-type="string" office:string-value="Kaladesh" calcext:value-type="string">
            <text:p>Kaladesh</text:p>
          </table:table-cell>
          <table:table-cell office:value-type="date" office:date-value="2016-09-30" calcext:value-type="date">
            <text:p>30.09.2016</text:p>
          </table:table-cell>
          <table:table-cell table:formula="of:=TRIM(RIGHT(SUBSTITUTE([.A$1:.A$1048576]; &quot; &quot;;REPT(&quot; &quot;;100));100))" office:value-type="string" office:string-value="KLD" calcext:value-type="string">
            <text:p>KLD</text:p>
          </table:table-cell>
          <table:table-cell office:value-type="string" calcext:value-type="string">
            <text:p>Kaladesh</text:p>
          </table:table-cell>
          <table:table-cell office:value-type="string" calcext:value-type="string">
            <text:p>KLD</text:p>
          </table:table-cell>
        </table:table-row>
        <table:table-row table:style-name="ro1">
          <table:table-cell office:value-type="string" calcext:value-type="string">
            <text:p>Kaladesh Tokens tKLD</text:p>
          </table:table-cell>
          <table:table-cell table:formula="of:=MID([.A211];1;FIND(&quot;~&quot;;SUBSTITUTE([.A211];&quot; &quot;;&quot;~&quot;;LEN([.A211])-LEN(SUBSTITUTE([.A211];&quot; &quot;;&quot;&quot;))-(1-1)))-1)" office:value-type="string" office:string-value="Kaladesh Tokens" calcext:value-type="string">
            <text:p>Kaladesh Tokens</text:p>
          </table:table-cell>
          <table:table-cell office:value-type="date" office:date-value="2016-09-30" calcext:value-type="date">
            <text:p>30.09.2016</text:p>
          </table:table-cell>
          <table:table-cell table:formula="of:=TRIM(RIGHT(SUBSTITUTE([.A$1:.A$1048576]; &quot; &quot;;REPT(&quot; &quot;;100));100))" office:value-type="string" office:string-value="tKLD" calcext:value-type="string">
            <text:p>tKLD</text:p>
          </table:table-cell>
          <table:table-cell office:value-type="string" calcext:value-type="string">
            <text:p>Kaladesh Tokens</text:p>
          </table:table-cell>
          <table:table-cell office:value-type="string" calcext:value-type="string">
            <text:p>tKLD</text:p>
          </table:table-cell>
        </table:table-row>
        <table:table-row table:style-name="ro1">
          <table:table-cell office:value-type="string" calcext:value-type="string">
            <text:p>Masterpiece Series: Kaladesh Inventions MPS</text:p>
          </table:table-cell>
          <table:table-cell table:formula="of:=MID([.A212];1;FIND(&quot;~&quot;;SUBSTITUTE([.A212];&quot; &quot;;&quot;~&quot;;LEN([.A212])-LEN(SUBSTITUTE([.A212];&quot; &quot;;&quot;&quot;))-(1-1)))-1)" office:value-type="string" office:string-value="Masterpiece Series: Kaladesh Inventions" calcext:value-type="string">
            <text:p>Masterpiece Series: Kaladesh Inventions</text:p>
          </table:table-cell>
          <table:table-cell office:value-type="date" office:date-value="2016-09-30" calcext:value-type="date">
            <text:p>30.09.2016</text:p>
          </table:table-cell>
          <table:table-cell table:formula="of:=TRIM(RIGHT(SUBSTITUTE([.A$1:.A$1048576]; &quot; &quot;;REPT(&quot; &quot;;100));100))" office:value-type="string" office:string-value="MPS" calcext:value-type="string">
            <text:p>MPS</text:p>
          </table:table-cell>
          <table:table-cell office:value-type="string" calcext:value-type="string">
            <text:p>Masterpiece Series: Kaladesh Inventions</text:p>
          </table:table-cell>
          <table:table-cell office:value-type="string" calcext:value-type="string">
            <text:p>MPS</text:p>
          </table:table-cell>
        </table:table-row>
        <table:table-row table:style-name="ro1">
          <table:table-cell office:value-type="string" calcext:value-type="string">
            <text:p>Kaladesh Promo pKLD</text:p>
          </table:table-cell>
          <table:table-cell table:formula="of:=MID([.A213];1;FIND(&quot;~&quot;;SUBSTITUTE([.A213];&quot; &quot;;&quot;~&quot;;LEN([.A213])-LEN(SUBSTITUTE([.A213];&quot; &quot;;&quot;&quot;))-(1-1)))-1)" office:value-type="string" office:string-value="Kaladesh Promo" calcext:value-type="string">
            <text:p>Kaladesh Promo</text:p>
          </table:table-cell>
          <table:table-cell office:value-type="date" office:date-value="2016-09-30" calcext:value-type="date">
            <text:p>30.09.2016</text:p>
          </table:table-cell>
          <table:table-cell table:formula="of:=TRIM(RIGHT(SUBSTITUTE([.A$1:.A$1048576]; &quot; &quot;;REPT(&quot; &quot;;100));100))" office:value-type="string" office:string-value="pKLD" calcext:value-type="string">
            <text:p>pKLD</text:p>
          </table:table-cell>
          <table:table-cell office:value-type="string" calcext:value-type="string">
            <text:p>Kaladesh Promo</text:p>
          </table:table-cell>
          <table:table-cell office:value-type="string" calcext:value-type="string">
            <text:p>pKLD</text:p>
          </table:table-cell>
        </table:table-row>
        <table:table-row table:style-name="ro1">
          <table:table-cell office:value-type="string" calcext:value-type="string">
            <text:p>Duel Decks: Nissa vs. Ob Nixilis DDR</text:p>
          </table:table-cell>
          <table:table-cell table:formula="of:=MID([.A214];1;FIND(&quot;~&quot;;SUBSTITUTE([.A214];&quot; &quot;;&quot;~&quot;;LEN([.A214])-LEN(SUBSTITUTE([.A214];&quot; &quot;;&quot;&quot;))-(1-1)))-1)" office:value-type="string" office:string-value="Duel Decks: Nissa vs. Ob Nixilis" calcext:value-type="string">
            <text:p>Duel Decks: Nissa vs. Ob Nixilis</text:p>
          </table:table-cell>
          <table:table-cell office:value-type="date" office:date-value="2016-09-02" calcext:value-type="date">
            <text:p>02.09.2016</text:p>
          </table:table-cell>
          <table:table-cell table:formula="of:=TRIM(RIGHT(SUBSTITUTE([.A$1:.A$1048576]; &quot; &quot;;REPT(&quot; &quot;;100));100))" office:value-type="string" office:string-value="DDR" calcext:value-type="string">
            <text:p>DDR</text:p>
          </table:table-cell>
          <table:table-cell office:value-type="string" calcext:value-type="string">
            <text:p>Duel Decks: Nissa vs. Ob Nixilis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string" calcext:value-type="string">
            <text:p>Conspiracy: Take the Crown CN2</text:p>
          </table:table-cell>
          <table:table-cell table:formula="of:=MID([.A215];1;FIND(&quot;~&quot;;SUBSTITUTE([.A215];&quot; &quot;;&quot;~&quot;;LEN([.A215])-LEN(SUBSTITUTE([.A215];&quot; &quot;;&quot;&quot;))-(1-1)))-1)" office:value-type="string" office:string-value="Conspiracy: Take the Crown" calcext:value-type="string">
            <text:p>Conspiracy: Take the Crown</text:p>
          </table:table-cell>
          <table:table-cell office:value-type="date" office:date-value="2016-08-26" calcext:value-type="date">
            <text:p>26.08.2016</text:p>
          </table:table-cell>
          <table:table-cell table:formula="of:=TRIM(RIGHT(SUBSTITUTE([.A$1:.A$1048576]; &quot; &quot;;REPT(&quot; &quot;;100));100))" office:value-type="string" office:string-value="CN2" calcext:value-type="string">
            <text:p>CN2</text:p>
          </table:table-cell>
          <table:table-cell office:value-type="string" calcext:value-type="string">
            <text:p>Conspiracy: Take the Crown</text:p>
          </table:table-cell>
          <table:table-cell office:value-type="string" calcext:value-type="string">
            <text:p>CN2</text:p>
          </table:table-cell>
        </table:table-row>
        <table:table-row table:style-name="ro1">
          <table:table-cell office:value-type="string" calcext:value-type="string">
            <text:p>Conspiracy: Take the Crown Tokens tCN2</text:p>
          </table:table-cell>
          <table:table-cell table:formula="of:=MID([.A216];1;FIND(&quot;~&quot;;SUBSTITUTE([.A216];&quot; &quot;;&quot;~&quot;;LEN([.A216])-LEN(SUBSTITUTE([.A216];&quot; &quot;;&quot;&quot;))-(1-1)))-1)" office:value-type="string" office:string-value="Conspiracy: Take the Crown Tokens" calcext:value-type="string">
            <text:p>Conspiracy: Take the Crown Tokens</text:p>
          </table:table-cell>
          <table:table-cell office:value-type="date" office:date-value="2016-08-26" calcext:value-type="date">
            <text:p>26.08.2016</text:p>
          </table:table-cell>
          <table:table-cell table:formula="of:=TRIM(RIGHT(SUBSTITUTE([.A$1:.A$1048576]; &quot; &quot;;REPT(&quot; &quot;;100));100))" office:value-type="string" office:string-value="tCN2" calcext:value-type="string">
            <text:p>tCN2</text:p>
          </table:table-cell>
          <table:table-cell office:value-type="string" calcext:value-type="string">
            <text:p>Conspiracy: Take the Crown Tokens</text:p>
          </table:table-cell>
          <table:table-cell office:value-type="string" calcext:value-type="string">
            <text:p>tCN2</text:p>
          </table:table-cell>
        </table:table-row>
        <table:table-row table:style-name="ro1">
          <table:table-cell office:value-type="string" calcext:value-type="string">
            <text:p>From the Vault: Lore V16</text:p>
          </table:table-cell>
          <table:table-cell table:formula="of:=MID([.A217];1;FIND(&quot;~&quot;;SUBSTITUTE([.A217];&quot; &quot;;&quot;~&quot;;LEN([.A217])-LEN(SUBSTITUTE([.A217];&quot; &quot;;&quot;&quot;))-(1-1)))-1)" office:value-type="string" office:string-value="From the Vault: Lore" calcext:value-type="string">
            <text:p>From the Vault: Lore</text:p>
          </table:table-cell>
          <table:table-cell office:value-type="date" office:date-value="2016-08-19" calcext:value-type="date">
            <text:p>19.08.2016</text:p>
          </table:table-cell>
          <table:table-cell table:formula="of:=TRIM(RIGHT(SUBSTITUTE([.A$1:.A$1048576]; &quot; &quot;;REPT(&quot; &quot;;100));100))" office:value-type="string" office:string-value="V16" calcext:value-type="string">
            <text:p>V16</text:p>
          </table:table-cell>
          <table:table-cell office:value-type="string" calcext:value-type="string">
            <text:p>From the Vault: Lore</text:p>
          </table:table-cell>
          <table:table-cell office:value-type="string" calcext:value-type="string">
            <text:p>V16</text:p>
          </table:table-cell>
        </table:table-row>
        <table:table-row table:style-name="ro1">
          <table:table-cell office:value-type="string" calcext:value-type="string">
            <text:p>Eldritch Moon EMN</text:p>
          </table:table-cell>
          <table:table-cell table:formula="of:=MID([.A218];1;FIND(&quot;~&quot;;SUBSTITUTE([.A218];&quot; &quot;;&quot;~&quot;;LEN([.A218])-LEN(SUBSTITUTE([.A218];&quot; &quot;;&quot;&quot;))-(1-1)))-1)" office:value-type="string" office:string-value="Eldritch Moon" calcext:value-type="string">
            <text:p>Eldritch Moon</text:p>
          </table:table-cell>
          <table:table-cell office:value-type="date" office:date-value="2016-07-22" calcext:value-type="date">
            <text:p>22.07.2016</text:p>
          </table:table-cell>
          <table:table-cell table:formula="of:=TRIM(RIGHT(SUBSTITUTE([.A$1:.A$1048576]; &quot; &quot;;REPT(&quot; &quot;;100));100))" office:value-type="string" office:string-value="EMN" calcext:value-type="string">
            <text:p>EMN</text:p>
          </table:table-cell>
          <table:table-cell office:value-type="string" calcext:value-type="string">
            <text:p>Eldritch Moon</text:p>
          </table:table-cell>
          <table:table-cell office:value-type="string" calcext:value-type="string">
            <text:p>EMN</text:p>
          </table:table-cell>
        </table:table-row>
        <table:table-row table:style-name="ro1">
          <table:table-cell office:value-type="string" calcext:value-type="string">
            <text:p>Eldritch Moon Promo pEMN</text:p>
          </table:table-cell>
          <table:table-cell table:formula="of:=MID([.A219];1;FIND(&quot;~&quot;;SUBSTITUTE([.A219];&quot; &quot;;&quot;~&quot;;LEN([.A219])-LEN(SUBSTITUTE([.A219];&quot; &quot;;&quot;&quot;))-(1-1)))-1)" office:value-type="string" office:string-value="Eldritch Moon Promo" calcext:value-type="string">
            <text:p>Eldritch Moon Promo</text:p>
          </table:table-cell>
          <table:table-cell office:value-type="date" office:date-value="2016-07-22" calcext:value-type="date">
            <text:p>22.07.2016</text:p>
          </table:table-cell>
          <table:table-cell table:formula="of:=TRIM(RIGHT(SUBSTITUTE([.A$1:.A$1048576]; &quot; &quot;;REPT(&quot; &quot;;100));100))" office:value-type="string" office:string-value="pEMN" calcext:value-type="string">
            <text:p>pEMN</text:p>
          </table:table-cell>
          <table:table-cell office:value-type="string" calcext:value-type="string">
            <text:p>Eldritch Moon Promo</text:p>
          </table:table-cell>
          <table:table-cell office:value-type="string" calcext:value-type="string">
            <text:p>pEMN</text:p>
          </table:table-cell>
        </table:table-row>
        <table:table-row table:style-name="ro1">
          <table:table-cell office:value-type="string" calcext:value-type="string">
            <text:p>Eldritch Moon Tokens tEMN</text:p>
          </table:table-cell>
          <table:table-cell table:formula="of:=MID([.A220];1;FIND(&quot;~&quot;;SUBSTITUTE([.A220];&quot; &quot;;&quot;~&quot;;LEN([.A220])-LEN(SUBSTITUTE([.A220];&quot; &quot;;&quot;&quot;))-(1-1)))-1)" office:value-type="string" office:string-value="Eldritch Moon Tokens" calcext:value-type="string">
            <text:p>Eldritch Moon Tokens</text:p>
          </table:table-cell>
          <table:table-cell office:value-type="date" office:date-value="2016-07-22" calcext:value-type="date">
            <text:p>22.07.2016</text:p>
          </table:table-cell>
          <table:table-cell table:formula="of:=TRIM(RIGHT(SUBSTITUTE([.A$1:.A$1048576]; &quot; &quot;;REPT(&quot; &quot;;100));100))" office:value-type="string" office:string-value="tEMN" calcext:value-type="string">
            <text:p>tEMN</text:p>
          </table:table-cell>
          <table:table-cell office:value-type="string" calcext:value-type="string">
            <text:p>Eldritch Moon Tokens</text:p>
          </table:table-cell>
          <table:table-cell office:value-type="string" calcext:value-type="string">
            <text:p>tEMN</text:p>
          </table:table-cell>
        </table:table-row>
        <table:table-row table:style-name="ro1">
          <table:table-cell office:value-type="string" calcext:value-type="string">
            <text:p>San Diego Comic-Con 2016 PS16</text:p>
          </table:table-cell>
          <table:table-cell table:formula="of:=MID([.A221];1;FIND(&quot;~&quot;;SUBSTITUTE([.A221];&quot; &quot;;&quot;~&quot;;LEN([.A221])-LEN(SUBSTITUTE([.A221];&quot; &quot;;&quot;&quot;))-(1-1)))-1)" office:value-type="string" office:string-value="San Diego Comic-Con 2016" calcext:value-type="string">
            <text:p>San Diego Comic-Con 2016</text:p>
          </table:table-cell>
          <table:table-cell office:value-type="date" office:date-value="2016-07-21" calcext:value-type="date">
            <text:p>21.07.2016</text:p>
          </table:table-cell>
          <table:table-cell table:formula="of:=TRIM(RIGHT(SUBSTITUTE([.A$1:.A$1048576]; &quot; &quot;;REPT(&quot; &quot;;100));100))" office:value-type="string" office:string-value="PS16" calcext:value-type="string">
            <text:p>PS16</text:p>
          </table:table-cell>
          <table:table-cell office:value-type="string" calcext:value-type="string">
            <text:p>San Diego Comic-Con 2016</text:p>
          </table:table-cell>
          <table:table-cell office:value-type="string" calcext:value-type="string">
            <text:p>PS16</text:p>
          </table:table-cell>
        </table:table-row>
        <table:table-row table:style-name="ro1">
          <table:table-cell office:value-type="string" calcext:value-type="string">
            <text:p>Eternal Masters EMA</text:p>
          </table:table-cell>
          <table:table-cell table:formula="of:=MID([.A222];1;FIND(&quot;~&quot;;SUBSTITUTE([.A222];&quot; &quot;;&quot;~&quot;;LEN([.A222])-LEN(SUBSTITUTE([.A222];&quot; &quot;;&quot;&quot;))-(1-1)))-1)" office:value-type="string" office:string-value="Eternal Masters" calcext:value-type="string">
            <text:p>Eternal Masters</text:p>
          </table:table-cell>
          <table:table-cell office:value-type="date" office:date-value="2016-06-10" calcext:value-type="date">
            <text:p>10.06.2016</text:p>
          </table:table-cell>
          <table:table-cell table:formula="of:=TRIM(RIGHT(SUBSTITUTE([.A$1:.A$1048576]; &quot; &quot;;REPT(&quot; &quot;;100));100))" office:value-type="string" office:string-value="EMA" calcext:value-type="string">
            <text:p>EMA</text:p>
          </table:table-cell>
          <table:table-cell office:value-type="string" calcext:value-type="string">
            <text:p>Eternal Masters</text:p>
          </table:table-cell>
          <table:table-cell office:value-type="string" calcext:value-type="string">
            <text:p>EMA</text:p>
          </table:table-cell>
        </table:table-row>
        <table:table-row table:style-name="ro1">
          <table:table-cell office:value-type="string" calcext:value-type="string">
            <text:p>Eternal Masters Tokens tEMA</text:p>
          </table:table-cell>
          <table:table-cell table:formula="of:=MID([.A223];1;FIND(&quot;~&quot;;SUBSTITUTE([.A223];&quot; &quot;;&quot;~&quot;;LEN([.A223])-LEN(SUBSTITUTE([.A223];&quot; &quot;;&quot;&quot;))-(1-1)))-1)" office:value-type="string" office:string-value="Eternal Masters Tokens" calcext:value-type="string">
            <text:p>Eternal Masters Tokens</text:p>
          </table:table-cell>
          <table:table-cell office:value-type="date" office:date-value="2016-06-10" calcext:value-type="date">
            <text:p>10.06.2016</text:p>
          </table:table-cell>
          <table:table-cell table:formula="of:=TRIM(RIGHT(SUBSTITUTE([.A$1:.A$1048576]; &quot; &quot;;REPT(&quot; &quot;;100));100))" office:value-type="string" office:string-value="tEMA" calcext:value-type="string">
            <text:p>tEMA</text:p>
          </table:table-cell>
          <table:table-cell office:value-type="string" calcext:value-type="string">
            <text:p>Eternal Masters Tokens</text:p>
          </table:table-cell>
          <table:table-cell office:value-type="string" calcext:value-type="string">
            <text:p>tEMA</text:p>
          </table:table-cell>
        </table:table-row>
        <table:table-row table:style-name="ro1">
          <table:table-cell office:value-type="string" calcext:value-type="string">
            <text:p>Shadows over Innistrad SOI</text:p>
          </table:table-cell>
          <table:table-cell table:formula="of:=MID([.A224];1;FIND(&quot;~&quot;;SUBSTITUTE([.A224];&quot; &quot;;&quot;~&quot;;LEN([.A224])-LEN(SUBSTITUTE([.A224];&quot; &quot;;&quot;&quot;))-(1-1)))-1)" office:value-type="string" office:string-value="Shadows over Innistrad" calcext:value-type="string">
            <text:p>Shadows over Innistrad</text:p>
          </table:table-cell>
          <table:table-cell office:value-type="date" office:date-value="2016-04-08" calcext:value-type="date">
            <text:p>08.04.2016</text:p>
          </table:table-cell>
          <table:table-cell table:formula="of:=TRIM(RIGHT(SUBSTITUTE([.A$1:.A$1048576]; &quot; &quot;;REPT(&quot; &quot;;100));100))" office:value-type="string" office:string-value="SOI" calcext:value-type="string">
            <text:p>SOI</text:p>
          </table:table-cell>
          <table:table-cell office:value-type="string" calcext:value-type="string">
            <text:p>Shadows over Innistrad</text:p>
          </table:table-cell>
          <table:table-cell office:value-type="string" calcext:value-type="string">
            <text:p>SOI</text:p>
          </table:table-cell>
        </table:table-row>
        <table:table-row table:style-name="ro1">
          <table:table-cell office:value-type="string" calcext:value-type="string">
            <text:p>Welcome Deck 2016 W16</text:p>
          </table:table-cell>
          <table:table-cell table:formula="of:=MID([.A225];1;FIND(&quot;~&quot;;SUBSTITUTE([.A225];&quot; &quot;;&quot;~&quot;;LEN([.A225])-LEN(SUBSTITUTE([.A225];&quot; &quot;;&quot;&quot;))-(1-1)))-1)" office:value-type="string" office:string-value="Welcome Deck 2016" calcext:value-type="string">
            <text:p>Welcome Deck 2016</text:p>
          </table:table-cell>
          <table:table-cell office:value-type="date" office:date-value="2016-04-08" calcext:value-type="date">
            <text:p>08.04.2016</text:p>
          </table:table-cell>
          <table:table-cell table:formula="of:=TRIM(RIGHT(SUBSTITUTE([.A$1:.A$1048576]; &quot; &quot;;REPT(&quot; &quot;;100));100))" office:value-type="string" office:string-value="W16" calcext:value-type="string">
            <text:p>W16</text:p>
          </table:table-cell>
          <table:table-cell office:value-type="string" calcext:value-type="string">
            <text:p>Welcome Deck 2016</text:p>
          </table:table-cell>
          <table:table-cell office:value-type="string" calcext:value-type="string">
            <text:p>W16</text:p>
          </table:table-cell>
        </table:table-row>
        <table:table-row table:style-name="ro1">
          <table:table-cell office:value-type="string" calcext:value-type="string">
            <text:p>Shadows over Innistrad Promo pSOI</text:p>
          </table:table-cell>
          <table:table-cell table:formula="of:=MID([.A226];1;FIND(&quot;~&quot;;SUBSTITUTE([.A226];&quot; &quot;;&quot;~&quot;;LEN([.A226])-LEN(SUBSTITUTE([.A226];&quot; &quot;;&quot;&quot;))-(1-1)))-1)" office:value-type="string" office:string-value="Shadows over Innistrad Promo" calcext:value-type="string">
            <text:p>Shadows over Innistrad Promo</text:p>
          </table:table-cell>
          <table:table-cell office:value-type="date" office:date-value="2016-04-08" calcext:value-type="date">
            <text:p>08.04.2016</text:p>
          </table:table-cell>
          <table:table-cell table:formula="of:=TRIM(RIGHT(SUBSTITUTE([.A$1:.A$1048576]; &quot; &quot;;REPT(&quot; &quot;;100));100))" office:value-type="string" office:string-value="pSOI" calcext:value-type="string">
            <text:p>pSOI</text:p>
          </table:table-cell>
          <table:table-cell office:value-type="string" calcext:value-type="string">
            <text:p>Shadows over Innistrad Promo</text:p>
          </table:table-cell>
          <table:table-cell office:value-type="string" calcext:value-type="string">
            <text:p>pSOI</text:p>
          </table:table-cell>
        </table:table-row>
        <table:table-row table:style-name="ro1">
          <table:table-cell office:value-type="string" calcext:value-type="string">
            <text:p>Shadows over Innistrad Tokens tSOI</text:p>
          </table:table-cell>
          <table:table-cell table:formula="of:=MID([.A227];1;FIND(&quot;~&quot;;SUBSTITUTE([.A227];&quot; &quot;;&quot;~&quot;;LEN([.A227])-LEN(SUBSTITUTE([.A227];&quot; &quot;;&quot;&quot;))-(1-1)))-1)" office:value-type="string" office:string-value="Shadows over Innistrad Tokens" calcext:value-type="string">
            <text:p>Shadows over Innistrad Tokens</text:p>
          </table:table-cell>
          <table:table-cell office:value-type="date" office:date-value="2016-04-08" calcext:value-type="date">
            <text:p>08.04.2016</text:p>
          </table:table-cell>
          <table:table-cell table:formula="of:=TRIM(RIGHT(SUBSTITUTE([.A$1:.A$1048576]; &quot; &quot;;REPT(&quot; &quot;;100));100))" office:value-type="string" office:string-value="tSOI" calcext:value-type="string">
            <text:p>tSOI</text:p>
          </table:table-cell>
          <table:table-cell office:value-type="string" calcext:value-type="string">
            <text:p>Shadows over Innistrad Tokens</text:p>
          </table:table-cell>
          <table:table-cell office:value-type="string" calcext:value-type="string">
            <text:p>tSOI</text:p>
          </table:table-cell>
        </table:table-row>
        <table:table-row table:style-name="ro1">
          <table:table-cell office:value-type="string" calcext:value-type="string">
            <text:p>Duel Decks: Blessed vs. Cursed DDQ</text:p>
          </table:table-cell>
          <table:table-cell table:formula="of:=MID([.A228];1;FIND(&quot;~&quot;;SUBSTITUTE([.A228];&quot; &quot;;&quot;~&quot;;LEN([.A228])-LEN(SUBSTITUTE([.A228];&quot; &quot;;&quot;&quot;))-(1-1)))-1)" office:value-type="string" office:string-value="Duel Decks: Blessed vs. Cursed" calcext:value-type="string">
            <text:p>Duel Decks: Blessed vs. Cursed</text:p>
          </table:table-cell>
          <table:table-cell office:value-type="date" office:date-value="2016-02-26" calcext:value-type="date">
            <text:p>26.02.2016</text:p>
          </table:table-cell>
          <table:table-cell table:formula="of:=TRIM(RIGHT(SUBSTITUTE([.A$1:.A$1048576]; &quot; &quot;;REPT(&quot; &quot;;100));100))" office:value-type="string" office:string-value="DDQ" calcext:value-type="string">
            <text:p>DDQ</text:p>
          </table:table-cell>
          <table:table-cell office:value-type="string" calcext:value-type="string">
            <text:p>Duel Decks: Blessed vs. Cursed</text:p>
          </table:table-cell>
          <table:table-cell office:value-type="string" calcext:value-type="string">
            <text:p>DDQ</text:p>
          </table:table-cell>
        </table:table-row>
        <table:table-row table:style-name="ro1">
          <table:table-cell office:value-type="string" calcext:value-type="string">
            <text:p>Oath of the Gatewatch OGW</text:p>
          </table:table-cell>
          <table:table-cell table:formula="of:=MID([.A229];1;FIND(&quot;~&quot;;SUBSTITUTE([.A229];&quot; &quot;;&quot;~&quot;;LEN([.A229])-LEN(SUBSTITUTE([.A229];&quot; &quot;;&quot;&quot;))-(1-1)))-1)" office:value-type="string" office:string-value="Oath of the Gatewatch" calcext:value-type="string">
            <text:p>Oath of the Gatewatch</text:p>
          </table:table-cell>
          <table:table-cell office:value-type="date" office:date-value="2016-01-22" calcext:value-type="date">
            <text:p>22.01.2016</text:p>
          </table:table-cell>
          <table:table-cell table:formula="of:=TRIM(RIGHT(SUBSTITUTE([.A$1:.A$1048576]; &quot; &quot;;REPT(&quot; &quot;;100));100))" office:value-type="string" office:string-value="OGW" calcext:value-type="string">
            <text:p>OGW</text:p>
          </table:table-cell>
          <table:table-cell office:value-type="string" calcext:value-type="string">
            <text:p>Oath of the Gatewatch</text:p>
          </table:table-cell>
          <table:table-cell office:value-type="string" calcext:value-type="string">
            <text:p>OGW</text:p>
          </table:table-cell>
        </table:table-row>
        <table:table-row table:style-name="ro1">
          <table:table-cell office:value-type="string" calcext:value-type="string">
            <text:p>Oath of the Gatewatch Promo pOGW</text:p>
          </table:table-cell>
          <table:table-cell table:formula="of:=MID([.A230];1;FIND(&quot;~&quot;;SUBSTITUTE([.A230];&quot; &quot;;&quot;~&quot;;LEN([.A230])-LEN(SUBSTITUTE([.A230];&quot; &quot;;&quot;&quot;))-(1-1)))-1)" office:value-type="string" office:string-value="Oath of the Gatewatch Promo" calcext:value-type="string">
            <text:p>Oath of the Gatewatch Promo</text:p>
          </table:table-cell>
          <table:table-cell office:value-type="date" office:date-value="2016-01-22" calcext:value-type="date">
            <text:p>22.01.2016</text:p>
          </table:table-cell>
          <table:table-cell table:formula="of:=TRIM(RIGHT(SUBSTITUTE([.A$1:.A$1048576]; &quot; &quot;;REPT(&quot; &quot;;100));100))" office:value-type="string" office:string-value="pOGW" calcext:value-type="string">
            <text:p>pOGW</text:p>
          </table:table-cell>
          <table:table-cell office:value-type="string" calcext:value-type="string">
            <text:p>Oath of the Gatewatch Promo</text:p>
          </table:table-cell>
          <table:table-cell office:value-type="string" calcext:value-type="string">
            <text:p>pOGW</text:p>
          </table:table-cell>
        </table:table-row>
        <table:table-row table:style-name="ro1">
          <table:table-cell office:value-type="string" calcext:value-type="string">
            <text:p>Oath of the Gatewatch Tokens tOGW</text:p>
          </table:table-cell>
          <table:table-cell table:formula="of:=MID([.A231];1;FIND(&quot;~&quot;;SUBSTITUTE([.A231];&quot; &quot;;&quot;~&quot;;LEN([.A231])-LEN(SUBSTITUTE([.A231];&quot; &quot;;&quot;&quot;))-(1-1)))-1)" office:value-type="string" office:string-value="Oath of the Gatewatch Tokens" calcext:value-type="string">
            <text:p>Oath of the Gatewatch Tokens</text:p>
          </table:table-cell>
          <table:table-cell office:value-type="date" office:date-value="2016-01-22" calcext:value-type="date">
            <text:p>22.01.2016</text:p>
          </table:table-cell>
          <table:table-cell table:formula="of:=TRIM(RIGHT(SUBSTITUTE([.A$1:.A$1048576]; &quot; &quot;;REPT(&quot; &quot;;100));100))" office:value-type="string" office:string-value="tOGW" calcext:value-type="string">
            <text:p>tOGW</text:p>
          </table:table-cell>
          <table:table-cell office:value-type="string" calcext:value-type="string">
            <text:p>Oath of the Gatewatch Tokens</text:p>
          </table:table-cell>
          <table:table-cell office:value-type="string" calcext:value-type="string">
            <text:p>tOGW</text:p>
          </table:table-cell>
        </table:table-row>
        <table:table-row table:style-name="ro1">
          <table:table-cell office:value-type="string" calcext:value-type="string">
            <text:p>Friday Night Magic 2016 F16</text:p>
          </table:table-cell>
          <table:table-cell table:formula="of:=MID([.A232];1;FIND(&quot;~&quot;;SUBSTITUTE([.A232];&quot; &quot;;&quot;~&quot;;LEN([.A232])-LEN(SUBSTITUTE([.A232];&quot; &quot;;&quot;&quot;))-(1-1)))-1)" office:value-type="string" office:string-value="Friday Night Magic 2016" calcext:value-type="string">
            <text:p>Friday Night Magic 2016</text:p>
          </table:table-cell>
          <table:table-cell office:value-type="date" office:date-value="2016-01-16" calcext:value-type="date">
            <text:p>16.01.2016</text:p>
          </table:table-cell>
          <table:table-cell table:formula="of:=TRIM(RIGHT(SUBSTITUTE([.A$1:.A$1048576]; &quot; &quot;;REPT(&quot; &quot;;100));100))" office:value-type="string" office:string-value="F16" calcext:value-type="string">
            <text:p>F16</text:p>
          </table:table-cell>
          <table:table-cell office:value-type="string" calcext:value-type="string">
            <text:p>Friday Night Magic 2016</text:p>
          </table:table-cell>
          <table:table-cell office:value-type="string" calcext:value-type="string">
            <text:p>F16</text:p>
          </table:table-cell>
        </table:table-row>
        <table:table-row table:style-name="ro1">
          <table:table-cell office:value-type="string" calcext:value-type="string">
            <text:p>Judge Gift Cards 2016 J16</text:p>
          </table:table-cell>
          <table:table-cell table:formula="of:=MID([.A233];1;FIND(&quot;~&quot;;SUBSTITUTE([.A233];&quot; &quot;;&quot;~&quot;;LEN([.A233])-LEN(SUBSTITUTE([.A233];&quot; &quot;;&quot;&quot;))-(1-1)))-1)" office:value-type="string" office:string-value="Judge Gift Cards 2016" calcext:value-type="string">
            <text:p>Judge Gift Cards 2016</text:p>
          </table:table-cell>
          <table:table-cell office:value-type="date" office:date-value="2016-01-08" calcext:value-type="date">
            <text:p>08.01.2016</text:p>
          </table:table-cell>
          <table:table-cell table:formula="of:=TRIM(RIGHT(SUBSTITUTE([.A$1:.A$1048576]; &quot; &quot;;REPT(&quot; &quot;;100));100))" office:value-type="string" office:string-value="J16" calcext:value-type="string">
            <text:p>J16</text:p>
          </table:table-cell>
          <table:table-cell office:value-type="string" calcext:value-type="string">
            <text:p>Judge Gift Cards 2016</text:p>
          </table:table-cell>
          <table:table-cell office:value-type="string" calcext:value-type="string">
            <text:p>J16</text:p>
          </table:table-cell>
        </table:table-row>
        <table:table-row table:style-name="ro1">
          <table:table-cell office:value-type="string" calcext:value-type="string">
            <text:p>League Tokens 2016 L16</text:p>
          </table:table-cell>
          <table:table-cell table:formula="of:=MID([.A234];1;FIND(&quot;~&quot;;SUBSTITUTE([.A234];&quot; &quot;;&quot;~&quot;;LEN([.A234])-LEN(SUBSTITUTE([.A234];&quot; &quot;;&quot;&quot;))-(1-1)))-1)" office:value-type="string" office:string-value="League Tokens 2016" calcext:value-type="string">
            <text:p>League Tokens 2016</text:p>
          </table:table-cell>
          <table:table-cell office:value-type="date" office:date-value="2016-01-01" calcext:value-type="date">
            <text:p>01.01.2016</text:p>
          </table:table-cell>
          <table:table-cell table:formula="of:=TRIM(RIGHT(SUBSTITUTE([.A$1:.A$1048576]; &quot; &quot;;REPT(&quot; &quot;;100));100))" office:value-type="string" office:string-value="L16" calcext:value-type="string">
            <text:p>L16</text:p>
          </table:table-cell>
          <table:table-cell office:value-type="string" calcext:value-type="string">
            <text:p>League Tokens 2016</text:p>
          </table:table-cell>
          <table:table-cell office:value-type="string" calcext:value-type="string">
            <text:p>L16</text:p>
          </table:table-cell>
        </table:table-row>
        <table:table-row table:style-name="ro1">
          <table:table-cell office:value-type="string" calcext:value-type="string">
            <text:p>Commander 2015 C15</text:p>
          </table:table-cell>
          <table:table-cell table:formula="of:=MID([.A235];1;FIND(&quot;~&quot;;SUBSTITUTE([.A235];&quot; &quot;;&quot;~&quot;;LEN([.A235])-LEN(SUBSTITUTE([.A235];&quot; &quot;;&quot;&quot;))-(1-1)))-1)" office:value-type="string" office:string-value="Commander 2015" calcext:value-type="string">
            <text:p>Commander 2015</text:p>
          </table:table-cell>
          <table:table-cell office:value-type="date" office:date-value="2015-11-13" calcext:value-type="date">
            <text:p>13.11.2015</text:p>
          </table:table-cell>
          <table:table-cell table:formula="of:=TRIM(RIGHT(SUBSTITUTE([.A$1:.A$1048576]; &quot; &quot;;REPT(&quot; &quot;;100));100))" office:value-type="string" office:string-value="C15" calcext:value-type="string">
            <text:p>C15</text:p>
          </table:table-cell>
          <table:table-cell office:value-type="string" calcext:value-type="string">
            <text:p>Commander 2015</text:p>
          </table:table-cell>
          <table:table-cell office:value-type="string" calcext:value-type="string">
            <text:p>C15</text:p>
          </table:table-cell>
        </table:table-row>
        <table:table-row table:style-name="ro1">
          <table:table-cell office:value-type="string" calcext:value-type="string">
            <text:p>Commander 2015 Tokens tC15</text:p>
          </table:table-cell>
          <table:table-cell table:formula="of:=MID([.A236];1;FIND(&quot;~&quot;;SUBSTITUTE([.A236];&quot; &quot;;&quot;~&quot;;LEN([.A236])-LEN(SUBSTITUTE([.A236];&quot; &quot;;&quot;&quot;))-(1-1)))-1)" office:value-type="string" office:string-value="Commander 2015 Tokens" calcext:value-type="string">
            <text:p>Commander 2015 Tokens</text:p>
          </table:table-cell>
          <table:table-cell office:value-type="date" office:date-value="2015-11-13" calcext:value-type="date">
            <text:p>13.11.2015</text:p>
          </table:table-cell>
          <table:table-cell table:formula="of:=TRIM(RIGHT(SUBSTITUTE([.A$1:.A$1048576]; &quot; &quot;;REPT(&quot; &quot;;100));100))" office:value-type="string" office:string-value="tC15" calcext:value-type="string">
            <text:p>tC15</text:p>
          </table:table-cell>
          <table:table-cell office:value-type="string" calcext:value-type="string">
            <text:p>Commander 2015 Tokens</text:p>
          </table:table-cell>
          <table:table-cell office:value-type="string" calcext:value-type="string">
            <text:p>tC15</text:p>
          </table:table-cell>
        </table:table-row>
        <table:table-row table:style-name="ro1">
          <table:table-cell office:value-type="string" calcext:value-type="string">
            <text:p>Battle for Zendikar BFZ</text:p>
          </table:table-cell>
          <table:table-cell table:formula="of:=MID([.A237];1;FIND(&quot;~&quot;;SUBSTITUTE([.A237];&quot; &quot;;&quot;~&quot;;LEN([.A237])-LEN(SUBSTITUTE([.A237];&quot; &quot;;&quot;&quot;))-(1-1)))-1)" office:value-type="string" office:string-value="Battle for Zendikar" calcext:value-type="string">
            <text:p>Battle for Zendikar</text:p>
          </table:table-cell>
          <table:table-cell office:value-type="date" office:date-value="2015-10-02" calcext:value-type="date">
            <text:p>02.10.2015</text:p>
          </table:table-cell>
          <table:table-cell table:formula="of:=TRIM(RIGHT(SUBSTITUTE([.A$1:.A$1048576]; &quot; &quot;;REPT(&quot; &quot;;100));100))" office:value-type="string" office:string-value="BFZ" calcext:value-type="string">
            <text:p>BFZ</text:p>
          </table:table-cell>
          <table:table-cell office:value-type="string" calcext:value-type="string">
            <text:p>Battle for Zendikar</text:p>
          </table:table-cell>
          <table:table-cell office:value-type="string" calcext:value-type="string">
            <text:p>BFZ</text:p>
          </table:table-cell>
        </table:table-row>
        <table:table-row table:style-name="ro1">
          <table:table-cell office:value-type="string" calcext:value-type="string">
            <text:p>Battle for Zendikar Tokens tBFZ</text:p>
          </table:table-cell>
          <table:table-cell table:formula="of:=MID([.A238];1;FIND(&quot;~&quot;;SUBSTITUTE([.A238];&quot; &quot;;&quot;~&quot;;LEN([.A238])-LEN(SUBSTITUTE([.A238];&quot; &quot;;&quot;&quot;))-(1-1)))-1)" office:value-type="string" office:string-value="Battle for Zendikar Tokens" calcext:value-type="string">
            <text:p>Battle for Zendikar Tokens</text:p>
          </table:table-cell>
          <table:table-cell office:value-type="date" office:date-value="2015-10-02" calcext:value-type="date">
            <text:p>02.10.2015</text:p>
          </table:table-cell>
          <table:table-cell table:formula="of:=TRIM(RIGHT(SUBSTITUTE([.A$1:.A$1048576]; &quot; &quot;;REPT(&quot; &quot;;100));100))" office:value-type="string" office:string-value="tBFZ" calcext:value-type="string">
            <text:p>tBFZ</text:p>
          </table:table-cell>
          <table:table-cell office:value-type="string" calcext:value-type="string">
            <text:p>Battle for Zendikar Tokens</text:p>
          </table:table-cell>
          <table:table-cell office:value-type="string" calcext:value-type="string">
            <text:p>tBFZ</text:p>
          </table:table-cell>
        </table:table-row>
        <table:table-row table:style-name="ro1">
          <table:table-cell office:value-type="string" calcext:value-type="string">
            <text:p>Zendikar Expeditions EXP</text:p>
          </table:table-cell>
          <table:table-cell table:formula="of:=MID([.A239];1;FIND(&quot;~&quot;;SUBSTITUTE([.A239];&quot; &quot;;&quot;~&quot;;LEN([.A239])-LEN(SUBSTITUTE([.A239];&quot; &quot;;&quot;&quot;))-(1-1)))-1)" office:value-type="string" office:string-value="Zendikar Expeditions" calcext:value-type="string">
            <text:p>Zendikar Expeditions</text:p>
          </table:table-cell>
          <table:table-cell office:value-type="date" office:date-value="2015-10-02" calcext:value-type="date">
            <text:p>02.10.2015</text:p>
          </table:table-cell>
          <table:table-cell table:formula="of:=TRIM(RIGHT(SUBSTITUTE([.A$1:.A$1048576]; &quot; &quot;;REPT(&quot; &quot;;100));100))" office:value-type="string" office:string-value="EXP" calcext:value-type="string">
            <text:p>EXP</text:p>
          </table:table-cell>
          <table:table-cell office:value-type="string" calcext:value-type="string">
            <text:p>Zendikar Expeditions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 office:value-type="string" calcext:value-type="string">
            <text:p>Battle for Zendikar Promo pBFZ</text:p>
          </table:table-cell>
          <table:table-cell table:formula="of:=MID([.A240];1;FIND(&quot;~&quot;;SUBSTITUTE([.A240];&quot; &quot;;&quot;~&quot;;LEN([.A240])-LEN(SUBSTITUTE([.A240];&quot; &quot;;&quot;&quot;))-(1-1)))-1)" office:value-type="string" office:string-value="Battle for Zendikar Promo" calcext:value-type="string">
            <text:p>Battle for Zendikar Promo</text:p>
          </table:table-cell>
          <table:table-cell office:value-type="date" office:date-value="2015-10-02" calcext:value-type="date">
            <text:p>02.10.2015</text:p>
          </table:table-cell>
          <table:table-cell table:formula="of:=TRIM(RIGHT(SUBSTITUTE([.A$1:.A$1048576]; &quot; &quot;;REPT(&quot; &quot;;100));100))" office:value-type="string" office:string-value="pBFZ" calcext:value-type="string">
            <text:p>pBFZ</text:p>
          </table:table-cell>
          <table:table-cell office:value-type="string" calcext:value-type="string">
            <text:p>Battle for Zendikar Promo</text:p>
          </table:table-cell>
          <table:table-cell office:value-type="string" calcext:value-type="string">
            <text:p>pBFZ</text:p>
          </table:table-cell>
        </table:table-row>
        <table:table-row table:style-name="ro1">
          <table:table-cell office:value-type="string" calcext:value-type="string">
            <text:p>Battle for Zendikar Standard Series PSS1</text:p>
          </table:table-cell>
          <table:table-cell table:formula="of:=MID([.A241];1;FIND(&quot;~&quot;;SUBSTITUTE([.A241];&quot; &quot;;&quot;~&quot;;LEN([.A241])-LEN(SUBSTITUTE([.A241];&quot; &quot;;&quot;&quot;))-(1-1)))-1)" office:value-type="string" office:string-value="Battle for Zendikar Standard Series" calcext:value-type="string">
            <text:p>Battle for Zendikar Standard Series</text:p>
          </table:table-cell>
          <table:table-cell office:value-type="date" office:date-value="2015-10-02" calcext:value-type="date">
            <text:p>02.10.2015</text:p>
          </table:table-cell>
          <table:table-cell table:formula="of:=TRIM(RIGHT(SUBSTITUTE([.A$1:.A$1048576]; &quot; &quot;;REPT(&quot; &quot;;100));100))" office:value-type="string" office:string-value="PSS1" calcext:value-type="string">
            <text:p>PSS1</text:p>
          </table:table-cell>
          <table:table-cell office:value-type="string" calcext:value-type="string">
            <text:p>Battle for Zendikar Standard Series</text:p>
          </table:table-cell>
          <table:table-cell office:value-type="string" calcext:value-type="string">
            <text:p>PSS1</text:p>
          </table:table-cell>
        </table:table-row>
        <table:table-row table:style-name="ro1">
          <table:table-cell office:value-type="string" calcext:value-type="string">
            <text:p>Duel Decks: Zendikar vs. Eldrazi DDP</text:p>
          </table:table-cell>
          <table:table-cell table:formula="of:=MID([.A242];1;FIND(&quot;~&quot;;SUBSTITUTE([.A242];&quot; &quot;;&quot;~&quot;;LEN([.A242])-LEN(SUBSTITUTE([.A242];&quot; &quot;;&quot;&quot;))-(1-1)))-1)" office:value-type="string" office:string-value="Duel Decks: Zendikar vs. Eldrazi" calcext:value-type="string">
            <text:p>Duel Decks: Zendikar vs. Eldrazi</text:p>
          </table:table-cell>
          <table:table-cell office:value-type="date" office:date-value="2015-08-28" calcext:value-type="date">
            <text:p>28.08.2015</text:p>
          </table:table-cell>
          <table:table-cell table:formula="of:=TRIM(RIGHT(SUBSTITUTE([.A$1:.A$1048576]; &quot; &quot;;REPT(&quot; &quot;;100));100))" office:value-type="string" office:string-value="DDP" calcext:value-type="string">
            <text:p>DDP</text:p>
          </table:table-cell>
          <table:table-cell office:value-type="string" calcext:value-type="string">
            <text:p>Duel Decks: Zendikar vs. Eldrazi</text:p>
          </table:table-cell>
          <table:table-cell office:value-type="string" calcext:value-type="string">
            <text:p>DDP</text:p>
          </table:table-cell>
        </table:table-row>
        <table:table-row table:style-name="ro1">
          <table:table-cell office:value-type="string" calcext:value-type="string">
            <text:p>From the Vault: Angels V15</text:p>
          </table:table-cell>
          <table:table-cell table:formula="of:=MID([.A243];1;FIND(&quot;~&quot;;SUBSTITUTE([.A243];&quot; &quot;;&quot;~&quot;;LEN([.A243])-LEN(SUBSTITUTE([.A243];&quot; &quot;;&quot;&quot;))-(1-1)))-1)" office:value-type="string" office:string-value="From the Vault: Angels" calcext:value-type="string">
            <text:p>From the Vault: Angels</text:p>
          </table:table-cell>
          <table:table-cell office:value-type="date" office:date-value="2015-08-21" calcext:value-type="date">
            <text:p>21.08.2015</text:p>
          </table:table-cell>
          <table:table-cell table:formula="of:=TRIM(RIGHT(SUBSTITUTE([.A$1:.A$1048576]; &quot; &quot;;REPT(&quot; &quot;;100));100))" office:value-type="string" office:string-value="V15" calcext:value-type="string">
            <text:p>V15</text:p>
          </table:table-cell>
          <table:table-cell office:value-type="string" calcext:value-type="string">
            <text:p>From the Vault: Angels</text:p>
          </table:table-cell>
          <table:table-cell office:value-type="string" calcext:value-type="string">
            <text:p>V15</text:p>
          </table:table-cell>
        </table:table-row>
        <table:table-row table:style-name="ro1">
          <table:table-cell office:value-type="string" calcext:value-type="string">
            <text:p>Magic Origins ORI</text:p>
          </table:table-cell>
          <table:table-cell table:formula="of:=MID([.A244];1;FIND(&quot;~&quot;;SUBSTITUTE([.A244];&quot; &quot;;&quot;~&quot;;LEN([.A244])-LEN(SUBSTITUTE([.A244];&quot; &quot;;&quot;&quot;))-(1-1)))-1)" office:value-type="string" office:string-value="Magic Origins" calcext:value-type="string">
            <text:p>Magic Origins</text:p>
          </table:table-cell>
          <table:table-cell office:value-type="date" office:date-value="2015-07-17" calcext:value-type="date">
            <text:p>17.07.2015</text:p>
          </table:table-cell>
          <table:table-cell table:formula="of:=TRIM(RIGHT(SUBSTITUTE([.A$1:.A$1048576]; &quot; &quot;;REPT(&quot; &quot;;100));100))" office:value-type="string" office:string-value="ORI" calcext:value-type="string">
            <text:p>ORI</text:p>
          </table:table-cell>
          <table:table-cell office:value-type="string" calcext:value-type="string">
            <text:p>Magic Origins</text:p>
          </table:table-cell>
          <table:table-cell office:value-type="string" calcext:value-type="string">
            <text:p>ORI</text:p>
          </table:table-cell>
        </table:table-row>
        <table:table-row table:style-name="ro1">
          <table:table-cell office:value-type="string" calcext:value-type="string">
            <text:p>Magic Origins Tokens tORI</text:p>
          </table:table-cell>
          <table:table-cell table:formula="of:=MID([.A245];1;FIND(&quot;~&quot;;SUBSTITUTE([.A245];&quot; &quot;;&quot;~&quot;;LEN([.A245])-LEN(SUBSTITUTE([.A245];&quot; &quot;;&quot;&quot;))-(1-1)))-1)" office:value-type="string" office:string-value="Magic Origins Tokens" calcext:value-type="string">
            <text:p>Magic Origins Tokens</text:p>
          </table:table-cell>
          <table:table-cell office:value-type="date" office:date-value="2015-07-17" calcext:value-type="date">
            <text:p>17.07.2015</text:p>
          </table:table-cell>
          <table:table-cell table:formula="of:=TRIM(RIGHT(SUBSTITUTE([.A$1:.A$1048576]; &quot; &quot;;REPT(&quot; &quot;;100));100))" office:value-type="string" office:string-value="tORI" calcext:value-type="string">
            <text:p>tORI</text:p>
          </table:table-cell>
          <table:table-cell office:value-type="string" calcext:value-type="string">
            <text:p>Magic Origins Tokens</text:p>
          </table:table-cell>
          <table:table-cell office:value-type="string" calcext:value-type="string">
            <text:p>tORI</text:p>
          </table:table-cell>
        </table:table-row>
        <table:table-row table:style-name="ro1">
          <table:table-cell office:value-type="string" calcext:value-type="string">
            <text:p>Magic Origins Clash Pack CP3</text:p>
          </table:table-cell>
          <table:table-cell table:formula="of:=MID([.A246];1;FIND(&quot;~&quot;;SUBSTITUTE([.A246];&quot; &quot;;&quot;~&quot;;LEN([.A246])-LEN(SUBSTITUTE([.A246];&quot; &quot;;&quot;&quot;))-(1-1)))-1)" office:value-type="string" office:string-value="Magic Origins Clash Pack" calcext:value-type="string">
            <text:p>Magic Origins Clash Pack</text:p>
          </table:table-cell>
          <table:table-cell office:value-type="date" office:date-value="2015-07-17" calcext:value-type="date">
            <text:p>17.07.2015</text:p>
          </table:table-cell>
          <table:table-cell table:formula="of:=TRIM(RIGHT(SUBSTITUTE([.A$1:.A$1048576]; &quot; &quot;;REPT(&quot; &quot;;100));100))" office:value-type="string" office:string-value="CP3" calcext:value-type="string">
            <text:p>CP3</text:p>
          </table:table-cell>
          <table:table-cell office:value-type="string" calcext:value-type="string">
            <text:p>Magic Origins Clash Pack</text:p>
          </table:table-cell>
          <table:table-cell office:value-type="string" calcext:value-type="string">
            <text:p>CP3</text:p>
          </table:table-cell>
        </table:table-row>
        <table:table-row table:style-name="ro1">
          <table:table-cell office:value-type="string" calcext:value-type="string">
            <text:p>Magic Origins Promo pORI</text:p>
          </table:table-cell>
          <table:table-cell table:formula="of:=MID([.A247];1;FIND(&quot;~&quot;;SUBSTITUTE([.A247];&quot; &quot;;&quot;~&quot;;LEN([.A247])-LEN(SUBSTITUTE([.A247];&quot; &quot;;&quot;&quot;))-(1-1)))-1)" office:value-type="string" office:string-value="Magic Origins Promo" calcext:value-type="string">
            <text:p>Magic Origins Promo</text:p>
          </table:table-cell>
          <table:table-cell office:value-type="date" office:date-value="2015-07-17" calcext:value-type="date">
            <text:p>17.07.2015</text:p>
          </table:table-cell>
          <table:table-cell table:formula="of:=TRIM(RIGHT(SUBSTITUTE([.A$1:.A$1048576]; &quot; &quot;;REPT(&quot; &quot;;100));100))" office:value-type="string" office:string-value="pORI" calcext:value-type="string">
            <text:p>pORI</text:p>
          </table:table-cell>
          <table:table-cell office:value-type="string" calcext:value-type="string">
            <text:p>Magic Origins Promo</text:p>
          </table:table-cell>
          <table:table-cell office:value-type="string" calcext:value-type="string">
            <text:p>pORI</text:p>
          </table:table-cell>
        </table:table-row>
        <table:table-row table:style-name="ro1">
          <table:table-cell office:value-type="string" calcext:value-type="string">
            <text:p>San Diego Comic-Con 2015 PS15</text:p>
          </table:table-cell>
          <table:table-cell table:formula="of:=MID([.A248];1;FIND(&quot;~&quot;;SUBSTITUTE([.A248];&quot; &quot;;&quot;~&quot;;LEN([.A248])-LEN(SUBSTITUTE([.A248];&quot; &quot;;&quot;&quot;))-(1-1)))-1)" office:value-type="string" office:string-value="San Diego Comic-Con 2015" calcext:value-type="string">
            <text:p>San Diego Comic-Con 2015</text:p>
          </table:table-cell>
          <table:table-cell office:value-type="date" office:date-value="2015-07-09" calcext:value-type="date">
            <text:p>09.07.2015</text:p>
          </table:table-cell>
          <table:table-cell table:formula="of:=TRIM(RIGHT(SUBSTITUTE([.A$1:.A$1048576]; &quot; &quot;;REPT(&quot; &quot;;100));100))" office:value-type="string" office:string-value="PS15" calcext:value-type="string">
            <text:p>PS15</text:p>
          </table:table-cell>
          <table:table-cell office:value-type="string" calcext:value-type="string">
            <text:p>San Diego Comic-Con 2015</text:p>
          </table:table-cell>
          <table:table-cell office:value-type="string" calcext:value-type="string">
            <text:p>PS15</text:p>
          </table:table-cell>
        </table:table-row>
        <table:table-row table:style-name="ro1">
          <table:table-cell office:value-type="string" calcext:value-type="string">
            <text:p>Modern Masters 2015 Edition MM2</text:p>
          </table:table-cell>
          <table:table-cell table:formula="of:=MID([.A249];1;FIND(&quot;~&quot;;SUBSTITUTE([.A249];&quot; &quot;;&quot;~&quot;;LEN([.A249])-LEN(SUBSTITUTE([.A249];&quot; &quot;;&quot;&quot;))-(1-1)))-1)" office:value-type="string" office:string-value="Modern Masters 2015 Edition" calcext:value-type="string">
            <text:p>Modern Masters 2015 Edition</text:p>
          </table:table-cell>
          <table:table-cell office:value-type="date" office:date-value="2015-05-22" calcext:value-type="date">
            <text:p>22.05.2015</text:p>
          </table:table-cell>
          <table:table-cell table:formula="of:=TRIM(RIGHT(SUBSTITUTE([.A$1:.A$1048576]; &quot; &quot;;REPT(&quot; &quot;;100));100))" office:value-type="string" office:string-value="MM2" calcext:value-type="string">
            <text:p>MM2</text:p>
          </table:table-cell>
          <table:table-cell office:value-type="string" calcext:value-type="string">
            <text:p>Modern Masters 2015 Edition</text:p>
          </table:table-cell>
          <table:table-cell office:value-type="string" calcext:value-type="string">
            <text:p>MM2</text:p>
          </table:table-cell>
        </table:table-row>
        <table:table-row table:style-name="ro1">
          <table:table-cell office:value-type="string" calcext:value-type="string">
            <text:p>Modern Masters 2015 Tokens tMM2</text:p>
          </table:table-cell>
          <table:table-cell table:formula="of:=MID([.A250];1;FIND(&quot;~&quot;;SUBSTITUTE([.A250];&quot; &quot;;&quot;~&quot;;LEN([.A250])-LEN(SUBSTITUTE([.A250];&quot; &quot;;&quot;&quot;))-(1-1)))-1)" office:value-type="string" office:string-value="Modern Masters 2015 Tokens" calcext:value-type="string">
            <text:p>Modern Masters 2015 Tokens</text:p>
          </table:table-cell>
          <table:table-cell office:value-type="date" office:date-value="2015-05-22" calcext:value-type="date">
            <text:p>22.05.2015</text:p>
          </table:table-cell>
          <table:table-cell table:formula="of:=TRIM(RIGHT(SUBSTITUTE([.A$1:.A$1048576]; &quot; &quot;;REPT(&quot; &quot;;100));100))" office:value-type="string" office:string-value="tMM2" calcext:value-type="string">
            <text:p>tMM2</text:p>
          </table:table-cell>
          <table:table-cell office:value-type="string" calcext:value-type="string">
            <text:p>Modern Masters 2015 Tokens</text:p>
          </table:table-cell>
          <table:table-cell office:value-type="string" calcext:value-type="string">
            <text:p>tMM2</text:p>
          </table:table-cell>
        </table:table-row>
        <table:table-row table:style-name="ro1">
          <table:table-cell office:value-type="string" calcext:value-type="string">
            <text:p>Tempest Remastered TPR</text:p>
          </table:table-cell>
          <table:table-cell table:formula="of:=MID([.A251];1;FIND(&quot;~&quot;;SUBSTITUTE([.A251];&quot; &quot;;&quot;~&quot;;LEN([.A251])-LEN(SUBSTITUTE([.A251];&quot; &quot;;&quot;&quot;))-(1-1)))-1)" office:value-type="string" office:string-value="Tempest Remastered" calcext:value-type="string">
            <text:p>Tempest Remastered</text:p>
          </table:table-cell>
          <table:table-cell office:value-type="date" office:date-value="2015-05-06" calcext:value-type="date">
            <text:p>06.05.2015</text:p>
          </table:table-cell>
          <table:table-cell table:formula="of:=TRIM(RIGHT(SUBSTITUTE([.A$1:.A$1048576]; &quot; &quot;;REPT(&quot; &quot;;100));100))" office:value-type="string" office:string-value="TPR" calcext:value-type="string">
            <text:p>TPR</text:p>
          </table:table-cell>
          <table:table-cell office:value-type="string" calcext:value-type="string">
            <text:p>Tempest Remastered</text:p>
          </table:table-cell>
          <table:table-cell office:value-type="string" calcext:value-type="string">
            <text:p>TPR</text:p>
          </table:table-cell>
        </table:table-row>
        <table:table-row table:style-name="ro1">
          <table:table-cell office:value-type="string" calcext:value-type="string">
            <text:p>Dragons of Tarkir DTK</text:p>
          </table:table-cell>
          <table:table-cell table:formula="of:=MID([.A252];1;FIND(&quot;~&quot;;SUBSTITUTE([.A252];&quot; &quot;;&quot;~&quot;;LEN([.A252])-LEN(SUBSTITUTE([.A252];&quot; &quot;;&quot;&quot;))-(1-1)))-1)" office:value-type="string" office:string-value="Dragons of Tarkir" calcext:value-type="string">
            <text:p>Dragons of Tarkir</text:p>
          </table:table-cell>
          <table:table-cell office:value-type="date" office:date-value="2015-03-27" calcext:value-type="date">
            <text:p>27.03.2015</text:p>
          </table:table-cell>
          <table:table-cell table:formula="of:=TRIM(RIGHT(SUBSTITUTE([.A$1:.A$1048576]; &quot; &quot;;REPT(&quot; &quot;;100));100))" office:value-type="string" office:string-value="DTK" calcext:value-type="string">
            <text:p>DTK</text:p>
          </table:table-cell>
          <table:table-cell office:value-type="string" calcext:value-type="string">
            <text:p>Dragons of Tarkir</text:p>
          </table:table-cell>
          <table:table-cell office:value-type="string" calcext:value-type="string">
            <text:p>DTK</text:p>
          </table:table-cell>
        </table:table-row>
        <table:table-row table:style-name="ro1">
          <table:table-cell office:value-type="string" calcext:value-type="string">
            <text:p>Dragons of Tarkir Promo pDTK</text:p>
          </table:table-cell>
          <table:table-cell table:formula="of:=MID([.A253];1;FIND(&quot;~&quot;;SUBSTITUTE([.A253];&quot; &quot;;&quot;~&quot;;LEN([.A253])-LEN(SUBSTITUTE([.A253];&quot; &quot;;&quot;&quot;))-(1-1)))-1)" office:value-type="string" office:string-value="Dragons of Tarkir Promo" calcext:value-type="string">
            <text:p>Dragons of Tarkir Promo</text:p>
          </table:table-cell>
          <table:table-cell office:value-type="date" office:date-value="2015-03-27" calcext:value-type="date">
            <text:p>27.03.2015</text:p>
          </table:table-cell>
          <table:table-cell table:formula="of:=TRIM(RIGHT(SUBSTITUTE([.A$1:.A$1048576]; &quot; &quot;;REPT(&quot; &quot;;100));100))" office:value-type="string" office:string-value="pDTK" calcext:value-type="string">
            <text:p>pDTK</text:p>
          </table:table-cell>
          <table:table-cell office:value-type="string" calcext:value-type="string">
            <text:p>Dragons of Tarkir Promo</text:p>
          </table:table-cell>
          <table:table-cell office:value-type="string" calcext:value-type="string">
            <text:p>pDTK</text:p>
          </table:table-cell>
        </table:table-row>
        <table:table-row table:style-name="ro1">
          <table:table-cell office:value-type="string" calcext:value-type="string">
            <text:p>Tarkir Dragonfury pTKDF</text:p>
          </table:table-cell>
          <table:table-cell table:formula="of:=MID([.A254];1;FIND(&quot;~&quot;;SUBSTITUTE([.A254];&quot; &quot;;&quot;~&quot;;LEN([.A254])-LEN(SUBSTITUTE([.A254];&quot; &quot;;&quot;&quot;))-(1-1)))-1)" office:value-type="string" office:string-value="Tarkir Dragonfury" calcext:value-type="string">
            <text:p>Tarkir Dragonfury</text:p>
          </table:table-cell>
          <table:table-cell office:value-type="date" office:date-value="2015-03-27" calcext:value-type="date">
            <text:p>27.03.2015</text:p>
          </table:table-cell>
          <table:table-cell table:formula="of:=TRIM(RIGHT(SUBSTITUTE([.A$1:.A$1048576]; &quot; &quot;;REPT(&quot; &quot;;100));100))" office:value-type="string" office:string-value="pTKDF" calcext:value-type="string">
            <text:p>pTKDF</text:p>
          </table:table-cell>
          <table:table-cell office:value-type="string" calcext:value-type="string">
            <text:p>Tarkir Dragonfury</text:p>
          </table:table-cell>
          <table:table-cell office:value-type="string" calcext:value-type="string">
            <text:p>pTKDF</text:p>
          </table:table-cell>
        </table:table-row>
        <table:table-row table:style-name="ro1">
          <table:table-cell office:value-type="string" calcext:value-type="string">
            <text:p>Dragons of Tarkir Tokens tDTK</text:p>
          </table:table-cell>
          <table:table-cell table:formula="of:=MID([.A255];1;FIND(&quot;~&quot;;SUBSTITUTE([.A255];&quot; &quot;;&quot;~&quot;;LEN([.A255])-LEN(SUBSTITUTE([.A255];&quot; &quot;;&quot;&quot;))-(1-1)))-1)" office:value-type="string" office:string-value="Dragons of Tarkir Tokens" calcext:value-type="string">
            <text:p>Dragons of Tarkir Tokens</text:p>
          </table:table-cell>
          <table:table-cell office:value-type="date" office:date-value="2015-03-27" calcext:value-type="date">
            <text:p>27.03.2015</text:p>
          </table:table-cell>
          <table:table-cell table:formula="of:=TRIM(RIGHT(SUBSTITUTE([.A$1:.A$1048576]; &quot; &quot;;REPT(&quot; &quot;;100));100))" office:value-type="string" office:string-value="tDTK" calcext:value-type="string">
            <text:p>tDTK</text:p>
          </table:table-cell>
          <table:table-cell office:value-type="string" calcext:value-type="string">
            <text:p>Dragons of Tarkir Tokens</text:p>
          </table:table-cell>
          <table:table-cell office:value-type="string" calcext:value-type="string">
            <text:p>tDTK</text:p>
          </table:table-cell>
        </table:table-row>
        <table:table-row table:style-name="ro1">
          <table:table-cell office:value-type="string" calcext:value-type="string">
            <text:p>Duel Decks: Elspeth vs. Kiora DDO</text:p>
          </table:table-cell>
          <table:table-cell table:formula="of:=MID([.A256];1;FIND(&quot;~&quot;;SUBSTITUTE([.A256];&quot; &quot;;&quot;~&quot;;LEN([.A256])-LEN(SUBSTITUTE([.A256];&quot; &quot;;&quot;&quot;))-(1-1)))-1)" office:value-type="string" office:string-value="Duel Decks: Elspeth vs. Kiora" calcext:value-type="string">
            <text:p>Duel Decks: Elspeth vs. Kiora</text:p>
          </table:table-cell>
          <table:table-cell office:value-type="date" office:date-value="2015-02-27" calcext:value-type="date">
            <text:p>27.02.2015</text:p>
          </table:table-cell>
          <table:table-cell table:formula="of:=TRIM(RIGHT(SUBSTITUTE([.A$1:.A$1048576]; &quot; &quot;;REPT(&quot; &quot;;100));100))" office:value-type="string" office:string-value="DDO" calcext:value-type="string">
            <text:p>DDO</text:p>
          </table:table-cell>
          <table:table-cell office:value-type="string" calcext:value-type="string">
            <text:p>Duel Decks: Elspeth vs. Kiora</text:p>
          </table:table-cell>
          <table:table-cell office:value-type="string" calcext:value-type="string">
            <text:p>DDO</text:p>
          </table:table-cell>
        </table:table-row>
        <table:table-row table:style-name="ro1">
          <table:table-cell office:value-type="string" calcext:value-type="string">
            <text:p>Fate Reforged FRF</text:p>
          </table:table-cell>
          <table:table-cell table:formula="of:=MID([.A257];1;FIND(&quot;~&quot;;SUBSTITUTE([.A257];&quot; &quot;;&quot;~&quot;;LEN([.A257])-LEN(SUBSTITUTE([.A257];&quot; &quot;;&quot;&quot;))-(1-1)))-1)" office:value-type="string" office:string-value="Fate Reforged" calcext:value-type="string">
            <text:p>Fate Reforged</text:p>
          </table:table-cell>
          <table:table-cell office:value-type="date" office:date-value="2015-01-23" calcext:value-type="date">
            <text:p>23.01.2015</text:p>
          </table:table-cell>
          <table:table-cell table:formula="of:=TRIM(RIGHT(SUBSTITUTE([.A$1:.A$1048576]; &quot; &quot;;REPT(&quot; &quot;;100));100))" office:value-type="string" office:string-value="FRF" calcext:value-type="string">
            <text:p>FRF</text:p>
          </table:table-cell>
          <table:table-cell office:value-type="string" calcext:value-type="string">
            <text:p>Fate Reforged</text:p>
          </table:table-cell>
          <table:table-cell office:value-type="string" calcext:value-type="string">
            <text:p>FRF</text:p>
          </table:table-cell>
        </table:table-row>
        <table:table-row table:style-name="ro1">
          <table:table-cell office:value-type="string" calcext:value-type="string">
            <text:p>Fate Reforged Clash Pack CP2</text:p>
          </table:table-cell>
          <table:table-cell table:formula="of:=MID([.A258];1;FIND(&quot;~&quot;;SUBSTITUTE([.A258];&quot; &quot;;&quot;~&quot;;LEN([.A258])-LEN(SUBSTITUTE([.A258];&quot; &quot;;&quot;&quot;))-(1-1)))-1)" office:value-type="string" office:string-value="Fate Reforged Clash Pack" calcext:value-type="string">
            <text:p>Fate Reforged Clash Pack</text:p>
          </table:table-cell>
          <table:table-cell office:value-type="date" office:date-value="2015-01-23" calcext:value-type="date">
            <text:p>23.01.2015</text:p>
          </table:table-cell>
          <table:table-cell table:formula="of:=TRIM(RIGHT(SUBSTITUTE([.A$1:.A$1048576]; &quot; &quot;;REPT(&quot; &quot;;100));100))" office:value-type="string" office:string-value="CP2" calcext:value-type="string">
            <text:p>CP2</text:p>
          </table:table-cell>
          <table:table-cell office:value-type="string" calcext:value-type="string">
            <text:p>Fate Reforged Clash Pack</text:p>
          </table:table-cell>
          <table:table-cell office:value-type="string" calcext:value-type="string">
            <text:p>CP2</text:p>
          </table:table-cell>
        </table:table-row>
        <table:table-row table:style-name="ro1">
          <table:table-cell office:value-type="string" calcext:value-type="string">
            <text:p>Fate Reforged Promo pFRF</text:p>
          </table:table-cell>
          <table:table-cell table:formula="of:=MID([.A259];1;FIND(&quot;~&quot;;SUBSTITUTE([.A259];&quot; &quot;;&quot;~&quot;;LEN([.A259])-LEN(SUBSTITUTE([.A259];&quot; &quot;;&quot;&quot;))-(1-1)))-1)" office:value-type="string" office:string-value="Fate Reforged Promo" calcext:value-type="string">
            <text:p>Fate Reforged Promo</text:p>
          </table:table-cell>
          <table:table-cell office:value-type="date" office:date-value="2015-01-23" calcext:value-type="date">
            <text:p>23.01.2015</text:p>
          </table:table-cell>
          <table:table-cell table:formula="of:=TRIM(RIGHT(SUBSTITUTE([.A$1:.A$1048576]; &quot; &quot;;REPT(&quot; &quot;;100));100))" office:value-type="string" office:string-value="pFRF" calcext:value-type="string">
            <text:p>pFRF</text:p>
          </table:table-cell>
          <table:table-cell office:value-type="string" calcext:value-type="string">
            <text:p>Fate Reforged Promo</text:p>
          </table:table-cell>
          <table:table-cell office:value-type="string" calcext:value-type="string">
            <text:p>pFRF</text:p>
          </table:table-cell>
        </table:table-row>
        <table:table-row table:style-name="ro1">
          <table:table-cell office:value-type="string" calcext:value-type="string">
            <text:p>Fate Reforged Tokens tFRF</text:p>
          </table:table-cell>
          <table:table-cell table:formula="of:=MID([.A260];1;FIND(&quot;~&quot;;SUBSTITUTE([.A260];&quot; &quot;;&quot;~&quot;;LEN([.A260])-LEN(SUBSTITUTE([.A260];&quot; &quot;;&quot;&quot;))-(1-1)))-1)" office:value-type="string" office:string-value="Fate Reforged Tokens" calcext:value-type="string">
            <text:p>Fate Reforged Tokens</text:p>
          </table:table-cell>
          <table:table-cell office:value-type="date" office:date-value="2015-01-23" calcext:value-type="date">
            <text:p>23.01.2015</text:p>
          </table:table-cell>
          <table:table-cell table:formula="of:=TRIM(RIGHT(SUBSTITUTE([.A$1:.A$1048576]; &quot; &quot;;REPT(&quot; &quot;;100));100))" office:value-type="string" office:string-value="tFRF" calcext:value-type="string">
            <text:p>tFRF</text:p>
          </table:table-cell>
          <table:table-cell office:value-type="string" calcext:value-type="string">
            <text:p>Fate Reforged Tokens</text:p>
          </table:table-cell>
          <table:table-cell office:value-type="string" calcext:value-type="string">
            <text:p>tFRF</text:p>
          </table:table-cell>
        </table:table-row>
        <table:table-row table:style-name="ro1">
          <table:table-cell office:value-type="string" calcext:value-type="string">
            <text:p>Ugin's Fate promos UGIN</text:p>
          </table:table-cell>
          <table:table-cell table:formula="of:=MID([.A261];1;FIND(&quot;~&quot;;SUBSTITUTE([.A261];&quot; &quot;;&quot;~&quot;;LEN([.A261])-LEN(SUBSTITUTE([.A261];&quot; &quot;;&quot;&quot;))-(1-1)))-1)" office:value-type="string" office:string-value="Ugin's Fate promos" calcext:value-type="string">
            <text:p>Ugin's Fate promos</text:p>
          </table:table-cell>
          <table:table-cell office:value-type="date" office:date-value="2015-01-17" calcext:value-type="date">
            <text:p>17.01.2015</text:p>
          </table:table-cell>
          <table:table-cell table:formula="of:=TRIM(RIGHT(SUBSTITUTE([.A$1:.A$1048576]; &quot; &quot;;REPT(&quot; &quot;;100));100))" office:value-type="string" office:string-value="UGIN" calcext:value-type="string">
            <text:p>UGIN</text:p>
          </table:table-cell>
          <table:table-cell office:value-type="string" calcext:value-type="string">
            <text:p>Ugin's Fate promos</text:p>
          </table:table-cell>
          <table:table-cell office:value-type="string" calcext:value-type="string">
            <text:p>UGIN</text:p>
          </table:table-cell>
        </table:table-row>
        <table:table-row table:style-name="ro1">
          <table:table-cell office:value-type="string" calcext:value-type="string">
            <text:p>Judge Gift Cards 2015 J15</text:p>
          </table:table-cell>
          <table:table-cell table:formula="of:=MID([.A262];1;FIND(&quot;~&quot;;SUBSTITUTE([.A262];&quot; &quot;;&quot;~&quot;;LEN([.A262])-LEN(SUBSTITUTE([.A262];&quot; &quot;;&quot;&quot;))-(1-1)))-1)" office:value-type="string" office:string-value="Judge Gift Cards 2015" calcext:value-type="string">
            <text:p>Judge Gift Cards 2015</text:p>
          </table:table-cell>
          <table:table-cell office:value-type="date" office:date-value="2015-01-08" calcext:value-type="date">
            <text:p>08.01.2015</text:p>
          </table:table-cell>
          <table:table-cell table:formula="of:=TRIM(RIGHT(SUBSTITUTE([.A$1:.A$1048576]; &quot; &quot;;REPT(&quot; &quot;;100));100))" office:value-type="string" office:string-value="J15" calcext:value-type="string">
            <text:p>J15</text:p>
          </table:table-cell>
          <table:table-cell office:value-type="string" calcext:value-type="string">
            <text:p>Judge Gift Cards 2015</text:p>
          </table:table-cell>
          <table:table-cell office:value-type="string" calcext:value-type="string">
            <text:p>J15</text:p>
          </table:table-cell>
        </table:table-row>
        <table:table-row table:style-name="ro1">
          <table:table-cell office:value-type="string" calcext:value-type="string">
            <text:p>League Tokens 2015 L15</text:p>
          </table:table-cell>
          <table:table-cell table:formula="of:=MID([.A263];1;FIND(&quot;~&quot;;SUBSTITUTE([.A263];&quot; &quot;;&quot;~&quot;;LEN([.A263])-LEN(SUBSTITUTE([.A263];&quot; &quot;;&quot;&quot;))-(1-1)))-1)" office:value-type="string" office:string-value="League Tokens 2015" calcext:value-type="string">
            <text:p>League Tokens 2015</text:p>
          </table:table-cell>
          <table:table-cell office:value-type="date" office:date-value="2015-01-01" calcext:value-type="date">
            <text:p>01.01.2015</text:p>
          </table:table-cell>
          <table:table-cell table:formula="of:=TRIM(RIGHT(SUBSTITUTE([.A$1:.A$1048576]; &quot; &quot;;REPT(&quot; &quot;;100));100))" office:value-type="string" office:string-value="L15" calcext:value-type="string">
            <text:p>L15</text:p>
          </table:table-cell>
          <table:table-cell office:value-type="string" calcext:value-type="string">
            <text:p>League Tokens 2015</text:p>
          </table:table-cell>
          <table:table-cell office:value-type="string" calcext:value-type="string">
            <text:p>L15</text:p>
          </table:table-cell>
        </table:table-row>
        <table:table-row table:style-name="ro1">
          <table:table-cell office:value-type="string" calcext:value-type="string">
            <text:p>Duel Decks Anthology: Jace vs. Chandra JVC</text:p>
          </table:table-cell>
          <table:table-cell table:formula="of:=MID([.A264];1;FIND(&quot;~&quot;;SUBSTITUTE([.A264];&quot; &quot;;&quot;~&quot;;LEN([.A264])-LEN(SUBSTITUTE([.A264];&quot; &quot;;&quot;&quot;))-(1-1)))-1)" office:value-type="string" office:string-value="Duel Decks Anthology: Jace vs. Chandra" calcext:value-type="string">
            <text:p>Duel Decks Anthology: Jace vs. Chandra</text:p>
          </table:table-cell>
          <table:table-cell office:value-type="date" office:date-value="2014-12-05" calcext:value-type="date">
            <text:p>05.12.2014</text:p>
          </table:table-cell>
          <table:table-cell table:formula="of:=TRIM(RIGHT(SUBSTITUTE([.A$1:.A$1048576]; &quot; &quot;;REPT(&quot; &quot;;100));100))" office:value-type="string" office:string-value="JVC" calcext:value-type="string">
            <text:p>JVC</text:p>
          </table:table-cell>
          <table:table-cell office:value-type="string" calcext:value-type="string">
            <text:p>Duel Decks Anthology: Jace vs. Chandra</text:p>
          </table:table-cell>
          <table:table-cell office:value-type="string" calcext:value-type="string">
            <text:p>JVC</text:p>
          </table:table-cell>
        </table:table-row>
        <table:table-row table:style-name="ro1">
          <table:table-cell office:value-type="string" calcext:value-type="string">
            <text:p>Duel Decks Anthology: Garruk vs. Liliana GVL</text:p>
          </table:table-cell>
          <table:table-cell table:formula="of:=MID([.A265];1;FIND(&quot;~&quot;;SUBSTITUTE([.A265];&quot; &quot;;&quot;~&quot;;LEN([.A265])-LEN(SUBSTITUTE([.A265];&quot; &quot;;&quot;&quot;))-(1-1)))-1)" office:value-type="string" office:string-value="Duel Decks Anthology: Garruk vs. Liliana" calcext:value-type="string">
            <text:p>Duel Decks Anthology: Garruk vs. Liliana</text:p>
          </table:table-cell>
          <table:table-cell office:value-type="date" office:date-value="2014-12-05" calcext:value-type="date">
            <text:p>05.12.2014</text:p>
          </table:table-cell>
          <table:table-cell table:formula="of:=TRIM(RIGHT(SUBSTITUTE([.A$1:.A$1048576]; &quot; &quot;;REPT(&quot; &quot;;100));100))" office:value-type="string" office:string-value="GVL" calcext:value-type="string">
            <text:p>GVL</text:p>
          </table:table-cell>
          <table:table-cell office:value-type="string" calcext:value-type="string">
            <text:p>Duel Decks Anthology: Garruk vs. Liliana</text:p>
          </table:table-cell>
          <table:table-cell office:value-type="string" calcext:value-type="string">
            <text:p>GVL</text:p>
          </table:table-cell>
        </table:table-row>
        <table:table-row table:style-name="ro1">
          <table:table-cell office:value-type="string" calcext:value-type="string">
            <text:p>Duel Decks Anthology: Elves vs. Goblins EVG</text:p>
          </table:table-cell>
          <table:table-cell table:formula="of:=MID([.A266];1;FIND(&quot;~&quot;;SUBSTITUTE([.A266];&quot; &quot;;&quot;~&quot;;LEN([.A266])-LEN(SUBSTITUTE([.A266];&quot; &quot;;&quot;&quot;))-(1-1)))-1)" office:value-type="string" office:string-value="Duel Decks Anthology: Elves vs. Goblins" calcext:value-type="string">
            <text:p>Duel Decks Anthology: Elves vs. Goblins</text:p>
          </table:table-cell>
          <table:table-cell office:value-type="date" office:date-value="2014-12-05" calcext:value-type="date">
            <text:p>05.12.2014</text:p>
          </table:table-cell>
          <table:table-cell table:formula="of:=TRIM(RIGHT(SUBSTITUTE([.A$1:.A$1048576]; &quot; &quot;;REPT(&quot; &quot;;100));100))" office:value-type="string" office:string-value="EVG" calcext:value-type="string">
            <text:p>EVG</text:p>
          </table:table-cell>
          <table:table-cell office:value-type="string" calcext:value-type="string">
            <text:p>Duel Decks Anthology: Elves vs. Goblins</text:p>
          </table:table-cell>
          <table:table-cell office:value-type="string" calcext:value-type="string">
            <text:p>EVG</text:p>
          </table:table-cell>
        </table:table-row>
        <table:table-row table:style-name="ro1">
          <table:table-cell office:value-type="string" calcext:value-type="string">
            <text:p>Duel Decks Anthology: Divine vs. Demonic DVD</text:p>
          </table:table-cell>
          <table:table-cell table:formula="of:=MID([.A267];1;FIND(&quot;~&quot;;SUBSTITUTE([.A267];&quot; &quot;;&quot;~&quot;;LEN([.A267])-LEN(SUBSTITUTE([.A267];&quot; &quot;;&quot;&quot;))-(1-1)))-1)" office:value-type="string" office:string-value="Duel Decks Anthology: Divine vs. Demonic" calcext:value-type="string">
            <text:p>Duel Decks Anthology: Divine vs. Demonic</text:p>
          </table:table-cell>
          <table:table-cell office:value-type="date" office:date-value="2014-12-05" calcext:value-type="date">
            <text:p>05.12.2014</text:p>
          </table:table-cell>
          <table:table-cell table:formula="of:=TRIM(RIGHT(SUBSTITUTE([.A$1:.A$1048576]; &quot; &quot;;REPT(&quot; &quot;;100));100))" office:value-type="string" office:string-value="DVD" calcext:value-type="string">
            <text:p>DVD</text:p>
          </table:table-cell>
          <table:table-cell office:value-type="string" calcext:value-type="string">
            <text:p>Duel Decks Anthology: Divine vs. Demonic</text:p>
          </table:table-cell>
          <table:table-cell office:value-type="string" calcext:value-type="string">
            <text:p>DVD</text:p>
          </table:table-cell>
        </table:table-row>
        <table:table-row table:style-name="ro1">
          <table:table-cell office:value-type="string" calcext:value-type="string">
            <text:p>Duel Decks Anthology: Divine vs. Demonic Tokens tDVD</text:p>
          </table:table-cell>
          <table:table-cell table:formula="of:=MID([.A268];1;FIND(&quot;~&quot;;SUBSTITUTE([.A268];&quot; &quot;;&quot;~&quot;;LEN([.A268])-LEN(SUBSTITUTE([.A268];&quot; &quot;;&quot;&quot;))-(1-1)))-1)" office:value-type="string" office:string-value="Duel Decks Anthology: Divine vs. Demonic Tokens" calcext:value-type="string">
            <text:p>Duel Decks Anthology: Divine vs. Demonic Tokens</text:p>
          </table:table-cell>
          <table:table-cell office:value-type="date" office:date-value="2014-12-05" calcext:value-type="date">
            <text:p>05.12.2014</text:p>
          </table:table-cell>
          <table:table-cell table:formula="of:=TRIM(RIGHT(SUBSTITUTE([.A$1:.A$1048576]; &quot; &quot;;REPT(&quot; &quot;;100));100))" office:value-type="string" office:string-value="tDVD" calcext:value-type="string">
            <text:p>tDVD</text:p>
          </table:table-cell>
          <table:table-cell office:value-type="string" calcext:value-type="string">
            <text:p>Duel Decks Anthology: Divine vs. Demonic Tokens</text:p>
          </table:table-cell>
          <table:table-cell office:value-type="string" calcext:value-type="string">
            <text:p>tDVD</text:p>
          </table:table-cell>
        </table:table-row>
        <table:table-row table:style-name="ro1">
          <table:table-cell office:value-type="string" calcext:value-type="string">
            <text:p>Duel Decks Anthology: Garruk vs. Liliana Tokens tGVL</text:p>
          </table:table-cell>
          <table:table-cell table:formula="of:=MID([.A269];1;FIND(&quot;~&quot;;SUBSTITUTE([.A269];&quot; &quot;;&quot;~&quot;;LEN([.A269])-LEN(SUBSTITUTE([.A269];&quot; &quot;;&quot;&quot;))-(1-1)))-1)" office:value-type="string" office:string-value="Duel Decks Anthology: Garruk vs. Liliana Tokens" calcext:value-type="string">
            <text:p>Duel Decks Anthology: Garruk vs. Liliana Tokens</text:p>
          </table:table-cell>
          <table:table-cell office:value-type="date" office:date-value="2014-12-05" calcext:value-type="date">
            <text:p>05.12.2014</text:p>
          </table:table-cell>
          <table:table-cell table:formula="of:=TRIM(RIGHT(SUBSTITUTE([.A$1:.A$1048576]; &quot; &quot;;REPT(&quot; &quot;;100));100))" office:value-type="string" office:string-value="tGVL" calcext:value-type="string">
            <text:p>tGVL</text:p>
          </table:table-cell>
          <table:table-cell office:value-type="string" calcext:value-type="string">
            <text:p>Duel Decks Anthology: Garruk vs. Liliana Tokens</text:p>
          </table:table-cell>
          <table:table-cell office:value-type="string" calcext:value-type="string">
            <text:p>tGVL</text:p>
          </table:table-cell>
        </table:table-row>
        <table:table-row table:style-name="ro1">
          <table:table-cell office:value-type="string" calcext:value-type="string">
            <text:p>Duel Decks Anthology: Jace vs. Chandra Tokens tJVC</text:p>
          </table:table-cell>
          <table:table-cell table:formula="of:=MID([.A270];1;FIND(&quot;~&quot;;SUBSTITUTE([.A270];&quot; &quot;;&quot;~&quot;;LEN([.A270])-LEN(SUBSTITUTE([.A270];&quot; &quot;;&quot;&quot;))-(1-1)))-1)" office:value-type="string" office:string-value="Duel Decks Anthology: Jace vs. Chandra Tokens" calcext:value-type="string">
            <text:p>Duel Decks Anthology: Jace vs. Chandra Tokens</text:p>
          </table:table-cell>
          <table:table-cell office:value-type="date" office:date-value="2014-12-05" calcext:value-type="date">
            <text:p>05.12.2014</text:p>
          </table:table-cell>
          <table:table-cell table:formula="of:=TRIM(RIGHT(SUBSTITUTE([.A$1:.A$1048576]; &quot; &quot;;REPT(&quot; &quot;;100));100))" office:value-type="string" office:string-value="tJVC" calcext:value-type="string">
            <text:p>tJVC</text:p>
          </table:table-cell>
          <table:table-cell office:value-type="string" calcext:value-type="string">
            <text:p>Duel Decks Anthology: Jace vs. Chandra Tokens</text:p>
          </table:table-cell>
          <table:table-cell office:value-type="string" calcext:value-type="string">
            <text:p>tJVC</text:p>
          </table:table-cell>
        </table:table-row>
        <table:table-row table:style-name="ro1">
          <table:table-cell office:value-type="string" calcext:value-type="string">
            <text:p>Commander 2014 C14</text:p>
          </table:table-cell>
          <table:table-cell table:formula="of:=MID([.A271];1;FIND(&quot;~&quot;;SUBSTITUTE([.A271];&quot; &quot;;&quot;~&quot;;LEN([.A271])-LEN(SUBSTITUTE([.A271];&quot; &quot;;&quot;&quot;))-(1-1)))-1)" office:value-type="string" office:string-value="Commander 2014" calcext:value-type="string">
            <text:p>Commander 2014</text:p>
          </table:table-cell>
          <table:table-cell office:value-type="date" office:date-value="2014-11-07" calcext:value-type="date">
            <text:p>07.11.2014</text:p>
          </table:table-cell>
          <table:table-cell table:formula="of:=TRIM(RIGHT(SUBSTITUTE([.A$1:.A$1048576]; &quot; &quot;;REPT(&quot; &quot;;100));100))" office:value-type="string" office:string-value="C14" calcext:value-type="string">
            <text:p>C14</text:p>
          </table:table-cell>
          <table:table-cell office:value-type="string" calcext:value-type="string">
            <text:p>Commander 2014</text:p>
          </table:table-cell>
          <table:table-cell office:value-type="string" calcext:value-type="string">
            <text:p>C14</text:p>
          </table:table-cell>
        </table:table-row>
        <table:table-row table:style-name="ro1">
          <table:table-cell office:value-type="string" calcext:value-type="string">
            <text:p>Commander 2014 Tokens tC14</text:p>
          </table:table-cell>
          <table:table-cell table:formula="of:=MID([.A272];1;FIND(&quot;~&quot;;SUBSTITUTE([.A272];&quot; &quot;;&quot;~&quot;;LEN([.A272])-LEN(SUBSTITUTE([.A272];&quot; &quot;;&quot;&quot;))-(1-1)))-1)" office:value-type="string" office:string-value="Commander 2014 Tokens" calcext:value-type="string">
            <text:p>Commander 2014 Tokens</text:p>
          </table:table-cell>
          <table:table-cell office:value-type="date" office:date-value="2014-11-07" calcext:value-type="date">
            <text:p>07.11.2014</text:p>
          </table:table-cell>
          <table:table-cell table:formula="of:=TRIM(RIGHT(SUBSTITUTE([.A$1:.A$1048576]; &quot; &quot;;REPT(&quot; &quot;;100));100))" office:value-type="string" office:string-value="tC14" calcext:value-type="string">
            <text:p>tC14</text:p>
          </table:table-cell>
          <table:table-cell office:value-type="string" calcext:value-type="string">
            <text:p>Commander 2014 Tokens</text:p>
          </table:table-cell>
          <table:table-cell office:value-type="string" calcext:value-type="string">
            <text:p>tC14</text:p>
          </table:table-cell>
        </table:table-row>
        <table:table-row table:style-name="ro1">
          <table:table-cell office:value-type="string" calcext:value-type="string">
            <text:p>Khans of Tarkir KTK</text:p>
          </table:table-cell>
          <table:table-cell table:formula="of:=MID([.A273];1;FIND(&quot;~&quot;;SUBSTITUTE([.A273];&quot; &quot;;&quot;~&quot;;LEN([.A273])-LEN(SUBSTITUTE([.A273];&quot; &quot;;&quot;&quot;))-(1-1)))-1)" office:value-type="string" office:string-value="Khans of Tarkir" calcext:value-type="string">
            <text:p>Khans of Tarkir</text:p>
          </table:table-cell>
          <table:table-cell office:value-type="date" office:date-value="2014-09-26" calcext:value-type="date">
            <text:p>26.09.2014</text:p>
          </table:table-cell>
          <table:table-cell table:formula="of:=TRIM(RIGHT(SUBSTITUTE([.A$1:.A$1048576]; &quot; &quot;;REPT(&quot; &quot;;100));100))" office:value-type="string" office:string-value="KTK" calcext:value-type="string">
            <text:p>KTK</text:p>
          </table:table-cell>
          <table:table-cell office:value-type="string" calcext:value-type="string">
            <text:p>Khans of Tarkir</text:p>
          </table:table-cell>
          <table:table-cell office:value-type="string" calcext:value-type="string">
            <text:p>KTK</text:p>
          </table:table-cell>
        </table:table-row>
        <table:table-row table:style-name="ro1">
          <table:table-cell office:value-type="string" calcext:value-type="string">
            <text:p>Khans of Tarkir Tokens tKTK</text:p>
          </table:table-cell>
          <table:table-cell table:formula="of:=MID([.A274];1;FIND(&quot;~&quot;;SUBSTITUTE([.A274];&quot; &quot;;&quot;~&quot;;LEN([.A274])-LEN(SUBSTITUTE([.A274];&quot; &quot;;&quot;&quot;))-(1-1)))-1)" office:value-type="string" office:string-value="Khans of Tarkir Tokens" calcext:value-type="string">
            <text:p>Khans of Tarkir Tokens</text:p>
          </table:table-cell>
          <table:table-cell office:value-type="date" office:date-value="2014-09-26" calcext:value-type="date">
            <text:p>26.09.2014</text:p>
          </table:table-cell>
          <table:table-cell table:formula="of:=TRIM(RIGHT(SUBSTITUTE([.A$1:.A$1048576]; &quot; &quot;;REPT(&quot; &quot;;100));100))" office:value-type="string" office:string-value="tKTK" calcext:value-type="string">
            <text:p>tKTK</text:p>
          </table:table-cell>
          <table:table-cell office:value-type="string" calcext:value-type="string">
            <text:p>Khans of Tarkir Tokens</text:p>
          </table:table-cell>
          <table:table-cell office:value-type="string" calcext:value-type="string">
            <text:p>tKTK</text:p>
          </table:table-cell>
        </table:table-row>
        <table:table-row table:style-name="ro1">
          <table:table-cell office:value-type="string" calcext:value-type="string">
            <text:p>Khans of Tarkir Promos pKTK</text:p>
          </table:table-cell>
          <table:table-cell table:formula="of:=MID([.A275];1;FIND(&quot;~&quot;;SUBSTITUTE([.A275];&quot; &quot;;&quot;~&quot;;LEN([.A275])-LEN(SUBSTITUTE([.A275];&quot; &quot;;&quot;&quot;))-(1-1)))-1)" office:value-type="string" office:string-value="Khans of Tarkir Promos" calcext:value-type="string">
            <text:p>Khans of Tarkir Promos</text:p>
          </table:table-cell>
          <table:table-cell office:value-type="date" office:date-value="2014-09-26" calcext:value-type="date">
            <text:p>26.09.2014</text:p>
          </table:table-cell>
          <table:table-cell table:formula="of:=TRIM(RIGHT(SUBSTITUTE([.A$1:.A$1048576]; &quot; &quot;;REPT(&quot; &quot;;100));100))" office:value-type="string" office:string-value="pKTK" calcext:value-type="string">
            <text:p>pKTK</text:p>
          </table:table-cell>
          <table:table-cell office:value-type="string" calcext:value-type="string">
            <text:p>Khans of Tarkir Promos</text:p>
          </table:table-cell>
          <table:table-cell office:value-type="string" calcext:value-type="string">
            <text:p>pKTK</text:p>
          </table:table-cell>
        </table:table-row>
        <table:table-row table:style-name="ro1">
          <table:table-cell office:value-type="string" calcext:value-type="string">
            <text:p>Duel Decks: Speed vs. Cunning DDN</text:p>
          </table:table-cell>
          <table:table-cell table:formula="of:=MID([.A276];1;FIND(&quot;~&quot;;SUBSTITUTE([.A276];&quot; &quot;;&quot;~&quot;;LEN([.A276])-LEN(SUBSTITUTE([.A276];&quot; &quot;;&quot;&quot;))-(1-1)))-1)" office:value-type="string" office:string-value="Duel Decks: Speed vs. Cunning" calcext:value-type="string">
            <text:p>Duel Decks: Speed vs. Cunning</text:p>
          </table:table-cell>
          <table:table-cell office:value-type="date" office:date-value="2014-09-05" calcext:value-type="date">
            <text:p>05.09.2014</text:p>
          </table:table-cell>
          <table:table-cell table:formula="of:=TRIM(RIGHT(SUBSTITUTE([.A$1:.A$1048576]; &quot; &quot;;REPT(&quot; &quot;;100));100))" office:value-type="string" office:string-value="DDN" calcext:value-type="string">
            <text:p>DDN</text:p>
          </table:table-cell>
          <table:table-cell office:value-type="string" calcext:value-type="string">
            <text:p>Duel Decks: Speed vs. Cunning</text:p>
          </table:table-cell>
          <table:table-cell office:value-type="string" calcext:value-type="string">
            <text:p>DDN</text:p>
          </table:table-cell>
        </table:table-row>
        <table:table-row table:style-name="ro1">
          <table:table-cell office:value-type="string" calcext:value-type="string">
            <text:p>Duel Decks: Speed vs. Cunning Tokens tDDN</text:p>
          </table:table-cell>
          <table:table-cell table:formula="of:=MID([.A277];1;FIND(&quot;~&quot;;SUBSTITUTE([.A277];&quot; &quot;;&quot;~&quot;;LEN([.A277])-LEN(SUBSTITUTE([.A277];&quot; &quot;;&quot;&quot;))-(1-1)))-1)" office:value-type="string" office:string-value="Duel Decks: Speed vs. Cunning Tokens" calcext:value-type="string">
            <text:p>Duel Decks: Speed vs. Cunning Tokens</text:p>
          </table:table-cell>
          <table:table-cell office:value-type="date" office:date-value="2014-09-05" calcext:value-type="date">
            <text:p>05.09.2014</text:p>
          </table:table-cell>
          <table:table-cell table:formula="of:=TRIM(RIGHT(SUBSTITUTE([.A$1:.A$1048576]; &quot; &quot;;REPT(&quot; &quot;;100));100))" office:value-type="string" office:string-value="tDDN" calcext:value-type="string">
            <text:p>tDDN</text:p>
          </table:table-cell>
          <table:table-cell office:value-type="string" calcext:value-type="string">
            <text:p>Duel Decks: Speed vs. Cunning Tokens</text:p>
          </table:table-cell>
          <table:table-cell office:value-type="string" calcext:value-type="string">
            <text:p>tDDN</text:p>
          </table:table-cell>
        </table:table-row>
        <table:table-row table:style-name="ro1">
          <table:table-cell office:value-type="string" calcext:value-type="string">
            <text:p>From the Vault: Annihilation (2014) V14</text:p>
          </table:table-cell>
          <table:table-cell table:formula="of:=MID([.A278];1;FIND(&quot;~&quot;;SUBSTITUTE([.A278];&quot; &quot;;&quot;~&quot;;LEN([.A278])-LEN(SUBSTITUTE([.A278];&quot; &quot;;&quot;&quot;))-(1-1)))-1)" office:value-type="string" office:string-value="From the Vault: Annihilation (2014)" calcext:value-type="string">
            <text:p>From the Vault: Annihilation (2014)</text:p>
          </table:table-cell>
          <table:table-cell office:value-type="date" office:date-value="2014-08-22" calcext:value-type="date">
            <text:p>22.08.2014</text:p>
          </table:table-cell>
          <table:table-cell table:formula="of:=TRIM(RIGHT(SUBSTITUTE([.A$1:.A$1048576]; &quot; &quot;;REPT(&quot; &quot;;100));100))" office:value-type="string" office:string-value="V14" calcext:value-type="string">
            <text:p>V14</text:p>
          </table:table-cell>
          <table:table-cell office:value-type="string" calcext:value-type="string">
            <text:p>From the Vault: Annihilation (2014)</text:p>
          </table:table-cell>
          <table:table-cell office:value-type="string" calcext:value-type="string">
            <text:p>V14</text:p>
          </table:table-cell>
        </table:table-row>
        <table:table-row table:style-name="ro1">
          <table:table-cell office:value-type="string" calcext:value-type="string">
            <text:p>San Diego Comic-Con 2014 PS14</text:p>
          </table:table-cell>
          <table:table-cell table:formula="of:=MID([.A279];1;FIND(&quot;~&quot;;SUBSTITUTE([.A279];&quot; &quot;;&quot;~&quot;;LEN([.A279])-LEN(SUBSTITUTE([.A279];&quot; &quot;;&quot;&quot;))-(1-1)))-1)" office:value-type="string" office:string-value="San Diego Comic-Con 2014" calcext:value-type="string">
            <text:p>San Diego Comic-Con 2014</text:p>
          </table:table-cell>
          <table:table-cell office:value-type="date" office:date-value="2014-07-24" calcext:value-type="date">
            <text:p>24.07.2014</text:p>
          </table:table-cell>
          <table:table-cell table:formula="of:=TRIM(RIGHT(SUBSTITUTE([.A$1:.A$1048576]; &quot; &quot;;REPT(&quot; &quot;;100));100))" office:value-type="string" office:string-value="PS14" calcext:value-type="string">
            <text:p>PS14</text:p>
          </table:table-cell>
          <table:table-cell office:value-type="string" calcext:value-type="string">
            <text:p>San Diego Comic-Con 2014</text:p>
          </table:table-cell>
          <table:table-cell office:value-type="string" calcext:value-type="string">
            <text:p>PS14</text:p>
          </table:table-cell>
        </table:table-row>
        <table:table-row table:style-name="ro1">
          <table:table-cell office:value-type="string" calcext:value-type="string">
            <text:p>Magic 2015 Core Set M15</text:p>
          </table:table-cell>
          <table:table-cell table:formula="of:=MID([.A280];1;FIND(&quot;~&quot;;SUBSTITUTE([.A280];&quot; &quot;;&quot;~&quot;;LEN([.A280])-LEN(SUBSTITUTE([.A280];&quot; &quot;;&quot;&quot;))-(1-1)))-1)" office:value-type="string" office:string-value="Magic 2015 Core Set" calcext:value-type="string">
            <text:p>Magic 2015 Core Set</text:p>
          </table:table-cell>
          <table:table-cell office:value-type="date" office:date-value="2014-07-18" calcext:value-type="date">
            <text:p>18.07.2014</text:p>
          </table:table-cell>
          <table:table-cell table:formula="of:=TRIM(RIGHT(SUBSTITUTE([.A$1:.A$1048576]; &quot; &quot;;REPT(&quot; &quot;;100));100))" office:value-type="string" office:string-value="M15" calcext:value-type="string">
            <text:p>M15</text:p>
          </table:table-cell>
          <table:table-cell office:value-type="string" calcext:value-type="string">
            <text:p>Magic 2015 Core Set</text:p>
          </table:table-cell>
          <table:table-cell office:value-type="string" calcext:value-type="string">
            <text:p>M15</text:p>
          </table:table-cell>
        </table:table-row>
        <table:table-row table:style-name="ro1">
          <table:table-cell office:value-type="string" calcext:value-type="string">
            <text:p>Magic 2015 Tokens tM15</text:p>
          </table:table-cell>
          <table:table-cell table:formula="of:=MID([.A281];1;FIND(&quot;~&quot;;SUBSTITUTE([.A281];&quot; &quot;;&quot;~&quot;;LEN([.A281])-LEN(SUBSTITUTE([.A281];&quot; &quot;;&quot;&quot;))-(1-1)))-1)" office:value-type="string" office:string-value="Magic 2015 Tokens" calcext:value-type="string">
            <text:p>Magic 2015 Tokens</text:p>
          </table:table-cell>
          <table:table-cell office:value-type="date" office:date-value="2014-07-18" calcext:value-type="date">
            <text:p>18.07.2014</text:p>
          </table:table-cell>
          <table:table-cell table:formula="of:=TRIM(RIGHT(SUBSTITUTE([.A$1:.A$1048576]; &quot; &quot;;REPT(&quot; &quot;;100));100))" office:value-type="string" office:string-value="tM15" calcext:value-type="string">
            <text:p>tM15</text:p>
          </table:table-cell>
          <table:table-cell office:value-type="string" calcext:value-type="string">
            <text:p>Magic 2015 Tokens</text:p>
          </table:table-cell>
          <table:table-cell office:value-type="string" calcext:value-type="string">
            <text:p>tM15</text:p>
          </table:table-cell>
        </table:table-row>
        <table:table-row table:style-name="ro1">
          <table:table-cell office:value-type="string" calcext:value-type="string">
            <text:p>Magic 2015 Clash Pack CP1</text:p>
          </table:table-cell>
          <table:table-cell table:formula="of:=MID([.A282];1;FIND(&quot;~&quot;;SUBSTITUTE([.A282];&quot; &quot;;&quot;~&quot;;LEN([.A282])-LEN(SUBSTITUTE([.A282];&quot; &quot;;&quot;&quot;))-(1-1)))-1)" office:value-type="string" office:string-value="Magic 2015 Clash Pack" calcext:value-type="string">
            <text:p>Magic 2015 Clash Pack</text:p>
          </table:table-cell>
          <table:table-cell office:value-type="date" office:date-value="2014-07-18" calcext:value-type="date">
            <text:p>18.07.2014</text:p>
          </table:table-cell>
          <table:table-cell table:formula="of:=TRIM(RIGHT(SUBSTITUTE([.A$1:.A$1048576]; &quot; &quot;;REPT(&quot; &quot;;100));100))" office:value-type="string" office:string-value="CP1" calcext:value-type="string">
            <text:p>CP1</text:p>
          </table:table-cell>
          <table:table-cell office:value-type="string" calcext:value-type="string">
            <text:p>Magic 2015 Clash Pack</text:p>
          </table:table-cell>
          <table:table-cell office:value-type="string" calcext:value-type="string">
            <text:p>CP1</text:p>
          </table:table-cell>
        </table:table-row>
        <table:table-row table:style-name="ro1">
          <table:table-cell office:value-type="string" calcext:value-type="string">
            <text:p>Friday Night Magic 2015 F15</text:p>
          </table:table-cell>
          <table:table-cell table:formula="of:=MID([.A283];1;FIND(&quot;~&quot;;SUBSTITUTE([.A283];&quot; &quot;;&quot;~&quot;;LEN([.A283])-LEN(SUBSTITUTE([.A283];&quot; &quot;;&quot;&quot;))-(1-1)))-1)" office:value-type="string" office:string-value="Friday Night Magic 2015" calcext:value-type="string">
            <text:p>Friday Night Magic 2015</text:p>
          </table:table-cell>
          <table:table-cell office:value-type="date" office:date-value="2014-07-18" calcext:value-type="date">
            <text:p>18.07.2014</text:p>
          </table:table-cell>
          <table:table-cell table:formula="of:=TRIM(RIGHT(SUBSTITUTE([.A$1:.A$1048576]; &quot; &quot;;REPT(&quot; &quot;;100));100))" office:value-type="string" office:string-value="F15" calcext:value-type="string">
            <text:p>F15</text:p>
          </table:table-cell>
          <table:table-cell office:value-type="string" calcext:value-type="string">
            <text:p>Friday Night Magic 2015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 office:value-type="string" calcext:value-type="string">
            <text:p>Magic 2015 Promos PM15</text:p>
          </table:table-cell>
          <table:table-cell table:formula="of:=MID([.A284];1;FIND(&quot;~&quot;;SUBSTITUTE([.A284];&quot; &quot;;&quot;~&quot;;LEN([.A284])-LEN(SUBSTITUTE([.A284];&quot; &quot;;&quot;&quot;))-(1-1)))-1)" office:value-type="string" office:string-value="Magic 2015 Promos" calcext:value-type="string">
            <text:p>Magic 2015 Promos</text:p>
          </table:table-cell>
          <table:table-cell office:value-type="date" office:date-value="2014-07-18" calcext:value-type="date">
            <text:p>18.07.2014</text:p>
          </table:table-cell>
          <table:table-cell table:formula="of:=TRIM(RIGHT(SUBSTITUTE([.A$1:.A$1048576]; &quot; &quot;;REPT(&quot; &quot;;100));100))" office:value-type="string" office:string-value="PM15" calcext:value-type="string">
            <text:p>PM15</text:p>
          </table:table-cell>
          <table:table-cell office:value-type="string" calcext:value-type="string">
            <text:p>Magic 2015 Promos</text:p>
          </table:table-cell>
          <table:table-cell office:value-type="string" calcext:value-type="string">
            <text:p>PM15</text:p>
          </table:table-cell>
        </table:table-row>
        <table:table-row table:style-name="ro1">
          <table:table-cell office:value-type="string" calcext:value-type="string">
            <text:p>Vintage Masters VMA</text:p>
          </table:table-cell>
          <table:table-cell table:formula="of:=MID([.A285];1;FIND(&quot;~&quot;;SUBSTITUTE([.A285];&quot; &quot;;&quot;~&quot;;LEN([.A285])-LEN(SUBSTITUTE([.A285];&quot; &quot;;&quot;&quot;))-(1-1)))-1)" office:value-type="string" office:string-value="Vintage Masters" calcext:value-type="string">
            <text:p>Vintage Masters</text:p>
          </table:table-cell>
          <table:table-cell office:value-type="date" office:date-value="2014-06-16" calcext:value-type="date">
            <text:p>16.06.2014</text:p>
          </table:table-cell>
          <table:table-cell table:formula="of:=TRIM(RIGHT(SUBSTITUTE([.A$1:.A$1048576]; &quot; &quot;;REPT(&quot; &quot;;100));100))" office:value-type="string" office:string-value="VMA" calcext:value-type="string">
            <text:p>VMA</text:p>
          </table:table-cell>
          <table:table-cell office:value-type="string" calcext:value-type="string">
            <text:p>Vintage Masters</text:p>
          </table:table-cell>
          <table:table-cell office:value-type="string" calcext:value-type="string">
            <text:p>VMA</text:p>
          </table:table-cell>
        </table:table-row>
        <table:table-row table:style-name="ro1">
          <table:table-cell office:value-type="string" calcext:value-type="string">
            <text:p>Magic: The Gathering—Conspiracy CNS</text:p>
          </table:table-cell>
          <table:table-cell table:formula="of:=MID([.A286];1;FIND(&quot;~&quot;;SUBSTITUTE([.A286];&quot; &quot;;&quot;~&quot;;LEN([.A286])-LEN(SUBSTITUTE([.A286];&quot; &quot;;&quot;&quot;))-(1-1)))-1)" office:value-type="string" office:string-value="Magic: The Gathering—Conspiracy" calcext:value-type="string">
            <text:p>Magic: The Gathering—Conspiracy</text:p>
          </table:table-cell>
          <table:table-cell office:value-type="date" office:date-value="2014-06-06" calcext:value-type="date">
            <text:p>06.06.2014</text:p>
          </table:table-cell>
          <table:table-cell table:formula="of:=TRIM(RIGHT(SUBSTITUTE([.A$1:.A$1048576]; &quot; &quot;;REPT(&quot; &quot;;100));100))" office:value-type="string" office:string-value="CNS" calcext:value-type="string">
            <text:p>CNS</text:p>
          </table:table-cell>
          <table:table-cell office:value-type="string" calcext:value-type="string">
            <text:p>Magic: The Gathering—Conspiracy</text:p>
          </table:table-cell>
          <table:table-cell office:value-type="string" calcext:value-type="string">
            <text:p>CNS</text:p>
          </table:table-cell>
        </table:table-row>
        <table:table-row table:style-name="ro1">
          <table:table-cell office:value-type="string" calcext:value-type="string">
            <text:p>Conspiracy Tokens tCNS</text:p>
          </table:table-cell>
          <table:table-cell table:formula="of:=MID([.A287];1;FIND(&quot;~&quot;;SUBSTITUTE([.A287];&quot; &quot;;&quot;~&quot;;LEN([.A287])-LEN(SUBSTITUTE([.A287];&quot; &quot;;&quot;&quot;))-(1-1)))-1)" office:value-type="string" office:string-value="Conspiracy Tokens" calcext:value-type="string">
            <text:p>Conspiracy Tokens</text:p>
          </table:table-cell>
          <table:table-cell office:value-type="date" office:date-value="2014-06-06" calcext:value-type="date">
            <text:p>06.06.2014</text:p>
          </table:table-cell>
          <table:table-cell table:formula="of:=TRIM(RIGHT(SUBSTITUTE([.A$1:.A$1048576]; &quot; &quot;;REPT(&quot; &quot;;100));100))" office:value-type="string" office:string-value="tCNS" calcext:value-type="string">
            <text:p>tCNS</text:p>
          </table:table-cell>
          <table:table-cell office:value-type="string" calcext:value-type="string">
            <text:p>Conspiracy Tokens</text:p>
          </table:table-cell>
          <table:table-cell office:value-type="string" calcext:value-type="string">
            <text:p>tCNS</text:p>
          </table:table-cell>
        </table:table-row>
        <table:table-row table:style-name="ro1">
          <table:table-cell office:value-type="string" calcext:value-type="string">
            <text:p>Modern Event Deck 2014 MD1</text:p>
          </table:table-cell>
          <table:table-cell table:formula="of:=MID([.A288];1;FIND(&quot;~&quot;;SUBSTITUTE([.A288];&quot; &quot;;&quot;~&quot;;LEN([.A288])-LEN(SUBSTITUTE([.A288];&quot; &quot;;&quot;&quot;))-(1-1)))-1)" office:value-type="string" office:string-value="Modern Event Deck 2014" calcext:value-type="string">
            <text:p>Modern Event Deck 2014</text:p>
          </table:table-cell>
          <table:table-cell office:value-type="date" office:date-value="2014-05-30" calcext:value-type="date">
            <text:p>30.05.2014</text:p>
          </table:table-cell>
          <table:table-cell table:formula="of:=TRIM(RIGHT(SUBSTITUTE([.A$1:.A$1048576]; &quot; &quot;;REPT(&quot; &quot;;100));100))" office:value-type="string" office:string-value="MD1" calcext:value-type="string">
            <text:p>MD1</text:p>
          </table:table-cell>
          <table:table-cell office:value-type="string" calcext:value-type="string">
            <text:p>Modern Event Deck 2014</text:p>
          </table:table-cell>
          <table:table-cell office:value-type="string" calcext:value-type="string">
            <text:p>MD1</text:p>
          </table:table-cell>
        </table:table-row>
        <table:table-row table:style-name="ro1">
          <table:table-cell office:value-type="string" calcext:value-type="string">
            <text:p>Modern Event Deck 2014 Tokens tMD1</text:p>
          </table:table-cell>
          <table:table-cell table:formula="of:=MID([.A289];1;FIND(&quot;~&quot;;SUBSTITUTE([.A289];&quot; &quot;;&quot;~&quot;;LEN([.A289])-LEN(SUBSTITUTE([.A289];&quot; &quot;;&quot;&quot;))-(1-1)))-1)" office:value-type="string" office:string-value="Modern Event Deck 2014 Tokens" calcext:value-type="string">
            <text:p>Modern Event Deck 2014 Tokens</text:p>
          </table:table-cell>
          <table:table-cell office:value-type="date" office:date-value="2014-05-30" calcext:value-type="date">
            <text:p>30.05.2014</text:p>
          </table:table-cell>
          <table:table-cell table:formula="of:=TRIM(RIGHT(SUBSTITUTE([.A$1:.A$1048576]; &quot; &quot;;REPT(&quot; &quot;;100));100))" office:value-type="string" office:string-value="tMD1" calcext:value-type="string">
            <text:p>tMD1</text:p>
          </table:table-cell>
          <table:table-cell office:value-type="string" calcext:value-type="string">
            <text:p>Modern Event Deck 2014 Tokens</text:p>
          </table:table-cell>
          <table:table-cell office:value-type="string" calcext:value-type="string">
            <text:p>tMD1</text:p>
          </table:table-cell>
        </table:table-row>
        <table:table-row table:style-name="ro1">
          <table:table-cell office:value-type="string" calcext:value-type="string">
            <text:p>Journey into Nyx JOU</text:p>
          </table:table-cell>
          <table:table-cell table:formula="of:=MID([.A290];1;FIND(&quot;~&quot;;SUBSTITUTE([.A290];&quot; &quot;;&quot;~&quot;;LEN([.A290])-LEN(SUBSTITUTE([.A290];&quot; &quot;;&quot;&quot;))-(1-1)))-1)" office:value-type="string" office:string-value="Journey into Nyx" calcext:value-type="string">
            <text:p>Journey into Nyx</text:p>
          </table:table-cell>
          <table:table-cell office:value-type="date" office:date-value="2014-05-02" calcext:value-type="date">
            <text:p>02.05.2014</text:p>
          </table:table-cell>
          <table:table-cell table:formula="of:=TRIM(RIGHT(SUBSTITUTE([.A$1:.A$1048576]; &quot; &quot;;REPT(&quot; &quot;;100));100))" office:value-type="string" office:string-value="JOU" calcext:value-type="string">
            <text:p>JOU</text:p>
          </table:table-cell>
          <table:table-cell office:value-type="string" calcext:value-type="string">
            <text:p>Journey into Nyx</text:p>
          </table:table-cell>
          <table:table-cell office:value-type="string" calcext:value-type="string">
            <text:p>JOU</text:p>
          </table:table-cell>
        </table:table-row>
        <table:table-row table:style-name="ro1">
          <table:table-cell office:value-type="string" calcext:value-type="string">
            <text:p>Journey into Nyx Promos pJOU</text:p>
          </table:table-cell>
          <table:table-cell table:formula="of:=MID([.A291];1;FIND(&quot;~&quot;;SUBSTITUTE([.A291];&quot; &quot;;&quot;~&quot;;LEN([.A291])-LEN(SUBSTITUTE([.A291];&quot; &quot;;&quot;&quot;))-(1-1)))-1)" office:value-type="string" office:string-value="Journey into Nyx Promos" calcext:value-type="string">
            <text:p>Journey into Nyx Promos</text:p>
          </table:table-cell>
          <table:table-cell office:value-type="date" office:date-value="2014-05-02" calcext:value-type="date">
            <text:p>02.05.2014</text:p>
          </table:table-cell>
          <table:table-cell table:formula="of:=TRIM(RIGHT(SUBSTITUTE([.A$1:.A$1048576]; &quot; &quot;;REPT(&quot; &quot;;100));100))" office:value-type="string" office:string-value="pJOU" calcext:value-type="string">
            <text:p>pJOU</text:p>
          </table:table-cell>
          <table:table-cell office:value-type="string" calcext:value-type="string">
            <text:p>Journey into Nyx Promos</text:p>
          </table:table-cell>
          <table:table-cell office:value-type="string" calcext:value-type="string">
            <text:p>pJOU</text:p>
          </table:table-cell>
        </table:table-row>
        <table:table-row table:style-name="ro1">
          <table:table-cell office:value-type="string" calcext:value-type="string">
            <text:p>Journey into Nyx Hero's Path THP3</text:p>
          </table:table-cell>
          <table:table-cell table:formula="of:=MID([.A292];1;FIND(&quot;~&quot;;SUBSTITUTE([.A292];&quot; &quot;;&quot;~&quot;;LEN([.A292])-LEN(SUBSTITUTE([.A292];&quot; &quot;;&quot;&quot;))-(1-1)))-1)" office:value-type="string" office:string-value="Journey into Nyx Hero's Path" calcext:value-type="string">
            <text:p>Journey into Nyx Hero's Path</text:p>
          </table:table-cell>
          <table:table-cell office:value-type="date" office:date-value="2014-05-02" calcext:value-type="date">
            <text:p>02.05.2014</text:p>
          </table:table-cell>
          <table:table-cell table:formula="of:=TRIM(RIGHT(SUBSTITUTE([.A$1:.A$1048576]; &quot; &quot;;REPT(&quot; &quot;;100));100))" office:value-type="string" office:string-value="THP3" calcext:value-type="string">
            <text:p>THP3</text:p>
          </table:table-cell>
          <table:table-cell office:value-type="string" calcext:value-type="string">
            <text:p>Journey into Nyx Hero's Path</text:p>
          </table:table-cell>
          <table:table-cell office:value-type="string" calcext:value-type="string">
            <text:p>THP3</text:p>
          </table:table-cell>
        </table:table-row>
        <table:table-row table:style-name="ro1">
          <table:table-cell office:value-type="string" calcext:value-type="string">
            <text:p>Journey into Nyx Tokens tJOU</text:p>
          </table:table-cell>
          <table:table-cell table:formula="of:=MID([.A293];1;FIND(&quot;~&quot;;SUBSTITUTE([.A293];&quot; &quot;;&quot;~&quot;;LEN([.A293])-LEN(SUBSTITUTE([.A293];&quot; &quot;;&quot;&quot;))-(1-1)))-1)" office:value-type="string" office:string-value="Journey into Nyx Tokens" calcext:value-type="string">
            <text:p>Journey into Nyx Tokens</text:p>
          </table:table-cell>
          <table:table-cell office:value-type="date" office:date-value="2014-05-02" calcext:value-type="date">
            <text:p>02.05.2014</text:p>
          </table:table-cell>
          <table:table-cell table:formula="of:=TRIM(RIGHT(SUBSTITUTE([.A$1:.A$1048576]; &quot; &quot;;REPT(&quot; &quot;;100));100))" office:value-type="string" office:string-value="tJOU" calcext:value-type="string">
            <text:p>tJOU</text:p>
          </table:table-cell>
          <table:table-cell office:value-type="string" calcext:value-type="string">
            <text:p>Journey into Nyx Tokens</text:p>
          </table:table-cell>
          <table:table-cell office:value-type="string" calcext:value-type="string">
            <text:p>tJOU</text:p>
          </table:table-cell>
        </table:table-row>
        <table:table-row table:style-name="ro1">
          <table:table-cell office:value-type="string" calcext:value-type="string">
            <text:p>Defeat a God TDAG</text:p>
          </table:table-cell>
          <table:table-cell table:formula="of:=MID([.A294];1;FIND(&quot;~&quot;;SUBSTITUTE([.A294];&quot; &quot;;&quot;~&quot;;LEN([.A294])-LEN(SUBSTITUTE([.A294];&quot; &quot;;&quot;&quot;))-(1-1)))-1)" office:value-type="string" office:string-value="Defeat a God" calcext:value-type="string">
            <text:p>Defeat a God</text:p>
          </table:table-cell>
          <table:table-cell office:value-type="date" office:date-value="2014-05-02" calcext:value-type="date">
            <text:p>02.05.2014</text:p>
          </table:table-cell>
          <table:table-cell table:formula="of:=TRIM(RIGHT(SUBSTITUTE([.A$1:.A$1048576]; &quot; &quot;;REPT(&quot; &quot;;100));100))" office:value-type="string" office:string-value="TDAG" calcext:value-type="string">
            <text:p>TDAG</text:p>
          </table:table-cell>
          <table:table-cell office:value-type="string" calcext:value-type="string">
            <text:p>Defeat a God</text:p>
          </table:table-cell>
          <table:table-cell office:value-type="string" calcext:value-type="string">
            <text:p>TDAG</text:p>
          </table:table-cell>
        </table:table-row>
        <table:table-row table:style-name="ro1">
          <table:table-cell office:value-type="string" calcext:value-type="string">
            <text:p>Duel Decks: Jace vs. Vraska DDM</text:p>
          </table:table-cell>
          <table:table-cell table:formula="of:=MID([.A295];1;FIND(&quot;~&quot;;SUBSTITUTE([.A295];&quot; &quot;;&quot;~&quot;;LEN([.A295])-LEN(SUBSTITUTE([.A295];&quot; &quot;;&quot;&quot;))-(1-1)))-1)" office:value-type="string" office:string-value="Duel Decks: Jace vs. Vraska" calcext:value-type="string">
            <text:p>Duel Decks: Jace vs. Vraska</text:p>
          </table:table-cell>
          <table:table-cell office:value-type="date" office:date-value="2014-03-14" calcext:value-type="date">
            <text:p>14.03.2014</text:p>
          </table:table-cell>
          <table:table-cell table:formula="of:=TRIM(RIGHT(SUBSTITUTE([.A$1:.A$1048576]; &quot; &quot;;REPT(&quot; &quot;;100));100))" office:value-type="string" office:string-value="DDM" calcext:value-type="string">
            <text:p>DDM</text:p>
          </table:table-cell>
          <table:table-cell office:value-type="string" calcext:value-type="string">
            <text:p>Duel Decks: Jace vs. Vraska</text:p>
          </table:table-cell>
          <table:table-cell office:value-type="string" calcext:value-type="string">
            <text:p>DDM</text:p>
          </table:table-cell>
        </table:table-row>
        <table:table-row table:style-name="ro1">
          <table:table-cell office:value-type="string" calcext:value-type="string">
            <text:p>Duel Decks: Jace vs. Vraska Tokens tDDM</text:p>
          </table:table-cell>
          <table:table-cell table:formula="of:=MID([.A296];1;FIND(&quot;~&quot;;SUBSTITUTE([.A296];&quot; &quot;;&quot;~&quot;;LEN([.A296])-LEN(SUBSTITUTE([.A296];&quot; &quot;;&quot;&quot;))-(1-1)))-1)" office:value-type="string" office:string-value="Duel Decks: Jace vs. Vraska Tokens" calcext:value-type="string">
            <text:p>Duel Decks: Jace vs. Vraska Tokens</text:p>
          </table:table-cell>
          <table:table-cell office:value-type="date" office:date-value="2014-03-14" calcext:value-type="date">
            <text:p>14.03.2014</text:p>
          </table:table-cell>
          <table:table-cell table:formula="of:=TRIM(RIGHT(SUBSTITUTE([.A$1:.A$1048576]; &quot; &quot;;REPT(&quot; &quot;;100));100))" office:value-type="string" office:string-value="tDDM" calcext:value-type="string">
            <text:p>tDDM</text:p>
          </table:table-cell>
          <table:table-cell office:value-type="string" calcext:value-type="string">
            <text:p>Duel Decks: Jace vs. Vraska Tokens</text:p>
          </table:table-cell>
          <table:table-cell office:value-type="string" calcext:value-type="string">
            <text:p>tDDM</text:p>
          </table:table-cell>
        </table:table-row>
        <table:table-row table:style-name="ro1">
          <table:table-cell office:value-type="string" calcext:value-type="string">
            <text:p>Born of the Gods BNG</text:p>
          </table:table-cell>
          <table:table-cell table:formula="of:=MID([.A297];1;FIND(&quot;~&quot;;SUBSTITUTE([.A297];&quot; &quot;;&quot;~&quot;;LEN([.A297])-LEN(SUBSTITUTE([.A297];&quot; &quot;;&quot;&quot;))-(1-1)))-1)" office:value-type="string" office:string-value="Born of the Gods" calcext:value-type="string">
            <text:p>Born of the Gods</text:p>
          </table:table-cell>
          <table:table-cell office:value-type="date" office:date-value="2014-02-07" calcext:value-type="date">
            <text:p>07.02.2014</text:p>
          </table:table-cell>
          <table:table-cell table:formula="of:=TRIM(RIGHT(SUBSTITUTE([.A$1:.A$1048576]; &quot; &quot;;REPT(&quot; &quot;;100));100))" office:value-type="string" office:string-value="BNG" calcext:value-type="string">
            <text:p>BNG</text:p>
          </table:table-cell>
          <table:table-cell office:value-type="string" calcext:value-type="string">
            <text:p>Born of the Gods</text:p>
          </table:table-cell>
          <table:table-cell office:value-type="string" calcext:value-type="string">
            <text:p>BNG</text:p>
          </table:table-cell>
        </table:table-row>
        <table:table-row table:style-name="ro1">
          <table:table-cell office:value-type="string" calcext:value-type="string">
            <text:p>Born of the Gods Tokens tBNG</text:p>
          </table:table-cell>
          <table:table-cell table:formula="of:=MID([.A298];1;FIND(&quot;~&quot;;SUBSTITUTE([.A298];&quot; &quot;;&quot;~&quot;;LEN([.A298])-LEN(SUBSTITUTE([.A298];&quot; &quot;;&quot;&quot;))-(1-1)))-1)" office:value-type="string" office:string-value="Born of the Gods Tokens" calcext:value-type="string">
            <text:p>Born of the Gods Tokens</text:p>
          </table:table-cell>
          <table:table-cell office:value-type="date" office:date-value="2014-02-07" calcext:value-type="date">
            <text:p>07.02.2014</text:p>
          </table:table-cell>
          <table:table-cell table:formula="of:=TRIM(RIGHT(SUBSTITUTE([.A$1:.A$1048576]; &quot; &quot;;REPT(&quot; &quot;;100));100))" office:value-type="string" office:string-value="tBNG" calcext:value-type="string">
            <text:p>tBNG</text:p>
          </table:table-cell>
          <table:table-cell office:value-type="string" calcext:value-type="string">
            <text:p>Born of the Gods Tokens</text:p>
          </table:table-cell>
          <table:table-cell office:value-type="string" calcext:value-type="string">
            <text:p>tBNG</text:p>
          </table:table-cell>
        </table:table-row>
        <table:table-row table:style-name="ro1">
          <table:table-cell office:value-type="string" calcext:value-type="string">
            <text:p>Born of the Gods Promos pBNG</text:p>
          </table:table-cell>
          <table:table-cell table:formula="of:=MID([.A299];1;FIND(&quot;~&quot;;SUBSTITUTE([.A299];&quot; &quot;;&quot;~&quot;;LEN([.A299])-LEN(SUBSTITUTE([.A299];&quot; &quot;;&quot;&quot;))-(1-1)))-1)" office:value-type="string" office:string-value="Born of the Gods Promos" calcext:value-type="string">
            <text:p>Born of the Gods Promos</text:p>
          </table:table-cell>
          <table:table-cell office:value-type="date" office:date-value="2014-02-07" calcext:value-type="date">
            <text:p>07.02.2014</text:p>
          </table:table-cell>
          <table:table-cell table:formula="of:=TRIM(RIGHT(SUBSTITUTE([.A$1:.A$1048576]; &quot; &quot;;REPT(&quot; &quot;;100));100))" office:value-type="string" office:string-value="pBNG" calcext:value-type="string">
            <text:p>pBNG</text:p>
          </table:table-cell>
          <table:table-cell office:value-type="string" calcext:value-type="string">
            <text:p>Born of the Gods Promos</text:p>
          </table:table-cell>
          <table:table-cell office:value-type="string" calcext:value-type="string">
            <text:p>pBNG</text:p>
          </table:table-cell>
        </table:table-row>
        <table:table-row table:style-name="ro1">
          <table:table-cell office:value-type="string" calcext:value-type="string">
            <text:p>Battle the Horde TBTH</text:p>
          </table:table-cell>
          <table:table-cell table:formula="of:=MID([.A300];1;FIND(&quot;~&quot;;SUBSTITUTE([.A300];&quot; &quot;;&quot;~&quot;;LEN([.A300])-LEN(SUBSTITUTE([.A300];&quot; &quot;;&quot;&quot;))-(1-1)))-1)" office:value-type="string" office:string-value="Battle the Horde" calcext:value-type="string">
            <text:p>Battle the Horde</text:p>
          </table:table-cell>
          <table:table-cell office:value-type="date" office:date-value="2014-02-07" calcext:value-type="date">
            <text:p>07.02.2014</text:p>
          </table:table-cell>
          <table:table-cell table:formula="of:=TRIM(RIGHT(SUBSTITUTE([.A$1:.A$1048576]; &quot; &quot;;REPT(&quot; &quot;;100));100))" office:value-type="string" office:string-value="TBTH" calcext:value-type="string">
            <text:p>TBTH</text:p>
          </table:table-cell>
          <table:table-cell office:value-type="string" calcext:value-type="string">
            <text:p>Battle the Horde</text:p>
          </table:table-cell>
          <table:table-cell office:value-type="string" calcext:value-type="string">
            <text:p>TBTH</text:p>
          </table:table-cell>
        </table:table-row>
        <table:table-row table:style-name="ro1">
          <table:table-cell office:value-type="string" calcext:value-type="string">
            <text:p>Born of the Gods Hero's Path THP2</text:p>
          </table:table-cell>
          <table:table-cell table:formula="of:=MID([.A301];1;FIND(&quot;~&quot;;SUBSTITUTE([.A301];&quot; &quot;;&quot;~&quot;;LEN([.A301])-LEN(SUBSTITUTE([.A301];&quot; &quot;;&quot;&quot;))-(1-1)))-1)" office:value-type="string" office:string-value="Born of the Gods Hero's Path" calcext:value-type="string">
            <text:p>Born of the Gods Hero's Path</text:p>
          </table:table-cell>
          <table:table-cell office:value-type="date" office:date-value="2014-02-07" calcext:value-type="date">
            <text:p>07.02.2014</text:p>
          </table:table-cell>
          <table:table-cell table:formula="of:=TRIM(RIGHT(SUBSTITUTE([.A$1:.A$1048576]; &quot; &quot;;REPT(&quot; &quot;;100));100))" office:value-type="string" office:string-value="THP2" calcext:value-type="string">
            <text:p>THP2</text:p>
          </table:table-cell>
          <table:table-cell office:value-type="string" calcext:value-type="string">
            <text:p>Born of the Gods Hero's Path</text:p>
          </table:table-cell>
          <table:table-cell office:value-type="string" calcext:value-type="string">
            <text:p>THP2</text:p>
          </table:table-cell>
        </table:table-row>
        <table:table-row table:style-name="ro1">
          <table:table-cell office:value-type="string" calcext:value-type="string">
            <text:p>Judge Gift Cards 2014 J14</text:p>
          </table:table-cell>
          <table:table-cell table:formula="of:=MID([.A302];1;FIND(&quot;~&quot;;SUBSTITUTE([.A302];&quot; &quot;;&quot;~&quot;;LEN([.A302])-LEN(SUBSTITUTE([.A302];&quot; &quot;;&quot;&quot;))-(1-1)))-1)" office:value-type="string" office:string-value="Judge Gift Cards 2014" calcext:value-type="string">
            <text:p>Judge Gift Cards 2014</text:p>
          </table:table-cell>
          <table:table-cell office:value-type="date" office:date-value="2014-01-08" calcext:value-type="date">
            <text:p>08.01.2014</text:p>
          </table:table-cell>
          <table:table-cell table:formula="of:=TRIM(RIGHT(SUBSTITUTE([.A$1:.A$1048576]; &quot; &quot;;REPT(&quot; &quot;;100));100))" office:value-type="string" office:string-value="J14" calcext:value-type="string">
            <text:p>J14</text:p>
          </table:table-cell>
          <table:table-cell office:value-type="string" calcext:value-type="string">
            <text:p>Judge Gift Cards 2014</text:p>
          </table:table-cell>
          <table:table-cell office:value-type="string" calcext:value-type="string">
            <text:p>J14</text:p>
          </table:table-cell>
        </table:table-row>
        <table:table-row table:style-name="ro1">
          <table:table-cell office:value-type="string" calcext:value-type="string">
            <text:p>Friday Night Magic 2014 F14</text:p>
          </table:table-cell>
          <table:table-cell table:formula="of:=MID([.A303];1;FIND(&quot;~&quot;;SUBSTITUTE([.A303];&quot; &quot;;&quot;~&quot;;LEN([.A303])-LEN(SUBSTITUTE([.A303];&quot; &quot;;&quot;&quot;))-(1-1)))-1)" office:value-type="string" office:string-value="Friday Night Magic 2014" calcext:value-type="string">
            <text:p>Friday Night Magic 2014</text:p>
          </table:table-cell>
          <table:table-cell office:value-type="date" office:date-value="2014-01-03" calcext:value-type="date">
            <text:p>03.01.2014</text:p>
          </table:table-cell>
          <table:table-cell table:formula="of:=TRIM(RIGHT(SUBSTITUTE([.A$1:.A$1048576]; &quot; &quot;;REPT(&quot; &quot;;100));100))" office:value-type="string" office:string-value="F14" calcext:value-type="string">
            <text:p>F14</text:p>
          </table:table-cell>
          <table:table-cell office:value-type="string" calcext:value-type="string">
            <text:p>Friday Night Magic 2014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 office:value-type="string" calcext:value-type="string">
            <text:p>IDW Comics 2014 PI14</text:p>
          </table:table-cell>
          <table:table-cell table:formula="of:=MID([.A304];1;FIND(&quot;~&quot;;SUBSTITUTE([.A304];&quot; &quot;;&quot;~&quot;;LEN([.A304])-LEN(SUBSTITUTE([.A304];&quot; &quot;;&quot;&quot;))-(1-1)))-1)" office:value-type="string" office:string-value="IDW Comics 2014" calcext:value-type="string">
            <text:p>IDW Comics 2014</text:p>
          </table:table-cell>
          <table:table-cell office:value-type="date" office:date-value="2014-01-01" calcext:value-type="date">
            <text:p>01.01.2014</text:p>
          </table:table-cell>
          <table:table-cell table:formula="of:=TRIM(RIGHT(SUBSTITUTE([.A$1:.A$1048576]; &quot; &quot;;REPT(&quot; &quot;;100));100))" office:value-type="string" office:string-value="PI14" calcext:value-type="string">
            <text:p>PI14</text:p>
          </table:table-cell>
          <table:table-cell office:value-type="string" calcext:value-type="string">
            <text:p>IDW Comics 2014</text:p>
          </table:table-cell>
          <table:table-cell office:value-type="string" calcext:value-type="string">
            <text:p>PI14</text:p>
          </table:table-cell>
        </table:table-row>
        <table:table-row table:style-name="ro1">
          <table:table-cell office:value-type="string" calcext:value-type="string">
            <text:p>League Tokens 2014 L14</text:p>
          </table:table-cell>
          <table:table-cell table:formula="of:=MID([.A305];1;FIND(&quot;~&quot;;SUBSTITUTE([.A305];&quot; &quot;;&quot;~&quot;;LEN([.A305])-LEN(SUBSTITUTE([.A305];&quot; &quot;;&quot;&quot;))-(1-1)))-1)" office:value-type="string" office:string-value="League Tokens 2014" calcext:value-type="string">
            <text:p>League Tokens 2014</text:p>
          </table:table-cell>
          <table:table-cell office:value-type="date" office:date-value="2014-01-01" calcext:value-type="date">
            <text:p>01.01.2014</text:p>
          </table:table-cell>
          <table:table-cell table:formula="of:=TRIM(RIGHT(SUBSTITUTE([.A$1:.A$1048576]; &quot; &quot;;REPT(&quot; &quot;;100));100))" office:value-type="string" office:string-value="L14" calcext:value-type="string">
            <text:p>L14</text:p>
          </table:table-cell>
          <table:table-cell office:value-type="string" calcext:value-type="string">
            <text:p>League Tokens 2014</text:p>
          </table:table-cell>
          <table:table-cell office:value-type="string" calcext:value-type="string">
            <text:p>L14</text:p>
          </table:table-cell>
        </table:table-row>
        <table:table-row table:style-name="ro1">
          <table:table-cell office:value-type="string" calcext:value-type="string">
            <text:p>Commander 2013 Edition C13</text:p>
          </table:table-cell>
          <table:table-cell table:formula="of:=MID([.A306];1;FIND(&quot;~&quot;;SUBSTITUTE([.A306];&quot; &quot;;&quot;~&quot;;LEN([.A306])-LEN(SUBSTITUTE([.A306];&quot; &quot;;&quot;&quot;))-(1-1)))-1)" office:value-type="string" office:string-value="Commander 2013 Edition" calcext:value-type="string">
            <text:p>Commander 2013 Edition</text:p>
          </table:table-cell>
          <table:table-cell office:value-type="date" office:date-value="2013-11-01" calcext:value-type="date">
            <text:p>01.11.2013</text:p>
          </table:table-cell>
          <table:table-cell table:formula="of:=TRIM(RIGHT(SUBSTITUTE([.A$1:.A$1048576]; &quot; &quot;;REPT(&quot; &quot;;100));100))" office:value-type="string" office:string-value="C13" calcext:value-type="string">
            <text:p>C13</text:p>
          </table:table-cell>
          <table:table-cell office:value-type="string" calcext:value-type="string">
            <text:p>Commander 2013 Edition</text:p>
          </table:table-cell>
          <table:table-cell office:value-type="string" calcext:value-type="string">
            <text:p>C13</text:p>
          </table:table-cell>
        </table:table-row>
        <table:table-row table:style-name="ro1">
          <table:table-cell office:value-type="string" calcext:value-type="string">
            <text:p>Theros THS</text:p>
          </table:table-cell>
          <table:table-cell table:formula="of:=MID([.A307];1;FIND(&quot;~&quot;;SUBSTITUTE([.A307];&quot; &quot;;&quot;~&quot;;LEN([.A307])-LEN(SUBSTITUTE([.A307];&quot; &quot;;&quot;&quot;))-(1-1)))-1)" office:value-type="string" office:string-value="Theros" calcext:value-type="string">
            <text:p>Theros</text:p>
          </table:table-cell>
          <table:table-cell office:value-type="date" office:date-value="2013-09-27" calcext:value-type="date">
            <text:p>27.09.2013</text:p>
          </table:table-cell>
          <table:table-cell table:formula="of:=TRIM(RIGHT(SUBSTITUTE([.A$1:.A$1048576]; &quot; &quot;;REPT(&quot; &quot;;100));100))" office:value-type="string" office:string-value="THS" calcext:value-type="string">
            <text:p>THS</text:p>
          </table:table-cell>
          <table:table-cell office:value-type="string" calcext:value-type="string">
            <text:p>Theros</text:p>
          </table:table-cell>
          <table:table-cell office:value-type="string" calcext:value-type="string">
            <text:p>THS</text:p>
          </table:table-cell>
        </table:table-row>
        <table:table-row table:style-name="ro1">
          <table:table-cell office:value-type="string" calcext:value-type="string">
            <text:p>Theros Tokens tTHS</text:p>
          </table:table-cell>
          <table:table-cell table:formula="of:=MID([.A308];1;FIND(&quot;~&quot;;SUBSTITUTE([.A308];&quot; &quot;;&quot;~&quot;;LEN([.A308])-LEN(SUBSTITUTE([.A308];&quot; &quot;;&quot;&quot;))-(1-1)))-1)" office:value-type="string" office:string-value="Theros Tokens" calcext:value-type="string">
            <text:p>Theros Tokens</text:p>
          </table:table-cell>
          <table:table-cell office:value-type="date" office:date-value="2013-09-27" calcext:value-type="date">
            <text:p>27.09.2013</text:p>
          </table:table-cell>
          <table:table-cell table:formula="of:=TRIM(RIGHT(SUBSTITUTE([.A$1:.A$1048576]; &quot; &quot;;REPT(&quot; &quot;;100));100))" office:value-type="string" office:string-value="tTHS" calcext:value-type="string">
            <text:p>tTHS</text:p>
          </table:table-cell>
          <table:table-cell office:value-type="string" calcext:value-type="string">
            <text:p>Theros Tokens</text:p>
          </table:table-cell>
          <table:table-cell office:value-type="string" calcext:value-type="string">
            <text:p>tTHS</text:p>
          </table:table-cell>
        </table:table-row>
        <table:table-row table:style-name="ro1">
          <table:table-cell office:value-type="string" calcext:value-type="string">
            <text:p>Theros Promos pTHS</text:p>
          </table:table-cell>
          <table:table-cell table:formula="of:=MID([.A309];1;FIND(&quot;~&quot;;SUBSTITUTE([.A309];&quot; &quot;;&quot;~&quot;;LEN([.A309])-LEN(SUBSTITUTE([.A309];&quot; &quot;;&quot;&quot;))-(1-1)))-1)" office:value-type="string" office:string-value="Theros Promos" calcext:value-type="string">
            <text:p>Theros Promos</text:p>
          </table:table-cell>
          <table:table-cell office:value-type="date" office:date-value="2013-09-27" calcext:value-type="date">
            <text:p>27.09.2013</text:p>
          </table:table-cell>
          <table:table-cell table:formula="of:=TRIM(RIGHT(SUBSTITUTE([.A$1:.A$1048576]; &quot; &quot;;REPT(&quot; &quot;;100));100))" office:value-type="string" office:string-value="pTHS" calcext:value-type="string">
            <text:p>pTHS</text:p>
          </table:table-cell>
          <table:table-cell office:value-type="string" calcext:value-type="string">
            <text:p>Theros Promos</text:p>
          </table:table-cell>
          <table:table-cell office:value-type="string" calcext:value-type="string">
            <text:p>pTHS</text:p>
          </table:table-cell>
        </table:table-row>
        <table:table-row table:style-name="ro1">
          <table:table-cell office:value-type="string" calcext:value-type="string">
            <text:p>Face the Hydra TFTH</text:p>
          </table:table-cell>
          <table:table-cell table:formula="of:=MID([.A310];1;FIND(&quot;~&quot;;SUBSTITUTE([.A310];&quot; &quot;;&quot;~&quot;;LEN([.A310])-LEN(SUBSTITUTE([.A310];&quot; &quot;;&quot;&quot;))-(1-1)))-1)" office:value-type="string" office:string-value="Face the Hydra" calcext:value-type="string">
            <text:p>Face the Hydra</text:p>
          </table:table-cell>
          <table:table-cell office:value-type="date" office:date-value="2013-09-27" calcext:value-type="date">
            <text:p>27.09.2013</text:p>
          </table:table-cell>
          <table:table-cell table:formula="of:=TRIM(RIGHT(SUBSTITUTE([.A$1:.A$1048576]; &quot; &quot;;REPT(&quot; &quot;;100));100))" office:value-type="string" office:string-value="TFTH" calcext:value-type="string">
            <text:p>TFTH</text:p>
          </table:table-cell>
          <table:table-cell office:value-type="string" calcext:value-type="string">
            <text:p>Face the Hydra</text:p>
          </table:table-cell>
          <table:table-cell office:value-type="string" calcext:value-type="string">
            <text:p>TFTH</text:p>
          </table:table-cell>
        </table:table-row>
        <table:table-row table:style-name="ro1">
          <table:table-cell office:value-type="string" calcext:value-type="string">
            <text:p>Theros Hero's Path THP1</text:p>
          </table:table-cell>
          <table:table-cell table:formula="of:=MID([.A311];1;FIND(&quot;~&quot;;SUBSTITUTE([.A311];&quot; &quot;;&quot;~&quot;;LEN([.A311])-LEN(SUBSTITUTE([.A311];&quot; &quot;;&quot;&quot;))-(1-1)))-1)" office:value-type="string" office:string-value="Theros Hero's Path" calcext:value-type="string">
            <text:p>Theros Hero's Path</text:p>
          </table:table-cell>
          <table:table-cell office:value-type="date" office:date-value="2013-09-27" calcext:value-type="date">
            <text:p>27.09.2013</text:p>
          </table:table-cell>
          <table:table-cell table:formula="of:=TRIM(RIGHT(SUBSTITUTE([.A$1:.A$1048576]; &quot; &quot;;REPT(&quot; &quot;;100));100))" office:value-type="string" office:string-value="THP1" calcext:value-type="string">
            <text:p>THP1</text:p>
          </table:table-cell>
          <table:table-cell office:value-type="string" calcext:value-type="string">
            <text:p>Theros Hero's Path</text:p>
          </table:table-cell>
          <table:table-cell office:value-type="string" calcext:value-type="string">
            <text:p>THP1</text:p>
          </table:table-cell>
        </table:table-row>
        <table:table-row table:style-name="ro1">
          <table:table-cell office:value-type="string" calcext:value-type="string">
            <text:p>Duel Decks: Heroes vs. Monsters DDL</text:p>
          </table:table-cell>
          <table:table-cell table:formula="of:=MID([.A312];1;FIND(&quot;~&quot;;SUBSTITUTE([.A312];&quot; &quot;;&quot;~&quot;;LEN([.A312])-LEN(SUBSTITUTE([.A312];&quot; &quot;;&quot;&quot;))-(1-1)))-1)" office:value-type="string" office:string-value="Duel Decks: Heroes vs. Monsters" calcext:value-type="string">
            <text:p>Duel Decks: Heroes vs. Monsters</text:p>
          </table:table-cell>
          <table:table-cell office:value-type="date" office:date-value="2013-09-06" calcext:value-type="date">
            <text:p>06.09.2013</text:p>
          </table:table-cell>
          <table:table-cell table:formula="of:=TRIM(RIGHT(SUBSTITUTE([.A$1:.A$1048576]; &quot; &quot;;REPT(&quot; &quot;;100));100))" office:value-type="string" office:string-value="DDL" calcext:value-type="string">
            <text:p>DDL</text:p>
          </table:table-cell>
          <table:table-cell office:value-type="string" calcext:value-type="string">
            <text:p>Duel Decks: Heroes vs. Monsters</text:p>
          </table:table-cell>
          <table:table-cell office:value-type="string" calcext:value-type="string">
            <text:p>DDL</text:p>
          </table:table-cell>
        </table:table-row>
        <table:table-row table:style-name="ro1">
          <table:table-cell office:value-type="string" calcext:value-type="string">
            <text:p>Duel Decks: Heroes vs. Monsters Tokens tDDL</text:p>
          </table:table-cell>
          <table:table-cell table:formula="of:=MID([.A313];1;FIND(&quot;~&quot;;SUBSTITUTE([.A313];&quot; &quot;;&quot;~&quot;;LEN([.A313])-LEN(SUBSTITUTE([.A313];&quot; &quot;;&quot;&quot;))-(1-1)))-1)" office:value-type="string" office:string-value="Duel Decks: Heroes vs. Monsters Tokens" calcext:value-type="string">
            <text:p>Duel Decks: Heroes vs. Monsters Tokens</text:p>
          </table:table-cell>
          <table:table-cell office:value-type="date" office:date-value="2013-09-06" calcext:value-type="date">
            <text:p>06.09.2013</text:p>
          </table:table-cell>
          <table:table-cell table:formula="of:=TRIM(RIGHT(SUBSTITUTE([.A$1:.A$1048576]; &quot; &quot;;REPT(&quot; &quot;;100));100))" office:value-type="string" office:string-value="tDDL" calcext:value-type="string">
            <text:p>tDDL</text:p>
          </table:table-cell>
          <table:table-cell office:value-type="string" calcext:value-type="string">
            <text:p>Duel Decks: Heroes vs. Monsters Tokens</text:p>
          </table:table-cell>
          <table:table-cell office:value-type="string" calcext:value-type="string">
            <text:p>tDDL</text:p>
          </table:table-cell>
        </table:table-row>
        <table:table-row table:style-name="ro1">
          <table:table-cell office:value-type="string" calcext:value-type="string">
            <text:p>From the Vault: Twenty V13</text:p>
          </table:table-cell>
          <table:table-cell table:formula="of:=MID([.A314];1;FIND(&quot;~&quot;;SUBSTITUTE([.A314];&quot; &quot;;&quot;~&quot;;LEN([.A314])-LEN(SUBSTITUTE([.A314];&quot; &quot;;&quot;&quot;))-(1-1)))-1)" office:value-type="string" office:string-value="From the Vault: Twenty" calcext:value-type="string">
            <text:p>From the Vault: Twenty</text:p>
          </table:table-cell>
          <table:table-cell office:value-type="date" office:date-value="2013-08-23" calcext:value-type="date">
            <text:p>23.08.2013</text:p>
          </table:table-cell>
          <table:table-cell table:formula="of:=TRIM(RIGHT(SUBSTITUTE([.A$1:.A$1048576]; &quot; &quot;;REPT(&quot; &quot;;100));100))" office:value-type="string" office:string-value="V13" calcext:value-type="string">
            <text:p>V13</text:p>
          </table:table-cell>
          <table:table-cell office:value-type="string" calcext:value-type="string">
            <text:p>From the Vault: Twenty</text:p>
          </table:table-cell>
          <table:table-cell office:value-type="string" calcext:value-type="string">
            <text:p>V13</text:p>
          </table:table-cell>
        </table:table-row>
        <table:table-row table:style-name="ro1">
          <table:table-cell office:value-type="string" calcext:value-type="string">
            <text:p>Magic 2014 Core Set M14</text:p>
          </table:table-cell>
          <table:table-cell table:formula="of:=MID([.A315];1;FIND(&quot;~&quot;;SUBSTITUTE([.A315];&quot; &quot;;&quot;~&quot;;LEN([.A315])-LEN(SUBSTITUTE([.A315];&quot; &quot;;&quot;&quot;))-(1-1)))-1)" office:value-type="string" office:string-value="Magic 2014 Core Set" calcext:value-type="string">
            <text:p>Magic 2014 Core Set</text:p>
          </table:table-cell>
          <table:table-cell office:value-type="date" office:date-value="2013-07-19" calcext:value-type="date">
            <text:p>19.07.2013</text:p>
          </table:table-cell>
          <table:table-cell table:formula="of:=TRIM(RIGHT(SUBSTITUTE([.A$1:.A$1048576]; &quot; &quot;;REPT(&quot; &quot;;100));100))" office:value-type="string" office:string-value="M14" calcext:value-type="string">
            <text:p>M14</text:p>
          </table:table-cell>
          <table:table-cell office:value-type="string" calcext:value-type="string">
            <text:p>Magic 2014 Core Set</text:p>
          </table:table-cell>
          <table:table-cell office:value-type="string" calcext:value-type="string">
            <text:p>M14</text:p>
          </table:table-cell>
        </table:table-row>
        <table:table-row table:style-name="ro1">
          <table:table-cell office:value-type="string" calcext:value-type="string">
            <text:p>Magic 2014 Promos pM14</text:p>
          </table:table-cell>
          <table:table-cell table:formula="of:=MID([.A316];1;FIND(&quot;~&quot;;SUBSTITUTE([.A316];&quot; &quot;;&quot;~&quot;;LEN([.A316])-LEN(SUBSTITUTE([.A316];&quot; &quot;;&quot;&quot;))-(1-1)))-1)" office:value-type="string" office:string-value="Magic 2014 Promos" calcext:value-type="string">
            <text:p>Magic 2014 Promos</text:p>
          </table:table-cell>
          <table:table-cell office:value-type="date" office:date-value="2013-07-19" calcext:value-type="date">
            <text:p>19.07.2013</text:p>
          </table:table-cell>
          <table:table-cell table:formula="of:=TRIM(RIGHT(SUBSTITUTE([.A$1:.A$1048576]; &quot; &quot;;REPT(&quot; &quot;;100));100))" office:value-type="string" office:string-value="pM14" calcext:value-type="string">
            <text:p>pM14</text:p>
          </table:table-cell>
          <table:table-cell office:value-type="string" calcext:value-type="string">
            <text:p>Magic 2014 Promos</text:p>
          </table:table-cell>
          <table:table-cell office:value-type="string" calcext:value-type="string">
            <text:p>pM14</text:p>
          </table:table-cell>
        </table:table-row>
        <table:table-row table:style-name="ro1">
          <table:table-cell office:value-type="string" calcext:value-type="string">
            <text:p>Magic 2014 Tokens tM14</text:p>
          </table:table-cell>
          <table:table-cell table:formula="of:=MID([.A317];1;FIND(&quot;~&quot;;SUBSTITUTE([.A317];&quot; &quot;;&quot;~&quot;;LEN([.A317])-LEN(SUBSTITUTE([.A317];&quot; &quot;;&quot;&quot;))-(1-1)))-1)" office:value-type="string" office:string-value="Magic 2014 Tokens" calcext:value-type="string">
            <text:p>Magic 2014 Tokens</text:p>
          </table:table-cell>
          <table:table-cell office:value-type="date" office:date-value="2013-07-19" calcext:value-type="date">
            <text:p>19.07.2013</text:p>
          </table:table-cell>
          <table:table-cell table:formula="of:=TRIM(RIGHT(SUBSTITUTE([.A$1:.A$1048576]; &quot; &quot;;REPT(&quot; &quot;;100));100))" office:value-type="string" office:string-value="tM14" calcext:value-type="string">
            <text:p>tM14</text:p>
          </table:table-cell>
          <table:table-cell office:value-type="string" calcext:value-type="string">
            <text:p>Magic 2014 Tokens</text:p>
          </table:table-cell>
          <table:table-cell office:value-type="string" calcext:value-type="string">
            <text:p>tM14</text:p>
          </table:table-cell>
        </table:table-row>
        <table:table-row table:style-name="ro1">
          <table:table-cell office:value-type="string" calcext:value-type="string">
            <text:p>San Diego Comic-Con 2013 PSDC</text:p>
          </table:table-cell>
          <table:table-cell table:formula="of:=MID([.A318];1;FIND(&quot;~&quot;;SUBSTITUTE([.A318];&quot; &quot;;&quot;~&quot;;LEN([.A318])-LEN(SUBSTITUTE([.A318];&quot; &quot;;&quot;&quot;))-(1-1)))-1)" office:value-type="string" office:string-value="San Diego Comic-Con 2013" calcext:value-type="string">
            <text:p>San Diego Comic-Con 2013</text:p>
          </table:table-cell>
          <table:table-cell office:value-type="date" office:date-value="2013-07-18" calcext:value-type="date">
            <text:p>18.07.2013</text:p>
          </table:table-cell>
          <table:table-cell table:formula="of:=TRIM(RIGHT(SUBSTITUTE([.A$1:.A$1048576]; &quot; &quot;;REPT(&quot; &quot;;100));100))" office:value-type="string" office:string-value="PSDC" calcext:value-type="string">
            <text:p>PSDC</text:p>
          </table:table-cell>
          <table:table-cell office:value-type="string" calcext:value-type="string">
            <text:p>San Diego Comic-Con 2013</text:p>
          </table:table-cell>
          <table:table-cell office:value-type="string" calcext:value-type="string">
            <text:p>PSDC</text:p>
          </table:table-cell>
        </table:table-row>
        <table:table-row table:style-name="ro1">
          <table:table-cell office:value-type="string" calcext:value-type="string">
            <text:p>Duels of the Planeswalkers Promos 2014 PDP14</text:p>
          </table:table-cell>
          <table:table-cell table:formula="of:=MID([.A319];1;FIND(&quot;~&quot;;SUBSTITUTE([.A319];&quot; &quot;;&quot;~&quot;;LEN([.A319])-LEN(SUBSTITUTE([.A319];&quot; &quot;;&quot;&quot;))-(1-1)))-1)" office:value-type="string" office:string-value="Duels of the Planeswalkers Promos 2014" calcext:value-type="string">
            <text:p>Duels of the Planeswalkers Promos 2014</text:p>
          </table:table-cell>
          <table:table-cell office:value-type="date" office:date-value="2013-06-26" calcext:value-type="date">
            <text:p>26.06.2013</text:p>
          </table:table-cell>
          <table:table-cell table:formula="of:=TRIM(RIGHT(SUBSTITUTE([.A$1:.A$1048576]; &quot; &quot;;REPT(&quot; &quot;;100));100))" office:value-type="string" office:string-value="PDP14" calcext:value-type="string">
            <text:p>PDP14</text:p>
          </table:table-cell>
          <table:table-cell office:value-type="string" calcext:value-type="string">
            <text:p>Duels of the Planeswalkers Promos 2014</text:p>
          </table:table-cell>
          <table:table-cell office:value-type="string" calcext:value-type="string">
            <text:p>PDP14</text:p>
          </table:table-cell>
        </table:table-row>
        <table:table-row table:style-name="ro1">
          <table:table-cell office:value-type="string" calcext:value-type="string">
            <text:p>Modern Masters MMA</text:p>
          </table:table-cell>
          <table:table-cell table:formula="of:=MID([.A320];1;FIND(&quot;~&quot;;SUBSTITUTE([.A320];&quot; &quot;;&quot;~&quot;;LEN([.A320])-LEN(SUBSTITUTE([.A320];&quot; &quot;;&quot;&quot;))-(1-1)))-1)" office:value-type="string" office:string-value="Modern Masters" calcext:value-type="string">
            <text:p>Modern Masters</text:p>
          </table:table-cell>
          <table:table-cell office:value-type="date" office:date-value="2013-06-07" calcext:value-type="date">
            <text:p>07.06.2013</text:p>
          </table:table-cell>
          <table:table-cell table:formula="of:=TRIM(RIGHT(SUBSTITUTE([.A$1:.A$1048576]; &quot; &quot;;REPT(&quot; &quot;;100));100))" office:value-type="string" office:string-value="MMA" calcext:value-type="string">
            <text:p>MMA</text:p>
          </table:table-cell>
          <table:table-cell office:value-type="string" calcext:value-type="string">
            <text:p>Modern Masters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odern Masters Tokens tMMA</text:p>
          </table:table-cell>
          <table:table-cell table:formula="of:=MID([.A321];1;FIND(&quot;~&quot;;SUBSTITUTE([.A321];&quot; &quot;;&quot;~&quot;;LEN([.A321])-LEN(SUBSTITUTE([.A321];&quot; &quot;;&quot;&quot;))-(1-1)))-1)" office:value-type="string" office:string-value="Modern Masters Tokens" calcext:value-type="string">
            <text:p>Modern Masters Tokens</text:p>
          </table:table-cell>
          <table:table-cell office:value-type="date" office:date-value="2013-06-07" calcext:value-type="date">
            <text:p>07.06.2013</text:p>
          </table:table-cell>
          <table:table-cell table:formula="of:=TRIM(RIGHT(SUBSTITUTE([.A$1:.A$1048576]; &quot; &quot;;REPT(&quot; &quot;;100));100))" office:value-type="string" office:string-value="tMMA" calcext:value-type="string">
            <text:p>tMMA</text:p>
          </table:table-cell>
          <table:table-cell office:value-type="string" calcext:value-type="string">
            <text:p>Modern Masters Tokens</text:p>
          </table:table-cell>
          <table:table-cell office:value-type="string" calcext:value-type="string">
            <text:p>tMMA</text:p>
          </table:table-cell>
        </table:table-row>
        <table:table-row table:style-name="ro1">
          <table:table-cell office:value-type="string" calcext:value-type="string">
            <text:p>Dragon's Maze DGM</text:p>
          </table:table-cell>
          <table:table-cell table:formula="of:=MID([.A322];1;FIND(&quot;~&quot;;SUBSTITUTE([.A322];&quot; &quot;;&quot;~&quot;;LEN([.A322])-LEN(SUBSTITUTE([.A322];&quot; &quot;;&quot;&quot;))-(1-1)))-1)" office:value-type="string" office:string-value="Dragon's Maze" calcext:value-type="string">
            <text:p>Dragon's Maze</text:p>
          </table:table-cell>
          <table:table-cell office:value-type="date" office:date-value="2013-05-03" calcext:value-type="date">
            <text:p>03.05.2013</text:p>
          </table:table-cell>
          <table:table-cell table:formula="of:=TRIM(RIGHT(SUBSTITUTE([.A$1:.A$1048576]; &quot; &quot;;REPT(&quot; &quot;;100));100))" office:value-type="string" office:string-value="DGM" calcext:value-type="string">
            <text:p>DGM</text:p>
          </table:table-cell>
          <table:table-cell office:value-type="string" calcext:value-type="string">
            <text:p>Dragon's Maze</text:p>
          </table:table-cell>
          <table:table-cell office:value-type="string" calcext:value-type="string">
            <text:p>DGM</text:p>
          </table:table-cell>
        </table:table-row>
        <table:table-row table:style-name="ro1">
          <table:table-cell office:value-type="string" calcext:value-type="string">
            <text:p>Dragon's Maze Promos pDGM</text:p>
          </table:table-cell>
          <table:table-cell table:formula="of:=MID([.A323];1;FIND(&quot;~&quot;;SUBSTITUTE([.A323];&quot; &quot;;&quot;~&quot;;LEN([.A323])-LEN(SUBSTITUTE([.A323];&quot; &quot;;&quot;&quot;))-(1-1)))-1)" office:value-type="string" office:string-value="Dragon's Maze Promos" calcext:value-type="string">
            <text:p>Dragon's Maze Promos</text:p>
          </table:table-cell>
          <table:table-cell office:value-type="date" office:date-value="2013-05-03" calcext:value-type="date">
            <text:p>03.05.2013</text:p>
          </table:table-cell>
          <table:table-cell table:formula="of:=TRIM(RIGHT(SUBSTITUTE([.A$1:.A$1048576]; &quot; &quot;;REPT(&quot; &quot;;100));100))" office:value-type="string" office:string-value="pDGM" calcext:value-type="string">
            <text:p>pDGM</text:p>
          </table:table-cell>
          <table:table-cell office:value-type="string" calcext:value-type="string">
            <text:p>Dragon's Maze Promos</text:p>
          </table:table-cell>
          <table:table-cell office:value-type="string" calcext:value-type="string">
            <text:p>pDGM</text:p>
          </table:table-cell>
        </table:table-row>
        <table:table-row table:style-name="ro1">
          <table:table-cell office:value-type="string" calcext:value-type="string">
            <text:p>Dragon's Maze Tokens tDGM</text:p>
          </table:table-cell>
          <table:table-cell table:formula="of:=MID([.A324];1;FIND(&quot;~&quot;;SUBSTITUTE([.A324];&quot; &quot;;&quot;~&quot;;LEN([.A324])-LEN(SUBSTITUTE([.A324];&quot; &quot;;&quot;&quot;))-(1-1)))-1)" office:value-type="string" office:string-value="Dragon's Maze Tokens" calcext:value-type="string">
            <text:p>Dragon's Maze Tokens</text:p>
          </table:table-cell>
          <table:table-cell office:value-type="date" office:date-value="2013-05-03" calcext:value-type="date">
            <text:p>03.05.2013</text:p>
          </table:table-cell>
          <table:table-cell table:formula="of:=TRIM(RIGHT(SUBSTITUTE([.A$1:.A$1048576]; &quot; &quot;;REPT(&quot; &quot;;100));100))" office:value-type="string" office:string-value="tDGM" calcext:value-type="string">
            <text:p>tDGM</text:p>
          </table:table-cell>
          <table:table-cell office:value-type="string" calcext:value-type="string">
            <text:p>Dragon's Maze Tokens</text:p>
          </table:table-cell>
          <table:table-cell office:value-type="string" calcext:value-type="string">
            <text:p>tDGM</text:p>
          </table:table-cell>
        </table:table-row>
        <table:table-row table:style-name="ro1">
          <table:table-cell office:value-type="string" calcext:value-type="string">
            <text:p>World Magic Cup Qualifiers pWCQ</text:p>
          </table:table-cell>
          <table:table-cell table:formula="of:=MID([.A325];1;FIND(&quot;~&quot;;SUBSTITUTE([.A325];&quot; &quot;;&quot;~&quot;;LEN([.A325])-LEN(SUBSTITUTE([.A325];&quot; &quot;;&quot;&quot;))-(1-1)))-1)" office:value-type="string" office:string-value="World Magic Cup Qualifiers" calcext:value-type="string">
            <text:p>World Magic Cup Qualifiers</text:p>
          </table:table-cell>
          <table:table-cell office:value-type="date" office:date-value="2013-04-06" calcext:value-type="date">
            <text:p>06.04.2013</text:p>
          </table:table-cell>
          <table:table-cell table:formula="of:=TRIM(RIGHT(SUBSTITUTE([.A$1:.A$1048576]; &quot; &quot;;REPT(&quot; &quot;;100));100))" office:value-type="string" office:string-value="pWCQ" calcext:value-type="string">
            <text:p>pWCQ</text:p>
          </table:table-cell>
          <table:table-cell office:value-type="string" calcext:value-type="string">
            <text:p>World Magic Cup Qualifiers</text:p>
          </table:table-cell>
          <table:table-cell office:value-type="string" calcext:value-type="string">
            <text:p>pWCQ</text:p>
          </table:table-cell>
        </table:table-row>
        <table:table-row table:style-name="ro1">
          <table:table-cell office:value-type="string" calcext:value-type="string">
            <text:p>Duel Decks: Sorin vs. Tibalt DDK</text:p>
          </table:table-cell>
          <table:table-cell table:formula="of:=MID([.A326];1;FIND(&quot;~&quot;;SUBSTITUTE([.A326];&quot; &quot;;&quot;~&quot;;LEN([.A326])-LEN(SUBSTITUTE([.A326];&quot; &quot;;&quot;&quot;))-(1-1)))-1)" office:value-type="string" office:string-value="Duel Decks: Sorin vs. Tibalt" calcext:value-type="string">
            <text:p>Duel Decks: Sorin vs. Tibalt</text:p>
          </table:table-cell>
          <table:table-cell office:value-type="date" office:date-value="2013-03-15" calcext:value-type="date">
            <text:p>15.03.2013</text:p>
          </table:table-cell>
          <table:table-cell table:formula="of:=TRIM(RIGHT(SUBSTITUTE([.A$1:.A$1048576]; &quot; &quot;;REPT(&quot; &quot;;100));100))" office:value-type="string" office:string-value="DDK" calcext:value-type="string">
            <text:p>DDK</text:p>
          </table:table-cell>
          <table:table-cell office:value-type="string" calcext:value-type="string">
            <text:p>Duel Decks: Sorin vs. Tibalt</text:p>
          </table:table-cell>
          <table:table-cell office:value-type="string" calcext:value-type="string">
            <text:p>DDK</text:p>
          </table:table-cell>
        </table:table-row>
        <table:table-row table:style-name="ro1">
          <table:table-cell office:value-type="string" calcext:value-type="string">
            <text:p>Duel Decks: Sorin vs. Tibalt Tokens tDDK</text:p>
          </table:table-cell>
          <table:table-cell table:formula="of:=MID([.A327];1;FIND(&quot;~&quot;;SUBSTITUTE([.A327];&quot; &quot;;&quot;~&quot;;LEN([.A327])-LEN(SUBSTITUTE([.A327];&quot; &quot;;&quot;&quot;))-(1-1)))-1)" office:value-type="string" office:string-value="Duel Decks: Sorin vs. Tibalt Tokens" calcext:value-type="string">
            <text:p>Duel Decks: Sorin vs. Tibalt Tokens</text:p>
          </table:table-cell>
          <table:table-cell office:value-type="date" office:date-value="2013-03-15" calcext:value-type="date">
            <text:p>15.03.2013</text:p>
          </table:table-cell>
          <table:table-cell table:formula="of:=TRIM(RIGHT(SUBSTITUTE([.A$1:.A$1048576]; &quot; &quot;;REPT(&quot; &quot;;100));100))" office:value-type="string" office:string-value="tDDK" calcext:value-type="string">
            <text:p>tDDK</text:p>
          </table:table-cell>
          <table:table-cell office:value-type="string" calcext:value-type="string">
            <text:p>Duel Decks: Sorin vs. Tibalt Tokens</text:p>
          </table:table-cell>
          <table:table-cell office:value-type="string" calcext:value-type="string">
            <text:p>tDDK</text:p>
          </table:table-cell>
        </table:table-row>
        <table:table-row table:style-name="ro1">
          <table:table-cell office:value-type="string" calcext:value-type="string">
            <text:p>Gatecrash GTC</text:p>
          </table:table-cell>
          <table:table-cell table:formula="of:=MID([.A328];1;FIND(&quot;~&quot;;SUBSTITUTE([.A328];&quot; &quot;;&quot;~&quot;;LEN([.A328])-LEN(SUBSTITUTE([.A328];&quot; &quot;;&quot;&quot;))-(1-1)))-1)" office:value-type="string" office:string-value="Gatecrash" calcext:value-type="string">
            <text:p>Gatecrash</text:p>
          </table:table-cell>
          <table:table-cell office:value-type="date" office:date-value="2013-02-01" calcext:value-type="date">
            <text:p>01.02.2013</text:p>
          </table:table-cell>
          <table:table-cell table:formula="of:=TRIM(RIGHT(SUBSTITUTE([.A$1:.A$1048576]; &quot; &quot;;REPT(&quot; &quot;;100));100))" office:value-type="string" office:string-value="GTC" calcext:value-type="string">
            <text:p>GTC</text:p>
          </table:table-cell>
          <table:table-cell office:value-type="string" calcext:value-type="string">
            <text:p>Gatecrash</text:p>
          </table:table-cell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Gatecrash Promos pGTC</text:p>
          </table:table-cell>
          <table:table-cell table:formula="of:=MID([.A329];1;FIND(&quot;~&quot;;SUBSTITUTE([.A329];&quot; &quot;;&quot;~&quot;;LEN([.A329])-LEN(SUBSTITUTE([.A329];&quot; &quot;;&quot;&quot;))-(1-1)))-1)" office:value-type="string" office:string-value="Gatecrash Promos" calcext:value-type="string">
            <text:p>Gatecrash Promos</text:p>
          </table:table-cell>
          <table:table-cell office:value-type="date" office:date-value="2013-02-01" calcext:value-type="date">
            <text:p>01.02.2013</text:p>
          </table:table-cell>
          <table:table-cell table:formula="of:=TRIM(RIGHT(SUBSTITUTE([.A$1:.A$1048576]; &quot; &quot;;REPT(&quot; &quot;;100));100))" office:value-type="string" office:string-value="pGTC" calcext:value-type="string">
            <text:p>pGTC</text:p>
          </table:table-cell>
          <table:table-cell office:value-type="string" calcext:value-type="string">
            <text:p>Gatecrash Promos</text:p>
          </table:table-cell>
          <table:table-cell office:value-type="string" calcext:value-type="string">
            <text:p>pGTC</text:p>
          </table:table-cell>
        </table:table-row>
        <table:table-row table:style-name="ro1">
          <table:table-cell office:value-type="string" calcext:value-type="string">
            <text:p>Gatecrash Tokens tGTC</text:p>
          </table:table-cell>
          <table:table-cell table:formula="of:=MID([.A330];1;FIND(&quot;~&quot;;SUBSTITUTE([.A330];&quot; &quot;;&quot;~&quot;;LEN([.A330])-LEN(SUBSTITUTE([.A330];&quot; &quot;;&quot;&quot;))-(1-1)))-1)" office:value-type="string" office:string-value="Gatecrash Tokens" calcext:value-type="string">
            <text:p>Gatecrash Tokens</text:p>
          </table:table-cell>
          <table:table-cell office:value-type="date" office:date-value="2013-02-01" calcext:value-type="date">
            <text:p>01.02.2013</text:p>
          </table:table-cell>
          <table:table-cell table:formula="of:=TRIM(RIGHT(SUBSTITUTE([.A$1:.A$1048576]; &quot; &quot;;REPT(&quot; &quot;;100));100))" office:value-type="string" office:string-value="tGTC" calcext:value-type="string">
            <text:p>tGTC</text:p>
          </table:table-cell>
          <table:table-cell office:value-type="string" calcext:value-type="string">
            <text:p>Gatecrash Tokens</text:p>
          </table:table-cell>
          <table:table-cell office:value-type="string" calcext:value-type="string">
            <text:p>tGTC</text:p>
          </table:table-cell>
        </table:table-row>
        <table:table-row table:style-name="ro1">
          <table:table-cell office:value-type="string" calcext:value-type="string">
            <text:p>Judge Gift Cards 2013 J13</text:p>
          </table:table-cell>
          <table:table-cell table:formula="of:=MID([.A331];1;FIND(&quot;~&quot;;SUBSTITUTE([.A331];&quot; &quot;;&quot;~&quot;;LEN([.A331])-LEN(SUBSTITUTE([.A331];&quot; &quot;;&quot;&quot;))-(1-1)))-1)" office:value-type="string" office:string-value="Judge Gift Cards 2013" calcext:value-type="string">
            <text:p>Judge Gift Cards 2013</text:p>
          </table:table-cell>
          <table:table-cell office:value-type="date" office:date-value="2013-01-08" calcext:value-type="date">
            <text:p>08.01.2013</text:p>
          </table:table-cell>
          <table:table-cell table:formula="of:=TRIM(RIGHT(SUBSTITUTE([.A$1:.A$1048576]; &quot; &quot;;REPT(&quot; &quot;;100));100))" office:value-type="string" office:string-value="J13" calcext:value-type="string">
            <text:p>J13</text:p>
          </table:table-cell>
          <table:table-cell office:value-type="string" calcext:value-type="string">
            <text:p>Judge Gift Cards 2013</text:p>
          </table:table-cell>
          <table:table-cell office:value-type="string" calcext:value-type="string">
            <text:p>J13</text:p>
          </table:table-cell>
        </table:table-row>
        <table:table-row table:style-name="ro1">
          <table:table-cell office:value-type="string" calcext:value-type="string">
            <text:p>Friday Night Magic 2013 F13</text:p>
          </table:table-cell>
          <table:table-cell table:formula="of:=MID([.A332];1;FIND(&quot;~&quot;;SUBSTITUTE([.A332];&quot; &quot;;&quot;~&quot;;LEN([.A332])-LEN(SUBSTITUTE([.A332];&quot; &quot;;&quot;&quot;))-(1-1)))-1)" office:value-type="string" office:string-value="Friday Night Magic 2013" calcext:value-type="string">
            <text:p>Friday Night Magic 2013</text:p>
          </table:table-cell>
          <table:table-cell office:value-type="date" office:date-value="2013-01-04" calcext:value-type="date">
            <text:p>04.01.2013</text:p>
          </table:table-cell>
          <table:table-cell table:formula="of:=TRIM(RIGHT(SUBSTITUTE([.A$1:.A$1048576]; &quot; &quot;;REPT(&quot; &quot;;100));100))" office:value-type="string" office:string-value="F13" calcext:value-type="string">
            <text:p>F13</text:p>
          </table:table-cell>
          <table:table-cell office:value-type="string" calcext:value-type="string">
            <text:p>Friday Night Magic 2013</text:p>
          </table:table-cell>
          <table:table-cell office:value-type="string" calcext:value-type="string">
            <text:p>F13</text:p>
          </table:table-cell>
        </table:table-row>
        <table:table-row table:style-name="ro1">
          <table:table-cell office:value-type="string" calcext:value-type="string">
            <text:p>IDW Comics 2013 PI13</text:p>
          </table:table-cell>
          <table:table-cell table:formula="of:=MID([.A333];1;FIND(&quot;~&quot;;SUBSTITUTE([.A333];&quot; &quot;;&quot;~&quot;;LEN([.A333])-LEN(SUBSTITUTE([.A333];&quot; &quot;;&quot;&quot;))-(1-1)))-1)" office:value-type="string" office:string-value="IDW Comics 2013" calcext:value-type="string">
            <text:p>IDW Comics 2013</text:p>
          </table:table-cell>
          <table:table-cell office:value-type="date" office:date-value="2013-01-01" calcext:value-type="date">
            <text:p>01.01.2013</text:p>
          </table:table-cell>
          <table:table-cell table:formula="of:=TRIM(RIGHT(SUBSTITUTE([.A$1:.A$1048576]; &quot; &quot;;REPT(&quot; &quot;;100));100))" office:value-type="string" office:string-value="PI13" calcext:value-type="string">
            <text:p>PI13</text:p>
          </table:table-cell>
          <table:table-cell office:value-type="string" calcext:value-type="string">
            <text:p>IDW Comics 2013</text:p>
          </table:table-cell>
          <table:table-cell office:value-type="string" calcext:value-type="string">
            <text:p>PI13</text:p>
          </table:table-cell>
        </table:table-row>
        <table:table-row table:style-name="ro1">
          <table:table-cell office:value-type="string" calcext:value-type="string">
            <text:p>League Tokens 2013 L13</text:p>
          </table:table-cell>
          <table:table-cell table:formula="of:=MID([.A334];1;FIND(&quot;~&quot;;SUBSTITUTE([.A334];&quot; &quot;;&quot;~&quot;;LEN([.A334])-LEN(SUBSTITUTE([.A334];&quot; &quot;;&quot;&quot;))-(1-1)))-1)" office:value-type="string" office:string-value="League Tokens 2013" calcext:value-type="string">
            <text:p>League Tokens 2013</text:p>
          </table:table-cell>
          <table:table-cell office:value-type="date" office:date-value="2013-01-01" calcext:value-type="date">
            <text:p>01.01.2013</text:p>
          </table:table-cell>
          <table:table-cell table:formula="of:=TRIM(RIGHT(SUBSTITUTE([.A$1:.A$1048576]; &quot; &quot;;REPT(&quot; &quot;;100));100))" office:value-type="string" office:string-value="L13" calcext:value-type="string">
            <text:p>L13</text:p>
          </table:table-cell>
          <table:table-cell office:value-type="string" calcext:value-type="string">
            <text:p>League Tokens 2013</text:p>
          </table:table-cell>
          <table:table-cell office:value-type="string" calcext:value-type="string">
            <text:p>L13</text:p>
          </table:table-cell>
        </table:table-row>
        <table:table-row table:style-name="ro1">
          <table:table-cell office:value-type="string" calcext:value-type="string">
            <text:p>Commander's Arsenal CM1</text:p>
          </table:table-cell>
          <table:table-cell table:formula="of:=MID([.A335];1;FIND(&quot;~&quot;;SUBSTITUTE([.A335];&quot; &quot;;&quot;~&quot;;LEN([.A335])-LEN(SUBSTITUTE([.A335];&quot; &quot;;&quot;&quot;))-(1-1)))-1)" office:value-type="string" office:string-value="Commander's Arsenal" calcext:value-type="string">
            <text:p>Commander's Arsenal</text:p>
          </table:table-cell>
          <table:table-cell office:value-type="date" office:date-value="2012-11-02" calcext:value-type="date">
            <text:p>02.11.2012</text:p>
          </table:table-cell>
          <table:table-cell table:formula="of:=TRIM(RIGHT(SUBSTITUTE([.A$1:.A$1048576]; &quot; &quot;;REPT(&quot; &quot;;100));100))" office:value-type="string" office:string-value="CM1" calcext:value-type="string">
            <text:p>CM1</text:p>
          </table:table-cell>
          <table:table-cell office:value-type="string" calcext:value-type="string">
            <text:p>Commander's Arsenal</text:p>
          </table:table-cell>
          <table:table-cell office:value-type="string" calcext:value-type="string">
            <text:p>CM1</text:p>
          </table:table-cell>
        </table:table-row>
        <table:table-row table:style-name="ro1">
          <table:table-cell office:value-type="string" calcext:value-type="string">
            <text:p>Return to Ravnica RTR</text:p>
          </table:table-cell>
          <table:table-cell table:formula="of:=MID([.A336];1;FIND(&quot;~&quot;;SUBSTITUTE([.A336];&quot; &quot;;&quot;~&quot;;LEN([.A336])-LEN(SUBSTITUTE([.A336];&quot; &quot;;&quot;&quot;))-(1-1)))-1)" office:value-type="string" office:string-value="Return to Ravnica" calcext:value-type="string">
            <text:p>Return to Ravnica</text:p>
          </table:table-cell>
          <table:table-cell office:value-type="date" office:date-value="2012-10-05" calcext:value-type="date">
            <text:p>05.10.2012</text:p>
          </table:table-cell>
          <table:table-cell table:formula="of:=TRIM(RIGHT(SUBSTITUTE([.A$1:.A$1048576]; &quot; &quot;;REPT(&quot; &quot;;100));100))" office:value-type="string" office:string-value="RTR" calcext:value-type="string">
            <text:p>RTR</text:p>
          </table:table-cell>
          <table:table-cell office:value-type="string" calcext:value-type="string">
            <text:p>Return to Ravnica</text:p>
          </table:table-cell>
          <table:table-cell office:value-type="string" calcext:value-type="string">
            <text:p>RTR</text:p>
          </table:table-cell>
        </table:table-row>
        <table:table-row table:style-name="ro1">
          <table:table-cell office:value-type="string" calcext:value-type="string">
            <text:p>Return to Ravnica Promos pRTR</text:p>
          </table:table-cell>
          <table:table-cell table:formula="of:=MID([.A337];1;FIND(&quot;~&quot;;SUBSTITUTE([.A337];&quot; &quot;;&quot;~&quot;;LEN([.A337])-LEN(SUBSTITUTE([.A337];&quot; &quot;;&quot;&quot;))-(1-1)))-1)" office:value-type="string" office:string-value="Return to Ravnica Promos" calcext:value-type="string">
            <text:p>Return to Ravnica Promos</text:p>
          </table:table-cell>
          <table:table-cell office:value-type="date" office:date-value="2012-10-05" calcext:value-type="date">
            <text:p>05.10.2012</text:p>
          </table:table-cell>
          <table:table-cell table:formula="of:=TRIM(RIGHT(SUBSTITUTE([.A$1:.A$1048576]; &quot; &quot;;REPT(&quot; &quot;;100));100))" office:value-type="string" office:string-value="pRTR" calcext:value-type="string">
            <text:p>pRTR</text:p>
          </table:table-cell>
          <table:table-cell office:value-type="string" calcext:value-type="string">
            <text:p>Return to Ravnica Promos</text:p>
          </table:table-cell>
          <table:table-cell office:value-type="string" calcext:value-type="string">
            <text:p>pRTR</text:p>
          </table:table-cell>
        </table:table-row>
        <table:table-row table:style-name="ro1">
          <table:table-cell office:value-type="string" calcext:value-type="string">
            <text:p>Return to Ravnica Tokens tRTR</text:p>
          </table:table-cell>
          <table:table-cell table:formula="of:=MID([.A338];1;FIND(&quot;~&quot;;SUBSTITUTE([.A338];&quot; &quot;;&quot;~&quot;;LEN([.A338])-LEN(SUBSTITUTE([.A338];&quot; &quot;;&quot;&quot;))-(1-1)))-1)" office:value-type="string" office:string-value="Return to Ravnica Tokens" calcext:value-type="string">
            <text:p>Return to Ravnica Tokens</text:p>
          </table:table-cell>
          <table:table-cell office:value-type="date" office:date-value="2012-10-05" calcext:value-type="date">
            <text:p>05.10.2012</text:p>
          </table:table-cell>
          <table:table-cell table:formula="of:=TRIM(RIGHT(SUBSTITUTE([.A$1:.A$1048576]; &quot; &quot;;REPT(&quot; &quot;;100));100))" office:value-type="string" office:string-value="tRTR" calcext:value-type="string">
            <text:p>tRTR</text:p>
          </table:table-cell>
          <table:table-cell office:value-type="string" calcext:value-type="string">
            <text:p>Return to Ravnica Tokens</text:p>
          </table:table-cell>
          <table:table-cell office:value-type="string" calcext:value-type="string">
            <text:p>tRTR</text:p>
          </table:table-cell>
        </table:table-row>
        <table:table-row table:style-name="ro1">
          <table:table-cell office:value-type="string" calcext:value-type="string">
            <text:p>Duel Decks: Izzet vs. Golgari DDJ</text:p>
          </table:table-cell>
          <table:table-cell table:formula="of:=MID([.A339];1;FIND(&quot;~&quot;;SUBSTITUTE([.A339];&quot; &quot;;&quot;~&quot;;LEN([.A339])-LEN(SUBSTITUTE([.A339];&quot; &quot;;&quot;&quot;))-(1-1)))-1)" office:value-type="string" office:string-value="Duel Decks: Izzet vs. Golgari" calcext:value-type="string">
            <text:p>Duel Decks: Izzet vs. Golgari</text:p>
          </table:table-cell>
          <table:table-cell office:value-type="date" office:date-value="2012-09-07" calcext:value-type="date">
            <text:p>07.09.2012</text:p>
          </table:table-cell>
          <table:table-cell table:formula="of:=TRIM(RIGHT(SUBSTITUTE([.A$1:.A$1048576]; &quot; &quot;;REPT(&quot; &quot;;100));100))" office:value-type="string" office:string-value="DDJ" calcext:value-type="string">
            <text:p>DDJ</text:p>
          </table:table-cell>
          <table:table-cell office:value-type="string" calcext:value-type="string">
            <text:p>Duel Decks: Izzet vs. Golgari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Duel Decks: Izzet vs. Golgari Tokens tDDJ</text:p>
          </table:table-cell>
          <table:table-cell table:formula="of:=MID([.A340];1;FIND(&quot;~&quot;;SUBSTITUTE([.A340];&quot; &quot;;&quot;~&quot;;LEN([.A340])-LEN(SUBSTITUTE([.A340];&quot; &quot;;&quot;&quot;))-(1-1)))-1)" office:value-type="string" office:string-value="Duel Decks: Izzet vs. Golgari Tokens" calcext:value-type="string">
            <text:p>Duel Decks: Izzet vs. Golgari Tokens</text:p>
          </table:table-cell>
          <table:table-cell office:value-type="date" office:date-value="2012-09-07" calcext:value-type="date">
            <text:p>07.09.2012</text:p>
          </table:table-cell>
          <table:table-cell table:formula="of:=TRIM(RIGHT(SUBSTITUTE([.A$1:.A$1048576]; &quot; &quot;;REPT(&quot; &quot;;100));100))" office:value-type="string" office:string-value="tDDJ" calcext:value-type="string">
            <text:p>tDDJ</text:p>
          </table:table-cell>
          <table:table-cell office:value-type="string" calcext:value-type="string">
            <text:p>Duel Decks: Izzet vs. Golgari Tokens</text:p>
          </table:table-cell>
          <table:table-cell office:value-type="string" calcext:value-type="string">
            <text:p>tDDJ</text:p>
          </table:table-cell>
        </table:table-row>
        <table:table-row table:style-name="ro1">
          <table:table-cell office:value-type="string" calcext:value-type="string">
            <text:p>From the Vault: Realms V12</text:p>
          </table:table-cell>
          <table:table-cell table:formula="of:=MID([.A341];1;FIND(&quot;~&quot;;SUBSTITUTE([.A341];&quot; &quot;;&quot;~&quot;;LEN([.A341])-LEN(SUBSTITUTE([.A341];&quot; &quot;;&quot;&quot;))-(1-1)))-1)" office:value-type="string" office:string-value="From the Vault: Realms" calcext:value-type="string">
            <text:p>From the Vault: Realms</text:p>
          </table:table-cell>
          <table:table-cell office:value-type="date" office:date-value="2012-08-31" calcext:value-type="date">
            <text:p>31.08.2012</text:p>
          </table:table-cell>
          <table:table-cell table:formula="of:=TRIM(RIGHT(SUBSTITUTE([.A$1:.A$1048576]; &quot; &quot;;REPT(&quot; &quot;;100));100))" office:value-type="string" office:string-value="V12" calcext:value-type="string">
            <text:p>V12</text:p>
          </table:table-cell>
          <table:table-cell office:value-type="string" calcext:value-type="string">
            <text:p>From the Vault: Realms</text:p>
          </table:table-cell>
          <table:table-cell office:value-type="string" calcext:value-type="string">
            <text:p>V12</text:p>
          </table:table-cell>
        </table:table-row>
        <table:table-row table:style-name="ro1">
          <table:table-cell office:value-type="string" calcext:value-type="string">
            <text:p>Duels of the Planeswalkers Promos 2013 pDP13</text:p>
          </table:table-cell>
          <table:table-cell table:formula="of:=MID([.A342];1;FIND(&quot;~&quot;;SUBSTITUTE([.A342];&quot; &quot;;&quot;~&quot;;LEN([.A342])-LEN(SUBSTITUTE([.A342];&quot; &quot;;&quot;&quot;))-(1-1)))-1)" office:value-type="string" office:string-value="Duels of the Planeswalkers Promos 2013" calcext:value-type="string">
            <text:p>Duels of the Planeswalkers Promos 2013</text:p>
          </table:table-cell>
          <table:table-cell office:value-type="date" office:date-value="2012-07-14" calcext:value-type="date">
            <text:p>14.07.2012</text:p>
          </table:table-cell>
          <table:table-cell table:formula="of:=TRIM(RIGHT(SUBSTITUTE([.A$1:.A$1048576]; &quot; &quot;;REPT(&quot; &quot;;100));100))" office:value-type="string" office:string-value="pDP13" calcext:value-type="string">
            <text:p>pDP13</text:p>
          </table:table-cell>
          <table:table-cell office:value-type="string" calcext:value-type="string">
            <text:p>Duels of the Planeswalkers Promos 2013</text:p>
          </table:table-cell>
          <table:table-cell office:value-type="string" calcext:value-type="string">
            <text:p>pDP13</text:p>
          </table:table-cell>
        </table:table-row>
        <table:table-row table:style-name="ro1">
          <table:table-cell office:value-type="string" calcext:value-type="string">
            <text:p>Magic 2013 M13</text:p>
          </table:table-cell>
          <table:table-cell table:formula="of:=MID([.A343];1;FIND(&quot;~&quot;;SUBSTITUTE([.A343];&quot; &quot;;&quot;~&quot;;LEN([.A343])-LEN(SUBSTITUTE([.A343];&quot; &quot;;&quot;&quot;))-(1-1)))-1)" office:value-type="string" office:string-value="Magic 2013" calcext:value-type="string">
            <text:p>Magic 2013</text:p>
          </table:table-cell>
          <table:table-cell office:value-type="date" office:date-value="2012-07-13" calcext:value-type="date">
            <text:p>13.07.2012</text:p>
          </table:table-cell>
          <table:table-cell table:formula="of:=TRIM(RIGHT(SUBSTITUTE([.A$1:.A$1048576]; &quot; &quot;;REPT(&quot; &quot;;100));100))" office:value-type="string" office:string-value="M13" calcext:value-type="string">
            <text:p>M13</text:p>
          </table:table-cell>
          <table:table-cell office:value-type="string" calcext:value-type="string">
            <text:p>Magic 2013</text:p>
          </table:table-cell>
          <table:table-cell office:value-type="string" calcext:value-type="string">
            <text:p>M13</text:p>
          </table:table-cell>
        </table:table-row>
        <table:table-row table:style-name="ro1">
          <table:table-cell office:value-type="string" calcext:value-type="string">
            <text:p>Magic 2013 Promos pM13</text:p>
          </table:table-cell>
          <table:table-cell table:formula="of:=MID([.A344];1;FIND(&quot;~&quot;;SUBSTITUTE([.A344];&quot; &quot;;&quot;~&quot;;LEN([.A344])-LEN(SUBSTITUTE([.A344];&quot; &quot;;&quot;&quot;))-(1-1)))-1)" office:value-type="string" office:string-value="Magic 2013 Promos" calcext:value-type="string">
            <text:p>Magic 2013 Promos</text:p>
          </table:table-cell>
          <table:table-cell office:value-type="date" office:date-value="2012-07-13" calcext:value-type="date">
            <text:p>13.07.2012</text:p>
          </table:table-cell>
          <table:table-cell table:formula="of:=TRIM(RIGHT(SUBSTITUTE([.A$1:.A$1048576]; &quot; &quot;;REPT(&quot; &quot;;100));100))" office:value-type="string" office:string-value="pM13" calcext:value-type="string">
            <text:p>pM13</text:p>
          </table:table-cell>
          <table:table-cell office:value-type="string" calcext:value-type="string">
            <text:p>Magic 2013 Promos</text:p>
          </table:table-cell>
          <table:table-cell office:value-type="string" calcext:value-type="string">
            <text:p>pM13</text:p>
          </table:table-cell>
        </table:table-row>
        <table:table-row table:style-name="ro1">
          <table:table-cell office:value-type="string" calcext:value-type="string">
            <text:p>Magic 2013 Tokens tM13</text:p>
          </table:table-cell>
          <table:table-cell table:formula="of:=MID([.A345];1;FIND(&quot;~&quot;;SUBSTITUTE([.A345];&quot; &quot;;&quot;~&quot;;LEN([.A345])-LEN(SUBSTITUTE([.A345];&quot; &quot;;&quot;&quot;))-(1-1)))-1)" office:value-type="string" office:string-value="Magic 2013 Tokens" calcext:value-type="string">
            <text:p>Magic 2013 Tokens</text:p>
          </table:table-cell>
          <table:table-cell office:value-type="date" office:date-value="2012-07-13" calcext:value-type="date">
            <text:p>13.07.2012</text:p>
          </table:table-cell>
          <table:table-cell table:formula="of:=TRIM(RIGHT(SUBSTITUTE([.A$1:.A$1048576]; &quot; &quot;;REPT(&quot; &quot;;100));100))" office:value-type="string" office:string-value="tM13" calcext:value-type="string">
            <text:p>tM13</text:p>
          </table:table-cell>
          <table:table-cell office:value-type="string" calcext:value-type="string">
            <text:p>Magic 2013 Tokens</text:p>
          </table:table-cell>
          <table:table-cell office:value-type="string" calcext:value-type="string">
            <text:p>tM13</text:p>
          </table:table-cell>
        </table:table-row>
        <table:table-row table:style-name="ro1">
          <table:table-cell office:value-type="string" calcext:value-type="string">
            <text:p>Planechase 2012 Edition PC2</text:p>
          </table:table-cell>
          <table:table-cell table:formula="of:=MID([.A346];1;FIND(&quot;~&quot;;SUBSTITUTE([.A346];&quot; &quot;;&quot;~&quot;;LEN([.A346])-LEN(SUBSTITUTE([.A346];&quot; &quot;;&quot;&quot;))-(1-1)))-1)" office:value-type="string" office:string-value="Planechase 2012 Edition" calcext:value-type="string">
            <text:p>Planechase 2012 Edition</text:p>
          </table:table-cell>
          <table:table-cell office:value-type="date" office:date-value="2012-06-01" calcext:value-type="date">
            <text:p>01.06.2012</text:p>
          </table:table-cell>
          <table:table-cell table:formula="of:=TRIM(RIGHT(SUBSTITUTE([.A$1:.A$1048576]; &quot; &quot;;REPT(&quot; &quot;;100));100))" office:value-type="string" office:string-value="PC2" calcext:value-type="string">
            <text:p>PC2</text:p>
          </table:table-cell>
          <table:table-cell office:value-type="string" calcext:value-type="string">
            <text:p>Planechase 2012 Edition</text:p>
          </table:table-cell>
          <table:table-cell office:value-type="string" calcext:value-type="string">
            <text:p>PC2</text:p>
          </table:table-cell>
        </table:table-row>
        <table:table-row table:style-name="ro1">
          <table:table-cell office:value-type="string" calcext:value-type="string">
            <text:p>Avacyn Restored AVR</text:p>
          </table:table-cell>
          <table:table-cell table:formula="of:=MID([.A347];1;FIND(&quot;~&quot;;SUBSTITUTE([.A347];&quot; &quot;;&quot;~&quot;;LEN([.A347])-LEN(SUBSTITUTE([.A347];&quot; &quot;;&quot;&quot;))-(1-1)))-1)" office:value-type="string" office:string-value="Avacyn Restored" calcext:value-type="string">
            <text:p>Avacyn Restored</text:p>
          </table:table-cell>
          <table:table-cell office:value-type="date" office:date-value="2012-05-04" calcext:value-type="date">
            <text:p>04.05.2012</text:p>
          </table:table-cell>
          <table:table-cell table:formula="of:=TRIM(RIGHT(SUBSTITUTE([.A$1:.A$1048576]; &quot; &quot;;REPT(&quot; &quot;;100));100))" office:value-type="string" office:string-value="AVR" calcext:value-type="string">
            <text:p>AVR</text:p>
          </table:table-cell>
          <table:table-cell office:value-type="string" calcext:value-type="string">
            <text:p>Avacyn Restored</text:p>
          </table:table-cell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Avacyn Restored Promos pAVR</text:p>
          </table:table-cell>
          <table:table-cell table:formula="of:=MID([.A348];1;FIND(&quot;~&quot;;SUBSTITUTE([.A348];&quot; &quot;;&quot;~&quot;;LEN([.A348])-LEN(SUBSTITUTE([.A348];&quot; &quot;;&quot;&quot;))-(1-1)))-1)" office:value-type="string" office:string-value="Avacyn Restored Promos" calcext:value-type="string">
            <text:p>Avacyn Restored Promos</text:p>
          </table:table-cell>
          <table:table-cell office:value-type="date" office:date-value="2012-05-04" calcext:value-type="date">
            <text:p>04.05.2012</text:p>
          </table:table-cell>
          <table:table-cell table:formula="of:=TRIM(RIGHT(SUBSTITUTE([.A$1:.A$1048576]; &quot; &quot;;REPT(&quot; &quot;;100));100))" office:value-type="string" office:string-value="pAVR" calcext:value-type="string">
            <text:p>pAVR</text:p>
          </table:table-cell>
          <table:table-cell office:value-type="string" calcext:value-type="string">
            <text:p>Avacyn Restored Promos</text:p>
          </table:table-cell>
          <table:table-cell office:value-type="string" calcext:value-type="string">
            <text:p>pAVR</text:p>
          </table:table-cell>
        </table:table-row>
        <table:table-row table:style-name="ro1">
          <table:table-cell office:value-type="string" calcext:value-type="string">
            <text:p>Avacyn Restored Tokens tAVR</text:p>
          </table:table-cell>
          <table:table-cell table:formula="of:=MID([.A349];1;FIND(&quot;~&quot;;SUBSTITUTE([.A349];&quot; &quot;;&quot;~&quot;;LEN([.A349])-LEN(SUBSTITUTE([.A349];&quot; &quot;;&quot;&quot;))-(1-1)))-1)" office:value-type="string" office:string-value="Avacyn Restored Tokens" calcext:value-type="string">
            <text:p>Avacyn Restored Tokens</text:p>
          </table:table-cell>
          <table:table-cell office:value-type="date" office:date-value="2012-05-04" calcext:value-type="date">
            <text:p>04.05.2012</text:p>
          </table:table-cell>
          <table:table-cell table:formula="of:=TRIM(RIGHT(SUBSTITUTE([.A$1:.A$1048576]; &quot; &quot;;REPT(&quot; &quot;;100));100))" office:value-type="string" office:string-value="tAVR" calcext:value-type="string">
            <text:p>tAVR</text:p>
          </table:table-cell>
          <table:table-cell office:value-type="string" calcext:value-type="string">
            <text:p>Avacyn Restored Tokens</text:p>
          </table:table-cell>
          <table:table-cell office:value-type="string" calcext:value-type="string">
            <text:p>tAVR</text:p>
          </table:table-cell>
        </table:table-row>
        <table:table-row table:style-name="ro1">
          <table:table-cell office:value-type="string" calcext:value-type="string">
            <text:p>Duel Decks: Venser vs. Koth DDI</text:p>
          </table:table-cell>
          <table:table-cell table:formula="of:=MID([.A350];1;FIND(&quot;~&quot;;SUBSTITUTE([.A350];&quot; &quot;;&quot;~&quot;;LEN([.A350])-LEN(SUBSTITUTE([.A350];&quot; &quot;;&quot;&quot;))-(1-1)))-1)" office:value-type="string" office:string-value="Duel Decks: Venser vs. Koth" calcext:value-type="string">
            <text:p>Duel Decks: Venser vs. Koth</text:p>
          </table:table-cell>
          <table:table-cell office:value-type="date" office:date-value="2012-03-30" calcext:value-type="date">
            <text:p>30.03.2012</text:p>
          </table:table-cell>
          <table:table-cell table:formula="of:=TRIM(RIGHT(SUBSTITUTE([.A$1:.A$1048576]; &quot; &quot;;REPT(&quot; &quot;;100));100))" office:value-type="string" office:string-value="DDI" calcext:value-type="string">
            <text:p>DDI</text:p>
          </table:table-cell>
          <table:table-cell office:value-type="string" calcext:value-type="string">
            <text:p>Duel Decks: Venser vs. Koth</text:p>
          </table:table-cell>
          <table:table-cell office:value-type="string" calcext:value-type="string">
            <text:p>DDI</text:p>
          </table:table-cell>
        </table:table-row>
        <table:table-row table:style-name="ro1">
          <table:table-cell office:value-type="string" calcext:value-type="string">
            <text:p>Duel Decks: Venser vs. Koth Tokens tDDI</text:p>
          </table:table-cell>
          <table:table-cell table:formula="of:=MID([.A351];1;FIND(&quot;~&quot;;SUBSTITUTE([.A351];&quot; &quot;;&quot;~&quot;;LEN([.A351])-LEN(SUBSTITUTE([.A351];&quot; &quot;;&quot;&quot;))-(1-1)))-1)" office:value-type="string" office:string-value="Duel Decks: Venser vs. Koth Tokens" calcext:value-type="string">
            <text:p>Duel Decks: Venser vs. Koth Tokens</text:p>
          </table:table-cell>
          <table:table-cell office:value-type="date" office:date-value="2012-03-30" calcext:value-type="date">
            <text:p>30.03.2012</text:p>
          </table:table-cell>
          <table:table-cell table:formula="of:=TRIM(RIGHT(SUBSTITUTE([.A$1:.A$1048576]; &quot; &quot;;REPT(&quot; &quot;;100));100))" office:value-type="string" office:string-value="tDDI" calcext:value-type="string">
            <text:p>tDDI</text:p>
          </table:table-cell>
          <table:table-cell office:value-type="string" calcext:value-type="string">
            <text:p>Duel Decks: Venser vs. Koth Tokens</text:p>
          </table:table-cell>
          <table:table-cell office:value-type="string" calcext:value-type="string">
            <text:p>tDDI</text:p>
          </table:table-cell>
        </table:table-row>
        <table:table-row table:style-name="ro1">
          <table:table-cell office:value-type="string" calcext:value-type="string">
            <text:p>Dark Ascension DKA</text:p>
          </table:table-cell>
          <table:table-cell table:formula="of:=MID([.A352];1;FIND(&quot;~&quot;;SUBSTITUTE([.A352];&quot; &quot;;&quot;~&quot;;LEN([.A352])-LEN(SUBSTITUTE([.A352];&quot; &quot;;&quot;&quot;))-(1-1)))-1)" office:value-type="string" office:string-value="Dark Ascension" calcext:value-type="string">
            <text:p>Dark Ascension</text:p>
          </table:table-cell>
          <table:table-cell office:value-type="date" office:date-value="2012-02-03" calcext:value-type="date">
            <text:p>03.02.2012</text:p>
          </table:table-cell>
          <table:table-cell table:formula="of:=TRIM(RIGHT(SUBSTITUTE([.A$1:.A$1048576]; &quot; &quot;;REPT(&quot; &quot;;100));100))" office:value-type="string" office:string-value="DKA" calcext:value-type="string">
            <text:p>DKA</text:p>
          </table:table-cell>
          <table:table-cell office:value-type="string" calcext:value-type="string">
            <text:p>Dark Ascension</text:p>
          </table:table-cell>
          <table:table-cell office:value-type="string" calcext:value-type="string">
            <text:p>DKA</text:p>
          </table:table-cell>
        </table:table-row>
        <table:table-row table:style-name="ro1">
          <table:table-cell office:value-type="string" calcext:value-type="string">
            <text:p>Dark Ascension Tokens tDKA</text:p>
          </table:table-cell>
          <table:table-cell table:formula="of:=MID([.A353];1;FIND(&quot;~&quot;;SUBSTITUTE([.A353];&quot; &quot;;&quot;~&quot;;LEN([.A353])-LEN(SUBSTITUTE([.A353];&quot; &quot;;&quot;&quot;))-(1-1)))-1)" office:value-type="string" office:string-value="Dark Ascension Tokens" calcext:value-type="string">
            <text:p>Dark Ascension Tokens</text:p>
          </table:table-cell>
          <table:table-cell office:value-type="date" office:date-value="2012-02-03" calcext:value-type="date">
            <text:p>03.02.2012</text:p>
          </table:table-cell>
          <table:table-cell table:formula="of:=TRIM(RIGHT(SUBSTITUTE([.A$1:.A$1048576]; &quot; &quot;;REPT(&quot; &quot;;100));100))" office:value-type="string" office:string-value="tDKA" calcext:value-type="string">
            <text:p>tDKA</text:p>
          </table:table-cell>
          <table:table-cell office:value-type="string" calcext:value-type="string">
            <text:p>Dark Ascension Tokens</text:p>
          </table:table-cell>
          <table:table-cell office:value-type="string" calcext:value-type="string">
            <text:p>tDKA</text:p>
          </table:table-cell>
        </table:table-row>
        <table:table-row table:style-name="ro1">
          <table:table-cell office:value-type="string" calcext:value-type="string">
            <text:p>Dark Ascension Promos pDKA</text:p>
          </table:table-cell>
          <table:table-cell table:formula="of:=MID([.A354];1;FIND(&quot;~&quot;;SUBSTITUTE([.A354];&quot; &quot;;&quot;~&quot;;LEN([.A354])-LEN(SUBSTITUTE([.A354];&quot; &quot;;&quot;&quot;))-(1-1)))-1)" office:value-type="string" office:string-value="Dark Ascension Promos" calcext:value-type="string">
            <text:p>Dark Ascension Promos</text:p>
          </table:table-cell>
          <table:table-cell office:value-type="date" office:date-value="2012-02-03" calcext:value-type="date">
            <text:p>03.02.2012</text:p>
          </table:table-cell>
          <table:table-cell table:formula="of:=TRIM(RIGHT(SUBSTITUTE([.A$1:.A$1048576]; &quot; &quot;;REPT(&quot; &quot;;100));100))" office:value-type="string" office:string-value="pDKA" calcext:value-type="string">
            <text:p>pDKA</text:p>
          </table:table-cell>
          <table:table-cell office:value-type="string" calcext:value-type="string">
            <text:p>Dark Ascension Promos</text:p>
          </table:table-cell>
          <table:table-cell office:value-type="string" calcext:value-type="string">
            <text:p>pDKA</text:p>
          </table:table-cell>
        </table:table-row>
        <table:table-row table:style-name="ro1">
          <table:table-cell office:value-type="string" calcext:value-type="string">
            <text:p>Judge Gift Cards 2012 J12</text:p>
          </table:table-cell>
          <table:table-cell table:formula="of:=MID([.A355];1;FIND(&quot;~&quot;;SUBSTITUTE([.A355];&quot; &quot;;&quot;~&quot;;LEN([.A355])-LEN(SUBSTITUTE([.A355];&quot; &quot;;&quot;&quot;))-(1-1)))-1)" office:value-type="string" office:string-value="Judge Gift Cards 2012" calcext:value-type="string">
            <text:p>Judge Gift Cards 2012</text:p>
          </table:table-cell>
          <table:table-cell office:value-type="date" office:date-value="2012-01-08" calcext:value-type="date">
            <text:p>08.01.2012</text:p>
          </table:table-cell>
          <table:table-cell table:formula="of:=TRIM(RIGHT(SUBSTITUTE([.A$1:.A$1048576]; &quot; &quot;;REPT(&quot; &quot;;100));100))" office:value-type="string" office:string-value="J12" calcext:value-type="string">
            <text:p>J12</text:p>
          </table:table-cell>
          <table:table-cell office:value-type="string" calcext:value-type="string">
            <text:p>Judge Gift Cards 2012</text:p>
          </table:table-cell>
          <table:table-cell office:value-type="string" calcext:value-type="string">
            <text:p>J12</text:p>
          </table:table-cell>
        </table:table-row>
        <table:table-row table:style-name="ro1">
          <table:table-cell office:value-type="string" calcext:value-type="string">
            <text:p>Friday Night Magic 2012 F12</text:p>
          </table:table-cell>
          <table:table-cell table:formula="of:=MID([.A356];1;FIND(&quot;~&quot;;SUBSTITUTE([.A356];&quot; &quot;;&quot;~&quot;;LEN([.A356])-LEN(SUBSTITUTE([.A356];&quot; &quot;;&quot;&quot;))-(1-1)))-1)" office:value-type="string" office:string-value="Friday Night Magic 2012" calcext:value-type="string">
            <text:p>Friday Night Magic 2012</text:p>
          </table:table-cell>
          <table:table-cell office:value-type="date" office:date-value="2012-01-06" calcext:value-type="date">
            <text:p>06.01.2012</text:p>
          </table:table-cell>
          <table:table-cell table:formula="of:=TRIM(RIGHT(SUBSTITUTE([.A$1:.A$1048576]; &quot; &quot;;REPT(&quot; &quot;;100));100))" office:value-type="string" office:string-value="F12" calcext:value-type="string">
            <text:p>F12</text:p>
          </table:table-cell>
          <table:table-cell office:value-type="string" calcext:value-type="string">
            <text:p>Friday Night Magic 2012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 office:value-type="string" calcext:value-type="string">
            <text:p>Wizards Play Network 2012 pWP12</text:p>
          </table:table-cell>
          <table:table-cell table:formula="of:=MID([.A357];1;FIND(&quot;~&quot;;SUBSTITUTE([.A357];&quot; &quot;;&quot;~&quot;;LEN([.A357])-LEN(SUBSTITUTE([.A357];&quot; &quot;;&quot;&quot;))-(1-1)))-1)" office:value-type="string" office:string-value="Wizards Play Network 2012" calcext:value-type="string">
            <text:p>Wizards Play Network 2012</text:p>
          </table:table-cell>
          <table:table-cell office:value-type="date" office:date-value="2012-01-01" calcext:value-type="date">
            <text:p>01.01.2012</text:p>
          </table:table-cell>
          <table:table-cell table:formula="of:=TRIM(RIGHT(SUBSTITUTE([.A$1:.A$1048576]; &quot; &quot;;REPT(&quot; &quot;;100));100))" office:value-type="string" office:string-value="pWP12" calcext:value-type="string">
            <text:p>pWP12</text:p>
          </table:table-cell>
          <table:table-cell office:value-type="string" calcext:value-type="string">
            <text:p>Wizards Play Network 2012</text:p>
          </table:table-cell>
          <table:table-cell office:value-type="string" calcext:value-type="string">
            <text:p>pWP12</text:p>
          </table:table-cell>
        </table:table-row>
        <table:table-row table:style-name="ro1">
          <table:table-cell office:value-type="string" calcext:value-type="string">
            <text:p>IDW Comics 2012 pIDW</text:p>
          </table:table-cell>
          <table:table-cell table:formula="of:=MID([.A358];1;FIND(&quot;~&quot;;SUBSTITUTE([.A358];&quot; &quot;;&quot;~&quot;;LEN([.A358])-LEN(SUBSTITUTE([.A358];&quot; &quot;;&quot;&quot;))-(1-1)))-1)" office:value-type="string" office:string-value="IDW Comics 2012" calcext:value-type="string">
            <text:p>IDW Comics 2012</text:p>
          </table:table-cell>
          <table:table-cell office:value-type="date" office:date-value="2012-01-01" calcext:value-type="date">
            <text:p>01.01.2012</text:p>
          </table:table-cell>
          <table:table-cell table:formula="of:=TRIM(RIGHT(SUBSTITUTE([.A$1:.A$1048576]; &quot; &quot;;REPT(&quot; &quot;;100));100))" office:value-type="string" office:string-value="pIDW" calcext:value-type="string">
            <text:p>pIDW</text:p>
          </table:table-cell>
          <table:table-cell office:value-type="string" calcext:value-type="string">
            <text:p>IDW Comics 2012</text:p>
          </table:table-cell>
          <table:table-cell office:value-type="string" calcext:value-type="string">
            <text:p>pIDW</text:p>
          </table:table-cell>
        </table:table-row>
        <table:table-row table:style-name="ro1">
          <table:table-cell office:value-type="string" calcext:value-type="string">
            <text:p>League Tokens 2012 L12</text:p>
          </table:table-cell>
          <table:table-cell table:formula="of:=MID([.A359];1;FIND(&quot;~&quot;;SUBSTITUTE([.A359];&quot; &quot;;&quot;~&quot;;LEN([.A359])-LEN(SUBSTITUTE([.A359];&quot; &quot;;&quot;&quot;))-(1-1)))-1)" office:value-type="string" office:string-value="League Tokens 2012" calcext:value-type="string">
            <text:p>League Tokens 2012</text:p>
          </table:table-cell>
          <table:table-cell office:value-type="date" office:date-value="2012-01-01" calcext:value-type="date">
            <text:p>01.01.2012</text:p>
          </table:table-cell>
          <table:table-cell table:formula="of:=TRIM(RIGHT(SUBSTITUTE([.A$1:.A$1048576]; &quot; &quot;;REPT(&quot; &quot;;100));100))" office:value-type="string" office:string-value="L12" calcext:value-type="string">
            <text:p>L12</text:p>
          </table:table-cell>
          <table:table-cell office:value-type="string" calcext:value-type="string">
            <text:p>League Tokens 2012</text:p>
          </table:table-cell>
          <table:table-cell office:value-type="string" calcext:value-type="string">
            <text:p>L12</text:p>
          </table:table-cell>
        </table:table-row>
        <table:table-row table:style-name="ro1">
          <table:table-cell office:value-type="string" calcext:value-type="string">
            <text:p>Duels of the Planeswalkers Promos 2011 pDP11</text:p>
          </table:table-cell>
          <table:table-cell table:formula="of:=MID([.A360];1;FIND(&quot;~&quot;;SUBSTITUTE([.A360];&quot; &quot;;&quot;~&quot;;LEN([.A360])-LEN(SUBSTITUTE([.A360];&quot; &quot;;&quot;&quot;))-(1-1)))-1)" office:value-type="string" office:string-value="Duels of the Planeswalkers Promos 2011" calcext:value-type="string">
            <text:p>Duels of the Planeswalkers Promos 2011</text:p>
          </table:table-cell>
          <table:table-cell office:value-type="date" office:date-value="2011-12-05" calcext:value-type="date">
            <text:p>05.12.2011</text:p>
          </table:table-cell>
          <table:table-cell table:formula="of:=TRIM(RIGHT(SUBSTITUTE([.A$1:.A$1048576]; &quot; &quot;;REPT(&quot; &quot;;100));100))" office:value-type="string" office:string-value="pDP11" calcext:value-type="string">
            <text:p>pDP11</text:p>
          </table:table-cell>
          <table:table-cell office:value-type="string" calcext:value-type="string">
            <text:p>Duels of the Planeswalkers Promos 2011</text:p>
          </table:table-cell>
          <table:table-cell office:value-type="string" calcext:value-type="string">
            <text:p>pDP11</text:p>
          </table:table-cell>
        </table:table-row>
        <table:table-row table:style-name="ro1">
          <table:table-cell office:value-type="string" calcext:value-type="string">
            <text:p>Premium Deck Series: Graveborn PD3</text:p>
          </table:table-cell>
          <table:table-cell table:formula="of:=MID([.A361];1;FIND(&quot;~&quot;;SUBSTITUTE([.A361];&quot; &quot;;&quot;~&quot;;LEN([.A361])-LEN(SUBSTITUTE([.A361];&quot; &quot;;&quot;&quot;))-(1-1)))-1)" office:value-type="string" office:string-value="Premium Deck Series: Graveborn" calcext:value-type="string">
            <text:p>Premium Deck Series: Graveborn</text:p>
          </table:table-cell>
          <table:table-cell office:value-type="date" office:date-value="2011-11-18" calcext:value-type="date">
            <text:p>18.11.2011</text:p>
          </table:table-cell>
          <table:table-cell table:formula="of:=TRIM(RIGHT(SUBSTITUTE([.A$1:.A$1048576]; &quot; &quot;;REPT(&quot; &quot;;100));100))" office:value-type="string" office:string-value="PD3" calcext:value-type="string">
            <text:p>PD3</text:p>
          </table:table-cell>
          <table:table-cell office:value-type="string" calcext:value-type="string">
            <text:p>Premium Deck Series: Graveborn</text:p>
          </table:table-cell>
          <table:table-cell office:value-type="string" calcext:value-type="string">
            <text:p>PD3</text:p>
          </table:table-cell>
        </table:table-row>
        <table:table-row table:style-name="ro1">
          <table:table-cell office:value-type="string" calcext:value-type="string">
            <text:p>Duel Decks: Jace vs. Chandra Japanese Promos pDD2</text:p>
          </table:table-cell>
          <table:table-cell table:formula="of:=MID([.A362];1;FIND(&quot;~&quot;;SUBSTITUTE([.A362];&quot; &quot;;&quot;~&quot;;LEN([.A362])-LEN(SUBSTITUTE([.A362];&quot; &quot;;&quot;&quot;))-(1-1)))-1)" office:value-type="string" office:string-value="Duel Decks: Jace vs. Chandra Japanese Promos" calcext:value-type="string">
            <text:p>Duel Decks: Jace vs. Chandra Japanese Promos</text:p>
          </table:table-cell>
          <table:table-cell office:value-type="date" office:date-value="2011-11-07" calcext:value-type="date">
            <text:p>07.11.2011</text:p>
          </table:table-cell>
          <table:table-cell table:formula="of:=TRIM(RIGHT(SUBSTITUTE([.A$1:.A$1048576]; &quot; &quot;;REPT(&quot; &quot;;100));100))" office:value-type="string" office:string-value="pDD2" calcext:value-type="string">
            <text:p>pDD2</text:p>
          </table:table-cell>
          <table:table-cell office:value-type="string" calcext:value-type="string">
            <text:p>Duel Decks: Jace vs. Chandra Japanese Promos</text:p>
          </table:table-cell>
          <table:table-cell office:value-type="string" calcext:value-type="string">
            <text:p>pDD2</text:p>
          </table:table-cell>
        </table:table-row>
        <table:table-row table:style-name="ro1">
          <table:table-cell office:value-type="string" calcext:value-type="string">
            <text:p>Innistrad ISD</text:p>
          </table:table-cell>
          <table:table-cell table:formula="of:=MID([.A363];1;FIND(&quot;~&quot;;SUBSTITUTE([.A363];&quot; &quot;;&quot;~&quot;;LEN([.A363])-LEN(SUBSTITUTE([.A363];&quot; &quot;;&quot;&quot;))-(1-1)))-1)" office:value-type="string" office:string-value="Innistrad" calcext:value-type="string">
            <text:p>Innistrad</text:p>
          </table:table-cell>
          <table:table-cell office:value-type="date" office:date-value="2011-09-30" calcext:value-type="date">
            <text:p>30.09.2011</text:p>
          </table:table-cell>
          <table:table-cell table:formula="of:=TRIM(RIGHT(SUBSTITUTE([.A$1:.A$1048576]; &quot; &quot;;REPT(&quot; &quot;;100));100))" office:value-type="string" office:string-value="ISD" calcext:value-type="string">
            <text:p>ISD</text:p>
          </table:table-cell>
          <table:table-cell office:value-type="string" calcext:value-type="string">
            <text:p>Innistrad</text:p>
          </table:table-cell>
          <table:table-cell office:value-type="string" calcext:value-type="string">
            <text:p>ISD</text:p>
          </table:table-cell>
        </table:table-row>
        <table:table-row table:style-name="ro1">
          <table:table-cell office:value-type="string" calcext:value-type="string">
            <text:p>Innistrad Promos pISD</text:p>
          </table:table-cell>
          <table:table-cell table:formula="of:=MID([.A364];1;FIND(&quot;~&quot;;SUBSTITUTE([.A364];&quot; &quot;;&quot;~&quot;;LEN([.A364])-LEN(SUBSTITUTE([.A364];&quot; &quot;;&quot;&quot;))-(1-1)))-1)" office:value-type="string" office:string-value="Innistrad Promos" calcext:value-type="string">
            <text:p>Innistrad Promos</text:p>
          </table:table-cell>
          <table:table-cell office:value-type="date" office:date-value="2011-09-30" calcext:value-type="date">
            <text:p>30.09.2011</text:p>
          </table:table-cell>
          <table:table-cell table:formula="of:=TRIM(RIGHT(SUBSTITUTE([.A$1:.A$1048576]; &quot; &quot;;REPT(&quot; &quot;;100));100))" office:value-type="string" office:string-value="pISD" calcext:value-type="string">
            <text:p>pISD</text:p>
          </table:table-cell>
          <table:table-cell office:value-type="string" calcext:value-type="string">
            <text:p>Innistrad Promos</text:p>
          </table:table-cell>
          <table:table-cell office:value-type="string" calcext:value-type="string">
            <text:p>pISD</text:p>
          </table:table-cell>
        </table:table-row>
        <table:table-row table:style-name="ro1">
          <table:table-cell office:value-type="string" calcext:value-type="string">
            <text:p>Innistrad Tokens tISD</text:p>
          </table:table-cell>
          <table:table-cell table:formula="of:=MID([.A365];1;FIND(&quot;~&quot;;SUBSTITUTE([.A365];&quot; &quot;;&quot;~&quot;;LEN([.A365])-LEN(SUBSTITUTE([.A365];&quot; &quot;;&quot;&quot;))-(1-1)))-1)" office:value-type="string" office:string-value="Innistrad Tokens" calcext:value-type="string">
            <text:p>Innistrad Tokens</text:p>
          </table:table-cell>
          <table:table-cell office:value-type="date" office:date-value="2011-09-30" calcext:value-type="date">
            <text:p>30.09.2011</text:p>
          </table:table-cell>
          <table:table-cell table:formula="of:=TRIM(RIGHT(SUBSTITUTE([.A$1:.A$1048576]; &quot; &quot;;REPT(&quot; &quot;;100));100))" office:value-type="string" office:string-value="tISD" calcext:value-type="string">
            <text:p>tISD</text:p>
          </table:table-cell>
          <table:table-cell office:value-type="string" calcext:value-type="string">
            <text:p>Innistrad Tokens</text:p>
          </table:table-cell>
          <table:table-cell office:value-type="string" calcext:value-type="string">
            <text:p>tISD</text:p>
          </table:table-cell>
        </table:table-row>
        <table:table-row table:style-name="ro1">
          <table:table-cell office:value-type="string" calcext:value-type="string">
            <text:p>Duel Decks: Ajani vs. Nicol Bolas DDH</text:p>
          </table:table-cell>
          <table:table-cell table:formula="of:=MID([.A366];1;FIND(&quot;~&quot;;SUBSTITUTE([.A366];&quot; &quot;;&quot;~&quot;;LEN([.A366])-LEN(SUBSTITUTE([.A366];&quot; &quot;;&quot;&quot;))-(1-1)))-1)" office:value-type="string" office:string-value="Duel Decks: Ajani vs. Nicol Bolas" calcext:value-type="string">
            <text:p>Duel Decks: Ajani vs. Nicol Bolas</text:p>
          </table:table-cell>
          <table:table-cell office:value-type="date" office:date-value="2011-09-02" calcext:value-type="date">
            <text:p>02.09.2011</text:p>
          </table:table-cell>
          <table:table-cell table:formula="of:=TRIM(RIGHT(SUBSTITUTE([.A$1:.A$1048576]; &quot; &quot;;REPT(&quot; &quot;;100));100))" office:value-type="string" office:string-value="DDH" calcext:value-type="string">
            <text:p>DDH</text:p>
          </table:table-cell>
          <table:table-cell office:value-type="string" calcext:value-type="string">
            <text:p>Duel Decks: Ajani vs. Nicol Bolas</text:p>
          </table:table-cell>
          <table:table-cell office:value-type="string" calcext:value-type="string">
            <text:p>DDH</text:p>
          </table:table-cell>
        </table:table-row>
        <table:table-row table:style-name="ro1">
          <table:table-cell office:value-type="string" calcext:value-type="string">
            <text:p>Duel Decks: Ajani vs. Nicol Bolas Tokens tDDH</text:p>
          </table:table-cell>
          <table:table-cell table:formula="of:=MID([.A367];1;FIND(&quot;~&quot;;SUBSTITUTE([.A367];&quot; &quot;;&quot;~&quot;;LEN([.A367])-LEN(SUBSTITUTE([.A367];&quot; &quot;;&quot;&quot;))-(1-1)))-1)" office:value-type="string" office:string-value="Duel Decks: Ajani vs. Nicol Bolas Tokens" calcext:value-type="string">
            <text:p>Duel Decks: Ajani vs. Nicol Bolas Tokens</text:p>
          </table:table-cell>
          <table:table-cell office:value-type="date" office:date-value="2011-09-02" calcext:value-type="date">
            <text:p>02.09.2011</text:p>
          </table:table-cell>
          <table:table-cell table:formula="of:=TRIM(RIGHT(SUBSTITUTE([.A$1:.A$1048576]; &quot; &quot;;REPT(&quot; &quot;;100));100))" office:value-type="string" office:string-value="tDDH" calcext:value-type="string">
            <text:p>tDDH</text:p>
          </table:table-cell>
          <table:table-cell office:value-type="string" calcext:value-type="string">
            <text:p>Duel Decks: Ajani vs. Nicol Bolas Tokens</text:p>
          </table:table-cell>
          <table:table-cell office:value-type="string" calcext:value-type="string">
            <text:p>tDDH</text:p>
          </table:table-cell>
        </table:table-row>
        <table:table-row table:style-name="ro1">
          <table:table-cell office:value-type="string" calcext:value-type="string">
            <text:p>From the Vault: Legends V11</text:p>
          </table:table-cell>
          <table:table-cell table:formula="of:=MID([.A368];1;FIND(&quot;~&quot;;SUBSTITUTE([.A368];&quot; &quot;;&quot;~&quot;;LEN([.A368])-LEN(SUBSTITUTE([.A368];&quot; &quot;;&quot;&quot;))-(1-1)))-1)" office:value-type="string" office:string-value="From the Vault: Legends" calcext:value-type="string">
            <text:p>From the Vault: Legends</text:p>
          </table:table-cell>
          <table:table-cell office:value-type="date" office:date-value="2011-08-26" calcext:value-type="date">
            <text:p>26.08.2011</text:p>
          </table:table-cell>
          <table:table-cell table:formula="of:=TRIM(RIGHT(SUBSTITUTE([.A$1:.A$1048576]; &quot; &quot;;REPT(&quot; &quot;;100));100))" office:value-type="string" office:string-value="V11" calcext:value-type="string">
            <text:p>V11</text:p>
          </table:table-cell>
          <table:table-cell office:value-type="string" calcext:value-type="string">
            <text:p>From the Vault: Legends</text:p>
          </table:table-cell>
          <table:table-cell office:value-type="string" calcext:value-type="string">
            <text:p>V11</text:p>
          </table:table-cell>
        </table:table-row>
        <table:table-row table:style-name="ro1">
          <table:table-cell office:value-type="string" calcext:value-type="string">
            <text:p>Magic 2012 M12</text:p>
          </table:table-cell>
          <table:table-cell table:formula="of:=MID([.A369];1;FIND(&quot;~&quot;;SUBSTITUTE([.A369];&quot; &quot;;&quot;~&quot;;LEN([.A369])-LEN(SUBSTITUTE([.A369];&quot; &quot;;&quot;&quot;))-(1-1)))-1)" office:value-type="string" office:string-value="Magic 2012" calcext:value-type="string">
            <text:p>Magic 2012</text:p>
          </table:table-cell>
          <table:table-cell office:value-type="date" office:date-value="2011-07-15" calcext:value-type="date">
            <text:p>15.07.2011</text:p>
          </table:table-cell>
          <table:table-cell table:formula="of:=TRIM(RIGHT(SUBSTITUTE([.A$1:.A$1048576]; &quot; &quot;;REPT(&quot; &quot;;100));100))" office:value-type="string" office:string-value="M12" calcext:value-type="string">
            <text:p>M12</text:p>
          </table:table-cell>
          <table:table-cell office:value-type="string" calcext:value-type="string">
            <text:p>Magic 2012</text:p>
          </table:table-cell>
          <table:table-cell office:value-type="string" calcext:value-type="string">
            <text:p>M12</text:p>
          </table:table-cell>
        </table:table-row>
        <table:table-row table:style-name="ro1">
          <table:table-cell office:value-type="string" calcext:value-type="string">
            <text:p>Magic 2012 Promos pM12</text:p>
          </table:table-cell>
          <table:table-cell table:formula="of:=MID([.A370];1;FIND(&quot;~&quot;;SUBSTITUTE([.A370];&quot; &quot;;&quot;~&quot;;LEN([.A370])-LEN(SUBSTITUTE([.A370];&quot; &quot;;&quot;&quot;))-(1-1)))-1)" office:value-type="string" office:string-value="Magic 2012 Promos" calcext:value-type="string">
            <text:p>Magic 2012 Promos</text:p>
          </table:table-cell>
          <table:table-cell office:value-type="date" office:date-value="2011-07-15" calcext:value-type="date">
            <text:p>15.07.2011</text:p>
          </table:table-cell>
          <table:table-cell table:formula="of:=TRIM(RIGHT(SUBSTITUTE([.A$1:.A$1048576]; &quot; &quot;;REPT(&quot; &quot;;100));100))" office:value-type="string" office:string-value="pM12" calcext:value-type="string">
            <text:p>pM12</text:p>
          </table:table-cell>
          <table:table-cell office:value-type="string" calcext:value-type="string">
            <text:p>Magic 2012 Promos</text:p>
          </table:table-cell>
          <table:table-cell office:value-type="string" calcext:value-type="string">
            <text:p>pM12</text:p>
          </table:table-cell>
        </table:table-row>
        <table:table-row table:style-name="ro1">
          <table:table-cell office:value-type="string" calcext:value-type="string">
            <text:p>Magic 2012 Tokens tM12</text:p>
          </table:table-cell>
          <table:table-cell table:formula="of:=MID([.A371];1;FIND(&quot;~&quot;;SUBSTITUTE([.A371];&quot; &quot;;&quot;~&quot;;LEN([.A371])-LEN(SUBSTITUTE([.A371];&quot; &quot;;&quot;&quot;))-(1-1)))-1)" office:value-type="string" office:string-value="Magic 2012 Tokens" calcext:value-type="string">
            <text:p>Magic 2012 Tokens</text:p>
          </table:table-cell>
          <table:table-cell office:value-type="date" office:date-value="2011-07-15" calcext:value-type="date">
            <text:p>15.07.2011</text:p>
          </table:table-cell>
          <table:table-cell table:formula="of:=TRIM(RIGHT(SUBSTITUTE([.A$1:.A$1048576]; &quot; &quot;;REPT(&quot; &quot;;100));100))" office:value-type="string" office:string-value="tM12" calcext:value-type="string">
            <text:p>tM12</text:p>
          </table:table-cell>
          <table:table-cell office:value-type="string" calcext:value-type="string">
            <text:p>Magic 2012 Tokens</text:p>
          </table:table-cell>
          <table:table-cell office:value-type="string" calcext:value-type="string">
            <text:p>tM12</text:p>
          </table:table-cell>
        </table:table-row>
        <table:table-row table:style-name="ro1">
          <table:table-cell office:value-type="string" calcext:value-type="string">
            <text:p>Magic: The Gathering-Commander CMD</text:p>
          </table:table-cell>
          <table:table-cell table:formula="of:=MID([.A372];1;FIND(&quot;~&quot;;SUBSTITUTE([.A372];&quot; &quot;;&quot;~&quot;;LEN([.A372])-LEN(SUBSTITUTE([.A372];&quot; &quot;;&quot;&quot;))-(1-1)))-1)" office:value-type="string" office:string-value="Magic: The Gathering-Commander" calcext:value-type="string">
            <text:p>Magic: The Gathering-Commander</text:p>
          </table:table-cell>
          <table:table-cell office:value-type="date" office:date-value="2011-06-17" calcext:value-type="date">
            <text:p>17.06.2011</text:p>
          </table:table-cell>
          <table:table-cell table:formula="of:=TRIM(RIGHT(SUBSTITUTE([.A$1:.A$1048576]; &quot; &quot;;REPT(&quot; &quot;;100));100))" office:value-type="string" office:string-value="CMD" calcext:value-type="string">
            <text:p>CMD</text:p>
          </table:table-cell>
          <table:table-cell office:value-type="string" calcext:value-type="string">
            <text:p>Magic: The Gathering-Commander</text:p>
          </table:table-cell>
          <table:table-cell office:value-type="string" calcext:value-type="string">
            <text:p>CMD</text:p>
          </table:table-cell>
        </table:table-row>
        <table:table-row table:style-name="ro1">
          <table:table-cell office:value-type="string" calcext:value-type="string">
            <text:p>Commander 2011 Launch Party pCMD</text:p>
          </table:table-cell>
          <table:table-cell table:formula="of:=MID([.A373];1;FIND(&quot;~&quot;;SUBSTITUTE([.A373];&quot; &quot;;&quot;~&quot;;LEN([.A373])-LEN(SUBSTITUTE([.A373];&quot; &quot;;&quot;&quot;))-(1-1)))-1)" office:value-type="string" office:string-value="Commander 2011 Launch Party" calcext:value-type="string">
            <text:p>Commander 2011 Launch Party</text:p>
          </table:table-cell>
          <table:table-cell office:value-type="date" office:date-value="2011-06-17" calcext:value-type="date">
            <text:p>17.06.2011</text:p>
          </table:table-cell>
          <table:table-cell table:formula="of:=TRIM(RIGHT(SUBSTITUTE([.A$1:.A$1048576]; &quot; &quot;;REPT(&quot; &quot;;100));100))" office:value-type="string" office:string-value="pCMD" calcext:value-type="string">
            <text:p>pCMD</text:p>
          </table:table-cell>
          <table:table-cell office:value-type="string" calcext:value-type="string">
            <text:p>Commander 2011 Launch Party</text:p>
          </table:table-cell>
          <table:table-cell office:value-type="string" calcext:value-type="string">
            <text:p>pCMD</text:p>
          </table:table-cell>
        </table:table-row>
        <table:table-row table:style-name="ro1">
          <table:table-cell office:value-type="string" calcext:value-type="string">
            <text:p>New Phyrexia NPH</text:p>
          </table:table-cell>
          <table:table-cell table:formula="of:=MID([.A374];1;FIND(&quot;~&quot;;SUBSTITUTE([.A374];&quot; &quot;;&quot;~&quot;;LEN([.A374])-LEN(SUBSTITUTE([.A374];&quot; &quot;;&quot;&quot;))-(1-1)))-1)" office:value-type="string" office:string-value="New Phyrexia" calcext:value-type="string">
            <text:p>New Phyrexia</text:p>
          </table:table-cell>
          <table:table-cell office:value-type="date" office:date-value="2011-05-13" calcext:value-type="date">
            <text:p>13.05.2011</text:p>
          </table:table-cell>
          <table:table-cell table:formula="of:=TRIM(RIGHT(SUBSTITUTE([.A$1:.A$1048576]; &quot; &quot;;REPT(&quot; &quot;;100));100))" office:value-type="string" office:string-value="NPH" calcext:value-type="string">
            <text:p>NPH</text:p>
          </table:table-cell>
          <table:table-cell office:value-type="string" calcext:value-type="string">
            <text:p>New Phyrexia</text:p>
          </table:table-cell>
          <table:table-cell office:value-type="string" calcext:value-type="string">
            <text:p>NPH</text:p>
          </table:table-cell>
        </table:table-row>
        <table:table-row table:style-name="ro1">
          <table:table-cell office:value-type="string" calcext:value-type="string">
            <text:p>New Phyrexia Tokens tNPH</text:p>
          </table:table-cell>
          <table:table-cell table:formula="of:=MID([.A375];1;FIND(&quot;~&quot;;SUBSTITUTE([.A375];&quot; &quot;;&quot;~&quot;;LEN([.A375])-LEN(SUBSTITUTE([.A375];&quot; &quot;;&quot;&quot;))-(1-1)))-1)" office:value-type="string" office:string-value="New Phyrexia Tokens" calcext:value-type="string">
            <text:p>New Phyrexia Tokens</text:p>
          </table:table-cell>
          <table:table-cell office:value-type="date" office:date-value="2011-05-13" calcext:value-type="date">
            <text:p>13.05.2011</text:p>
          </table:table-cell>
          <table:table-cell table:formula="of:=TRIM(RIGHT(SUBSTITUTE([.A$1:.A$1048576]; &quot; &quot;;REPT(&quot; &quot;;100));100))" office:value-type="string" office:string-value="tNPH" calcext:value-type="string">
            <text:p>tNPH</text:p>
          </table:table-cell>
          <table:table-cell office:value-type="string" calcext:value-type="string">
            <text:p>New Phyrexia Tokens</text:p>
          </table:table-cell>
          <table:table-cell office:value-type="string" calcext:value-type="string">
            <text:p>tNPH</text:p>
          </table:table-cell>
        </table:table-row>
        <table:table-row table:style-name="ro1">
          <table:table-cell office:value-type="string" calcext:value-type="string">
            <text:p>New Phyrexia Promos pNPH</text:p>
          </table:table-cell>
          <table:table-cell table:formula="of:=MID([.A376];1;FIND(&quot;~&quot;;SUBSTITUTE([.A376];&quot; &quot;;&quot;~&quot;;LEN([.A376])-LEN(SUBSTITUTE([.A376];&quot; &quot;;&quot;&quot;))-(1-1)))-1)" office:value-type="string" office:string-value="New Phyrexia Promos" calcext:value-type="string">
            <text:p>New Phyrexia Promos</text:p>
          </table:table-cell>
          <table:table-cell office:value-type="date" office:date-value="2011-05-13" calcext:value-type="date">
            <text:p>13.05.2011</text:p>
          </table:table-cell>
          <table:table-cell table:formula="of:=TRIM(RIGHT(SUBSTITUTE([.A$1:.A$1048576]; &quot; &quot;;REPT(&quot; &quot;;100));100))" office:value-type="string" office:string-value="pNPH" calcext:value-type="string">
            <text:p>pNPH</text:p>
          </table:table-cell>
          <table:table-cell office:value-type="string" calcext:value-type="string">
            <text:p>New Phyrexia Promos</text:p>
          </table:table-cell>
          <table:table-cell office:value-type="string" calcext:value-type="string">
            <text:p>pNPH</text:p>
          </table:table-cell>
        </table:table-row>
        <table:table-row table:style-name="ro1">
          <table:table-cell office:value-type="string" calcext:value-type="string">
            <text:p>Duel Decks: Knights vs. Dragons DDG</text:p>
          </table:table-cell>
          <table:table-cell table:formula="of:=MID([.A377];1;FIND(&quot;~&quot;;SUBSTITUTE([.A377];&quot; &quot;;&quot;~&quot;;LEN([.A377])-LEN(SUBSTITUTE([.A377];&quot; &quot;;&quot;&quot;))-(1-1)))-1)" office:value-type="string" office:string-value="Duel Decks: Knights vs. Dragons" calcext:value-type="string">
            <text:p>Duel Decks: Knights vs. Dragons</text:p>
          </table:table-cell>
          <table:table-cell office:value-type="date" office:date-value="2011-04-01" calcext:value-type="date">
            <text:p>01.04.2011</text:p>
          </table:table-cell>
          <table:table-cell table:formula="of:=TRIM(RIGHT(SUBSTITUTE([.A$1:.A$1048576]; &quot; &quot;;REPT(&quot; &quot;;100));100))" office:value-type="string" office:string-value="DDG" calcext:value-type="string">
            <text:p>DDG</text:p>
          </table:table-cell>
          <table:table-cell office:value-type="string" calcext:value-type="string">
            <text:p>Duel Decks: Knights vs. Dragons</text:p>
          </table:table-cell>
          <table:table-cell office:value-type="string" calcext:value-type="string">
            <text:p>DDG</text:p>
          </table:table-cell>
        </table:table-row>
        <table:table-row table:style-name="ro1">
          <table:table-cell office:value-type="string" calcext:value-type="string">
            <text:p>Duel Decks: Knights vs. Dragons Tokens tDDG</text:p>
          </table:table-cell>
          <table:table-cell table:formula="of:=MID([.A378];1;FIND(&quot;~&quot;;SUBSTITUTE([.A378];&quot; &quot;;&quot;~&quot;;LEN([.A378])-LEN(SUBSTITUTE([.A378];&quot; &quot;;&quot;&quot;))-(1-1)))-1)" office:value-type="string" office:string-value="Duel Decks: Knights vs. Dragons Tokens" calcext:value-type="string">
            <text:p>Duel Decks: Knights vs. Dragons Tokens</text:p>
          </table:table-cell>
          <table:table-cell office:value-type="date" office:date-value="2011-04-01" calcext:value-type="date">
            <text:p>01.04.2011</text:p>
          </table:table-cell>
          <table:table-cell table:formula="of:=TRIM(RIGHT(SUBSTITUTE([.A$1:.A$1048576]; &quot; &quot;;REPT(&quot; &quot;;100));100))" office:value-type="string" office:string-value="tDDG" calcext:value-type="string">
            <text:p>tDDG</text:p>
          </table:table-cell>
          <table:table-cell office:value-type="string" calcext:value-type="string">
            <text:p>Duel Decks: Knights vs. Dragons Tokens</text:p>
          </table:table-cell>
          <table:table-cell office:value-type="string" calcext:value-type="string">
            <text:p>tDDG</text:p>
          </table:table-cell>
        </table:table-row>
        <table:table-row table:style-name="ro1">
          <table:table-cell office:value-type="string" calcext:value-type="string">
            <text:p>Duels of the Planeswalkers Promos 2012 pDP12</text:p>
          </table:table-cell>
          <table:table-cell table:formula="of:=MID([.A379];1;FIND(&quot;~&quot;;SUBSTITUTE([.A379];&quot; &quot;;&quot;~&quot;;LEN([.A379])-LEN(SUBSTITUTE([.A379];&quot; &quot;;&quot;&quot;))-(1-1)))-1)" office:value-type="string" office:string-value="Duels of the Planeswalkers Promos 2012" calcext:value-type="string">
            <text:p>Duels of the Planeswalkers Promos 2012</text:p>
          </table:table-cell>
          <table:table-cell office:value-type="date" office:date-value="2011-03-30" calcext:value-type="date">
            <text:p>30.03.2011</text:p>
          </table:table-cell>
          <table:table-cell table:formula="of:=TRIM(RIGHT(SUBSTITUTE([.A$1:.A$1048576]; &quot; &quot;;REPT(&quot; &quot;;100));100))" office:value-type="string" office:string-value="pDP12" calcext:value-type="string">
            <text:p>pDP12</text:p>
          </table:table-cell>
          <table:table-cell office:value-type="string" calcext:value-type="string">
            <text:p>Duels of the Planeswalkers Promos 2012</text:p>
          </table:table-cell>
          <table:table-cell office:value-type="string" calcext:value-type="string">
            <text:p>pDP12</text:p>
          </table:table-cell>
        </table:table-row>
        <table:table-row table:style-name="ro1">
          <table:table-cell office:value-type="string" calcext:value-type="string">
            <text:p>Mirrodin Besieged MBS</text:p>
          </table:table-cell>
          <table:table-cell table:formula="of:=MID([.A380];1;FIND(&quot;~&quot;;SUBSTITUTE([.A380];&quot; &quot;;&quot;~&quot;;LEN([.A380])-LEN(SUBSTITUTE([.A380];&quot; &quot;;&quot;&quot;))-(1-1)))-1)" office:value-type="string" office:string-value="Mirrodin Besieged" calcext:value-type="string">
            <text:p>Mirrodin Besieged</text:p>
          </table:table-cell>
          <table:table-cell office:value-type="date" office:date-value="2011-02-04" calcext:value-type="date">
            <text:p>04.02.2011</text:p>
          </table:table-cell>
          <table:table-cell table:formula="of:=TRIM(RIGHT(SUBSTITUTE([.A$1:.A$1048576]; &quot; &quot;;REPT(&quot; &quot;;100));100))" office:value-type="string" office:string-value="MBS" calcext:value-type="string">
            <text:p>MBS</text:p>
          </table:table-cell>
          <table:table-cell office:value-type="string" calcext:value-type="string">
            <text:p>Mirrodin Besieged</text:p>
          </table:table-cell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Mirrodin Besieged Promos pMBS</text:p>
          </table:table-cell>
          <table:table-cell table:formula="of:=MID([.A381];1;FIND(&quot;~&quot;;SUBSTITUTE([.A381];&quot; &quot;;&quot;~&quot;;LEN([.A381])-LEN(SUBSTITUTE([.A381];&quot; &quot;;&quot;&quot;))-(1-1)))-1)" office:value-type="string" office:string-value="Mirrodin Besieged Promos" calcext:value-type="string">
            <text:p>Mirrodin Besieged Promos</text:p>
          </table:table-cell>
          <table:table-cell office:value-type="date" office:date-value="2011-02-04" calcext:value-type="date">
            <text:p>04.02.2011</text:p>
          </table:table-cell>
          <table:table-cell table:formula="of:=TRIM(RIGHT(SUBSTITUTE([.A$1:.A$1048576]; &quot; &quot;;REPT(&quot; &quot;;100));100))" office:value-type="string" office:string-value="pMBS" calcext:value-type="string">
            <text:p>pMBS</text:p>
          </table:table-cell>
          <table:table-cell office:value-type="string" calcext:value-type="string">
            <text:p>Mirrodin Besieged Promos</text:p>
          </table:table-cell>
          <table:table-cell office:value-type="string" calcext:value-type="string">
            <text:p>pMBS</text:p>
          </table:table-cell>
        </table:table-row>
        <table:table-row table:style-name="ro1">
          <table:table-cell office:value-type="string" calcext:value-type="string">
            <text:p>Mirrodin Besieged Tokens tMBS</text:p>
          </table:table-cell>
          <table:table-cell table:formula="of:=MID([.A382];1;FIND(&quot;~&quot;;SUBSTITUTE([.A382];&quot; &quot;;&quot;~&quot;;LEN([.A382])-LEN(SUBSTITUTE([.A382];&quot; &quot;;&quot;&quot;))-(1-1)))-1)" office:value-type="string" office:string-value="Mirrodin Besieged Tokens" calcext:value-type="string">
            <text:p>Mirrodin Besieged Tokens</text:p>
          </table:table-cell>
          <table:table-cell office:value-type="date" office:date-value="2011-02-04" calcext:value-type="date">
            <text:p>04.02.2011</text:p>
          </table:table-cell>
          <table:table-cell table:formula="of:=TRIM(RIGHT(SUBSTITUTE([.A$1:.A$1048576]; &quot; &quot;;REPT(&quot; &quot;;100));100))" office:value-type="string" office:string-value="tMBS" calcext:value-type="string">
            <text:p>tMBS</text:p>
          </table:table-cell>
          <table:table-cell office:value-type="string" calcext:value-type="string">
            <text:p>Mirrodin Besieged Tokens</text:p>
          </table:table-cell>
          <table:table-cell office:value-type="string" calcext:value-type="string">
            <text:p>tMBS</text:p>
          </table:table-cell>
        </table:table-row>
        <table:table-row table:style-name="ro1">
          <table:table-cell office:value-type="string" calcext:value-type="string">
            <text:p>Masters Edition IV ME4</text:p>
          </table:table-cell>
          <table:table-cell table:formula="of:=MID([.A383];1;FIND(&quot;~&quot;;SUBSTITUTE([.A383];&quot; &quot;;&quot;~&quot;;LEN([.A383])-LEN(SUBSTITUTE([.A383];&quot; &quot;;&quot;&quot;))-(1-1)))-1)" office:value-type="string" office:string-value="Masters Edition IV" calcext:value-type="string">
            <text:p>Masters Edition IV</text:p>
          </table:table-cell>
          <table:table-cell office:value-type="date" office:date-value="2011-01-10" calcext:value-type="date">
            <text:p>10.01.2011</text:p>
          </table:table-cell>
          <table:table-cell table:formula="of:=TRIM(RIGHT(SUBSTITUTE([.A$1:.A$1048576]; &quot; &quot;;REPT(&quot; &quot;;100));100))" office:value-type="string" office:string-value="ME4" calcext:value-type="string">
            <text:p>ME4</text:p>
          </table:table-cell>
          <table:table-cell office:value-type="string" calcext:value-type="string">
            <text:p>Masters Edition IV</text:p>
          </table:table-cell>
          <table:table-cell office:value-type="string" calcext:value-type="string">
            <text:p>ME4</text:p>
          </table:table-cell>
        </table:table-row>
        <table:table-row table:style-name="ro1">
          <table:table-cell office:value-type="string" calcext:value-type="string">
            <text:p>Friday Night Magic 2011 F11</text:p>
          </table:table-cell>
          <table:table-cell table:formula="of:=MID([.A384];1;FIND(&quot;~&quot;;SUBSTITUTE([.A384];&quot; &quot;;&quot;~&quot;;LEN([.A384])-LEN(SUBSTITUTE([.A384];&quot; &quot;;&quot;&quot;))-(1-1)))-1)" office:value-type="string" office:string-value="Friday Night Magic 2011" calcext:value-type="string">
            <text:p>Friday Night Magic 2011</text:p>
          </table:table-cell>
          <table:table-cell office:value-type="date" office:date-value="2011-01-07" calcext:value-type="date">
            <text:p>07.01.2011</text:p>
          </table:table-cell>
          <table:table-cell table:formula="of:=TRIM(RIGHT(SUBSTITUTE([.A$1:.A$1048576]; &quot; &quot;;REPT(&quot; &quot;;100));100))" office:value-type="string" office:string-value="F11" calcext:value-type="string">
            <text:p>F11</text:p>
          </table:table-cell>
          <table:table-cell office:value-type="string" calcext:value-type="string">
            <text:p>Friday Night Magic 2011</text:p>
          </table:table-cell>
          <table:table-cell office:value-type="string" calcext:value-type="string">
            <text:p>F11</text:p>
          </table:table-cell>
        </table:table-row>
        <table:table-row table:style-name="ro1">
          <table:table-cell office:value-type="string" calcext:value-type="string">
            <text:p>Wizards Play Network 2011 pWP11</text:p>
          </table:table-cell>
          <table:table-cell table:formula="of:=MID([.A385];1;FIND(&quot;~&quot;;SUBSTITUTE([.A385];&quot; &quot;;&quot;~&quot;;LEN([.A385])-LEN(SUBSTITUTE([.A385];&quot; &quot;;&quot;&quot;))-(1-1)))-1)" office:value-type="string" office:string-value="Wizards Play Network 2011" calcext:value-type="string">
            <text:p>Wizards Play Network 2011</text:p>
          </table:table-cell>
          <table:table-cell office:value-type="date" office:date-value="2011-01-01" calcext:value-type="date">
            <text:p>01.01.2011</text:p>
          </table:table-cell>
          <table:table-cell table:formula="of:=TRIM(RIGHT(SUBSTITUTE([.A$1:.A$1048576]; &quot; &quot;;REPT(&quot; &quot;;100));100))" office:value-type="string" office:string-value="pWP11" calcext:value-type="string">
            <text:p>pWP11</text:p>
          </table:table-cell>
          <table:table-cell office:value-type="string" calcext:value-type="string">
            <text:p>Wizards Play Network 2011</text:p>
          </table:table-cell>
          <table:table-cell office:value-type="string" calcext:value-type="string">
            <text:p>pWP11</text:p>
          </table:table-cell>
        </table:table-row>
        <table:table-row table:style-name="ro1">
          <table:table-cell office:value-type="string" calcext:value-type="string">
            <text:p>Magic Player Rewards 2011 P11</text:p>
          </table:table-cell>
          <table:table-cell table:formula="of:=MID([.A386];1;FIND(&quot;~&quot;;SUBSTITUTE([.A386];&quot; &quot;;&quot;~&quot;;LEN([.A386])-LEN(SUBSTITUTE([.A386];&quot; &quot;;&quot;&quot;))-(1-1)))-1)" office:value-type="string" office:string-value="Magic Player Rewards 2011" calcext:value-type="string">
            <text:p>Magic Player Rewards 2011</text:p>
          </table:table-cell>
          <table:table-cell office:value-type="date" office:date-value="2011-01-01" calcext:value-type="date">
            <text:p>01.01.2011</text:p>
          </table:table-cell>
          <table:table-cell table:formula="of:=TRIM(RIGHT(SUBSTITUTE([.A$1:.A$1048576]; &quot; &quot;;REPT(&quot; &quot;;100));100))" office:value-type="string" office:string-value="P11" calcext:value-type="string">
            <text:p>P11</text:p>
          </table:table-cell>
          <table:table-cell office:value-type="string" calcext:value-type="string">
            <text:p>Magic Player Rewards 2011</text:p>
          </table:table-cell>
          <table:table-cell office:value-type="string" calcext:value-type="string">
            <text:p>P11</text:p>
          </table:table-cell>
        </table:table-row>
        <table:table-row table:style-name="ro1">
          <table:table-cell office:value-type="string" calcext:value-type="string">
            <text:p>Judge Gift Cards 2011 G11</text:p>
          </table:table-cell>
          <table:table-cell table:formula="of:=MID([.A387];1;FIND(&quot;~&quot;;SUBSTITUTE([.A387];&quot; &quot;;&quot;~&quot;;LEN([.A387])-LEN(SUBSTITUTE([.A387];&quot; &quot;;&quot;&quot;))-(1-1)))-1)" office:value-type="string" office:string-value="Judge Gift Cards 2011" calcext:value-type="string">
            <text:p>Judge Gift Cards 2011</text:p>
          </table:table-cell>
          <table:table-cell office:value-type="date" office:date-value="2011-01-01" calcext:value-type="date">
            <text:p>01.01.2011</text:p>
          </table:table-cell>
          <table:table-cell table:formula="of:=TRIM(RIGHT(SUBSTITUTE([.A$1:.A$1048576]; &quot; &quot;;REPT(&quot; &quot;;100));100))" office:value-type="string" office:string-value="G11" calcext:value-type="string">
            <text:p>G11</text:p>
          </table:table-cell>
          <table:table-cell office:value-type="string" calcext:value-type="string">
            <text:p>Judge Gift Cards 2011</text:p>
          </table:table-cell>
          <table:table-cell office:value-type="string" calcext:value-type="string">
            <text:p>G11</text:p>
          </table:table-cell>
        </table:table-row>
        <table:table-row table:style-name="ro1">
          <table:table-cell office:value-type="string" calcext:value-type="string">
            <text:p>Magic Premiere Shop 2011 pMPS11</text:p>
          </table:table-cell>
          <table:table-cell table:formula="of:=MID([.A388];1;FIND(&quot;~&quot;;SUBSTITUTE([.A388];&quot; &quot;;&quot;~&quot;;LEN([.A388])-LEN(SUBSTITUTE([.A388];&quot; &quot;;&quot;&quot;))-(1-1)))-1)" office:value-type="string" office:string-value="Magic Premiere Shop 2011" calcext:value-type="string">
            <text:p>Magic Premiere Shop 2011</text:p>
          </table:table-cell>
          <table:table-cell office:value-type="date" office:date-value="2011-01-01" calcext:value-type="date">
            <text:p>01.01.2011</text:p>
          </table:table-cell>
          <table:table-cell table:formula="of:=TRIM(RIGHT(SUBSTITUTE([.A$1:.A$1048576]; &quot; &quot;;REPT(&quot; &quot;;100));100))" office:value-type="string" office:string-value="pMPS11" calcext:value-type="string">
            <text:p>pMPS11</text:p>
          </table:table-cell>
          <table:table-cell office:value-type="string" calcext:value-type="string">
            <text:p>Magic Premiere Shop 2011</text:p>
          </table:table-cell>
          <table:table-cell office:value-type="string" calcext:value-type="string">
            <text:p>pMPS11</text:p>
          </table:table-cell>
        </table:table-row>
        <table:table-row table:style-name="ro1">
          <table:table-cell office:value-type="string" calcext:value-type="string">
            <text:p>Duels of the Planeswalkers Promos 2010 pDP10</text:p>
          </table:table-cell>
          <table:table-cell table:formula="of:=MID([.A389];1;FIND(&quot;~&quot;;SUBSTITUTE([.A389];&quot; &quot;;&quot;~&quot;;LEN([.A389])-LEN(SUBSTITUTE([.A389];&quot; &quot;;&quot;&quot;))-(1-1)))-1)" office:value-type="string" office:string-value="Duels of the Planeswalkers Promos 2010" calcext:value-type="string">
            <text:p>Duels of the Planeswalkers Promos 2010</text:p>
          </table:table-cell>
          <table:table-cell office:value-type="date" office:date-value="2010-11-23" calcext:value-type="date">
            <text:p>23.11.2010</text:p>
          </table:table-cell>
          <table:table-cell table:formula="of:=TRIM(RIGHT(SUBSTITUTE([.A$1:.A$1048576]; &quot; &quot;;REPT(&quot; &quot;;100));100))" office:value-type="string" office:string-value="pDP10" calcext:value-type="string">
            <text:p>pDP10</text:p>
          </table:table-cell>
          <table:table-cell office:value-type="string" calcext:value-type="string">
            <text:p>Duels of the Planeswalkers Promos 2010</text:p>
          </table:table-cell>
          <table:table-cell office:value-type="string" calcext:value-type="string">
            <text:p>pDP10</text:p>
          </table:table-cell>
        </table:table-row>
        <table:table-row table:style-name="ro1">
          <table:table-cell office:value-type="string" calcext:value-type="string">
            <text:p>Premium Deck Series: Fire and Lightning PD2</text:p>
          </table:table-cell>
          <table:table-cell table:formula="of:=MID([.A390];1;FIND(&quot;~&quot;;SUBSTITUTE([.A390];&quot; &quot;;&quot;~&quot;;LEN([.A390])-LEN(SUBSTITUTE([.A390];&quot; &quot;;&quot;&quot;))-(1-1)))-1)" office:value-type="string" office:string-value="Premium Deck Series: Fire and Lightning" calcext:value-type="string">
            <text:p>Premium Deck Series: Fire and Lightning</text:p>
          </table:table-cell>
          <table:table-cell office:value-type="date" office:date-value="2010-11-19" calcext:value-type="date">
            <text:p>19.11.2010</text:p>
          </table:table-cell>
          <table:table-cell table:formula="of:=TRIM(RIGHT(SUBSTITUTE([.A$1:.A$1048576]; &quot; &quot;;REPT(&quot; &quot;;100));100))" office:value-type="string" office:string-value="PD2" calcext:value-type="string">
            <text:p>PD2</text:p>
          </table:table-cell>
          <table:table-cell office:value-type="string" calcext:value-type="string">
            <text:p>Premium Deck Series: Fire and Lightning</text:p>
          </table:table-cell>
          <table:table-cell office:value-type="string" calcext:value-type="string">
            <text:p>PD2</text:p>
          </table:table-cell>
        </table:table-row>
        <table:table-row table:style-name="ro1">
          <table:table-cell office:value-type="string" calcext:value-type="string">
            <text:p>Scars of Mirrodin SOM</text:p>
          </table:table-cell>
          <table:table-cell table:formula="of:=MID([.A391];1;FIND(&quot;~&quot;;SUBSTITUTE([.A391];&quot; &quot;;&quot;~&quot;;LEN([.A391])-LEN(SUBSTITUTE([.A391];&quot; &quot;;&quot;&quot;))-(1-1)))-1)" office:value-type="string" office:string-value="Scars of Mirrodin" calcext:value-type="string">
            <text:p>Scars of Mirrodin</text:p>
          </table:table-cell>
          <table:table-cell office:value-type="date" office:date-value="2010-10-01" calcext:value-type="date">
            <text:p>01.10.2010</text:p>
          </table:table-cell>
          <table:table-cell table:formula="of:=TRIM(RIGHT(SUBSTITUTE([.A$1:.A$1048576]; &quot; &quot;;REPT(&quot; &quot;;100));100))" office:value-type="string" office:string-value="SOM" calcext:value-type="string">
            <text:p>SOM</text:p>
          </table:table-cell>
          <table:table-cell office:value-type="string" calcext:value-type="string">
            <text:p>Scars of Mirrodin</text:p>
          </table:table-cell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Scars of Mirrodin Tokens tSOM</text:p>
          </table:table-cell>
          <table:table-cell table:formula="of:=MID([.A392];1;FIND(&quot;~&quot;;SUBSTITUTE([.A392];&quot; &quot;;&quot;~&quot;;LEN([.A392])-LEN(SUBSTITUTE([.A392];&quot; &quot;;&quot;&quot;))-(1-1)))-1)" office:value-type="string" office:string-value="Scars of Mirrodin Tokens" calcext:value-type="string">
            <text:p>Scars of Mirrodin Tokens</text:p>
          </table:table-cell>
          <table:table-cell office:value-type="date" office:date-value="2010-10-01" calcext:value-type="date">
            <text:p>01.10.2010</text:p>
          </table:table-cell>
          <table:table-cell table:formula="of:=TRIM(RIGHT(SUBSTITUTE([.A$1:.A$1048576]; &quot; &quot;;REPT(&quot; &quot;;100));100))" office:value-type="string" office:string-value="tSOM" calcext:value-type="string">
            <text:p>tSOM</text:p>
          </table:table-cell>
          <table:table-cell office:value-type="string" calcext:value-type="string">
            <text:p>Scars of Mirrodin Tokens</text:p>
          </table:table-cell>
          <table:table-cell office:value-type="string" calcext:value-type="string">
            <text:p>tSOM</text:p>
          </table:table-cell>
        </table:table-row>
        <table:table-row table:style-name="ro1">
          <table:table-cell office:value-type="string" calcext:value-type="string">
            <text:p>Scars of Mirrodin Promos pSOM</text:p>
          </table:table-cell>
          <table:table-cell table:formula="of:=MID([.A393];1;FIND(&quot;~&quot;;SUBSTITUTE([.A393];&quot; &quot;;&quot;~&quot;;LEN([.A393])-LEN(SUBSTITUTE([.A393];&quot; &quot;;&quot;&quot;))-(1-1)))-1)" office:value-type="string" office:string-value="Scars of Mirrodin Promos" calcext:value-type="string">
            <text:p>Scars of Mirrodin Promos</text:p>
          </table:table-cell>
          <table:table-cell office:value-type="date" office:date-value="2010-10-01" calcext:value-type="date">
            <text:p>01.10.2010</text:p>
          </table:table-cell>
          <table:table-cell table:formula="of:=TRIM(RIGHT(SUBSTITUTE([.A$1:.A$1048576]; &quot; &quot;;REPT(&quot; &quot;;100));100))" office:value-type="string" office:string-value="pSOM" calcext:value-type="string">
            <text:p>pSOM</text:p>
          </table:table-cell>
          <table:table-cell office:value-type="string" calcext:value-type="string">
            <text:p>Scars of Mirrodin Promos</text:p>
          </table:table-cell>
          <table:table-cell office:value-type="string" calcext:value-type="string">
            <text:p>pSOM</text:p>
          </table:table-cell>
        </table:table-row>
        <table:table-row table:style-name="ro1">
          <table:table-cell office:value-type="string" calcext:value-type="string">
            <text:p>Duel Decks: Elspeth vs. Tezzeret DDF</text:p>
          </table:table-cell>
          <table:table-cell table:formula="of:=MID([.A394];1;FIND(&quot;~&quot;;SUBSTITUTE([.A394];&quot; &quot;;&quot;~&quot;;LEN([.A394])-LEN(SUBSTITUTE([.A394];&quot; &quot;;&quot;&quot;))-(1-1)))-1)" office:value-type="string" office:string-value="Duel Decks: Elspeth vs. Tezzeret" calcext:value-type="string">
            <text:p>Duel Decks: Elspeth vs. Tezzeret</text:p>
          </table:table-cell>
          <table:table-cell office:value-type="date" office:date-value="2010-09-03" calcext:value-type="date">
            <text:p>03.09.2010</text:p>
          </table:table-cell>
          <table:table-cell table:formula="of:=TRIM(RIGHT(SUBSTITUTE([.A$1:.A$1048576]; &quot; &quot;;REPT(&quot; &quot;;100));100))" office:value-type="string" office:string-value="DDF" calcext:value-type="string">
            <text:p>DDF</text:p>
          </table:table-cell>
          <table:table-cell office:value-type="string" calcext:value-type="string">
            <text:p>Duel Decks: Elspeth vs. Tezzeret</text:p>
          </table:table-cell>
          <table:table-cell office:value-type="string" calcext:value-type="string">
            <text:p>DDF</text:p>
          </table:table-cell>
        </table:table-row>
        <table:table-row table:style-name="ro1">
          <table:table-cell office:value-type="string" calcext:value-type="string">
            <text:p>Duel Decks: Elspeth vs. Tezzeret Tokens tDDF</text:p>
          </table:table-cell>
          <table:table-cell table:formula="of:=MID([.A395];1;FIND(&quot;~&quot;;SUBSTITUTE([.A395];&quot; &quot;;&quot;~&quot;;LEN([.A395])-LEN(SUBSTITUTE([.A395];&quot; &quot;;&quot;&quot;))-(1-1)))-1)" office:value-type="string" office:string-value="Duel Decks: Elspeth vs. Tezzeret Tokens" calcext:value-type="string">
            <text:p>Duel Decks: Elspeth vs. Tezzeret Tokens</text:p>
          </table:table-cell>
          <table:table-cell office:value-type="date" office:date-value="2010-09-03" calcext:value-type="date">
            <text:p>03.09.2010</text:p>
          </table:table-cell>
          <table:table-cell table:formula="of:=TRIM(RIGHT(SUBSTITUTE([.A$1:.A$1048576]; &quot; &quot;;REPT(&quot; &quot;;100));100))" office:value-type="string" office:string-value="tDDF" calcext:value-type="string">
            <text:p>tDDF</text:p>
          </table:table-cell>
          <table:table-cell office:value-type="string" calcext:value-type="string">
            <text:p>Duel Decks: Elspeth vs. Tezzeret Tokens</text:p>
          </table:table-cell>
          <table:table-cell office:value-type="string" calcext:value-type="string">
            <text:p>tDDF</text:p>
          </table:table-cell>
        </table:table-row>
        <table:table-row table:style-name="ro1">
          <table:table-cell office:value-type="string" calcext:value-type="string">
            <text:p>From the Vault: Relics V10</text:p>
          </table:table-cell>
          <table:table-cell table:formula="of:=MID([.A396];1;FIND(&quot;~&quot;;SUBSTITUTE([.A396];&quot; &quot;;&quot;~&quot;;LEN([.A396])-LEN(SUBSTITUTE([.A396];&quot; &quot;;&quot;&quot;))-(1-1)))-1)" office:value-type="string" office:string-value="From the Vault: Relics" calcext:value-type="string">
            <text:p>From the Vault: Relics</text:p>
          </table:table-cell>
          <table:table-cell office:value-type="date" office:date-value="2010-08-27" calcext:value-type="date">
            <text:p>27.08.2010</text:p>
          </table:table-cell>
          <table:table-cell table:formula="of:=TRIM(RIGHT(SUBSTITUTE([.A$1:.A$1048576]; &quot; &quot;;REPT(&quot; &quot;;100));100))" office:value-type="string" office:string-value="V10" calcext:value-type="string">
            <text:p>V10</text:p>
          </table:table-cell>
          <table:table-cell office:value-type="string" calcext:value-type="string">
            <text:p>From the Vault: Relics</text:p>
          </table:table-cell>
          <table:table-cell office:value-type="string" calcext:value-type="string">
            <text:p>V10</text:p>
          </table:table-cell>
        </table:table-row>
        <table:table-row table:style-name="ro1">
          <table:table-cell office:value-type="string" calcext:value-type="string">
            <text:p>Magic 2011 M11</text:p>
          </table:table-cell>
          <table:table-cell table:formula="of:=MID([.A397];1;FIND(&quot;~&quot;;SUBSTITUTE([.A397];&quot; &quot;;&quot;~&quot;;LEN([.A397])-LEN(SUBSTITUTE([.A397];&quot; &quot;;&quot;&quot;))-(1-1)))-1)" office:value-type="string" office:string-value="Magic 2011" calcext:value-type="string">
            <text:p>Magic 2011</text:p>
          </table:table-cell>
          <table:table-cell office:value-type="date" office:date-value="2010-07-16" calcext:value-type="date">
            <text:p>16.07.2010</text:p>
          </table:table-cell>
          <table:table-cell table:formula="of:=TRIM(RIGHT(SUBSTITUTE([.A$1:.A$1048576]; &quot; &quot;;REPT(&quot; &quot;;100));100))" office:value-type="string" office:string-value="M11" calcext:value-type="string">
            <text:p>M11</text:p>
          </table:table-cell>
          <table:table-cell office:value-type="string" calcext:value-type="string">
            <text:p>Magic 2011</text:p>
          </table:table-cell>
          <table:table-cell office:value-type="string" calcext:value-type="string">
            <text:p>M11</text:p>
          </table:table-cell>
        </table:table-row>
        <table:table-row table:style-name="ro1">
          <table:table-cell office:value-type="string" calcext:value-type="string">
            <text:p>Magic 2011 Tokens tM11</text:p>
          </table:table-cell>
          <table:table-cell table:formula="of:=MID([.A398];1;FIND(&quot;~&quot;;SUBSTITUTE([.A398];&quot; &quot;;&quot;~&quot;;LEN([.A398])-LEN(SUBSTITUTE([.A398];&quot; &quot;;&quot;&quot;))-(1-1)))-1)" office:value-type="string" office:string-value="Magic 2011 Tokens" calcext:value-type="string">
            <text:p>Magic 2011 Tokens</text:p>
          </table:table-cell>
          <table:table-cell office:value-type="date" office:date-value="2010-07-16" calcext:value-type="date">
            <text:p>16.07.2010</text:p>
          </table:table-cell>
          <table:table-cell table:formula="of:=TRIM(RIGHT(SUBSTITUTE([.A$1:.A$1048576]; &quot; &quot;;REPT(&quot; &quot;;100));100))" office:value-type="string" office:string-value="tM11" calcext:value-type="string">
            <text:p>tM11</text:p>
          </table:table-cell>
          <table:table-cell office:value-type="string" calcext:value-type="string">
            <text:p>Magic 2011 Tokens</text:p>
          </table:table-cell>
          <table:table-cell office:value-type="string" calcext:value-type="string">
            <text:p>tM11</text:p>
          </table:table-cell>
        </table:table-row>
        <table:table-row table:style-name="ro1">
          <table:table-cell office:value-type="string" calcext:value-type="string">
            <text:p>Magic 2011 Promos pM11</text:p>
          </table:table-cell>
          <table:table-cell table:formula="of:=MID([.A399];1;FIND(&quot;~&quot;;SUBSTITUTE([.A399];&quot; &quot;;&quot;~&quot;;LEN([.A399])-LEN(SUBSTITUTE([.A399];&quot; &quot;;&quot;&quot;))-(1-1)))-1)" office:value-type="string" office:string-value="Magic 2011 Promos" calcext:value-type="string">
            <text:p>Magic 2011 Promos</text:p>
          </table:table-cell>
          <table:table-cell office:value-type="date" office:date-value="2010-07-16" calcext:value-type="date">
            <text:p>16.07.2010</text:p>
          </table:table-cell>
          <table:table-cell table:formula="of:=TRIM(RIGHT(SUBSTITUTE([.A$1:.A$1048576]; &quot; &quot;;REPT(&quot; &quot;;100));100))" office:value-type="string" office:string-value="pM11" calcext:value-type="string">
            <text:p>pM11</text:p>
          </table:table-cell>
          <table:table-cell office:value-type="string" calcext:value-type="string">
            <text:p>Magic 2011 Promos</text:p>
          </table:table-cell>
          <table:table-cell office:value-type="string" calcext:value-type="string">
            <text:p>pM11</text:p>
          </table:table-cell>
        </table:table-row>
        <table:table-row table:style-name="ro1">
          <table:table-cell office:value-type="string" calcext:value-type="string">
            <text:p>Archenemy ARC</text:p>
          </table:table-cell>
          <table:table-cell table:formula="of:=MID([.A400];1;FIND(&quot;~&quot;;SUBSTITUTE([.A400];&quot; &quot;;&quot;~&quot;;LEN([.A400])-LEN(SUBSTITUTE([.A400];&quot; &quot;;&quot;&quot;))-(1-1)))-1)" office:value-type="string" office:string-value="Archenemy" calcext:value-type="string">
            <text:p>Archenemy</text:p>
          </table:table-cell>
          <table:table-cell office:value-type="date" office:date-value="2010-06-18" calcext:value-type="date">
            <text:p>18.06.2010</text:p>
          </table:table-cell>
          <table:table-cell table:formula="of:=TRIM(RIGHT(SUBSTITUTE([.A$1:.A$1048576]; &quot; &quot;;REPT(&quot; &quot;;100));100))" office:value-type="string" office:string-value="ARC" calcext:value-type="string">
            <text:p>ARC</text:p>
          </table:table-cell>
          <table:table-cell office:value-type="string" calcext:value-type="string">
            <text:p>Archenemy</text:p>
          </table:table-cell>
          <table:table-cell office:value-type="string" calcext:value-type="string">
            <text:p>ARC</text:p>
          </table:table-cell>
        </table:table-row>
        <table:table-row table:style-name="ro1">
          <table:table-cell office:value-type="string" calcext:value-type="string">
            <text:p>Promotional Schemes pARC</text:p>
          </table:table-cell>
          <table:table-cell table:formula="of:=MID([.A401];1;FIND(&quot;~&quot;;SUBSTITUTE([.A401];&quot; &quot;;&quot;~&quot;;LEN([.A401])-LEN(SUBSTITUTE([.A401];&quot; &quot;;&quot;&quot;))-(1-1)))-1)" office:value-type="string" office:string-value="Promotional Schemes" calcext:value-type="string">
            <text:p>Promotional Schemes</text:p>
          </table:table-cell>
          <table:table-cell office:value-type="date" office:date-value="2010-06-18" calcext:value-type="date">
            <text:p>18.06.2010</text:p>
          </table:table-cell>
          <table:table-cell table:formula="of:=TRIM(RIGHT(SUBSTITUTE([.A$1:.A$1048576]; &quot; &quot;;REPT(&quot; &quot;;100));100))" office:value-type="string" office:string-value="pARC" calcext:value-type="string">
            <text:p>pARC</text:p>
          </table:table-cell>
          <table:table-cell office:value-type="string" calcext:value-type="string">
            <text:p>Promotional Schemes</text:p>
          </table:table-cell>
          <table:table-cell office:value-type="string" calcext:value-type="string">
            <text:p>pARC</text:p>
          </table:table-cell>
        </table:table-row>
        <table:table-row table:style-name="ro1">
          <table:table-cell office:value-type="string" calcext:value-type="string">
            <text:p>Duels of the Planeswalkers DPA</text:p>
          </table:table-cell>
          <table:table-cell table:formula="of:=MID([.A402];1;FIND(&quot;~&quot;;SUBSTITUTE([.A402];&quot; &quot;;&quot;~&quot;;LEN([.A402])-LEN(SUBSTITUTE([.A402];&quot; &quot;;&quot;&quot;))-(1-1)))-1)" office:value-type="string" office:string-value="Duels of the Planeswalkers" calcext:value-type="string">
            <text:p>Duels of the Planeswalkers</text:p>
          </table:table-cell>
          <table:table-cell office:value-type="date" office:date-value="2010-06-04" calcext:value-type="date">
            <text:p>04.06.2010</text:p>
          </table:table-cell>
          <table:table-cell table:formula="of:=TRIM(RIGHT(SUBSTITUTE([.A$1:.A$1048576]; &quot; &quot;;REPT(&quot; &quot;;100));100))" office:value-type="string" office:string-value="DPA" calcext:value-type="string">
            <text:p>DPA</text:p>
          </table:table-cell>
          <table:table-cell office:value-type="string" calcext:value-type="string">
            <text:p>Duels of the Planeswalkers</text:p>
          </table:table-cell>
          <table:table-cell office:value-type="string" calcext:value-type="string">
            <text:p>DPA</text:p>
          </table:table-cell>
        </table:table-row>
        <table:table-row table:style-name="ro1">
          <table:table-cell office:value-type="string" calcext:value-type="string">
            <text:p>Rise of the Eldrazi ROE</text:p>
          </table:table-cell>
          <table:table-cell table:formula="of:=MID([.A403];1;FIND(&quot;~&quot;;SUBSTITUTE([.A403];&quot; &quot;;&quot;~&quot;;LEN([.A403])-LEN(SUBSTITUTE([.A403];&quot; &quot;;&quot;&quot;))-(1-1)))-1)" office:value-type="string" office:string-value="Rise of the Eldrazi" calcext:value-type="string">
            <text:p>Rise of the Eldrazi</text:p>
          </table:table-cell>
          <table:table-cell office:value-type="date" office:date-value="2010-04-23" calcext:value-type="date">
            <text:p>23.04.2010</text:p>
          </table:table-cell>
          <table:table-cell table:formula="of:=TRIM(RIGHT(SUBSTITUTE([.A$1:.A$1048576]; &quot; &quot;;REPT(&quot; &quot;;100));100))" office:value-type="string" office:string-value="ROE" calcext:value-type="string">
            <text:p>ROE</text:p>
          </table:table-cell>
          <table:table-cell office:value-type="string" calcext:value-type="string">
            <text:p>Rise of the Eldrazi</text:p>
          </table:table-cell>
          <table:table-cell office:value-type="string" calcext:value-type="string">
            <text:p>ROE</text:p>
          </table:table-cell>
        </table:table-row>
        <table:table-row table:style-name="ro1">
          <table:table-cell office:value-type="string" calcext:value-type="string">
            <text:p>Rise of the Eldrazi Tokens tROE</text:p>
          </table:table-cell>
          <table:table-cell table:formula="of:=MID([.A404];1;FIND(&quot;~&quot;;SUBSTITUTE([.A404];&quot; &quot;;&quot;~&quot;;LEN([.A404])-LEN(SUBSTITUTE([.A404];&quot; &quot;;&quot;&quot;))-(1-1)))-1)" office:value-type="string" office:string-value="Rise of the Eldrazi Tokens" calcext:value-type="string">
            <text:p>Rise of the Eldrazi Tokens</text:p>
          </table:table-cell>
          <table:table-cell office:value-type="date" office:date-value="2010-04-23" calcext:value-type="date">
            <text:p>23.04.2010</text:p>
          </table:table-cell>
          <table:table-cell table:formula="of:=TRIM(RIGHT(SUBSTITUTE([.A$1:.A$1048576]; &quot; &quot;;REPT(&quot; &quot;;100));100))" office:value-type="string" office:string-value="tROE" calcext:value-type="string">
            <text:p>tROE</text:p>
          </table:table-cell>
          <table:table-cell office:value-type="string" calcext:value-type="string">
            <text:p>Rise of the Eldrazi Tokens</text:p>
          </table:table-cell>
          <table:table-cell office:value-type="string" calcext:value-type="string">
            <text:p>tROE</text:p>
          </table:table-cell>
        </table:table-row>
        <table:table-row table:style-name="ro1">
          <table:table-cell office:value-type="string" calcext:value-type="string">
            <text:p>Rise of the Eldrazi Promos pROE</text:p>
          </table:table-cell>
          <table:table-cell table:formula="of:=MID([.A405];1;FIND(&quot;~&quot;;SUBSTITUTE([.A405];&quot; &quot;;&quot;~&quot;;LEN([.A405])-LEN(SUBSTITUTE([.A405];&quot; &quot;;&quot;&quot;))-(1-1)))-1)" office:value-type="string" office:string-value="Rise of the Eldrazi Promos" calcext:value-type="string">
            <text:p>Rise of the Eldrazi Promos</text:p>
          </table:table-cell>
          <table:table-cell office:value-type="date" office:date-value="2010-04-23" calcext:value-type="date">
            <text:p>23.04.2010</text:p>
          </table:table-cell>
          <table:table-cell table:formula="of:=TRIM(RIGHT(SUBSTITUTE([.A$1:.A$1048576]; &quot; &quot;;REPT(&quot; &quot;;100));100))" office:value-type="string" office:string-value="pROE" calcext:value-type="string">
            <text:p>pROE</text:p>
          </table:table-cell>
          <table:table-cell office:value-type="string" calcext:value-type="string">
            <text:p>Rise of the Eldrazi Promos</text:p>
          </table:table-cell>
          <table:table-cell office:value-type="string" calcext:value-type="string">
            <text:p>pROE</text:p>
          </table:table-cell>
        </table:table-row>
        <table:table-row table:style-name="ro1">
          <table:table-cell office:value-type="string" calcext:value-type="string">
            <text:p>Duel Decks: Phyrexia vs. the Coalition DDE</text:p>
          </table:table-cell>
          <table:table-cell table:formula="of:=MID([.A406];1;FIND(&quot;~&quot;;SUBSTITUTE([.A406];&quot; &quot;;&quot;~&quot;;LEN([.A406])-LEN(SUBSTITUTE([.A406];&quot; &quot;;&quot;&quot;))-(1-1)))-1)" office:value-type="string" office:string-value="Duel Decks: Phyrexia vs. the Coalition" calcext:value-type="string">
            <text:p>Duel Decks: Phyrexia vs. the Coalition</text:p>
          </table:table-cell>
          <table:table-cell office:value-type="date" office:date-value="2010-03-19" calcext:value-type="date">
            <text:p>19.03.2010</text:p>
          </table:table-cell>
          <table:table-cell table:formula="of:=TRIM(RIGHT(SUBSTITUTE([.A$1:.A$1048576]; &quot; &quot;;REPT(&quot; &quot;;100));100))" office:value-type="string" office:string-value="DDE" calcext:value-type="string">
            <text:p>DDE</text:p>
          </table:table-cell>
          <table:table-cell office:value-type="string" calcext:value-type="string">
            <text:p>Duel Decks: Phyrexia vs. the Coalition</text:p>
          </table:table-cell>
          <table:table-cell office:value-type="string" calcext:value-type="string">
            <text:p>DDE</text:p>
          </table:table-cell>
        </table:table-row>
        <table:table-row table:style-name="ro1">
          <table:table-cell office:value-type="string" calcext:value-type="string">
            <text:p>Duel Decks: Phyrexia vs. the Coalition Tokens tDDE</text:p>
          </table:table-cell>
          <table:table-cell table:formula="of:=MID([.A407];1;FIND(&quot;~&quot;;SUBSTITUTE([.A407];&quot; &quot;;&quot;~&quot;;LEN([.A407])-LEN(SUBSTITUTE([.A407];&quot; &quot;;&quot;&quot;))-(1-1)))-1)" office:value-type="string" office:string-value="Duel Decks: Phyrexia vs. the Coalition Tokens" calcext:value-type="string">
            <text:p>Duel Decks: Phyrexia vs. the Coalition Tokens</text:p>
          </table:table-cell>
          <table:table-cell office:value-type="date" office:date-value="2010-03-19" calcext:value-type="date">
            <text:p>19.03.2010</text:p>
          </table:table-cell>
          <table:table-cell table:formula="of:=TRIM(RIGHT(SUBSTITUTE([.A$1:.A$1048576]; &quot; &quot;;REPT(&quot; &quot;;100));100))" office:value-type="string" office:string-value="tDDE" calcext:value-type="string">
            <text:p>tDDE</text:p>
          </table:table-cell>
          <table:table-cell office:value-type="string" calcext:value-type="string">
            <text:p>Duel Decks: Phyrexia vs. the Coalition Tokens</text:p>
          </table:table-cell>
          <table:table-cell office:value-type="string" calcext:value-type="string">
            <text:p>tDDE</text:p>
          </table:table-cell>
        </table:table-row>
        <table:table-row table:style-name="ro1">
          <table:table-cell office:value-type="string" calcext:value-type="string">
            <text:p>Worldwake WWK</text:p>
          </table:table-cell>
          <table:table-cell table:formula="of:=MID([.A408];1;FIND(&quot;~&quot;;SUBSTITUTE([.A408];&quot; &quot;;&quot;~&quot;;LEN([.A408])-LEN(SUBSTITUTE([.A408];&quot; &quot;;&quot;&quot;))-(1-1)))-1)" office:value-type="string" office:string-value="Worldwake" calcext:value-type="string">
            <text:p>Worldwake</text:p>
          </table:table-cell>
          <table:table-cell office:value-type="date" office:date-value="2010-02-05" calcext:value-type="date">
            <text:p>05.02.2010</text:p>
          </table:table-cell>
          <table:table-cell table:formula="of:=TRIM(RIGHT(SUBSTITUTE([.A$1:.A$1048576]; &quot; &quot;;REPT(&quot; &quot;;100));100))" office:value-type="string" office:string-value="WWK" calcext:value-type="string">
            <text:p>WWK</text:p>
          </table:table-cell>
          <table:table-cell office:value-type="string" calcext:value-type="string">
            <text:p>Worldwake</text:p>
          </table:table-cell>
          <table:table-cell office:value-type="string" calcext:value-type="string">
            <text:p>WWK</text:p>
          </table:table-cell>
        </table:table-row>
        <table:table-row table:style-name="ro1">
          <table:table-cell office:value-type="string" calcext:value-type="string">
            <text:p>Worldwake Tokens tWWK</text:p>
          </table:table-cell>
          <table:table-cell table:formula="of:=MID([.A409];1;FIND(&quot;~&quot;;SUBSTITUTE([.A409];&quot; &quot;;&quot;~&quot;;LEN([.A409])-LEN(SUBSTITUTE([.A409];&quot; &quot;;&quot;&quot;))-(1-1)))-1)" office:value-type="string" office:string-value="Worldwake Tokens" calcext:value-type="string">
            <text:p>Worldwake Tokens</text:p>
          </table:table-cell>
          <table:table-cell office:value-type="date" office:date-value="2010-02-05" calcext:value-type="date">
            <text:p>05.02.2010</text:p>
          </table:table-cell>
          <table:table-cell table:formula="of:=TRIM(RIGHT(SUBSTITUTE([.A$1:.A$1048576]; &quot; &quot;;REPT(&quot; &quot;;100));100))" office:value-type="string" office:string-value="tWWK" calcext:value-type="string">
            <text:p>tWWK</text:p>
          </table:table-cell>
          <table:table-cell office:value-type="string" calcext:value-type="string">
            <text:p>Worldwake Tokens</text:p>
          </table:table-cell>
          <table:table-cell office:value-type="string" calcext:value-type="string">
            <text:p>tWWK</text:p>
          </table:table-cell>
        </table:table-row>
        <table:table-row table:style-name="ro1">
          <table:table-cell office:value-type="string" calcext:value-type="string">
            <text:p>Worldwake Promos pWWK</text:p>
          </table:table-cell>
          <table:table-cell table:formula="of:=MID([.A410];1;FIND(&quot;~&quot;;SUBSTITUTE([.A410];&quot; &quot;;&quot;~&quot;;LEN([.A410])-LEN(SUBSTITUTE([.A410];&quot; &quot;;&quot;&quot;))-(1-1)))-1)" office:value-type="string" office:string-value="Worldwake Promos" calcext:value-type="string">
            <text:p>Worldwake Promos</text:p>
          </table:table-cell>
          <table:table-cell office:value-type="date" office:date-value="2010-02-05" calcext:value-type="date">
            <text:p>05.02.2010</text:p>
          </table:table-cell>
          <table:table-cell table:formula="of:=TRIM(RIGHT(SUBSTITUTE([.A$1:.A$1048576]; &quot; &quot;;REPT(&quot; &quot;;100));100))" office:value-type="string" office:string-value="pWWK" calcext:value-type="string">
            <text:p>pWWK</text:p>
          </table:table-cell>
          <table:table-cell office:value-type="string" calcext:value-type="string">
            <text:p>Worldwake Promos</text:p>
          </table:table-cell>
          <table:table-cell office:value-type="string" calcext:value-type="string">
            <text:p>pWWK</text:p>
          </table:table-cell>
        </table:table-row>
        <table:table-row table:style-name="ro1">
          <table:table-cell office:value-type="string" calcext:value-type="string">
            <text:p>Judge Gift Cards 2010 G10</text:p>
          </table:table-cell>
          <table:table-cell table:formula="of:=MID([.A411];1;FIND(&quot;~&quot;;SUBSTITUTE([.A411];&quot; &quot;;&quot;~&quot;;LEN([.A411])-LEN(SUBSTITUTE([.A411];&quot; &quot;;&quot;&quot;))-(1-1)))-1)" office:value-type="string" office:string-value="Judge Gift Cards 2010" calcext:value-type="string">
            <text:p>Judge Gift Cards 2010</text:p>
          </table:table-cell>
          <table:table-cell office:value-type="date" office:date-value="2010-01-08" calcext:value-type="date">
            <text:p>08.01.2010</text:p>
          </table:table-cell>
          <table:table-cell table:formula="of:=TRIM(RIGHT(SUBSTITUTE([.A$1:.A$1048576]; &quot; &quot;;REPT(&quot; &quot;;100));100))" office:value-type="string" office:string-value="G10" calcext:value-type="string">
            <text:p>G10</text:p>
          </table:table-cell>
          <table:table-cell office:value-type="string" calcext:value-type="string">
            <text:p>Judge Gift Cards 2010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Wizards Play Network 2010 pWP10</text:p>
          </table:table-cell>
          <table:table-cell table:formula="of:=MID([.A412];1;FIND(&quot;~&quot;;SUBSTITUTE([.A412];&quot; &quot;;&quot;~&quot;;LEN([.A412])-LEN(SUBSTITUTE([.A412];&quot; &quot;;&quot;&quot;))-(1-1)))-1)" office:value-type="string" office:string-value="Wizards Play Network 2010" calcext:value-type="string">
            <text:p>Wizards Play Network 2010</text:p>
          </table:table-cell>
          <table:table-cell office:value-type="date" office:date-value="2010-01-01" calcext:value-type="date">
            <text:p>01.01.2010</text:p>
          </table:table-cell>
          <table:table-cell table:formula="of:=TRIM(RIGHT(SUBSTITUTE([.A$1:.A$1048576]; &quot; &quot;;REPT(&quot; &quot;;100));100))" office:value-type="string" office:string-value="pWP10" calcext:value-type="string">
            <text:p>pWP10</text:p>
          </table:table-cell>
          <table:table-cell office:value-type="string" calcext:value-type="string">
            <text:p>Wizards Play Network 2010</text:p>
          </table:table-cell>
          <table:table-cell office:value-type="string" calcext:value-type="string">
            <text:p>pWP10</text:p>
          </table:table-cell>
        </table:table-row>
        <table:table-row table:style-name="ro1">
          <table:table-cell office:value-type="string" calcext:value-type="string">
            <text:p>Magic Player Rewards 2010 P10</text:p>
          </table:table-cell>
          <table:table-cell table:formula="of:=MID([.A413];1;FIND(&quot;~&quot;;SUBSTITUTE([.A413];&quot; &quot;;&quot;~&quot;;LEN([.A413])-LEN(SUBSTITUTE([.A413];&quot; &quot;;&quot;&quot;))-(1-1)))-1)" office:value-type="string" office:string-value="Magic Player Rewards 2010" calcext:value-type="string">
            <text:p>Magic Player Rewards 2010</text:p>
          </table:table-cell>
          <table:table-cell office:value-type="date" office:date-value="2010-01-01" calcext:value-type="date">
            <text:p>01.01.2010</text:p>
          </table:table-cell>
          <table:table-cell table:formula="of:=TRIM(RIGHT(SUBSTITUTE([.A$1:.A$1048576]; &quot; &quot;;REPT(&quot; &quot;;100));100))" office:value-type="string" office:string-value="P10" calcext:value-type="string">
            <text:p>P10</text:p>
          </table:table-cell>
          <table:table-cell office:value-type="string" calcext:value-type="string">
            <text:p>Magic Player Rewards 2010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string" calcext:value-type="string">
            <text:p>Magic Premiere Shop 2010 pMPS10</text:p>
          </table:table-cell>
          <table:table-cell table:formula="of:=MID([.A414];1;FIND(&quot;~&quot;;SUBSTITUTE([.A414];&quot; &quot;;&quot;~&quot;;LEN([.A414])-LEN(SUBSTITUTE([.A414];&quot; &quot;;&quot;&quot;))-(1-1)))-1)" office:value-type="string" office:string-value="Magic Premiere Shop 2010" calcext:value-type="string">
            <text:p>Magic Premiere Shop 2010</text:p>
          </table:table-cell>
          <table:table-cell office:value-type="date" office:date-value="2010-01-01" calcext:value-type="date">
            <text:p>01.01.2010</text:p>
          </table:table-cell>
          <table:table-cell table:formula="of:=TRIM(RIGHT(SUBSTITUTE([.A$1:.A$1048576]; &quot; &quot;;REPT(&quot; &quot;;100));100))" office:value-type="string" office:string-value="pMPS10" calcext:value-type="string">
            <text:p>pMPS10</text:p>
          </table:table-cell>
          <table:table-cell office:value-type="string" calcext:value-type="string">
            <text:p>Magic Premiere Shop 2010</text:p>
          </table:table-cell>
          <table:table-cell office:value-type="string" calcext:value-type="string">
            <text:p>pMPS10</text:p>
          </table:table-cell>
        </table:table-row>
        <table:table-row table:style-name="ro1">
          <table:table-cell office:value-type="string" calcext:value-type="string">
            <text:p>Friday Night Magic 2010 F10</text:p>
          </table:table-cell>
          <table:table-cell table:formula="of:=MID([.A415];1;FIND(&quot;~&quot;;SUBSTITUTE([.A415];&quot; &quot;;&quot;~&quot;;LEN([.A415])-LEN(SUBSTITUTE([.A415];&quot; &quot;;&quot;&quot;))-(1-1)))-1)" office:value-type="string" office:string-value="Friday Night Magic 2010" calcext:value-type="string">
            <text:p>Friday Night Magic 2010</text:p>
          </table:table-cell>
          <table:table-cell office:value-type="date" office:date-value="2010-01-01" calcext:value-type="date">
            <text:p>01.01.2010</text:p>
          </table:table-cell>
          <table:table-cell table:formula="of:=TRIM(RIGHT(SUBSTITUTE([.A$1:.A$1048576]; &quot; &quot;;REPT(&quot; &quot;;100));100))" office:value-type="string" office:string-value="F10" calcext:value-type="string">
            <text:p>F10</text:p>
          </table:table-cell>
          <table:table-cell office:value-type="string" calcext:value-type="string">
            <text:p>Friday Night Magic 2010</text:p>
          </table:table-cell>
          <table:table-cell office:value-type="string" calcext:value-type="string">
            <text:p>F10</text:p>
          </table:table-cell>
        </table:table-row>
        <table:table-row table:style-name="ro1">
          <table:table-cell office:value-type="string" calcext:value-type="string">
            <text:p>Premium Deck Series: Slivers H09</text:p>
          </table:table-cell>
          <table:table-cell table:formula="of:=MID([.A416];1;FIND(&quot;~&quot;;SUBSTITUTE([.A416];&quot; &quot;;&quot;~&quot;;LEN([.A416])-LEN(SUBSTITUTE([.A416];&quot; &quot;;&quot;&quot;))-(1-1)))-1)" office:value-type="string" office:string-value="Premium Deck Series: Slivers" calcext:value-type="string">
            <text:p>Premium Deck Series: Slivers</text:p>
          </table:table-cell>
          <table:table-cell office:value-type="date" office:date-value="2009-11-20" calcext:value-type="date">
            <text:p>20.11.2009</text:p>
          </table:table-cell>
          <table:table-cell table:formula="of:=TRIM(RIGHT(SUBSTITUTE([.A$1:.A$1048576]; &quot; &quot;;REPT(&quot; &quot;;100));100))" office:value-type="string" office:string-value="H09" calcext:value-type="string">
            <text:p>H09</text:p>
          </table:table-cell>
          <table:table-cell office:value-type="string" calcext:value-type="string">
            <text:p>Premium Deck Series: Slivers</text:p>
          </table:table-cell>
          <table:table-cell office:value-type="string" calcext:value-type="string">
            <text:p>H09</text:p>
          </table:table-cell>
        </table:table-row>
        <table:table-row table:style-name="ro1">
          <table:table-cell office:value-type="string" calcext:value-type="string">
            <text:p>Duel Decks: Garruk vs. Liliana DDD</text:p>
          </table:table-cell>
          <table:table-cell table:formula="of:=MID([.A417];1;FIND(&quot;~&quot;;SUBSTITUTE([.A417];&quot; &quot;;&quot;~&quot;;LEN([.A417])-LEN(SUBSTITUTE([.A417];&quot; &quot;;&quot;&quot;))-(1-1)))-1)" office:value-type="string" office:string-value="Duel Decks: Garruk vs. Liliana" calcext:value-type="string">
            <text:p>Duel Decks: Garruk vs. Liliana</text:p>
          </table:table-cell>
          <table:table-cell office:value-type="date" office:date-value="2009-10-30" calcext:value-type="date">
            <text:p>30.10.2009</text:p>
          </table:table-cell>
          <table:table-cell table:formula="of:=TRIM(RIGHT(SUBSTITUTE([.A$1:.A$1048576]; &quot; &quot;;REPT(&quot; &quot;;100));100))" office:value-type="string" office:string-value="DDD" calcext:value-type="string">
            <text:p>DDD</text:p>
          </table:table-cell>
          <table:table-cell office:value-type="string" calcext:value-type="string">
            <text:p>Duel Decks: Garruk vs. Liliana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office:value-type="string" calcext:value-type="string">
            <text:p>Duel Decks: Garruk vs. Liliana Tokens tDDD</text:p>
          </table:table-cell>
          <table:table-cell table:formula="of:=MID([.A418];1;FIND(&quot;~&quot;;SUBSTITUTE([.A418];&quot; &quot;;&quot;~&quot;;LEN([.A418])-LEN(SUBSTITUTE([.A418];&quot; &quot;;&quot;&quot;))-(1-1)))-1)" office:value-type="string" office:string-value="Duel Decks: Garruk vs. Liliana Tokens" calcext:value-type="string">
            <text:p>Duel Decks: Garruk vs. Liliana Tokens</text:p>
          </table:table-cell>
          <table:table-cell office:value-type="date" office:date-value="2009-10-30" calcext:value-type="date">
            <text:p>30.10.2009</text:p>
          </table:table-cell>
          <table:table-cell table:formula="of:=TRIM(RIGHT(SUBSTITUTE([.A$1:.A$1048576]; &quot; &quot;;REPT(&quot; &quot;;100));100))" office:value-type="string" office:string-value="tDDD" calcext:value-type="string">
            <text:p>tDDD</text:p>
          </table:table-cell>
          <table:table-cell office:value-type="string" calcext:value-type="string">
            <text:p>Duel Decks: Garruk vs. Liliana Tokens</text:p>
          </table:table-cell>
          <table:table-cell office:value-type="string" calcext:value-type="string">
            <text:p>tDDD</text:p>
          </table:table-cell>
        </table:table-row>
        <table:table-row table:style-name="ro1">
          <table:table-cell office:value-type="string" calcext:value-type="string">
            <text:p>Zendikar ZEN</text:p>
          </table:table-cell>
          <table:table-cell table:formula="of:=MID([.A419];1;FIND(&quot;~&quot;;SUBSTITUTE([.A419];&quot; &quot;;&quot;~&quot;;LEN([.A419])-LEN(SUBSTITUTE([.A419];&quot; &quot;;&quot;&quot;))-(1-1)))-1)" office:value-type="string" office:string-value="Zendikar" calcext:value-type="string">
            <text:p>Zendikar</text:p>
          </table:table-cell>
          <table:table-cell office:value-type="date" office:date-value="2009-10-02" calcext:value-type="date">
            <text:p>02.10.2009</text:p>
          </table:table-cell>
          <table:table-cell table:formula="of:=TRIM(RIGHT(SUBSTITUTE([.A$1:.A$1048576]; &quot; &quot;;REPT(&quot; &quot;;100));100))" office:value-type="string" office:string-value="ZEN" calcext:value-type="string">
            <text:p>ZEN</text:p>
          </table:table-cell>
          <table:table-cell office:value-type="string" calcext:value-type="string">
            <text:p>Zendikar</text:p>
          </table:table-cell>
          <table:table-cell office:value-type="string" calcext:value-type="string">
            <text:p>ZEN</text:p>
          </table:table-cell>
        </table:table-row>
        <table:table-row table:style-name="ro1">
          <table:table-cell office:value-type="string" calcext:value-type="string">
            <text:p>Zendikar Tokens tZEN</text:p>
          </table:table-cell>
          <table:table-cell table:formula="of:=MID([.A420];1;FIND(&quot;~&quot;;SUBSTITUTE([.A420];&quot; &quot;;&quot;~&quot;;LEN([.A420])-LEN(SUBSTITUTE([.A420];&quot; &quot;;&quot;&quot;))-(1-1)))-1)" office:value-type="string" office:string-value="Zendikar Tokens" calcext:value-type="string">
            <text:p>Zendikar Tokens</text:p>
          </table:table-cell>
          <table:table-cell office:value-type="date" office:date-value="2009-10-02" calcext:value-type="date">
            <text:p>02.10.2009</text:p>
          </table:table-cell>
          <table:table-cell table:formula="of:=TRIM(RIGHT(SUBSTITUTE([.A$1:.A$1048576]; &quot; &quot;;REPT(&quot; &quot;;100));100))" office:value-type="string" office:string-value="tZEN" calcext:value-type="string">
            <text:p>tZEN</text:p>
          </table:table-cell>
          <table:table-cell office:value-type="string" calcext:value-type="string">
            <text:p>Zendikar Tokens</text:p>
          </table:table-cell>
          <table:table-cell office:value-type="string" calcext:value-type="string">
            <text:p>tZEN</text:p>
          </table:table-cell>
        </table:table-row>
        <table:table-row table:style-name="ro1">
          <table:table-cell office:value-type="string" calcext:value-type="string">
            <text:p>Zendikar Promos pZEN</text:p>
          </table:table-cell>
          <table:table-cell table:formula="of:=MID([.A421];1;FIND(&quot;~&quot;;SUBSTITUTE([.A421];&quot; &quot;;&quot;~&quot;;LEN([.A421])-LEN(SUBSTITUTE([.A421];&quot; &quot;;&quot;&quot;))-(1-1)))-1)" office:value-type="string" office:string-value="Zendikar Promos" calcext:value-type="string">
            <text:p>Zendikar Promos</text:p>
          </table:table-cell>
          <table:table-cell office:value-type="date" office:date-value="2009-10-02" calcext:value-type="date">
            <text:p>02.10.2009</text:p>
          </table:table-cell>
          <table:table-cell table:formula="of:=TRIM(RIGHT(SUBSTITUTE([.A$1:.A$1048576]; &quot; &quot;;REPT(&quot; &quot;;100));100))" office:value-type="string" office:string-value="pZEN" calcext:value-type="string">
            <text:p>pZEN</text:p>
          </table:table-cell>
          <table:table-cell office:value-type="string" calcext:value-type="string">
            <text:p>Zendikar Promos</text:p>
          </table:table-cell>
          <table:table-cell office:value-type="string" calcext:value-type="string">
            <text:p>pZEN</text:p>
          </table:table-cell>
        </table:table-row>
        <table:table-row table:style-name="ro1">
          <table:table-cell office:value-type="string" calcext:value-type="string">
            <text:p>Masters Edition III ME3</text:p>
          </table:table-cell>
          <table:table-cell table:formula="of:=MID([.A422];1;FIND(&quot;~&quot;;SUBSTITUTE([.A422];&quot; &quot;;&quot;~&quot;;LEN([.A422])-LEN(SUBSTITUTE([.A422];&quot; &quot;;&quot;&quot;))-(1-1)))-1)" office:value-type="string" office:string-value="Masters Edition III" calcext:value-type="string">
            <text:p>Masters Edition III</text:p>
          </table:table-cell>
          <table:table-cell office:value-type="date" office:date-value="2009-09-07" calcext:value-type="date">
            <text:p>07.09.2009</text:p>
          </table:table-cell>
          <table:table-cell table:formula="of:=TRIM(RIGHT(SUBSTITUTE([.A$1:.A$1048576]; &quot; &quot;;REPT(&quot; &quot;;100));100))" office:value-type="string" office:string-value="ME3" calcext:value-type="string">
            <text:p>ME3</text:p>
          </table:table-cell>
          <table:table-cell office:value-type="string" calcext:value-type="string">
            <text:p>Masters Edition III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Planechase HOP</text:p>
          </table:table-cell>
          <table:table-cell table:formula="of:=MID([.A423];1;FIND(&quot;~&quot;;SUBSTITUTE([.A423];&quot; &quot;;&quot;~&quot;;LEN([.A423])-LEN(SUBSTITUTE([.A423];&quot; &quot;;&quot;&quot;))-(1-1)))-1)" office:value-type="string" office:string-value="Planechase" calcext:value-type="string">
            <text:p>Planechase</text:p>
          </table:table-cell>
          <table:table-cell office:value-type="date" office:date-value="2009-09-04" calcext:value-type="date">
            <text:p>04.09.2009</text:p>
          </table:table-cell>
          <table:table-cell table:formula="of:=TRIM(RIGHT(SUBSTITUTE([.A$1:.A$1048576]; &quot; &quot;;REPT(&quot; &quot;;100));100))" office:value-type="string" office:string-value="HOP" calcext:value-type="string">
            <text:p>HOP</text:p>
          </table:table-cell>
          <table:table-cell office:value-type="string" calcext:value-type="string">
            <text:p>Planechase</text:p>
          </table:table-cell>
          <table:table-cell office:value-type="string" calcext:value-type="string">
            <text:p>HOP</text:p>
          </table:table-cell>
        </table:table-row>
        <table:table-row table:style-name="ro1">
          <table:table-cell office:value-type="string" calcext:value-type="string">
            <text:p>Promotional Planes pHOP</text:p>
          </table:table-cell>
          <table:table-cell table:formula="of:=MID([.A424];1;FIND(&quot;~&quot;;SUBSTITUTE([.A424];&quot; &quot;;&quot;~&quot;;LEN([.A424])-LEN(SUBSTITUTE([.A424];&quot; &quot;;&quot;&quot;))-(1-1)))-1)" office:value-type="string" office:string-value="Promotional Planes" calcext:value-type="string">
            <text:p>Promotional Planes</text:p>
          </table:table-cell>
          <table:table-cell office:value-type="date" office:date-value="2009-09-01" calcext:value-type="date">
            <text:p>01.09.2009</text:p>
          </table:table-cell>
          <table:table-cell table:formula="of:=TRIM(RIGHT(SUBSTITUTE([.A$1:.A$1048576]; &quot; &quot;;REPT(&quot; &quot;;100));100))" office:value-type="string" office:string-value="pHOP" calcext:value-type="string">
            <text:p>pHOP</text:p>
          </table:table-cell>
          <table:table-cell office:value-type="string" calcext:value-type="string">
            <text:p>Promotional Planes</text:p>
          </table:table-cell>
          <table:table-cell office:value-type="string" calcext:value-type="string">
            <text:p>pHOP</text:p>
          </table:table-cell>
        </table:table-row>
        <table:table-row table:style-name="ro1">
          <table:table-cell office:value-type="string" calcext:value-type="string">
            <text:p>From the Vault: Exiled V09</text:p>
          </table:table-cell>
          <table:table-cell table:formula="of:=MID([.A425];1;FIND(&quot;~&quot;;SUBSTITUTE([.A425];&quot; &quot;;&quot;~&quot;;LEN([.A425])-LEN(SUBSTITUTE([.A425];&quot; &quot;;&quot;&quot;))-(1-1)))-1)" office:value-type="string" office:string-value="From the Vault: Exiled" calcext:value-type="string">
            <text:p>From the Vault: Exiled</text:p>
          </table:table-cell>
          <table:table-cell office:value-type="date" office:date-value="2009-08-28" calcext:value-type="date">
            <text:p>28.08.2009</text:p>
          </table:table-cell>
          <table:table-cell table:formula="of:=TRIM(RIGHT(SUBSTITUTE([.A$1:.A$1048576]; &quot; &quot;;REPT(&quot; &quot;;100));100))" office:value-type="string" office:string-value="V09" calcext:value-type="string">
            <text:p>V09</text:p>
          </table:table-cell>
          <table:table-cell office:value-type="string" calcext:value-type="string">
            <text:p>From the Vault: Exiled</text:p>
          </table:table-cell>
          <table:table-cell office:value-type="string" calcext:value-type="string">
            <text:p>V09</text:p>
          </table:table-cell>
        </table:table-row>
        <table:table-row table:style-name="ro1">
          <table:table-cell office:value-type="string" calcext:value-type="string">
            <text:p>Magic 2010 M10</text:p>
          </table:table-cell>
          <table:table-cell table:formula="of:=MID([.A426];1;FIND(&quot;~&quot;;SUBSTITUTE([.A426];&quot; &quot;;&quot;~&quot;;LEN([.A426])-LEN(SUBSTITUTE([.A426];&quot; &quot;;&quot;&quot;))-(1-1)))-1)" office:value-type="string" office:string-value="Magic 2010" calcext:value-type="string">
            <text:p>Magic 2010</text:p>
          </table:table-cell>
          <table:table-cell office:value-type="date" office:date-value="2009-07-17" calcext:value-type="date">
            <text:p>17.07.2009</text:p>
          </table:table-cell>
          <table:table-cell table:formula="of:=TRIM(RIGHT(SUBSTITUTE([.A$1:.A$1048576]; &quot; &quot;;REPT(&quot; &quot;;100));100))" office:value-type="string" office:string-value="M10" calcext:value-type="string">
            <text:p>M10</text:p>
          </table:table-cell>
          <table:table-cell office:value-type="string" calcext:value-type="string">
            <text:p>Magic 2010</text:p>
          </table:table-cell>
          <table:table-cell office:value-type="string" calcext:value-type="string">
            <text:p>M10</text:p>
          </table:table-cell>
        </table:table-row>
        <table:table-row table:style-name="ro1">
          <table:table-cell office:value-type="string" calcext:value-type="string">
            <text:p>Magic 2010 Tokens tM10</text:p>
          </table:table-cell>
          <table:table-cell table:formula="of:=MID([.A427];1;FIND(&quot;~&quot;;SUBSTITUTE([.A427];&quot; &quot;;&quot;~&quot;;LEN([.A427])-LEN(SUBSTITUTE([.A427];&quot; &quot;;&quot;&quot;))-(1-1)))-1)" office:value-type="string" office:string-value="Magic 2010 Tokens" calcext:value-type="string">
            <text:p>Magic 2010 Tokens</text:p>
          </table:table-cell>
          <table:table-cell office:value-type="date" office:date-value="2009-07-17" calcext:value-type="date">
            <text:p>17.07.2009</text:p>
          </table:table-cell>
          <table:table-cell table:formula="of:=TRIM(RIGHT(SUBSTITUTE([.A$1:.A$1048576]; &quot; &quot;;REPT(&quot; &quot;;100));100))" office:value-type="string" office:string-value="tM10" calcext:value-type="string">
            <text:p>tM10</text:p>
          </table:table-cell>
          <table:table-cell office:value-type="string" calcext:value-type="string">
            <text:p>Magic 2010 Tokens</text:p>
          </table:table-cell>
          <table:table-cell office:value-type="string" calcext:value-type="string">
            <text:p>tM10</text:p>
          </table:table-cell>
        </table:table-row>
        <table:table-row table:style-name="ro1">
          <table:table-cell office:value-type="string" calcext:value-type="string">
            <text:p>Magic 2010 Promos pM10</text:p>
          </table:table-cell>
          <table:table-cell table:formula="of:=MID([.A428];1;FIND(&quot;~&quot;;SUBSTITUTE([.A428];&quot; &quot;;&quot;~&quot;;LEN([.A428])-LEN(SUBSTITUTE([.A428];&quot; &quot;;&quot;&quot;))-(1-1)))-1)" office:value-type="string" office:string-value="Magic 2010 Promos" calcext:value-type="string">
            <text:p>Magic 2010 Promos</text:p>
          </table:table-cell>
          <table:table-cell office:value-type="date" office:date-value="2009-07-17" calcext:value-type="date">
            <text:p>17.07.2009</text:p>
          </table:table-cell>
          <table:table-cell table:formula="of:=TRIM(RIGHT(SUBSTITUTE([.A$1:.A$1048576]; &quot; &quot;;REPT(&quot; &quot;;100));100))" office:value-type="string" office:string-value="pM10" calcext:value-type="string">
            <text:p>pM10</text:p>
          </table:table-cell>
          <table:table-cell office:value-type="string" calcext:value-type="string">
            <text:p>Magic 2010 Promos</text:p>
          </table:table-cell>
          <table:table-cell office:value-type="string" calcext:value-type="string">
            <text:p>pM10</text:p>
          </table:table-cell>
        </table:table-row>
        <table:table-row table:style-name="ro1">
          <table:table-cell office:value-type="string" calcext:value-type="string">
            <text:p>Duels of the Planeswalkers Promos 2009 pDTP</text:p>
          </table:table-cell>
          <table:table-cell table:formula="of:=MID([.A429];1;FIND(&quot;~&quot;;SUBSTITUTE([.A429];&quot; &quot;;&quot;~&quot;;LEN([.A429])-LEN(SUBSTITUTE([.A429];&quot; &quot;;&quot;&quot;))-(1-1)))-1)" office:value-type="string" office:string-value="Duels of the Planeswalkers Promos 2009" calcext:value-type="string">
            <text:p>Duels of the Planeswalkers Promos 2009</text:p>
          </table:table-cell>
          <table:table-cell office:value-type="date" office:date-value="2009-06-17" calcext:value-type="date">
            <text:p>17.06.2009</text:p>
          </table:table-cell>
          <table:table-cell table:formula="of:=TRIM(RIGHT(SUBSTITUTE([.A$1:.A$1048576]; &quot; &quot;;REPT(&quot; &quot;;100));100))" office:value-type="string" office:string-value="pDTP" calcext:value-type="string">
            <text:p>pDTP</text:p>
          </table:table-cell>
          <table:table-cell office:value-type="string" calcext:value-type="string">
            <text:p>Duels of the Planeswalkers Promos 2009</text:p>
          </table:table-cell>
          <table:table-cell office:value-type="string" calcext:value-type="string">
            <text:p>pDTP</text:p>
          </table:table-cell>
        </table:table-row>
        <table:table-row table:style-name="ro1">
          <table:table-cell office:value-type="string" calcext:value-type="string">
            <text:p>Alara Reborn ARB</text:p>
          </table:table-cell>
          <table:table-cell table:formula="of:=MID([.A430];1;FIND(&quot;~&quot;;SUBSTITUTE([.A430];&quot; &quot;;&quot;~&quot;;LEN([.A430])-LEN(SUBSTITUTE([.A430];&quot; &quot;;&quot;&quot;))-(1-1)))-1)" office:value-type="string" office:string-value="Alara Reborn" calcext:value-type="string">
            <text:p>Alara Reborn</text:p>
          </table:table-cell>
          <table:table-cell office:value-type="date" office:date-value="2009-04-30" calcext:value-type="date">
            <text:p>30.04.2009</text:p>
          </table:table-cell>
          <table:table-cell table:formula="of:=TRIM(RIGHT(SUBSTITUTE([.A$1:.A$1048576]; &quot; &quot;;REPT(&quot; &quot;;100));100))" office:value-type="string" office:string-value="ARB" calcext:value-type="string">
            <text:p>ARB</text:p>
          </table:table-cell>
          <table:table-cell office:value-type="string" calcext:value-type="string">
            <text:p>Alara Reborn</text:p>
          </table:table-cell>
          <table:table-cell office:value-type="string" calcext:value-type="string">
            <text:p>ARB</text:p>
          </table:table-cell>
        </table:table-row>
        <table:table-row table:style-name="ro1">
          <table:table-cell office:value-type="string" calcext:value-type="string">
            <text:p>Alara Reborn Tokens tARB</text:p>
          </table:table-cell>
          <table:table-cell table:formula="of:=MID([.A431];1;FIND(&quot;~&quot;;SUBSTITUTE([.A431];&quot; &quot;;&quot;~&quot;;LEN([.A431])-LEN(SUBSTITUTE([.A431];&quot; &quot;;&quot;&quot;))-(1-1)))-1)" office:value-type="string" office:string-value="Alara Reborn Tokens" calcext:value-type="string">
            <text:p>Alara Reborn Tokens</text:p>
          </table:table-cell>
          <table:table-cell office:value-type="date" office:date-value="2009-04-30" calcext:value-type="date">
            <text:p>30.04.2009</text:p>
          </table:table-cell>
          <table:table-cell table:formula="of:=TRIM(RIGHT(SUBSTITUTE([.A$1:.A$1048576]; &quot; &quot;;REPT(&quot; &quot;;100));100))" office:value-type="string" office:string-value="tARB" calcext:value-type="string">
            <text:p>tARB</text:p>
          </table:table-cell>
          <table:table-cell office:value-type="string" calcext:value-type="string">
            <text:p>Alara Reborn Tokens</text:p>
          </table:table-cell>
          <table:table-cell office:value-type="string" calcext:value-type="string">
            <text:p>tARB</text:p>
          </table:table-cell>
        </table:table-row>
        <table:table-row table:style-name="ro1">
          <table:table-cell office:value-type="string" calcext:value-type="string">
            <text:p>Duel Decks: Divine vs. Demonic DDC</text:p>
          </table:table-cell>
          <table:table-cell table:formula="of:=MID([.A432];1;FIND(&quot;~&quot;;SUBSTITUTE([.A432];&quot; &quot;;&quot;~&quot;;LEN([.A432])-LEN(SUBSTITUTE([.A432];&quot; &quot;;&quot;&quot;))-(1-1)))-1)" office:value-type="string" office:string-value="Duel Decks: Divine vs. Demonic" calcext:value-type="string">
            <text:p>Duel Decks: Divine vs. Demonic</text:p>
          </table:table-cell>
          <table:table-cell office:value-type="date" office:date-value="2009-04-10" calcext:value-type="date">
            <text:p>10.04.2009</text:p>
          </table:table-cell>
          <table:table-cell table:formula="of:=TRIM(RIGHT(SUBSTITUTE([.A$1:.A$1048576]; &quot; &quot;;REPT(&quot; &quot;;100));100))" office:value-type="string" office:string-value="DDC" calcext:value-type="string">
            <text:p>DDC</text:p>
          </table:table-cell>
          <table:table-cell office:value-type="string" calcext:value-type="string">
            <text:p>Duel Decks: Divine vs. Demonic</text:p>
          </table:table-cell>
          <table:table-cell office:value-type="string" calcext:value-type="string">
            <text:p>DDC</text:p>
          </table:table-cell>
        </table:table-row>
        <table:table-row table:style-name="ro1">
          <table:table-cell office:value-type="string" calcext:value-type="string">
            <text:p>Duel Decks: Divine vs. Demonic Tokens tDDC</text:p>
          </table:table-cell>
          <table:table-cell table:formula="of:=MID([.A433];1;FIND(&quot;~&quot;;SUBSTITUTE([.A433];&quot; &quot;;&quot;~&quot;;LEN([.A433])-LEN(SUBSTITUTE([.A433];&quot; &quot;;&quot;&quot;))-(1-1)))-1)" office:value-type="string" office:string-value="Duel Decks: Divine vs. Demonic Tokens" calcext:value-type="string">
            <text:p>Duel Decks: Divine vs. Demonic Tokens</text:p>
          </table:table-cell>
          <table:table-cell office:value-type="date" office:date-value="2009-04-10" calcext:value-type="date">
            <text:p>10.04.2009</text:p>
          </table:table-cell>
          <table:table-cell table:formula="of:=TRIM(RIGHT(SUBSTITUTE([.A$1:.A$1048576]; &quot; &quot;;REPT(&quot; &quot;;100));100))" office:value-type="string" office:string-value="tDDC" calcext:value-type="string">
            <text:p>tDDC</text:p>
          </table:table-cell>
          <table:table-cell office:value-type="string" calcext:value-type="string">
            <text:p>Duel Decks: Divine vs. Demonic Tokens</text:p>
          </table:table-cell>
          <table:table-cell office:value-type="string" calcext:value-type="string">
            <text:p>tDDC</text:p>
          </table:table-cell>
        </table:table-row>
        <table:table-row table:style-name="ro1">
          <table:table-cell office:value-type="string" calcext:value-type="string">
            <text:p>URL/Convention Promos pURL</text:p>
          </table:table-cell>
          <table:table-cell table:formula="of:=MID([.A434];1;FIND(&quot;~&quot;;SUBSTITUTE([.A434];&quot; &quot;;&quot;~&quot;;LEN([.A434])-LEN(SUBSTITUTE([.A434];&quot; &quot;;&quot;&quot;))-(1-1)))-1)" office:value-type="string" office:string-value="URL/Convention Promos" calcext:value-type="string">
            <text:p>URL/Convention Promos</text:p>
          </table:table-cell>
          <table:table-cell office:value-type="date" office:date-value="2009-03-01" calcext:value-type="date">
            <text:p>01.03.2009</text:p>
          </table:table-cell>
          <table:table-cell table:formula="of:=TRIM(RIGHT(SUBSTITUTE([.A$1:.A$1048576]; &quot; &quot;;REPT(&quot; &quot;;100));100))" office:value-type="string" office:string-value="pURL" calcext:value-type="string">
            <text:p>pURL</text:p>
          </table:table-cell>
          <table:table-cell office:value-type="string" calcext:value-type="string">
            <text:p>URL/Convention Promos</text:p>
          </table:table-cell>
          <table:table-cell office:value-type="string" calcext:value-type="string">
            <text:p>pURL</text:p>
          </table:table-cell>
        </table:table-row>
        <table:table-row table:style-name="ro1">
          <table:table-cell office:value-type="string" calcext:value-type="string">
            <text:p>Conflux CON</text:p>
          </table:table-cell>
          <table:table-cell table:formula="of:=MID([.A435];1;FIND(&quot;~&quot;;SUBSTITUTE([.A435];&quot; &quot;;&quot;~&quot;;LEN([.A435])-LEN(SUBSTITUTE([.A435];&quot; &quot;;&quot;&quot;))-(1-1)))-1)" office:value-type="string" office:string-value="Conflux" calcext:value-type="string">
            <text:p>Conflux</text:p>
          </table:table-cell>
          <table:table-cell office:value-type="date" office:date-value="2009-02-06" calcext:value-type="date">
            <text:p>06.02.2009</text:p>
          </table:table-cell>
          <table:table-cell table:formula="of:=TRIM(RIGHT(SUBSTITUTE([.A$1:.A$1048576]; &quot; &quot;;REPT(&quot; &quot;;100));100))" office:value-type="string" office:string-value="CON" calcext:value-type="string">
            <text:p>CON</text:p>
          </table:table-cell>
          <table:table-cell office:value-type="string" calcext:value-type="string">
            <text:p>Conflux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string" calcext:value-type="string">
            <text:p>Conflux Tokens tCON</text:p>
          </table:table-cell>
          <table:table-cell table:formula="of:=MID([.A436];1;FIND(&quot;~&quot;;SUBSTITUTE([.A436];&quot; &quot;;&quot;~&quot;;LEN([.A436])-LEN(SUBSTITUTE([.A436];&quot; &quot;;&quot;&quot;))-(1-1)))-1)" office:value-type="string" office:string-value="Conflux Tokens" calcext:value-type="string">
            <text:p>Conflux Tokens</text:p>
          </table:table-cell>
          <table:table-cell office:value-type="date" office:date-value="2009-02-06" calcext:value-type="date">
            <text:p>06.02.2009</text:p>
          </table:table-cell>
          <table:table-cell table:formula="of:=TRIM(RIGHT(SUBSTITUTE([.A$1:.A$1048576]; &quot; &quot;;REPT(&quot; &quot;;100));100))" office:value-type="string" office:string-value="tCON" calcext:value-type="string">
            <text:p>tCON</text:p>
          </table:table-cell>
          <table:table-cell office:value-type="string" calcext:value-type="string">
            <text:p>Conflux Tokens</text:p>
          </table:table-cell>
          <table:table-cell office:value-type="string" calcext:value-type="string">
            <text:p>tCON</text:p>
          </table:table-cell>
        </table:table-row>
        <table:table-row table:style-name="ro1">
          <table:table-cell office:value-type="string" calcext:value-type="string">
            <text:p>Miscellaneous Book Promos pBOK</text:p>
          </table:table-cell>
          <table:table-cell table:formula="of:=MID([.A437];1;FIND(&quot;~&quot;;SUBSTITUTE([.A437];&quot; &quot;;&quot;~&quot;;LEN([.A437])-LEN(SUBSTITUTE([.A437];&quot; &quot;;&quot;&quot;))-(1-1)))-1)" office:value-type="string" office:string-value="Miscellaneous Book Promos" calcext:value-type="string">
            <text:p>Miscellaneous Book Promos</text:p>
          </table:table-cell>
          <table:table-cell office:value-type="date" office:date-value="2009-02-01" calcext:value-type="date">
            <text:p>01.02.2009</text:p>
          </table:table-cell>
          <table:table-cell table:formula="of:=TRIM(RIGHT(SUBSTITUTE([.A$1:.A$1048576]; &quot; &quot;;REPT(&quot; &quot;;100));100))" office:value-type="string" office:string-value="pBOK" calcext:value-type="string">
            <text:p>pBOK</text:p>
          </table:table-cell>
          <table:table-cell office:value-type="string" calcext:value-type="string">
            <text:p>Miscellaneous Book Promos</text:p>
          </table:table-cell>
          <table:table-cell office:value-type="string" calcext:value-type="string">
            <text:p>pBOK</text:p>
          </table:table-cell>
        </table:table-row>
        <table:table-row table:style-name="ro1">
          <table:table-cell office:value-type="string" calcext:value-type="string">
            <text:p>Judge Gift Cards 2009 G09</text:p>
          </table:table-cell>
          <table:table-cell table:formula="of:=MID([.A438];1;FIND(&quot;~&quot;;SUBSTITUTE([.A438];&quot; &quot;;&quot;~&quot;;LEN([.A438])-LEN(SUBSTITUTE([.A438];&quot; &quot;;&quot;&quot;))-(1-1)))-1)" office:value-type="string" office:string-value="Judge Gift Cards 2009" calcext:value-type="string">
            <text:p>Judge Gift Cards 2009</text:p>
          </table:table-cell>
          <table:table-cell office:value-type="date" office:date-value="2009-01-08" calcext:value-type="date">
            <text:p>08.01.2009</text:p>
          </table:table-cell>
          <table:table-cell table:formula="of:=TRIM(RIGHT(SUBSTITUTE([.A$1:.A$1048576]; &quot; &quot;;REPT(&quot; &quot;;100));100))" office:value-type="string" office:string-value="G09" calcext:value-type="string">
            <text:p>G09</text:p>
          </table:table-cell>
          <table:table-cell office:value-type="string" calcext:value-type="string">
            <text:p>Judge Gift Cards 2009</text:p>
          </table:table-cell>
          <table:table-cell office:value-type="string" calcext:value-type="string">
            <text:p>G09</text:p>
          </table:table-cell>
        </table:table-row>
        <table:table-row table:style-name="ro1">
          <table:table-cell office:value-type="string" calcext:value-type="string">
            <text:p>Friday Night Magic 2009 F09</text:p>
          </table:table-cell>
          <table:table-cell table:formula="of:=MID([.A439];1;FIND(&quot;~&quot;;SUBSTITUTE([.A439];&quot; &quot;;&quot;~&quot;;LEN([.A439])-LEN(SUBSTITUTE([.A439];&quot; &quot;;&quot;&quot;))-(1-1)))-1)" office:value-type="string" office:string-value="Friday Night Magic 2009" calcext:value-type="string">
            <text:p>Friday Night Magic 2009</text:p>
          </table:table-cell>
          <table:table-cell office:value-type="date" office:date-value="2009-01-02" calcext:value-type="date">
            <text:p>02.01.2009</text:p>
          </table:table-cell>
          <table:table-cell table:formula="of:=TRIM(RIGHT(SUBSTITUTE([.A$1:.A$1048576]; &quot; &quot;;REPT(&quot; &quot;;100));100))" office:value-type="string" office:string-value="F09" calcext:value-type="string">
            <text:p>F09</text:p>
          </table:table-cell>
          <table:table-cell office:value-type="string" calcext:value-type="string">
            <text:p>Friday Night Magic 2009</text:p>
          </table:table-cell>
          <table:table-cell office:value-type="string" calcext:value-type="string">
            <text:p>F09</text:p>
          </table:table-cell>
        </table:table-row>
        <table:table-row table:style-name="ro1">
          <table:table-cell office:value-type="string" calcext:value-type="string">
            <text:p>Wizards Play Network 2009 pWP09</text:p>
          </table:table-cell>
          <table:table-cell table:formula="of:=MID([.A440];1;FIND(&quot;~&quot;;SUBSTITUTE([.A440];&quot; &quot;;&quot;~&quot;;LEN([.A440])-LEN(SUBSTITUTE([.A440];&quot; &quot;;&quot;&quot;))-(1-1)))-1)" office:value-type="string" office:string-value="Wizards Play Network 2009" calcext:value-type="string">
            <text:p>Wizards Play Network 2009</text:p>
          </table:table-cell>
          <table:table-cell office:value-type="date" office:date-value="2009-01-01" calcext:value-type="date">
            <text:p>01.01.2009</text:p>
          </table:table-cell>
          <table:table-cell table:formula="of:=TRIM(RIGHT(SUBSTITUTE([.A$1:.A$1048576]; &quot; &quot;;REPT(&quot; &quot;;100));100))" office:value-type="string" office:string-value="pWP09" calcext:value-type="string">
            <text:p>pWP09</text:p>
          </table:table-cell>
          <table:table-cell office:value-type="string" calcext:value-type="string">
            <text:p>Wizards Play Network 2009</text:p>
          </table:table-cell>
          <table:table-cell office:value-type="string" calcext:value-type="string">
            <text:p>pWP09</text:p>
          </table:table-cell>
        </table:table-row>
        <table:table-row table:style-name="ro1">
          <table:table-cell office:value-type="string" calcext:value-type="string">
            <text:p>Magic Premiere Shop 2009 pMPS09</text:p>
          </table:table-cell>
          <table:table-cell table:formula="of:=MID([.A441];1;FIND(&quot;~&quot;;SUBSTITUTE([.A441];&quot; &quot;;&quot;~&quot;;LEN([.A441])-LEN(SUBSTITUTE([.A441];&quot; &quot;;&quot;&quot;))-(1-1)))-1)" office:value-type="string" office:string-value="Magic Premiere Shop 2009" calcext:value-type="string">
            <text:p>Magic Premiere Shop 2009</text:p>
          </table:table-cell>
          <table:table-cell office:value-type="date" office:date-value="2009-01-01" calcext:value-type="date">
            <text:p>01.01.2009</text:p>
          </table:table-cell>
          <table:table-cell table:formula="of:=TRIM(RIGHT(SUBSTITUTE([.A$1:.A$1048576]; &quot; &quot;;REPT(&quot; &quot;;100));100))" office:value-type="string" office:string-value="pMPS09" calcext:value-type="string">
            <text:p>pMPS09</text:p>
          </table:table-cell>
          <table:table-cell office:value-type="string" calcext:value-type="string">
            <text:p>Magic Premiere Shop 2009</text:p>
          </table:table-cell>
          <table:table-cell office:value-type="string" calcext:value-type="string">
            <text:p>pMPS09</text:p>
          </table:table-cell>
        </table:table-row>
        <table:table-row table:style-name="ro1">
          <table:table-cell office:value-type="string" calcext:value-type="string">
            <text:p>Magic Player Rewards 2009 P09</text:p>
          </table:table-cell>
          <table:table-cell table:formula="of:=MID([.A442];1;FIND(&quot;~&quot;;SUBSTITUTE([.A442];&quot; &quot;;&quot;~&quot;;LEN([.A442])-LEN(SUBSTITUTE([.A442];&quot; &quot;;&quot;&quot;))-(1-1)))-1)" office:value-type="string" office:string-value="Magic Player Rewards 2009" calcext:value-type="string">
            <text:p>Magic Player Rewards 2009</text:p>
          </table:table-cell>
          <table:table-cell office:value-type="date" office:date-value="2009-01-01" calcext:value-type="date">
            <text:p>01.01.2009</text:p>
          </table:table-cell>
          <table:table-cell table:formula="of:=TRIM(RIGHT(SUBSTITUTE([.A$1:.A$1048576]; &quot; &quot;;REPT(&quot; &quot;;100));100))" office:value-type="string" office:string-value="P09" calcext:value-type="string">
            <text:p>P09</text:p>
          </table:table-cell>
          <table:table-cell office:value-type="string" calcext:value-type="string">
            <text:p>Magic Player Rewards 2009</text:p>
          </table:table-cell>
          <table:table-cell office:value-type="string" calcext:value-type="string">
            <text:p>P09</text:p>
          </table:table-cell>
        </table:table-row>
        <table:table-row table:style-name="ro1">
          <table:table-cell office:value-type="string" calcext:value-type="string">
            <text:p>Duel Decks: Jace vs. Chandra DD2</text:p>
          </table:table-cell>
          <table:table-cell table:formula="of:=MID([.A443];1;FIND(&quot;~&quot;;SUBSTITUTE([.A443];&quot; &quot;;&quot;~&quot;;LEN([.A443])-LEN(SUBSTITUTE([.A443];&quot; &quot;;&quot;&quot;))-(1-1)))-1)" office:value-type="string" office:string-value="Duel Decks: Jace vs. Chandra" calcext:value-type="string">
            <text:p>Duel Decks: Jace vs. Chandra</text:p>
          </table:table-cell>
          <table:table-cell office:value-type="date" office:date-value="2008-11-07" calcext:value-type="date">
            <text:p>07.11.2008</text:p>
          </table:table-cell>
          <table:table-cell table:formula="of:=TRIM(RIGHT(SUBSTITUTE([.A$1:.A$1048576]; &quot; &quot;;REPT(&quot; &quot;;100));100))" office:value-type="string" office:string-value="DD2" calcext:value-type="string">
            <text:p>DD2</text:p>
          </table:table-cell>
          <table:table-cell office:value-type="string" calcext:value-type="string">
            <text:p>Duel Decks: Jace vs. Chandra</text:p>
          </table:table-cell>
          <table:table-cell office:value-type="string" calcext:value-type="string">
            <text:p>DD2</text:p>
          </table:table-cell>
        </table:table-row>
        <table:table-row table:style-name="ro1">
          <table:table-cell office:value-type="string" calcext:value-type="string">
            <text:p>Duel Decks: Jace vs. Chandra Tokens tDD2</text:p>
          </table:table-cell>
          <table:table-cell table:formula="of:=MID([.A444];1;FIND(&quot;~&quot;;SUBSTITUTE([.A444];&quot; &quot;;&quot;~&quot;;LEN([.A444])-LEN(SUBSTITUTE([.A444];&quot; &quot;;&quot;&quot;))-(1-1)))-1)" office:value-type="string" office:string-value="Duel Decks: Jace vs. Chandra Tokens" calcext:value-type="string">
            <text:p>Duel Decks: Jace vs. Chandra Tokens</text:p>
          </table:table-cell>
          <table:table-cell office:value-type="date" office:date-value="2008-11-07" calcext:value-type="date">
            <text:p>07.11.2008</text:p>
          </table:table-cell>
          <table:table-cell table:formula="of:=TRIM(RIGHT(SUBSTITUTE([.A$1:.A$1048576]; &quot; &quot;;REPT(&quot; &quot;;100));100))" office:value-type="string" office:string-value="tDD2" calcext:value-type="string">
            <text:p>tDD2</text:p>
          </table:table-cell>
          <table:table-cell office:value-type="string" calcext:value-type="string">
            <text:p>Duel Decks: Jace vs. Chandra Tokens</text:p>
          </table:table-cell>
          <table:table-cell office:value-type="string" calcext:value-type="string">
            <text:p>tDD2</text:p>
          </table:table-cell>
        </table:table-row>
        <table:table-row table:style-name="ro1">
          <table:table-cell office:value-type="string" calcext:value-type="string">
            <text:p>Shards of Alara ALA</text:p>
          </table:table-cell>
          <table:table-cell table:formula="of:=MID([.A445];1;FIND(&quot;~&quot;;SUBSTITUTE([.A445];&quot; &quot;;&quot;~&quot;;LEN([.A445])-LEN(SUBSTITUTE([.A445];&quot; &quot;;&quot;&quot;))-(1-1)))-1)" office:value-type="string" office:string-value="Shards of Alara" calcext:value-type="string">
            <text:p>Shards of Alara</text:p>
          </table:table-cell>
          <table:table-cell office:value-type="date" office:date-value="2008-10-03" calcext:value-type="date">
            <text:p>03.10.2008</text:p>
          </table:table-cell>
          <table:table-cell table:formula="of:=TRIM(RIGHT(SUBSTITUTE([.A$1:.A$1048576]; &quot; &quot;;REPT(&quot; &quot;;100));100))" office:value-type="string" office:string-value="ALA" calcext:value-type="string">
            <text:p>ALA</text:p>
          </table:table-cell>
          <table:table-cell office:value-type="string" calcext:value-type="string">
            <text:p>Shards of Alara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Shards of Alara Tokens tALA</text:p>
          </table:table-cell>
          <table:table-cell table:formula="of:=MID([.A446];1;FIND(&quot;~&quot;;SUBSTITUTE([.A446];&quot; &quot;;&quot;~&quot;;LEN([.A446])-LEN(SUBSTITUTE([.A446];&quot; &quot;;&quot;&quot;))-(1-1)))-1)" office:value-type="string" office:string-value="Shards of Alara Tokens" calcext:value-type="string">
            <text:p>Shards of Alara Tokens</text:p>
          </table:table-cell>
          <table:table-cell office:value-type="date" office:date-value="2008-10-03" calcext:value-type="date">
            <text:p>03.10.2008</text:p>
          </table:table-cell>
          <table:table-cell table:formula="of:=TRIM(RIGHT(SUBSTITUTE([.A$1:.A$1048576]; &quot; &quot;;REPT(&quot; &quot;;100));100))" office:value-type="string" office:string-value="tALA" calcext:value-type="string">
            <text:p>tALA</text:p>
          </table:table-cell>
          <table:table-cell office:value-type="string" calcext:value-type="string">
            <text:p>Shards of Alara Tokens</text:p>
          </table:table-cell>
          <table:table-cell office:value-type="string" calcext:value-type="string">
            <text:p>tALA</text:p>
          </table:table-cell>
        </table:table-row>
        <table:table-row table:style-name="ro1">
          <table:table-cell office:value-type="string" calcext:value-type="string">
            <text:p>Wizards Play Network 2008 pWPN</text:p>
          </table:table-cell>
          <table:table-cell table:formula="of:=MID([.A447];1;FIND(&quot;~&quot;;SUBSTITUTE([.A447];&quot; &quot;;&quot;~&quot;;LEN([.A447])-LEN(SUBSTITUTE([.A447];&quot; &quot;;&quot;&quot;))-(1-1)))-1)" office:value-type="string" office:string-value="Wizards Play Network 2008" calcext:value-type="string">
            <text:p>Wizards Play Network 2008</text:p>
          </table:table-cell>
          <table:table-cell office:value-type="date" office:date-value="2008-10-01" calcext:value-type="date">
            <text:p>01.10.2008</text:p>
          </table:table-cell>
          <table:table-cell table:formula="of:=TRIM(RIGHT(SUBSTITUTE([.A$1:.A$1048576]; &quot; &quot;;REPT(&quot; &quot;;100));100))" office:value-type="string" office:string-value="pWPN" calcext:value-type="string">
            <text:p>pWPN</text:p>
          </table:table-cell>
          <table:table-cell office:value-type="string" calcext:value-type="string">
            <text:p>Wizards Play Network 2008</text:p>
          </table:table-cell>
          <table:table-cell office:value-type="string" calcext:value-type="string">
            <text:p>pWPN</text:p>
          </table:table-cell>
        </table:table-row>
        <table:table-row table:style-name="ro1">
          <table:table-cell office:value-type="string" calcext:value-type="string">
            <text:p>Masters Edition II ME2</text:p>
          </table:table-cell>
          <table:table-cell table:formula="of:=MID([.A448];1;FIND(&quot;~&quot;;SUBSTITUTE([.A448];&quot; &quot;;&quot;~&quot;;LEN([.A448])-LEN(SUBSTITUTE([.A448];&quot; &quot;;&quot;&quot;))-(1-1)))-1)" office:value-type="string" office:string-value="Masters Edition II" calcext:value-type="string">
            <text:p>Masters Edition II</text:p>
          </table:table-cell>
          <table:table-cell office:value-type="date" office:date-value="2008-09-22" calcext:value-type="date">
            <text:p>22.09.2008</text:p>
          </table:table-cell>
          <table:table-cell table:formula="of:=TRIM(RIGHT(SUBSTITUTE([.A$1:.A$1048576]; &quot; &quot;;REPT(&quot; &quot;;100));100))" office:value-type="string" office:string-value="ME2" calcext:value-type="string">
            <text:p>ME2</text:p>
          </table:table-cell>
          <table:table-cell office:value-type="string" calcext:value-type="string">
            <text:p>Masters Edition II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From the Vault: Dragons DRB</text:p>
          </table:table-cell>
          <table:table-cell table:formula="of:=MID([.A449];1;FIND(&quot;~&quot;;SUBSTITUTE([.A449];&quot; &quot;;&quot;~&quot;;LEN([.A449])-LEN(SUBSTITUTE([.A449];&quot; &quot;;&quot;&quot;))-(1-1)))-1)" office:value-type="string" office:string-value="From the Vault: Dragons" calcext:value-type="string">
            <text:p>From the Vault: Dragons</text:p>
          </table:table-cell>
          <table:table-cell office:value-type="date" office:date-value="2008-08-29" calcext:value-type="date">
            <text:p>29.08.2008</text:p>
          </table:table-cell>
          <table:table-cell table:formula="of:=TRIM(RIGHT(SUBSTITUTE([.A$1:.A$1048576]; &quot; &quot;;REPT(&quot; &quot;;100));100))" office:value-type="string" office:string-value="DRB" calcext:value-type="string">
            <text:p>DRB</text:p>
          </table:table-cell>
          <table:table-cell office:value-type="string" calcext:value-type="string">
            <text:p>From the Vault: Dragons</text:p>
          </table:table-cell>
          <table:table-cell office:value-type="string" calcext:value-type="string">
            <text:p>DRB</text:p>
          </table:table-cell>
        </table:table-row>
        <table:table-row table:style-name="ro1">
          <table:table-cell office:value-type="string" calcext:value-type="string">
            <text:p>Eventide EVE</text:p>
          </table:table-cell>
          <table:table-cell table:formula="of:=MID([.A450];1;FIND(&quot;~&quot;;SUBSTITUTE([.A450];&quot; &quot;;&quot;~&quot;;LEN([.A450])-LEN(SUBSTITUTE([.A450];&quot; &quot;;&quot;&quot;))-(1-1)))-1)" office:value-type="string" office:string-value="Eventide" calcext:value-type="string">
            <text:p>Eventide</text:p>
          </table:table-cell>
          <table:table-cell office:value-type="date" office:date-value="2008-07-25" calcext:value-type="date">
            <text:p>25.07.2008</text:p>
          </table:table-cell>
          <table:table-cell table:formula="of:=TRIM(RIGHT(SUBSTITUTE([.A$1:.A$1048576]; &quot; &quot;;REPT(&quot; &quot;;100));100))" office:value-type="string" office:string-value="EVE" calcext:value-type="string">
            <text:p>EVE</text:p>
          </table:table-cell>
          <table:table-cell office:value-type="string" calcext:value-type="string">
            <text:p>Eventide</text:p>
          </table:table-cell>
          <table:table-cell office:value-type="string" calcext:value-type="string">
            <text:p>EVE</text:p>
          </table:table-cell>
        </table:table-row>
        <table:table-row table:style-name="ro1">
          <table:table-cell office:value-type="string" calcext:value-type="string">
            <text:p>Eventide Tokens tEVE</text:p>
          </table:table-cell>
          <table:table-cell table:formula="of:=MID([.A451];1;FIND(&quot;~&quot;;SUBSTITUTE([.A451];&quot; &quot;;&quot;~&quot;;LEN([.A451])-LEN(SUBSTITUTE([.A451];&quot; &quot;;&quot;&quot;))-(1-1)))-1)" office:value-type="string" office:string-value="Eventide Tokens" calcext:value-type="string">
            <text:p>Eventide Tokens</text:p>
          </table:table-cell>
          <table:table-cell office:value-type="date" office:date-value="2008-07-25" calcext:value-type="date">
            <text:p>25.07.2008</text:p>
          </table:table-cell>
          <table:table-cell table:formula="of:=TRIM(RIGHT(SUBSTITUTE([.A$1:.A$1048576]; &quot; &quot;;REPT(&quot; &quot;;100));100))" office:value-type="string" office:string-value="tEVE" calcext:value-type="string">
            <text:p>tEVE</text:p>
          </table:table-cell>
          <table:table-cell office:value-type="string" calcext:value-type="string">
            <text:p>Eventide Tokens</text:p>
          </table:table-cell>
          <table:table-cell office:value-type="string" calcext:value-type="string">
            <text:p>tEVE</text:p>
          </table:table-cell>
        </table:table-row>
        <table:table-row table:style-name="ro1">
          <table:table-cell office:value-type="string" calcext:value-type="string">
            <text:p>Shadowmoor SHM</text:p>
          </table:table-cell>
          <table:table-cell table:formula="of:=MID([.A452];1;FIND(&quot;~&quot;;SUBSTITUTE([.A452];&quot; &quot;;&quot;~&quot;;LEN([.A452])-LEN(SUBSTITUTE([.A452];&quot; &quot;;&quot;&quot;))-(1-1)))-1)" office:value-type="string" office:string-value="Shadowmoor" calcext:value-type="string">
            <text:p>Shadowmoor</text:p>
          </table:table-cell>
          <table:table-cell office:value-type="date" office:date-value="2008-05-02" calcext:value-type="date">
            <text:p>02.05.2008</text:p>
          </table:table-cell>
          <table:table-cell table:formula="of:=TRIM(RIGHT(SUBSTITUTE([.A$1:.A$1048576]; &quot; &quot;;REPT(&quot; &quot;;100));100))" office:value-type="string" office:string-value="SHM" calcext:value-type="string">
            <text:p>SHM</text:p>
          </table:table-cell>
          <table:table-cell office:value-type="string" calcext:value-type="string">
            <text:p>Shadowmoor</text:p>
          </table:table-cell>
          <table:table-cell office:value-type="string" calcext:value-type="string">
            <text:p>SHM</text:p>
          </table:table-cell>
        </table:table-row>
        <table:table-row table:style-name="ro1">
          <table:table-cell office:value-type="string" calcext:value-type="string">
            <text:p>Shadowmoor Tokens tSHM</text:p>
          </table:table-cell>
          <table:table-cell table:formula="of:=MID([.A453];1;FIND(&quot;~&quot;;SUBSTITUTE([.A453];&quot; &quot;;&quot;~&quot;;LEN([.A453])-LEN(SUBSTITUTE([.A453];&quot; &quot;;&quot;&quot;))-(1-1)))-1)" office:value-type="string" office:string-value="Shadowmoor Tokens" calcext:value-type="string">
            <text:p>Shadowmoor Tokens</text:p>
          </table:table-cell>
          <table:table-cell office:value-type="date" office:date-value="2008-05-02" calcext:value-type="date">
            <text:p>02.05.2008</text:p>
          </table:table-cell>
          <table:table-cell table:formula="of:=TRIM(RIGHT(SUBSTITUTE([.A$1:.A$1048576]; &quot; &quot;;REPT(&quot; &quot;;100));100))" office:value-type="string" office:string-value="tSHM" calcext:value-type="string">
            <text:p>tSHM</text:p>
          </table:table-cell>
          <table:table-cell office:value-type="string" calcext:value-type="string">
            <text:p>Shadowmoor Tokens</text:p>
          </table:table-cell>
          <table:table-cell office:value-type="string" calcext:value-type="string">
            <text:p>tSHM</text:p>
          </table:table-cell>
        </table:table-row>
        <table:table-row table:style-name="ro1">
          <table:table-cell office:value-type="string" calcext:value-type="string">
            <text:p>15th Anniversary p15A</text:p>
          </table:table-cell>
          <table:table-cell table:formula="of:=MID([.A454];1;FIND(&quot;~&quot;;SUBSTITUTE([.A454];&quot; &quot;;&quot;~&quot;;LEN([.A454])-LEN(SUBSTITUTE([.A454];&quot; &quot;;&quot;&quot;))-(1-1)))-1)" office:value-type="string" office:string-value="15th Anniversary" calcext:value-type="string">
            <text:p>15th Anniversary</text:p>
          </table:table-cell>
          <table:table-cell office:value-type="date" office:date-value="2008-04-01" calcext:value-type="date">
            <text:p>01.04.2008</text:p>
          </table:table-cell>
          <table:table-cell table:formula="of:=TRIM(RIGHT(SUBSTITUTE([.A$1:.A$1048576]; &quot; &quot;;REPT(&quot; &quot;;100));100))" office:value-type="string" office:string-value="p15A" calcext:value-type="string">
            <text:p>p15A</text:p>
          </table:table-cell>
          <table:table-cell office:value-type="string" calcext:value-type="string">
            <text:p>15th Anniversary</text:p>
          </table:table-cell>
          <table:table-cell office:value-type="string" calcext:value-type="string">
            <text:p>p15A</text:p>
          </table:table-cell>
        </table:table-row>
        <table:table-row table:style-name="ro1">
          <table:table-cell office:value-type="string" calcext:value-type="string">
            <text:p>Launch Parties pLPA</text:p>
          </table:table-cell>
          <table:table-cell table:formula="of:=MID([.A455];1;FIND(&quot;~&quot;;SUBSTITUTE([.A455];&quot; &quot;;&quot;~&quot;;LEN([.A455])-LEN(SUBSTITUTE([.A455];&quot; &quot;;&quot;&quot;))-(1-1)))-1)" office:value-type="string" office:string-value="Launch Parties" calcext:value-type="string">
            <text:p>Launch Parties</text:p>
          </table:table-cell>
          <table:table-cell office:value-type="date" office:date-value="2008-02-01" calcext:value-type="date">
            <text:p>01.02.2008</text:p>
          </table:table-cell>
          <table:table-cell table:formula="of:=TRIM(RIGHT(SUBSTITUTE([.A$1:.A$1048576]; &quot; &quot;;REPT(&quot; &quot;;100));100))" office:value-type="string" office:string-value="pLPA" calcext:value-type="string">
            <text:p>pLPA</text:p>
          </table:table-cell>
          <table:table-cell office:value-type="string" calcext:value-type="string">
            <text:p>Launch Parties</text:p>
          </table:table-cell>
          <table:table-cell office:value-type="string" calcext:value-type="string">
            <text:p>pLPA</text:p>
          </table:table-cell>
        </table:table-row>
        <table:table-row table:style-name="ro1">
          <table:table-cell office:value-type="string" calcext:value-type="string">
            <text:p>Morningtide MOR</text:p>
          </table:table-cell>
          <table:table-cell table:formula="of:=MID([.A456];1;FIND(&quot;~&quot;;SUBSTITUTE([.A456];&quot; &quot;;&quot;~&quot;;LEN([.A456])-LEN(SUBSTITUTE([.A456];&quot; &quot;;&quot;&quot;))-(1-1)))-1)" office:value-type="string" office:string-value="Morningtide" calcext:value-type="string">
            <text:p>Morningtide</text:p>
          </table:table-cell>
          <table:table-cell office:value-type="date" office:date-value="2008-02-01" calcext:value-type="date">
            <text:p>01.02.2008</text:p>
          </table:table-cell>
          <table:table-cell table:formula="of:=TRIM(RIGHT(SUBSTITUTE([.A$1:.A$1048576]; &quot; &quot;;REPT(&quot; &quot;;100));100))" office:value-type="string" office:string-value="MOR" calcext:value-type="string">
            <text:p>MOR</text:p>
          </table:table-cell>
          <table:table-cell office:value-type="string" calcext:value-type="string">
            <text:p>Morningtide</text:p>
          </table:table-cell>
          <table:table-cell office:value-type="string" calcext:value-type="string">
            <text:p>MOR</text:p>
          </table:table-cell>
        </table:table-row>
        <table:table-row table:style-name="ro1">
          <table:table-cell office:value-type="string" calcext:value-type="string">
            <text:p>Morningtide Tokens tMOR</text:p>
          </table:table-cell>
          <table:table-cell table:formula="of:=MID([.A457];1;FIND(&quot;~&quot;;SUBSTITUTE([.A457];&quot; &quot;;&quot;~&quot;;LEN([.A457])-LEN(SUBSTITUTE([.A457];&quot; &quot;;&quot;&quot;))-(1-1)))-1)" office:value-type="string" office:string-value="Morningtide Tokens" calcext:value-type="string">
            <text:p>Morningtide Tokens</text:p>
          </table:table-cell>
          <table:table-cell office:value-type="date" office:date-value="2008-02-01" calcext:value-type="date">
            <text:p>01.02.2008</text:p>
          </table:table-cell>
          <table:table-cell table:formula="of:=TRIM(RIGHT(SUBSTITUTE([.A$1:.A$1048576]; &quot; &quot;;REPT(&quot; &quot;;100));100))" office:value-type="string" office:string-value="tMOR" calcext:value-type="string">
            <text:p>tMOR</text:p>
          </table:table-cell>
          <table:table-cell office:value-type="string" calcext:value-type="string">
            <text:p>Morningtide Tokens</text:p>
          </table:table-cell>
          <table:table-cell office:value-type="string" calcext:value-type="string">
            <text:p>tMOR</text:p>
          </table:table-cell>
        </table:table-row>
        <table:table-row table:style-name="ro1">
          <table:table-cell office:value-type="string" calcext:value-type="string">
            <text:p>Judge Gift Cards 2008 G08</text:p>
          </table:table-cell>
          <table:table-cell table:formula="of:=MID([.A458];1;FIND(&quot;~&quot;;SUBSTITUTE([.A458];&quot; &quot;;&quot;~&quot;;LEN([.A458])-LEN(SUBSTITUTE([.A458];&quot; &quot;;&quot;&quot;))-(1-1)))-1)" office:value-type="string" office:string-value="Judge Gift Cards 2008" calcext:value-type="string">
            <text:p>Judge Gift Cards 2008</text:p>
          </table:table-cell>
          <table:table-cell office:value-type="date" office:date-value="2008-01-08" calcext:value-type="date">
            <text:p>08.01.2008</text:p>
          </table:table-cell>
          <table:table-cell table:formula="of:=TRIM(RIGHT(SUBSTITUTE([.A$1:.A$1048576]; &quot; &quot;;REPT(&quot; &quot;;100));100))" office:value-type="string" office:string-value="G08" calcext:value-type="string">
            <text:p>G08</text:p>
          </table:table-cell>
          <table:table-cell office:value-type="string" calcext:value-type="string">
            <text:p>Judge Gift Cards 2008</text:p>
          </table:table-cell>
          <table:table-cell office:value-type="string" calcext:value-type="string">
            <text:p>G08</text:p>
          </table:table-cell>
        </table:table-row>
        <table:table-row table:style-name="ro1">
          <table:table-cell office:value-type="string" calcext:value-type="string">
            <text:p>Friday Night Magic 2008 F08</text:p>
          </table:table-cell>
          <table:table-cell table:formula="of:=MID([.A459];1;FIND(&quot;~&quot;;SUBSTITUTE([.A459];&quot; &quot;;&quot;~&quot;;LEN([.A459])-LEN(SUBSTITUTE([.A459];&quot; &quot;;&quot;&quot;))-(1-1)))-1)" office:value-type="string" office:string-value="Friday Night Magic 2008" calcext:value-type="string">
            <text:p>Friday Night Magic 2008</text:p>
          </table:table-cell>
          <table:table-cell office:value-type="date" office:date-value="2008-01-04" calcext:value-type="date">
            <text:p>04.01.2008</text:p>
          </table:table-cell>
          <table:table-cell table:formula="of:=TRIM(RIGHT(SUBSTITUTE([.A$1:.A$1048576]; &quot; &quot;;REPT(&quot; &quot;;100));100))" office:value-type="string" office:string-value="F08" calcext:value-type="string">
            <text:p>F08</text:p>
          </table:table-cell>
          <table:table-cell office:value-type="string" calcext:value-type="string">
            <text:p>Friday Night Magic 2008</text:p>
          </table:table-cell>
          <table:table-cell office:value-type="string" calcext:value-type="string">
            <text:p>F08</text:p>
          </table:table-cell>
        </table:table-row>
        <table:table-row table:style-name="ro1">
          <table:table-cell office:value-type="string" calcext:value-type="string">
            <text:p>Magic Premiere Shop 2008 pMPS08</text:p>
          </table:table-cell>
          <table:table-cell table:formula="of:=MID([.A460];1;FIND(&quot;~&quot;;SUBSTITUTE([.A460];&quot; &quot;;&quot;~&quot;;LEN([.A460])-LEN(SUBSTITUTE([.A460];&quot; &quot;;&quot;&quot;))-(1-1)))-1)" office:value-type="string" office:string-value="Magic Premiere Shop 2008" calcext:value-type="string">
            <text:p>Magic Premiere Shop 2008</text:p>
          </table:table-cell>
          <table:table-cell office:value-type="date" office:date-value="2008-01-01" calcext:value-type="date">
            <text:p>01.01.2008</text:p>
          </table:table-cell>
          <table:table-cell table:formula="of:=TRIM(RIGHT(SUBSTITUTE([.A$1:.A$1048576]; &quot; &quot;;REPT(&quot; &quot;;100));100))" office:value-type="string" office:string-value="pMPS08" calcext:value-type="string">
            <text:p>pMPS08</text:p>
          </table:table-cell>
          <table:table-cell office:value-type="string" calcext:value-type="string">
            <text:p>Magic Premiere Shop 2008</text:p>
          </table:table-cell>
          <table:table-cell office:value-type="string" calcext:value-type="string">
            <text:p>pMPS08</text:p>
          </table:table-cell>
        </table:table-row>
        <table:table-row table:style-name="ro1">
          <table:table-cell office:value-type="string" calcext:value-type="string">
            <text:p>Gateway 2008 pG08</text:p>
          </table:table-cell>
          <table:table-cell table:formula="of:=MID([.A461];1;FIND(&quot;~&quot;;SUBSTITUTE([.A461];&quot; &quot;;&quot;~&quot;;LEN([.A461])-LEN(SUBSTITUTE([.A461];&quot; &quot;;&quot;&quot;))-(1-1)))-1)" office:value-type="string" office:string-value="Gateway 2008" calcext:value-type="string">
            <text:p>Gateway 2008</text:p>
          </table:table-cell>
          <table:table-cell office:value-type="date" office:date-value="2008-01-01" calcext:value-type="date">
            <text:p>01.01.2008</text:p>
          </table:table-cell>
          <table:table-cell table:formula="of:=TRIM(RIGHT(SUBSTITUTE([.A$1:.A$1048576]; &quot; &quot;;REPT(&quot; &quot;;100));100))" office:value-type="string" office:string-value="pG08" calcext:value-type="string">
            <text:p>pG08</text:p>
          </table:table-cell>
          <table:table-cell office:value-type="string" calcext:value-type="string">
            <text:p>Gateway 2008</text:p>
          </table:table-cell>
          <table:table-cell office:value-type="string" calcext:value-type="string">
            <text:p>pG08</text:p>
          </table:table-cell>
        </table:table-row>
        <table:table-row table:style-name="ro1">
          <table:table-cell office:value-type="string" calcext:value-type="string">
            <text:p>Magic Player Rewards 2008 P08</text:p>
          </table:table-cell>
          <table:table-cell table:formula="of:=MID([.A462];1;FIND(&quot;~&quot;;SUBSTITUTE([.A462];&quot; &quot;;&quot;~&quot;;LEN([.A462])-LEN(SUBSTITUTE([.A462];&quot; &quot;;&quot;&quot;))-(1-1)))-1)" office:value-type="string" office:string-value="Magic Player Rewards 2008" calcext:value-type="string">
            <text:p>Magic Player Rewards 2008</text:p>
          </table:table-cell>
          <table:table-cell office:value-type="date" office:date-value="2008-01-01" calcext:value-type="date">
            <text:p>01.01.2008</text:p>
          </table:table-cell>
          <table:table-cell table:formula="of:=TRIM(RIGHT(SUBSTITUTE([.A$1:.A$1048576]; &quot; &quot;;REPT(&quot; &quot;;100));100))" office:value-type="string" office:string-value="P08" calcext:value-type="string">
            <text:p>P08</text:p>
          </table:table-cell>
          <table:table-cell office:value-type="string" calcext:value-type="string">
            <text:p>Magic Player Rewards 2008</text:p>
          </table:table-cell>
          <table:table-cell office:value-type="string" calcext:value-type="string">
            <text:p>P08</text:p>
          </table:table-cell>
        </table:table-row>
        <table:table-row table:style-name="ro1">
          <table:table-cell office:value-type="string" calcext:value-type="string">
            <text:p>Duel Decks: Elves vs. Goblins DD1</text:p>
          </table:table-cell>
          <table:table-cell table:formula="of:=MID([.A463];1;FIND(&quot;~&quot;;SUBSTITUTE([.A463];&quot; &quot;;&quot;~&quot;;LEN([.A463])-LEN(SUBSTITUTE([.A463];&quot; &quot;;&quot;&quot;))-(1-1)))-1)" office:value-type="string" office:string-value="Duel Decks: Elves vs. Goblins" calcext:value-type="string">
            <text:p>Duel Decks: Elves vs. Goblins</text:p>
          </table:table-cell>
          <table:table-cell office:value-type="date" office:date-value="2007-11-16" calcext:value-type="date">
            <text:p>16.11.2007</text:p>
          </table:table-cell>
          <table:table-cell table:formula="of:=TRIM(RIGHT(SUBSTITUTE([.A$1:.A$1048576]; &quot; &quot;;REPT(&quot; &quot;;100));100))" office:value-type="string" office:string-value="DD1" calcext:value-type="string">
            <text:p>DD1</text:p>
          </table:table-cell>
          <table:table-cell office:value-type="string" calcext:value-type="string">
            <text:p>Duel Decks: Elves vs. Goblins</text:p>
          </table:table-cell>
          <table:table-cell office:value-type="string" calcext:value-type="string">
            <text:p>DD1</text:p>
          </table:table-cell>
        </table:table-row>
        <table:table-row table:style-name="ro1">
          <table:table-cell office:value-type="string" calcext:value-type="string">
            <text:p>Duel Decks: Elves vs. Goblins Tokens tEVG</text:p>
          </table:table-cell>
          <table:table-cell table:formula="of:=MID([.A464];1;FIND(&quot;~&quot;;SUBSTITUTE([.A464];&quot; &quot;;&quot;~&quot;;LEN([.A464])-LEN(SUBSTITUTE([.A464];&quot; &quot;;&quot;&quot;))-(1-1)))-1)" office:value-type="string" office:string-value="Duel Decks: Elves vs. Goblins Tokens" calcext:value-type="string">
            <text:p>Duel Decks: Elves vs. Goblins Tokens</text:p>
          </table:table-cell>
          <table:table-cell office:value-type="date" office:date-value="2007-11-16" calcext:value-type="date">
            <text:p>16.11.2007</text:p>
          </table:table-cell>
          <table:table-cell table:formula="of:=TRIM(RIGHT(SUBSTITUTE([.A$1:.A$1048576]; &quot; &quot;;REPT(&quot; &quot;;100));100))" office:value-type="string" office:string-value="tEVG" calcext:value-type="string">
            <text:p>tEVG</text:p>
          </table:table-cell>
          <table:table-cell office:value-type="string" calcext:value-type="string">
            <text:p>Duel Decks: Elves vs. Goblins Tokens</text:p>
          </table:table-cell>
          <table:table-cell office:value-type="string" calcext:value-type="string">
            <text:p>tEVG</text:p>
          </table:table-cell>
        </table:table-row>
        <table:table-row table:style-name="ro1">
          <table:table-cell office:value-type="string" calcext:value-type="string">
            <text:p>Lorwyn LRW</text:p>
          </table:table-cell>
          <table:table-cell table:formula="of:=MID([.A465];1;FIND(&quot;~&quot;;SUBSTITUTE([.A465];&quot; &quot;;&quot;~&quot;;LEN([.A465])-LEN(SUBSTITUTE([.A465];&quot; &quot;;&quot;&quot;))-(1-1)))-1)" office:value-type="string" office:string-value="Lorwyn" calcext:value-type="string">
            <text:p>Lorwyn</text:p>
          </table:table-cell>
          <table:table-cell office:value-type="date" office:date-value="2007-10-12" calcext:value-type="date">
            <text:p>12.10.2007</text:p>
          </table:table-cell>
          <table:table-cell table:formula="of:=TRIM(RIGHT(SUBSTITUTE([.A$1:.A$1048576]; &quot; &quot;;REPT(&quot; &quot;;100));100))" office:value-type="string" office:string-value="LRW" calcext:value-type="string">
            <text:p>LRW</text:p>
          </table:table-cell>
          <table:table-cell office:value-type="string" calcext:value-type="string">
            <text:p>Lorwyn</text:p>
          </table:table-cell>
          <table:table-cell office:value-type="string" calcext:value-type="string">
            <text:p>LRW</text:p>
          </table:table-cell>
        </table:table-row>
        <table:table-row table:style-name="ro1">
          <table:table-cell office:value-type="string" calcext:value-type="string">
            <text:p>Lorwyn Tokens tLRW</text:p>
          </table:table-cell>
          <table:table-cell table:formula="of:=MID([.A466];1;FIND(&quot;~&quot;;SUBSTITUTE([.A466];&quot; &quot;;&quot;~&quot;;LEN([.A466])-LEN(SUBSTITUTE([.A466];&quot; &quot;;&quot;&quot;))-(1-1)))-1)" office:value-type="string" office:string-value="Lorwyn Tokens" calcext:value-type="string">
            <text:p>Lorwyn Tokens</text:p>
          </table:table-cell>
          <table:table-cell office:value-type="date" office:date-value="2007-10-12" calcext:value-type="date">
            <text:p>12.10.2007</text:p>
          </table:table-cell>
          <table:table-cell table:formula="of:=TRIM(RIGHT(SUBSTITUTE([.A$1:.A$1048576]; &quot; &quot;;REPT(&quot; &quot;;100));100))" office:value-type="string" office:string-value="tLRW" calcext:value-type="string">
            <text:p>tLRW</text:p>
          </table:table-cell>
          <table:table-cell office:value-type="string" calcext:value-type="string">
            <text:p>Lorwyn Tokens</text:p>
          </table:table-cell>
          <table:table-cell office:value-type="string" calcext:value-type="string">
            <text:p>tLRW</text:p>
          </table:table-cell>
        </table:table-row>
        <table:table-row table:style-name="ro1">
          <table:table-cell office:value-type="string" calcext:value-type="string">
            <text:p>Masters Edition ME1</text:p>
          </table:table-cell>
          <table:table-cell table:formula="of:=MID([.A467];1;FIND(&quot;~&quot;;SUBSTITUTE([.A467];&quot; &quot;;&quot;~&quot;;LEN([.A467])-LEN(SUBSTITUTE([.A467];&quot; &quot;;&quot;&quot;))-(1-1)))-1)" office:value-type="string" office:string-value="Masters Edition" calcext:value-type="string">
            <text:p>Masters Edition</text:p>
          </table:table-cell>
          <table:table-cell office:value-type="date" office:date-value="2007-09-10" calcext:value-type="date">
            <text:p>10.09.2007</text:p>
          </table:table-cell>
          <table:table-cell table:formula="of:=TRIM(RIGHT(SUBSTITUTE([.A$1:.A$1048576]; &quot; &quot;;REPT(&quot; &quot;;100));100))" office:value-type="string" office:string-value="ME1" calcext:value-type="string">
            <text:p>ME1</text:p>
          </table:table-cell>
          <table:table-cell office:value-type="string" calcext:value-type="string">
            <text:p>Masters Edition</text:p>
          </table:table-cell>
          <table:table-cell office:value-type="string" calcext:value-type="string">
            <text:p>ME1</text:p>
          </table:table-cell>
        </table:table-row>
        <table:table-row table:style-name="ro1">
          <table:table-cell office:value-type="string" calcext:value-type="string">
            <text:p>Summer of Magic pSUM</text:p>
          </table:table-cell>
          <table:table-cell table:formula="of:=MID([.A468];1;FIND(&quot;~&quot;;SUBSTITUTE([.A468];&quot; &quot;;&quot;~&quot;;LEN([.A468])-LEN(SUBSTITUTE([.A468];&quot; &quot;;&quot;&quot;))-(1-1)))-1)" office:value-type="string" office:string-value="Summer of Magic" calcext:value-type="string">
            <text:p>Summer of Magic</text:p>
          </table:table-cell>
          <table:table-cell office:value-type="date" office:date-value="2007-07-21" calcext:value-type="date">
            <text:p>21.07.2007</text:p>
          </table:table-cell>
          <table:table-cell table:formula="of:=TRIM(RIGHT(SUBSTITUTE([.A$1:.A$1048576]; &quot; &quot;;REPT(&quot; &quot;;100));100))" office:value-type="string" office:string-value="pSUM" calcext:value-type="string">
            <text:p>pSUM</text:p>
          </table:table-cell>
          <table:table-cell office:value-type="string" calcext:value-type="string">
            <text:p>Summer of Magic</text:p>
          </table:table-cell>
          <table:table-cell office:value-type="string" calcext:value-type="string">
            <text:p>pSUM</text:p>
          </table:table-cell>
        </table:table-row>
        <table:table-row table:style-name="ro1">
          <table:table-cell office:value-type="string" calcext:value-type="string">
            <text:p>Tenth Edition 10E</text:p>
          </table:table-cell>
          <table:table-cell table:formula="of:=MID([.A469];1;FIND(&quot;~&quot;;SUBSTITUTE([.A469];&quot; &quot;;&quot;~&quot;;LEN([.A469])-LEN(SUBSTITUTE([.A469];&quot; &quot;;&quot;&quot;))-(1-1)))-1)" office:value-type="string" office:string-value="Tenth Edition" calcext:value-type="string">
            <text:p>Tenth Edition</text:p>
          </table:table-cell>
          <table:table-cell office:value-type="date" office:date-value="2007-07-13" calcext:value-type="date">
            <text:p>13.07.2007</text:p>
          </table:table-cell>
          <table:table-cell table:formula="of:=TRIM(RIGHT(SUBSTITUTE([.A$1:.A$1048576]; &quot; &quot;;REPT(&quot; &quot;;100));100))" office:value-type="string" office:string-value="10E" calcext:value-type="string">
            <text:p>10E</text:p>
          </table:table-cell>
          <table:table-cell office:value-type="string" calcext:value-type="string">
            <text:p>Tenth Edition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Tenth Edition Tokens t10E</text:p>
          </table:table-cell>
          <table:table-cell table:formula="of:=MID([.A470];1;FIND(&quot;~&quot;;SUBSTITUTE([.A470];&quot; &quot;;&quot;~&quot;;LEN([.A470])-LEN(SUBSTITUTE([.A470];&quot; &quot;;&quot;&quot;))-(1-1)))-1)" office:value-type="string" office:string-value="Tenth Edition Tokens" calcext:value-type="string">
            <text:p>Tenth Edition Tokens</text:p>
          </table:table-cell>
          <table:table-cell office:value-type="date" office:date-value="2007-07-13" calcext:value-type="date">
            <text:p>13.07.2007</text:p>
          </table:table-cell>
          <table:table-cell table:formula="of:=TRIM(RIGHT(SUBSTITUTE([.A$1:.A$1048576]; &quot; &quot;;REPT(&quot; &quot;;100));100))" office:value-type="string" office:string-value="t10E" calcext:value-type="string">
            <text:p>t10E</text:p>
          </table:table-cell>
          <table:table-cell office:value-type="string" calcext:value-type="string">
            <text:p>Tenth Edition Tokens</text:p>
          </table:table-cell>
          <table:table-cell office:value-type="string" calcext:value-type="string">
            <text:p>t10E</text:p>
          </table:table-cell>
        </table:table-row>
        <table:table-row table:style-name="ro1">
          <table:table-cell office:value-type="string" calcext:value-type="string">
            <text:p>Tenth Edition Promos p10E</text:p>
          </table:table-cell>
          <table:table-cell table:formula="of:=MID([.A471];1;FIND(&quot;~&quot;;SUBSTITUTE([.A471];&quot; &quot;;&quot;~&quot;;LEN([.A471])-LEN(SUBSTITUTE([.A471];&quot; &quot;;&quot;&quot;))-(1-1)))-1)" office:value-type="string" office:string-value="Tenth Edition Promos" calcext:value-type="string">
            <text:p>Tenth Edition Promos</text:p>
          </table:table-cell>
          <table:table-cell office:value-type="date" office:date-value="2007-07-13" calcext:value-type="date">
            <text:p>13.07.2007</text:p>
          </table:table-cell>
          <table:table-cell table:formula="of:=TRIM(RIGHT(SUBSTITUTE([.A$1:.A$1048576]; &quot; &quot;;REPT(&quot; &quot;;100));100))" office:value-type="string" office:string-value="p10E" calcext:value-type="string">
            <text:p>p10E</text:p>
          </table:table-cell>
          <table:table-cell office:value-type="string" calcext:value-type="string">
            <text:p>Tenth Edition Promos</text:p>
          </table:table-cell>
          <table:table-cell office:value-type="string" calcext:value-type="string">
            <text:p>p10E</text:p>
          </table:table-cell>
        </table:table-row>
        <table:table-row table:style-name="ro1">
          <table:table-cell office:value-type="string" calcext:value-type="string">
            <text:p>Future Sight FUT</text:p>
          </table:table-cell>
          <table:table-cell table:formula="of:=MID([.A472];1;FIND(&quot;~&quot;;SUBSTITUTE([.A472];&quot; &quot;;&quot;~&quot;;LEN([.A472])-LEN(SUBSTITUTE([.A472];&quot; &quot;;&quot;&quot;))-(1-1)))-1)" office:value-type="string" office:string-value="Future Sight" calcext:value-type="string">
            <text:p>Future Sight</text:p>
          </table:table-cell>
          <table:table-cell office:value-type="date" office:date-value="2007-05-04" calcext:value-type="date">
            <text:p>04.05.2007</text:p>
          </table:table-cell>
          <table:table-cell table:formula="of:=TRIM(RIGHT(SUBSTITUTE([.A$1:.A$1048576]; &quot; &quot;;REPT(&quot; &quot;;100));100))" office:value-type="string" office:string-value="FUT" calcext:value-type="string">
            <text:p>FUT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FUT</text:p>
          </table:table-cell>
        </table:table-row>
        <table:table-row table:style-name="ro1">
          <table:table-cell office:value-type="string" calcext:value-type="string">
            <text:p>Grand Prix pGPX</text:p>
          </table:table-cell>
          <table:table-cell table:formula="of:=MID([.A473];1;FIND(&quot;~&quot;;SUBSTITUTE([.A473];&quot; &quot;;&quot;~&quot;;LEN([.A473])-LEN(SUBSTITUTE([.A473];&quot; &quot;;&quot;&quot;))-(1-1)))-1)" office:value-type="string" office:string-value="Grand Prix" calcext:value-type="string">
            <text:p>Grand Prix</text:p>
          </table:table-cell>
          <table:table-cell office:value-type="date" office:date-value="2007-02-24" calcext:value-type="date">
            <text:p>24.02.2007</text:p>
          </table:table-cell>
          <table:table-cell table:formula="of:=TRIM(RIGHT(SUBSTITUTE([.A$1:.A$1048576]; &quot; &quot;;REPT(&quot; &quot;;100));100))" office:value-type="string" office:string-value="pGPX" calcext:value-type="string">
            <text:p>pGPX</text:p>
          </table:table-cell>
          <table:table-cell office:value-type="string" calcext:value-type="string">
            <text:p>Grand Prix</text:p>
          </table:table-cell>
          <table:table-cell office:value-type="string" calcext:value-type="string">
            <text:p>pGPX</text:p>
          </table:table-cell>
        </table:table-row>
        <table:table-row table:style-name="ro1">
          <table:table-cell office:value-type="string" calcext:value-type="string">
            <text:p>Pro Tour pPRO</text:p>
          </table:table-cell>
          <table:table-cell table:formula="of:=MID([.A474];1;FIND(&quot;~&quot;;SUBSTITUTE([.A474];&quot; &quot;;&quot;~&quot;;LEN([.A474])-LEN(SUBSTITUTE([.A474];&quot; &quot;;&quot;&quot;))-(1-1)))-1)" office:value-type="string" office:string-value="Pro Tour" calcext:value-type="string">
            <text:p>Pro Tour</text:p>
          </table:table-cell>
          <table:table-cell office:value-type="date" office:date-value="2007-02-09" calcext:value-type="date">
            <text:p>09.02.2007</text:p>
          </table:table-cell>
          <table:table-cell table:formula="of:=TRIM(RIGHT(SUBSTITUTE([.A$1:.A$1048576]; &quot; &quot;;REPT(&quot; &quot;;100));100))" office:value-type="string" office:string-value="pPRO" calcext:value-type="string">
            <text:p>pPRO</text:p>
          </table:table-cell>
          <table:table-cell office:value-type="string" calcext:value-type="string">
            <text:p>Pro Tour</text:p>
          </table:table-cell>
          <table:table-cell office:value-type="string" calcext:value-type="string">
            <text:p>pPRO</text:p>
          </table:table-cell>
        </table:table-row>
        <table:table-row table:style-name="ro1">
          <table:table-cell office:value-type="string" calcext:value-type="string">
            <text:p>Planar Chaos PLC</text:p>
          </table:table-cell>
          <table:table-cell table:formula="of:=MID([.A475];1;FIND(&quot;~&quot;;SUBSTITUTE([.A475];&quot; &quot;;&quot;~&quot;;LEN([.A475])-LEN(SUBSTITUTE([.A475];&quot; &quot;;&quot;&quot;))-(1-1)))-1)" office:value-type="string" office:string-value="Planar Chaos" calcext:value-type="string">
            <text:p>Planar Chaos</text:p>
          </table:table-cell>
          <table:table-cell office:value-type="date" office:date-value="2007-02-02" calcext:value-type="date">
            <text:p>02.02.2007</text:p>
          </table:table-cell>
          <table:table-cell table:formula="of:=TRIM(RIGHT(SUBSTITUTE([.A$1:.A$1048576]; &quot; &quot;;REPT(&quot; &quot;;100));100))" office:value-type="string" office:string-value="PLC" calcext:value-type="string">
            <text:p>PLC</text:p>
          </table:table-cell>
          <table:table-cell office:value-type="string" calcext:value-type="string">
            <text:p>Planar Chaos</text:p>
          </table:table-cell>
          <table:table-cell office:value-type="string" calcext:value-type="string">
            <text:p>PLC</text:p>
          </table:table-cell>
        </table:table-row>
        <table:table-row table:style-name="ro1">
          <table:table-cell office:value-type="string" calcext:value-type="string">
            <text:p>Judge Gift Cards 2007 G07</text:p>
          </table:table-cell>
          <table:table-cell table:formula="of:=MID([.A476];1;FIND(&quot;~&quot;;SUBSTITUTE([.A476];&quot; &quot;;&quot;~&quot;;LEN([.A476])-LEN(SUBSTITUTE([.A476];&quot; &quot;;&quot;&quot;))-(1-1)))-1)" office:value-type="string" office:string-value="Judge Gift Cards 2007" calcext:value-type="string">
            <text:p>Judge Gift Cards 2007</text:p>
          </table:table-cell>
          <table:table-cell office:value-type="date" office:date-value="2007-01-08" calcext:value-type="date">
            <text:p>08.01.2007</text:p>
          </table:table-cell>
          <table:table-cell table:formula="of:=TRIM(RIGHT(SUBSTITUTE([.A$1:.A$1048576]; &quot; &quot;;REPT(&quot; &quot;;100));100))" office:value-type="string" office:string-value="G07" calcext:value-type="string">
            <text:p>G07</text:p>
          </table:table-cell>
          <table:table-cell office:value-type="string" calcext:value-type="string">
            <text:p>Judge Gift Cards 2007</text:p>
          </table:table-cell>
          <table:table-cell office:value-type="string" calcext:value-type="string">
            <text:p>G07</text:p>
          </table:table-cell>
        </table:table-row>
        <table:table-row table:style-name="ro1">
          <table:table-cell office:value-type="string" calcext:value-type="string">
            <text:p>Friday Night Magic 2007 F07</text:p>
          </table:table-cell>
          <table:table-cell table:formula="of:=MID([.A477];1;FIND(&quot;~&quot;;SUBSTITUTE([.A477];&quot; &quot;;&quot;~&quot;;LEN([.A477])-LEN(SUBSTITUTE([.A477];&quot; &quot;;&quot;&quot;))-(1-1)))-1)" office:value-type="string" office:string-value="Friday Night Magic 2007" calcext:value-type="string">
            <text:p>Friday Night Magic 2007</text:p>
          </table:table-cell>
          <table:table-cell office:value-type="date" office:date-value="2007-01-05" calcext:value-type="date">
            <text:p>05.01.2007</text:p>
          </table:table-cell>
          <table:table-cell table:formula="of:=TRIM(RIGHT(SUBSTITUTE([.A$1:.A$1048576]; &quot; &quot;;REPT(&quot; &quot;;100));100))" office:value-type="string" office:string-value="F07" calcext:value-type="string">
            <text:p>F07</text:p>
          </table:table-cell>
          <table:table-cell office:value-type="string" calcext:value-type="string">
            <text:p>Friday Night Magic 2007</text:p>
          </table:table-cell>
          <table:table-cell office:value-type="string" calcext:value-type="string">
            <text:p>F07</text:p>
          </table:table-cell>
        </table:table-row>
        <table:table-row table:style-name="ro1">
          <table:table-cell office:value-type="string" calcext:value-type="string">
            <text:p>Magic Premiere Shop 2007 pMPS07</text:p>
          </table:table-cell>
          <table:table-cell table:formula="of:=MID([.A478];1;FIND(&quot;~&quot;;SUBSTITUTE([.A478];&quot; &quot;;&quot;~&quot;;LEN([.A478])-LEN(SUBSTITUTE([.A478];&quot; &quot;;&quot;&quot;))-(1-1)))-1)" office:value-type="string" office:string-value="Magic Premiere Shop 2007" calcext:value-type="string">
            <text:p>Magic Premiere Shop 2007</text:p>
          </table:table-cell>
          <table:table-cell office:value-type="date" office:date-value="2007-01-01" calcext:value-type="date">
            <text:p>01.01.2007</text:p>
          </table:table-cell>
          <table:table-cell table:formula="of:=TRIM(RIGHT(SUBSTITUTE([.A$1:.A$1048576]; &quot; &quot;;REPT(&quot; &quot;;100));100))" office:value-type="string" office:string-value="pMPS07" calcext:value-type="string">
            <text:p>pMPS07</text:p>
          </table:table-cell>
          <table:table-cell office:value-type="string" calcext:value-type="string">
            <text:p>Magic Premiere Shop 2007</text:p>
          </table:table-cell>
          <table:table-cell office:value-type="string" calcext:value-type="string">
            <text:p>pMPS07</text:p>
          </table:table-cell>
        </table:table-row>
        <table:table-row table:style-name="ro1">
          <table:table-cell office:value-type="string" calcext:value-type="string">
            <text:p>Resale Promos pRES</text:p>
          </table:table-cell>
          <table:table-cell table:formula="of:=MID([.A479];1;FIND(&quot;~&quot;;SUBSTITUTE([.A479];&quot; &quot;;&quot;~&quot;;LEN([.A479])-LEN(SUBSTITUTE([.A479];&quot; &quot;;&quot;&quot;))-(1-1)))-1)" office:value-type="string" office:string-value="Resale Promos" calcext:value-type="string">
            <text:p>Resale Promos</text:p>
          </table:table-cell>
          <table:table-cell office:value-type="date" office:date-value="2007-01-01" calcext:value-type="date">
            <text:p>01.01.2007</text:p>
          </table:table-cell>
          <table:table-cell table:formula="of:=TRIM(RIGHT(SUBSTITUTE([.A$1:.A$1048576]; &quot; &quot;;REPT(&quot; &quot;;100));100))" office:value-type="string" office:string-value="pRES" calcext:value-type="string">
            <text:p>pRES</text:p>
          </table:table-cell>
          <table:table-cell office:value-type="string" calcext:value-type="string">
            <text:p>Resale Promos</text:p>
          </table:table-cell>
          <table:table-cell office:value-type="string" calcext:value-type="string">
            <text:p>pRES</text:p>
          </table:table-cell>
        </table:table-row>
        <table:table-row table:style-name="ro1">
          <table:table-cell office:value-type="string" calcext:value-type="string">
            <text:p>Gateway 2007 pG07</text:p>
          </table:table-cell>
          <table:table-cell table:formula="of:=MID([.A480];1;FIND(&quot;~&quot;;SUBSTITUTE([.A480];&quot; &quot;;&quot;~&quot;;LEN([.A480])-LEN(SUBSTITUTE([.A480];&quot; &quot;;&quot;&quot;))-(1-1)))-1)" office:value-type="string" office:string-value="Gateway 2007" calcext:value-type="string">
            <text:p>Gateway 2007</text:p>
          </table:table-cell>
          <table:table-cell office:value-type="date" office:date-value="2007-01-01" calcext:value-type="date">
            <text:p>01.01.2007</text:p>
          </table:table-cell>
          <table:table-cell table:formula="of:=TRIM(RIGHT(SUBSTITUTE([.A$1:.A$1048576]; &quot; &quot;;REPT(&quot; &quot;;100));100))" office:value-type="string" office:string-value="pG07" calcext:value-type="string">
            <text:p>pG07</text:p>
          </table:table-cell>
          <table:table-cell office:value-type="string" calcext:value-type="string">
            <text:p>Gateway 2007</text:p>
          </table:table-cell>
          <table:table-cell office:value-type="string" calcext:value-type="string">
            <text:p>pG07</text:p>
          </table:table-cell>
        </table:table-row>
        <table:table-row table:style-name="ro1">
          <table:table-cell office:value-type="string" calcext:value-type="string">
            <text:p>Magic Player Rewards 2007 P07</text:p>
          </table:table-cell>
          <table:table-cell table:formula="of:=MID([.A481];1;FIND(&quot;~&quot;;SUBSTITUTE([.A481];&quot; &quot;;&quot;~&quot;;LEN([.A481])-LEN(SUBSTITUTE([.A481];&quot; &quot;;&quot;&quot;))-(1-1)))-1)" office:value-type="string" office:string-value="Magic Player Rewards 2007" calcext:value-type="string">
            <text:p>Magic Player Rewards 2007</text:p>
          </table:table-cell>
          <table:table-cell office:value-type="date" office:date-value="2007-01-01" calcext:value-type="date">
            <text:p>01.01.2007</text:p>
          </table:table-cell>
          <table:table-cell table:formula="of:=TRIM(RIGHT(SUBSTITUTE([.A$1:.A$1048576]; &quot; &quot;;REPT(&quot; &quot;;100));100))" office:value-type="string" office:string-value="P07" calcext:value-type="string">
            <text:p>P07</text:p>
          </table:table-cell>
          <table:table-cell office:value-type="string" calcext:value-type="string">
            <text:p>Magic Player Rewards 2007</text:p>
          </table:table-cell>
          <table:table-cell office:value-type="string" calcext:value-type="string">
            <text:p>P07</text:p>
          </table:table-cell>
        </table:table-row>
        <table:table-row table:style-name="ro1">
          <table:table-cell office:value-type="string" calcext:value-type="string">
            <text:p>Happy Holidays HHO</text:p>
          </table:table-cell>
          <table:table-cell table:formula="of:=MID([.A482];1;FIND(&quot;~&quot;;SUBSTITUTE([.A482];&quot; &quot;;&quot;~&quot;;LEN([.A482])-LEN(SUBSTITUTE([.A482];&quot; &quot;;&quot;&quot;))-(1-1)))-1)" office:value-type="string" office:string-value="Happy Holidays" calcext:value-type="string">
            <text:p>Happy Holidays</text:p>
          </table:table-cell>
          <table:table-cell office:value-type="date" office:date-value="2006-12-31" calcext:value-type="date">
            <text:p>31.12.2006</text:p>
          </table:table-cell>
          <table:table-cell table:formula="of:=TRIM(RIGHT(SUBSTITUTE([.A$1:.A$1048576]; &quot; &quot;;REPT(&quot; &quot;;100));100))" office:value-type="string" office:string-value="HHO" calcext:value-type="string">
            <text:p>HHO</text:p>
          </table:table-cell>
          <table:table-cell office:value-type="string" calcext:value-type="string">
            <text:p>Happy Holidays</text:p>
          </table:table-cell>
          <table:table-cell office:value-type="string" calcext:value-type="string">
            <text:p>HHO</text:p>
          </table:table-cell>
        </table:table-row>
        <table:table-row table:style-name="ro1">
          <table:table-cell office:value-type="string" calcext:value-type="string">
            <text:p>Time Spiral TSP</text:p>
          </table:table-cell>
          <table:table-cell table:formula="of:=MID([.A483];1;FIND(&quot;~&quot;;SUBSTITUTE([.A483];&quot; &quot;;&quot;~&quot;;LEN([.A483])-LEN(SUBSTITUTE([.A483];&quot; &quot;;&quot;&quot;))-(1-1)))-1)" office:value-type="string" office:string-value="Time Spiral" calcext:value-type="string">
            <text:p>Time Spiral</text:p>
          </table:table-cell>
          <table:table-cell office:value-type="date" office:date-value="2006-10-06" calcext:value-type="date">
            <text:p>06.10.2006</text:p>
          </table:table-cell>
          <table:table-cell table:formula="of:=TRIM(RIGHT(SUBSTITUTE([.A$1:.A$1048576]; &quot; &quot;;REPT(&quot; &quot;;100));100))" office:value-type="string" office:string-value="TSP" calcext:value-type="string">
            <text:p>TSP</text:p>
          </table:table-cell>
          <table:table-cell office:value-type="string" calcext:value-type="string">
            <text:p>Time Spiral</text:p>
          </table:table-cell>
          <table:table-cell office:value-type="string" calcext:value-type="string">
            <text:p>TSP</text:p>
          </table:table-cell>
        </table:table-row>
        <table:table-row table:style-name="ro1">
          <table:table-cell office:value-type="string" calcext:value-type="string">
            <text:p>Time Spiral "Timeshifted" TSB</text:p>
          </table:table-cell>
          <table:table-cell table:formula="of:=MID([.A484];1;FIND(&quot;~&quot;;SUBSTITUTE([.A484];&quot; &quot;;&quot;~&quot;;LEN([.A484])-LEN(SUBSTITUTE([.A484];&quot; &quot;;&quot;&quot;))-(1-1)))-1)" office:value-type="string" office:string-value="Time Spiral &quot;Timeshifted&quot;" calcext:value-type="string">
            <text:p>Time Spiral "Timeshifted"</text:p>
          </table:table-cell>
          <table:table-cell office:value-type="date" office:date-value="2006-10-06" calcext:value-type="date">
            <text:p>06.10.2006</text:p>
          </table:table-cell>
          <table:table-cell table:formula="of:=TRIM(RIGHT(SUBSTITUTE([.A$1:.A$1048576]; &quot; &quot;;REPT(&quot; &quot;;100));100))" office:value-type="string" office:string-value="TSB" calcext:value-type="string">
            <text:p>TSB</text:p>
          </table:table-cell>
          <table:table-cell office:value-type="string" calcext:value-type="string">
            <text:p>Time Spiral "Timeshifted"</text:p>
          </table:table-cell>
          <table:table-cell office:value-type="string" calcext:value-type="string">
            <text:p>TSB</text:p>
          </table:table-cell>
        </table:table-row>
        <table:table-row table:style-name="ro1">
          <table:table-cell office:value-type="string" calcext:value-type="string">
            <text:p>Coldsnap Theme Decks CST</text:p>
          </table:table-cell>
          <table:table-cell table:formula="of:=MID([.A485];1;FIND(&quot;~&quot;;SUBSTITUTE([.A485];&quot; &quot;;&quot;~&quot;;LEN([.A485])-LEN(SUBSTITUTE([.A485];&quot; &quot;;&quot;&quot;))-(1-1)))-1)" office:value-type="string" office:string-value="Coldsnap Theme Decks" calcext:value-type="string">
            <text:p>Coldsnap Theme Decks</text:p>
          </table:table-cell>
          <table:table-cell office:value-type="date" office:date-value="2006-07-21" calcext:value-type="date">
            <text:p>21.07.2006</text:p>
          </table:table-cell>
          <table:table-cell table:formula="of:=TRIM(RIGHT(SUBSTITUTE([.A$1:.A$1048576]; &quot; &quot;;REPT(&quot; &quot;;100));100))" office:value-type="string" office:string-value="CST" calcext:value-type="string">
            <text:p>CST</text:p>
          </table:table-cell>
          <table:table-cell office:value-type="string" calcext:value-type="string">
            <text:p>Coldsnap Theme Decks</text:p>
          </table:table-cell>
          <table:table-cell office:value-type="string" calcext:value-type="string">
            <text:p>CST</text:p>
          </table:table-cell>
        </table:table-row>
        <table:table-row table:style-name="ro1">
          <table:table-cell office:value-type="string" calcext:value-type="string">
            <text:p>Coldsnap CSP</text:p>
          </table:table-cell>
          <table:table-cell table:formula="of:=MID([.A486];1;FIND(&quot;~&quot;;SUBSTITUTE([.A486];&quot; &quot;;&quot;~&quot;;LEN([.A486])-LEN(SUBSTITUTE([.A486];&quot; &quot;;&quot;&quot;))-(1-1)))-1)" office:value-type="string" office:string-value="Coldsnap" calcext:value-type="string">
            <text:p>Coldsnap</text:p>
          </table:table-cell>
          <table:table-cell office:value-type="date" office:date-value="2006-07-21" calcext:value-type="date">
            <text:p>21.07.2006</text:p>
          </table:table-cell>
          <table:table-cell table:formula="of:=TRIM(RIGHT(SUBSTITUTE([.A$1:.A$1048576]; &quot; &quot;;REPT(&quot; &quot;;100));100))" office:value-type="string" office:string-value="CSP" calcext:value-type="string">
            <text:p>CSP</text:p>
          </table:table-cell>
          <table:table-cell office:value-type="string" calcext:value-type="string">
            <text:p>Coldsnap</text:p>
          </table:table-cell>
          <table:table-cell office:value-type="string" calcext:value-type="string">
            <text:p>CSP</text:p>
          </table:table-cell>
        </table:table-row>
        <table:table-row table:style-name="ro1">
          <table:table-cell office:value-type="string" calcext:value-type="string">
            <text:p>Coldsnap Tokens tCSP</text:p>
          </table:table-cell>
          <table:table-cell table:formula="of:=MID([.A487];1;FIND(&quot;~&quot;;SUBSTITUTE([.A487];&quot; &quot;;&quot;~&quot;;LEN([.A487])-LEN(SUBSTITUTE([.A487];&quot; &quot;;&quot;&quot;))-(1-1)))-1)" office:value-type="string" office:string-value="Coldsnap Tokens" calcext:value-type="string">
            <text:p>Coldsnap Tokens</text:p>
          </table:table-cell>
          <table:table-cell office:value-type="date" office:date-value="2006-07-21" calcext:value-type="date">
            <text:p>21.07.2006</text:p>
          </table:table-cell>
          <table:table-cell table:formula="of:=TRIM(RIGHT(SUBSTITUTE([.A$1:.A$1048576]; &quot; &quot;;REPT(&quot; &quot;;100));100))" office:value-type="string" office:string-value="tCSP" calcext:value-type="string">
            <text:p>tCSP</text:p>
          </table:table-cell>
          <table:table-cell office:value-type="string" calcext:value-type="string">
            <text:p>Coldsnap Tokens</text:p>
          </table:table-cell>
          <table:table-cell office:value-type="string" calcext:value-type="string">
            <text:p>tCSP</text:p>
          </table:table-cell>
        </table:table-row>
        <table:table-row table:style-name="ro1">
          <table:table-cell office:value-type="string" calcext:value-type="string">
            <text:p>Dissension DIS</text:p>
          </table:table-cell>
          <table:table-cell table:formula="of:=MID([.A488];1;FIND(&quot;~&quot;;SUBSTITUTE([.A488];&quot; &quot;;&quot;~&quot;;LEN([.A488])-LEN(SUBSTITUTE([.A488];&quot; &quot;;&quot;&quot;))-(1-1)))-1)" office:value-type="string" office:string-value="Dissension" calcext:value-type="string">
            <text:p>Dissension</text:p>
          </table:table-cell>
          <table:table-cell office:value-type="date" office:date-value="2006-05-05" calcext:value-type="date">
            <text:p>05.05.2006</text:p>
          </table:table-cell>
          <table:table-cell table:formula="of:=TRIM(RIGHT(SUBSTITUTE([.A$1:.A$1048576]; &quot; &quot;;REPT(&quot; &quot;;100));100))" office:value-type="string" office:string-value="DIS" calcext:value-type="string">
            <text:p>DIS</text:p>
          </table:table-cell>
          <table:table-cell office:value-type="string" calcext:value-type="string">
            <text:p>Dissension</text:p>
          </table:table-cell>
          <table:table-cell office:value-type="string" calcext:value-type="string">
            <text:p>DIS</text:p>
          </table:table-cell>
        </table:table-row>
        <table:table-row table:style-name="ro1">
          <table:table-cell office:value-type="string" calcext:value-type="string">
            <text:p>Champs and States pCMP</text:p>
          </table:table-cell>
          <table:table-cell table:formula="of:=MID([.A489];1;FIND(&quot;~&quot;;SUBSTITUTE([.A489];&quot; &quot;;&quot;~&quot;;LEN([.A489])-LEN(SUBSTITUTE([.A489];&quot; &quot;;&quot;&quot;))-(1-1)))-1)" office:value-type="string" office:string-value="Champs and States" calcext:value-type="string">
            <text:p>Champs and States</text:p>
          </table:table-cell>
          <table:table-cell office:value-type="date" office:date-value="2006-03-18" calcext:value-type="date">
            <text:p>18.03.2006</text:p>
          </table:table-cell>
          <table:table-cell table:formula="of:=TRIM(RIGHT(SUBSTITUTE([.A$1:.A$1048576]; &quot; &quot;;REPT(&quot; &quot;;100));100))" office:value-type="string" office:string-value="pCMP" calcext:value-type="string">
            <text:p>pCMP</text:p>
          </table:table-cell>
          <table:table-cell office:value-type="string" calcext:value-type="string">
            <text:p>Champs and States</text:p>
          </table:table-cell>
          <table:table-cell office:value-type="string" calcext:value-type="string">
            <text:p>pCMP</text:p>
          </table:table-cell>
        </table:table-row>
        <table:table-row table:style-name="ro1">
          <table:table-cell office:value-type="string" calcext:value-type="string">
            <text:p>Guildpact GPT</text:p>
          </table:table-cell>
          <table:table-cell table:formula="of:=MID([.A490];1;FIND(&quot;~&quot;;SUBSTITUTE([.A490];&quot; &quot;;&quot;~&quot;;LEN([.A490])-LEN(SUBSTITUTE([.A490];&quot; &quot;;&quot;&quot;))-(1-1)))-1)" office:value-type="string" office:string-value="Guildpact" calcext:value-type="string">
            <text:p>Guildpact</text:p>
          </table:table-cell>
          <table:table-cell office:value-type="date" office:date-value="2006-02-03" calcext:value-type="date">
            <text:p>03.02.2006</text:p>
          </table:table-cell>
          <table:table-cell table:formula="of:=TRIM(RIGHT(SUBSTITUTE([.A$1:.A$1048576]; &quot; &quot;;REPT(&quot; &quot;;100));100))" office:value-type="string" office:string-value="GPT" calcext:value-type="string">
            <text:p>GPT</text:p>
          </table:table-cell>
          <table:table-cell office:value-type="string" calcext:value-type="string">
            <text:p>Guildpact</text:p>
          </table:table-cell>
          <table:table-cell office:value-type="string" calcext:value-type="string">
            <text:p>GPT</text:p>
          </table:table-cell>
        </table:table-row>
        <table:table-row table:style-name="ro1">
          <table:table-cell office:value-type="string" calcext:value-type="string">
            <text:p>Judge Gift Cards 2006 G06</text:p>
          </table:table-cell>
          <table:table-cell table:formula="of:=MID([.A491];1;FIND(&quot;~&quot;;SUBSTITUTE([.A491];&quot; &quot;;&quot;~&quot;;LEN([.A491])-LEN(SUBSTITUTE([.A491];&quot; &quot;;&quot;&quot;))-(1-1)))-1)" office:value-type="string" office:string-value="Judge Gift Cards 2006" calcext:value-type="string">
            <text:p>Judge Gift Cards 2006</text:p>
          </table:table-cell>
          <table:table-cell office:value-type="date" office:date-value="2006-01-08" calcext:value-type="date">
            <text:p>08.01.2006</text:p>
          </table:table-cell>
          <table:table-cell table:formula="of:=TRIM(RIGHT(SUBSTITUTE([.A$1:.A$1048576]; &quot; &quot;;REPT(&quot; &quot;;100));100))" office:value-type="string" office:string-value="G06" calcext:value-type="string">
            <text:p>G06</text:p>
          </table:table-cell>
          <table:table-cell office:value-type="string" calcext:value-type="string">
            <text:p>Judge Gift Cards 2006</text:p>
          </table:table-cell>
          <table:table-cell office:value-type="string" calcext:value-type="string">
            <text:p>G06</text:p>
          </table:table-cell>
        </table:table-row>
        <table:table-row table:style-name="ro1">
          <table:table-cell office:value-type="string" calcext:value-type="string">
            <text:p>Friday Night Magic 2006 F06</text:p>
          </table:table-cell>
          <table:table-cell table:formula="of:=MID([.A492];1;FIND(&quot;~&quot;;SUBSTITUTE([.A492];&quot; &quot;;&quot;~&quot;;LEN([.A492])-LEN(SUBSTITUTE([.A492];&quot; &quot;;&quot;&quot;))-(1-1)))-1)" office:value-type="string" office:string-value="Friday Night Magic 2006" calcext:value-type="string">
            <text:p>Friday Night Magic 2006</text:p>
          </table:table-cell>
          <table:table-cell office:value-type="date" office:date-value="2006-01-06" calcext:value-type="date">
            <text:p>06.01.2006</text:p>
          </table:table-cell>
          <table:table-cell table:formula="of:=TRIM(RIGHT(SUBSTITUTE([.A$1:.A$1048576]; &quot; &quot;;REPT(&quot; &quot;;100));100))" office:value-type="string" office:string-value="F06" calcext:value-type="string">
            <text:p>F06</text:p>
          </table:table-cell>
          <table:table-cell office:value-type="string" calcext:value-type="string">
            <text:p>Friday Night Magic 2006</text:p>
          </table:table-cell>
          <table:table-cell office:value-type="string" calcext:value-type="string">
            <text:p>F06</text:p>
          </table:table-cell>
        </table:table-row>
        <table:table-row table:style-name="ro1">
          <table:table-cell office:value-type="string" calcext:value-type="string">
            <text:p>Magic Premiere Shop 2006 pMPS06</text:p>
          </table:table-cell>
          <table:table-cell table:formula="of:=MID([.A493];1;FIND(&quot;~&quot;;SUBSTITUTE([.A493];&quot; &quot;;&quot;~&quot;;LEN([.A493])-LEN(SUBSTITUTE([.A493];&quot; &quot;;&quot;&quot;))-(1-1)))-1)" office:value-type="string" office:string-value="Magic Premiere Shop 2006" calcext:value-type="string">
            <text:p>Magic Premiere Shop 2006</text:p>
          </table:table-cell>
          <table:table-cell office:value-type="date" office:date-value="2006-01-01" calcext:value-type="date">
            <text:p>01.01.2006</text:p>
          </table:table-cell>
          <table:table-cell table:formula="of:=TRIM(RIGHT(SUBSTITUTE([.A$1:.A$1048576]; &quot; &quot;;REPT(&quot; &quot;;100));100))" office:value-type="string" office:string-value="pMPS06" calcext:value-type="string">
            <text:p>pMPS06</text:p>
          </table:table-cell>
          <table:table-cell office:value-type="string" calcext:value-type="string">
            <text:p>Magic Premiere Shop 2006</text:p>
          </table:table-cell>
          <table:table-cell office:value-type="string" calcext:value-type="string">
            <text:p>pMPS06</text:p>
          </table:table-cell>
        </table:table-row>
        <table:table-row table:style-name="ro1">
          <table:table-cell office:value-type="string" calcext:value-type="string">
            <text:p>Arena League 2006 pAL06</text:p>
          </table:table-cell>
          <table:table-cell table:formula="of:=MID([.A494];1;FIND(&quot;~&quot;;SUBSTITUTE([.A494];&quot; &quot;;&quot;~&quot;;LEN([.A494])-LEN(SUBSTITUTE([.A494];&quot; &quot;;&quot;&quot;))-(1-1)))-1)" office:value-type="string" office:string-value="Arena League 2006" calcext:value-type="string">
            <text:p>Arena League 2006</text:p>
          </table:table-cell>
          <table:table-cell office:value-type="date" office:date-value="2006-01-01" calcext:value-type="date">
            <text:p>01.01.2006</text:p>
          </table:table-cell>
          <table:table-cell table:formula="of:=TRIM(RIGHT(SUBSTITUTE([.A$1:.A$1048576]; &quot; &quot;;REPT(&quot; &quot;;100));100))" office:value-type="string" office:string-value="pAL06" calcext:value-type="string">
            <text:p>pAL06</text:p>
          </table:table-cell>
          <table:table-cell office:value-type="string" calcext:value-type="string">
            <text:p>Arena League 2006</text:p>
          </table:table-cell>
          <table:table-cell office:value-type="string" calcext:value-type="string">
            <text:p>pAL06</text:p>
          </table:table-cell>
        </table:table-row>
        <table:table-row table:style-name="ro1">
          <table:table-cell office:value-type="string" calcext:value-type="string">
            <text:p>Gateway 2006 pGTW</text:p>
          </table:table-cell>
          <table:table-cell table:formula="of:=MID([.A495];1;FIND(&quot;~&quot;;SUBSTITUTE([.A495];&quot; &quot;;&quot;~&quot;;LEN([.A495])-LEN(SUBSTITUTE([.A495];&quot; &quot;;&quot;&quot;))-(1-1)))-1)" office:value-type="string" office:string-value="Gateway 2006" calcext:value-type="string">
            <text:p>Gateway 2006</text:p>
          </table:table-cell>
          <table:table-cell office:value-type="date" office:date-value="2006-01-01" calcext:value-type="date">
            <text:p>01.01.2006</text:p>
          </table:table-cell>
          <table:table-cell table:formula="of:=TRIM(RIGHT(SUBSTITUTE([.A$1:.A$1048576]; &quot; &quot;;REPT(&quot; &quot;;100));100))" office:value-type="string" office:string-value="pGTW" calcext:value-type="string">
            <text:p>pGTW</text:p>
          </table:table-cell>
          <table:table-cell office:value-type="string" calcext:value-type="string">
            <text:p>Gateway 2006</text:p>
          </table:table-cell>
          <table:table-cell office:value-type="string" calcext:value-type="string">
            <text:p>pGTW</text:p>
          </table:table-cell>
        </table:table-row>
        <table:table-row table:style-name="ro1">
          <table:table-cell office:value-type="string" calcext:value-type="string">
            <text:p>Magic Player Rewards 2006 P06</text:p>
          </table:table-cell>
          <table:table-cell table:formula="of:=MID([.A496];1;FIND(&quot;~&quot;;SUBSTITUTE([.A496];&quot; &quot;;&quot;~&quot;;LEN([.A496])-LEN(SUBSTITUTE([.A496];&quot; &quot;;&quot;&quot;))-(1-1)))-1)" office:value-type="string" office:string-value="Magic Player Rewards 2006" calcext:value-type="string">
            <text:p>Magic Player Rewards 2006</text:p>
          </table:table-cell>
          <table:table-cell office:value-type="date" office:date-value="2006-01-01" calcext:value-type="date">
            <text:p>01.01.2006</text:p>
          </table:table-cell>
          <table:table-cell table:formula="of:=TRIM(RIGHT(SUBSTITUTE([.A$1:.A$1048576]; &quot; &quot;;REPT(&quot; &quot;;100));100))" office:value-type="string" office:string-value="P06" calcext:value-type="string">
            <text:p>P06</text:p>
          </table:table-cell>
          <table:table-cell office:value-type="string" calcext:value-type="string">
            <text:p>Magic Player Rewards 2006</text:p>
          </table:table-cell>
          <table:table-cell office:value-type="string" calcext:value-type="string">
            <text:p>P06</text:p>
          </table:table-cell>
        </table:table-row>
        <table:table-row table:style-name="ro1">
          <table:table-cell office:value-type="string" calcext:value-type="string">
            <text:p>Two-Headed Giant Tournament p2HG</text:p>
          </table:table-cell>
          <table:table-cell table:formula="of:=MID([.A497];1;FIND(&quot;~&quot;;SUBSTITUTE([.A497];&quot; &quot;;&quot;~&quot;;LEN([.A497])-LEN(SUBSTITUTE([.A497];&quot; &quot;;&quot;&quot;))-(1-1)))-1)" office:value-type="string" office:string-value="Two-Headed Giant Tournament" calcext:value-type="string">
            <text:p>Two-Headed Giant Tournament</text:p>
          </table:table-cell>
          <table:table-cell office:value-type="date" office:date-value="2005-12-09" calcext:value-type="date">
            <text:p>09.12.2005</text:p>
          </table:table-cell>
          <table:table-cell table:formula="of:=TRIM(RIGHT(SUBSTITUTE([.A$1:.A$1048576]; &quot; &quot;;REPT(&quot; &quot;;100));100))" office:value-type="string" office:string-value="p2HG" calcext:value-type="string">
            <text:p>p2HG</text:p>
          </table:table-cell>
          <table:table-cell office:value-type="string" calcext:value-type="string">
            <text:p>Two-Headed Giant Tournament</text:p>
          </table:table-cell>
          <table:table-cell office:value-type="string" calcext:value-type="string">
            <text:p>p2HG</text:p>
          </table:table-cell>
        </table:table-row>
        <table:table-row table:style-name="ro1">
          <table:table-cell office:value-type="string" calcext:value-type="string">
            <text:p>Ravnica: City of Guilds RAV</text:p>
          </table:table-cell>
          <table:table-cell table:formula="of:=MID([.A498];1;FIND(&quot;~&quot;;SUBSTITUTE([.A498];&quot; &quot;;&quot;~&quot;;LEN([.A498])-LEN(SUBSTITUTE([.A498];&quot; &quot;;&quot;&quot;))-(1-1)))-1)" office:value-type="string" office:string-value="Ravnica: City of Guilds" calcext:value-type="string">
            <text:p>Ravnica: City of Guilds</text:p>
          </table:table-cell>
          <table:table-cell office:value-type="date" office:date-value="2005-10-07" calcext:value-type="date">
            <text:p>07.10.2005</text:p>
          </table:table-cell>
          <table:table-cell table:formula="of:=TRIM(RIGHT(SUBSTITUTE([.A$1:.A$1048576]; &quot; &quot;;REPT(&quot; &quot;;100));100))" office:value-type="string" office:string-value="RAV" calcext:value-type="string">
            <text:p>RAV</text:p>
          </table:table-cell>
          <table:table-cell office:value-type="string" calcext:value-type="string">
            <text:p>Ravnica: City of Guilds</text:p>
          </table:table-cell>
          <table:table-cell office:value-type="string" calcext:value-type="string">
            <text:p>RAV</text:p>
          </table:table-cell>
        </table:table-row>
        <table:table-row table:style-name="ro1">
          <table:table-cell office:value-type="string" calcext:value-type="string">
            <text:p>Ninth Edition 9ED</text:p>
          </table:table-cell>
          <table:table-cell table:formula="of:=MID([.A499];1;FIND(&quot;~&quot;;SUBSTITUTE([.A499];&quot; &quot;;&quot;~&quot;;LEN([.A499])-LEN(SUBSTITUTE([.A499];&quot; &quot;;&quot;&quot;))-(1-1)))-1)" office:value-type="string" office:string-value="Ninth Edition" calcext:value-type="string">
            <text:p>Ninth Edition</text:p>
          </table:table-cell>
          <table:table-cell office:value-type="date" office:date-value="2005-07-29" calcext:value-type="date">
            <text:p>29.07.2005</text:p>
          </table:table-cell>
          <table:table-cell table:formula="of:=TRIM(RIGHT(SUBSTITUTE([.A$1:.A$1048576]; &quot; &quot;;REPT(&quot; &quot;;100));100))" office:value-type="string" office:string-value="9ED" calcext:value-type="string">
            <text:p>9ED</text:p>
          </table:table-cell>
          <table:table-cell office:value-type="string" calcext:value-type="string">
            <text:p>Ninth Edition</text:p>
          </table:table-cell>
          <table:table-cell office:value-type="string" calcext:value-type="string">
            <text:p>9ED</text:p>
          </table:table-cell>
        </table:table-row>
        <table:table-row table:style-name="ro1">
          <table:table-cell office:value-type="string" calcext:value-type="string">
            <text:p>Saviors of Kamigawa SOK</text:p>
          </table:table-cell>
          <table:table-cell table:formula="of:=MID([.A500];1;FIND(&quot;~&quot;;SUBSTITUTE([.A500];&quot; &quot;;&quot;~&quot;;LEN([.A500])-LEN(SUBSTITUTE([.A500];&quot; &quot;;&quot;&quot;))-(1-1)))-1)" office:value-type="string" office:string-value="Saviors of Kamigawa" calcext:value-type="string">
            <text:p>Saviors of Kamigawa</text:p>
          </table:table-cell>
          <table:table-cell office:value-type="date" office:date-value="2005-06-03" calcext:value-type="date">
            <text:p>03.06.2005</text:p>
          </table:table-cell>
          <table:table-cell table:formula="of:=TRIM(RIGHT(SUBSTITUTE([.A$1:.A$1048576]; &quot; &quot;;REPT(&quot; &quot;;100));100))" office:value-type="string" office:string-value="SOK" calcext:value-type="string">
            <text:p>SOK</text:p>
          </table:table-cell>
          <table:table-cell office:value-type="string" calcext:value-type="string">
            <text:p>Saviors of Kamigawa</text:p>
          </table:table-cell>
          <table:table-cell office:value-type="string" calcext:value-type="string">
            <text:p>SOK</text:p>
          </table:table-cell>
        </table:table-row>
        <table:table-row table:style-name="ro1">
          <table:table-cell office:value-type="string" calcext:value-type="string">
            <text:p>Betrayers of Kamigawa BOK</text:p>
          </table:table-cell>
          <table:table-cell table:formula="of:=MID([.A501];1;FIND(&quot;~&quot;;SUBSTITUTE([.A501];&quot; &quot;;&quot;~&quot;;LEN([.A501])-LEN(SUBSTITUTE([.A501];&quot; &quot;;&quot;&quot;))-(1-1)))-1)" office:value-type="string" office:string-value="Betrayers of Kamigawa" calcext:value-type="string">
            <text:p>Betrayers of Kamigawa</text:p>
          </table:table-cell>
          <table:table-cell office:value-type="date" office:date-value="2005-02-04" calcext:value-type="date">
            <text:p>04.02.2005</text:p>
          </table:table-cell>
          <table:table-cell table:formula="of:=TRIM(RIGHT(SUBSTITUTE([.A$1:.A$1048576]; &quot; &quot;;REPT(&quot; &quot;;100));100))" office:value-type="string" office:string-value="BOK" calcext:value-type="string">
            <text:p>BOK</text:p>
          </table:table-cell>
          <table:table-cell office:value-type="string" calcext:value-type="string">
            <text:p>Betrayers of Kamigawa</text:p>
          </table:table-cell>
          <table:table-cell office:value-type="string" calcext:value-type="string">
            <text:p>BOK</text:p>
          </table:table-cell>
        </table:table-row>
        <table:table-row table:style-name="ro1">
          <table:table-cell office:value-type="string" calcext:value-type="string">
            <text:p>Judge Gift Cards 2005 G05</text:p>
          </table:table-cell>
          <table:table-cell table:formula="of:=MID([.A502];1;FIND(&quot;~&quot;;SUBSTITUTE([.A502];&quot; &quot;;&quot;~&quot;;LEN([.A502])-LEN(SUBSTITUTE([.A502];&quot; &quot;;&quot;&quot;))-(1-1)))-1)" office:value-type="string" office:string-value="Judge Gift Cards 2005" calcext:value-type="string">
            <text:p>Judge Gift Cards 2005</text:p>
          </table:table-cell>
          <table:table-cell office:value-type="date" office:date-value="2005-01-08" calcext:value-type="date">
            <text:p>08.01.2005</text:p>
          </table:table-cell>
          <table:table-cell table:formula="of:=TRIM(RIGHT(SUBSTITUTE([.A$1:.A$1048576]; &quot; &quot;;REPT(&quot; &quot;;100));100))" office:value-type="string" office:string-value="G05" calcext:value-type="string">
            <text:p>G05</text:p>
          </table:table-cell>
          <table:table-cell office:value-type="string" calcext:value-type="string">
            <text:p>Judge Gift Cards 2005</text:p>
          </table:table-cell>
          <table:table-cell office:value-type="string" calcext:value-type="string">
            <text:p>G05</text:p>
          </table:table-cell>
        </table:table-row>
        <table:table-row table:style-name="ro1">
          <table:table-cell office:value-type="string" calcext:value-type="string">
            <text:p>Friday Night Magic 2005 F05</text:p>
          </table:table-cell>
          <table:table-cell table:formula="of:=MID([.A503];1;FIND(&quot;~&quot;;SUBSTITUTE([.A503];&quot; &quot;;&quot;~&quot;;LEN([.A503])-LEN(SUBSTITUTE([.A503];&quot; &quot;;&quot;&quot;))-(1-1)))-1)" office:value-type="string" office:string-value="Friday Night Magic 2005" calcext:value-type="string">
            <text:p>Friday Night Magic 2005</text:p>
          </table:table-cell>
          <table:table-cell office:value-type="date" office:date-value="2005-01-07" calcext:value-type="date">
            <text:p>07.01.2005</text:p>
          </table:table-cell>
          <table:table-cell table:formula="of:=TRIM(RIGHT(SUBSTITUTE([.A$1:.A$1048576]; &quot; &quot;;REPT(&quot; &quot;;100));100))" office:value-type="string" office:string-value="F05" calcext:value-type="string">
            <text:p>F05</text:p>
          </table:table-cell>
          <table:table-cell office:value-type="string" calcext:value-type="string">
            <text:p>Friday Night Magic 2005</text:p>
          </table:table-cell>
          <table:table-cell office:value-type="string" calcext:value-type="string">
            <text:p>F05</text:p>
          </table:table-cell>
        </table:table-row>
        <table:table-row table:style-name="ro1">
          <table:table-cell office:value-type="string" calcext:value-type="string">
            <text:p>Arena League 2005 pAL05</text:p>
          </table:table-cell>
          <table:table-cell table:formula="of:=MID([.A504];1;FIND(&quot;~&quot;;SUBSTITUTE([.A504];&quot; &quot;;&quot;~&quot;;LEN([.A504])-LEN(SUBSTITUTE([.A504];&quot; &quot;;&quot;&quot;))-(1-1)))-1)" office:value-type="string" office:string-value="Arena League 2005" calcext:value-type="string">
            <text:p>Arena League 2005</text:p>
          </table:table-cell>
          <table:table-cell office:value-type="date" office:date-value="2005-01-01" calcext:value-type="date">
            <text:p>01.01.2005</text:p>
          </table:table-cell>
          <table:table-cell table:formula="of:=TRIM(RIGHT(SUBSTITUTE([.A$1:.A$1048576]; &quot; &quot;;REPT(&quot; &quot;;100));100))" office:value-type="string" office:string-value="pAL05" calcext:value-type="string">
            <text:p>pAL05</text:p>
          </table:table-cell>
          <table:table-cell office:value-type="string" calcext:value-type="string">
            <text:p>Arena League 2005</text:p>
          </table:table-cell>
          <table:table-cell office:value-type="string" calcext:value-type="string">
            <text:p>pAL05</text:p>
          </table:table-cell>
        </table:table-row>
        <table:table-row table:style-name="ro1">
          <table:table-cell office:value-type="string" calcext:value-type="string">
            <text:p>Magic Player Rewards 2005 P05</text:p>
          </table:table-cell>
          <table:table-cell table:formula="of:=MID([.A505];1;FIND(&quot;~&quot;;SUBSTITUTE([.A505];&quot; &quot;;&quot;~&quot;;LEN([.A505])-LEN(SUBSTITUTE([.A505];&quot; &quot;;&quot;&quot;))-(1-1)))-1)" office:value-type="string" office:string-value="Magic Player Rewards 2005" calcext:value-type="string">
            <text:p>Magic Player Rewards 2005</text:p>
          </table:table-cell>
          <table:table-cell office:value-type="date" office:date-value="2005-01-01" calcext:value-type="date">
            <text:p>01.01.2005</text:p>
          </table:table-cell>
          <table:table-cell table:formula="of:=TRIM(RIGHT(SUBSTITUTE([.A$1:.A$1048576]; &quot; &quot;;REPT(&quot; &quot;;100));100))" office:value-type="string" office:string-value="P05" calcext:value-type="string">
            <text:p>P05</text:p>
          </table:table-cell>
          <table:table-cell office:value-type="string" calcext:value-type="string">
            <text:p>Magic Player Rewards 2005</text:p>
          </table:table-cell>
          <table:table-cell office:value-type="string" calcext:value-type="string">
            <text:p>P05</text:p>
          </table:table-cell>
        </table:table-row>
        <table:table-row table:style-name="ro1">
          <table:table-cell office:value-type="string" calcext:value-type="string">
            <text:p>Unhinged UNH</text:p>
          </table:table-cell>
          <table:table-cell table:formula="of:=MID([.A506];1;FIND(&quot;~&quot;;SUBSTITUTE([.A506];&quot; &quot;;&quot;~&quot;;LEN([.A506])-LEN(SUBSTITUTE([.A506];&quot; &quot;;&quot;&quot;))-(1-1)))-1)" office:value-type="string" office:string-value="Unhinged" calcext:value-type="string">
            <text:p>Unhinged</text:p>
          </table:table-cell>
          <table:table-cell office:value-type="date" office:date-value="2004-11-20" calcext:value-type="date">
            <text:p>20.11.2004</text:p>
          </table:table-cell>
          <table:table-cell table:formula="of:=TRIM(RIGHT(SUBSTITUTE([.A$1:.A$1048576]; &quot; &quot;;REPT(&quot; &quot;;100));100))" office:value-type="string" office:string-value="UNH" calcext:value-type="string">
            <text:p>UNH</text:p>
          </table:table-cell>
          <table:table-cell office:value-type="string" calcext:value-type="string">
            <text:p>Unhinged</text:p>
          </table:table-cell>
          <table:table-cell office:value-type="string" calcext:value-type="string">
            <text:p>UNH</text:p>
          </table:table-cell>
        </table:table-row>
        <table:table-row table:style-name="ro1">
          <table:table-cell office:value-type="string" calcext:value-type="string">
            <text:p>Champions of Kamigawa CHK</text:p>
          </table:table-cell>
          <table:table-cell table:formula="of:=MID([.A507];1;FIND(&quot;~&quot;;SUBSTITUTE([.A507];&quot; &quot;;&quot;~&quot;;LEN([.A507])-LEN(SUBSTITUTE([.A507];&quot; &quot;;&quot;&quot;))-(1-1)))-1)" office:value-type="string" office:string-value="Champions of Kamigawa" calcext:value-type="string">
            <text:p>Champions of Kamigawa</text:p>
          </table:table-cell>
          <table:table-cell office:value-type="date" office:date-value="2004-10-01" calcext:value-type="date">
            <text:p>01.10.2004</text:p>
          </table:table-cell>
          <table:table-cell table:formula="of:=TRIM(RIGHT(SUBSTITUTE([.A$1:.A$1048576]; &quot; &quot;;REPT(&quot; &quot;;100));100))" office:value-type="string" office:string-value="CHK" calcext:value-type="string">
            <text:p>CHK</text:p>
          </table:table-cell>
          <table:table-cell office:value-type="string" calcext:value-type="string">
            <text:p>Champions of Kamigawa</text:p>
          </table:table-cell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Fifth Dawn 5DN</text:p>
          </table:table-cell>
          <table:table-cell table:formula="of:=MID([.A508];1;FIND(&quot;~&quot;;SUBSTITUTE([.A508];&quot; &quot;;&quot;~&quot;;LEN([.A508])-LEN(SUBSTITUTE([.A508];&quot; &quot;;&quot;&quot;))-(1-1)))-1)" office:value-type="string" office:string-value="Fifth Dawn" calcext:value-type="string">
            <text:p>Fifth Dawn</text:p>
          </table:table-cell>
          <table:table-cell office:value-type="date" office:date-value="2004-06-04" calcext:value-type="date">
            <text:p>04.06.2004</text:p>
          </table:table-cell>
          <table:table-cell table:formula="of:=TRIM(RIGHT(SUBSTITUTE([.A$1:.A$1048576]; &quot; &quot;;REPT(&quot; &quot;;100));100))" office:value-type="string" office:string-value="5DN" calcext:value-type="string">
            <text:p>5DN</text:p>
          </table:table-cell>
          <table:table-cell office:value-type="string" calcext:value-type="string">
            <text:p>Fifth Dawn</text:p>
          </table:table-cell>
          <table:table-cell office:value-type="string" calcext:value-type="string">
            <text:p>5DN</text:p>
          </table:table-cell>
        </table:table-row>
        <table:table-row table:style-name="ro1">
          <table:table-cell office:value-type="string" calcext:value-type="string">
            <text:p>Darksteel DST</text:p>
          </table:table-cell>
          <table:table-cell table:formula="of:=MID([.A509];1;FIND(&quot;~&quot;;SUBSTITUTE([.A509];&quot; &quot;;&quot;~&quot;;LEN([.A509])-LEN(SUBSTITUTE([.A509];&quot; &quot;;&quot;&quot;))-(1-1)))-1)" office:value-type="string" office:string-value="Darksteel" calcext:value-type="string">
            <text:p>Darksteel</text:p>
          </table:table-cell>
          <table:table-cell office:value-type="date" office:date-value="2004-02-06" calcext:value-type="date">
            <text:p>06.02.2004</text:p>
          </table:table-cell>
          <table:table-cell table:formula="of:=TRIM(RIGHT(SUBSTITUTE([.A$1:.A$1048576]; &quot; &quot;;REPT(&quot; &quot;;100));100))" office:value-type="string" office:string-value="DST" calcext:value-type="string">
            <text:p>DST</text:p>
          </table:table-cell>
          <table:table-cell office:value-type="string" calcext:value-type="string">
            <text:p>Darksteel</text:p>
          </table:table-cell>
          <table:table-cell office:value-type="string" calcext:value-type="string">
            <text:p>DST</text:p>
          </table:table-cell>
        </table:table-row>
        <table:table-row table:style-name="ro1">
          <table:table-cell office:value-type="string" calcext:value-type="string">
            <text:p>Judge Gift Cards 2004 G04</text:p>
          </table:table-cell>
          <table:table-cell table:formula="of:=MID([.A510];1;FIND(&quot;~&quot;;SUBSTITUTE([.A510];&quot; &quot;;&quot;~&quot;;LEN([.A510])-LEN(SUBSTITUTE([.A510];&quot; &quot;;&quot;&quot;))-(1-1)))-1)" office:value-type="string" office:string-value="Judge Gift Cards 2004" calcext:value-type="string">
            <text:p>Judge Gift Cards 2004</text:p>
          </table:table-cell>
          <table:table-cell office:value-type="date" office:date-value="2004-01-08" calcext:value-type="date">
            <text:p>08.01.2004</text:p>
          </table:table-cell>
          <table:table-cell table:formula="of:=TRIM(RIGHT(SUBSTITUTE([.A$1:.A$1048576]; &quot; &quot;;REPT(&quot; &quot;;100));100))" office:value-type="string" office:string-value="G04" calcext:value-type="string">
            <text:p>G04</text:p>
          </table:table-cell>
          <table:table-cell office:value-type="string" calcext:value-type="string">
            <text:p>Judge Gift Cards 2004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Friday Night Magic 2004 F04</text:p>
          </table:table-cell>
          <table:table-cell table:formula="of:=MID([.A511];1;FIND(&quot;~&quot;;SUBSTITUTE([.A511];&quot; &quot;;&quot;~&quot;;LEN([.A511])-LEN(SUBSTITUTE([.A511];&quot; &quot;;&quot;&quot;))-(1-1)))-1)" office:value-type="string" office:string-value="Friday Night Magic 2004" calcext:value-type="string">
            <text:p>Friday Night Magic 2004</text:p>
          </table:table-cell>
          <table:table-cell office:value-type="date" office:date-value="2004-01-02" calcext:value-type="date">
            <text:p>02.01.2004</text:p>
          </table:table-cell>
          <table:table-cell table:formula="of:=TRIM(RIGHT(SUBSTITUTE([.A$1:.A$1048576]; &quot; &quot;;REPT(&quot; &quot;;100));100))" office:value-type="string" office:string-value="F04" calcext:value-type="string">
            <text:p>F04</text:p>
          </table:table-cell>
          <table:table-cell office:value-type="string" calcext:value-type="string">
            <text:p>Friday Night Magic 2004</text:p>
          </table:table-cell>
          <table:table-cell office:value-type="string" calcext:value-type="string">
            <text:p>F04</text:p>
          </table:table-cell>
        </table:table-row>
        <table:table-row table:style-name="ro1">
          <table:table-cell office:value-type="string" calcext:value-type="string">
            <text:p>Magic Player Rewards 2004 P04</text:p>
          </table:table-cell>
          <table:table-cell table:formula="of:=MID([.A512];1;FIND(&quot;~&quot;;SUBSTITUTE([.A512];&quot; &quot;;&quot;~&quot;;LEN([.A512])-LEN(SUBSTITUTE([.A512];&quot; &quot;;&quot;&quot;))-(1-1)))-1)" office:value-type="string" office:string-value="Magic Player Rewards 2004" calcext:value-type="string">
            <text:p>Magic Player Rewards 2004</text:p>
          </table:table-cell>
          <table:table-cell office:value-type="date" office:date-value="2004-01-01" calcext:value-type="date">
            <text:p>01.01.2004</text:p>
          </table:table-cell>
          <table:table-cell table:formula="of:=TRIM(RIGHT(SUBSTITUTE([.A$1:.A$1048576]; &quot; &quot;;REPT(&quot; &quot;;100));100))" office:value-type="string" office:string-value="P04" calcext:value-type="string">
            <text:p>P04</text:p>
          </table:table-cell>
          <table:table-cell office:value-type="string" calcext:value-type="string">
            <text:p>Magic Player Rewards 2004</text:p>
          </table:table-cell>
          <table:table-cell office:value-type="string" calcext:value-type="string">
            <text:p>P04</text:p>
          </table:table-cell>
        </table:table-row>
        <table:table-row table:style-name="ro1">
          <table:table-cell office:value-type="string" calcext:value-type="string">
            <text:p>Arena League 2004 pAL04</text:p>
          </table:table-cell>
          <table:table-cell table:formula="of:=MID([.A513];1;FIND(&quot;~&quot;;SUBSTITUTE([.A513];&quot; &quot;;&quot;~&quot;;LEN([.A513])-LEN(SUBSTITUTE([.A513];&quot; &quot;;&quot;&quot;))-(1-1)))-1)" office:value-type="string" office:string-value="Arena League 2004" calcext:value-type="string">
            <text:p>Arena League 2004</text:p>
          </table:table-cell>
          <table:table-cell office:value-type="date" office:date-value="2004-01-01" calcext:value-type="date">
            <text:p>01.01.2004</text:p>
          </table:table-cell>
          <table:table-cell table:formula="of:=TRIM(RIGHT(SUBSTITUTE([.A$1:.A$1048576]; &quot; &quot;;REPT(&quot; &quot;;100));100))" office:value-type="string" office:string-value="pAL04" calcext:value-type="string">
            <text:p>pAL04</text:p>
          </table:table-cell>
          <table:table-cell office:value-type="string" calcext:value-type="string">
            <text:p>Arena League 2004</text:p>
          </table:table-cell>
          <table:table-cell office:value-type="string" calcext:value-type="string">
            <text:p>pAL04</text:p>
          </table:table-cell>
        </table:table-row>
        <table:table-row table:style-name="ro1">
          <table:table-cell office:value-type="string" calcext:value-type="string">
            <text:p>Mirrodin MRD</text:p>
          </table:table-cell>
          <table:table-cell table:formula="of:=MID([.A514];1;FIND(&quot;~&quot;;SUBSTITUTE([.A514];&quot; &quot;;&quot;~&quot;;LEN([.A514])-LEN(SUBSTITUTE([.A514];&quot; &quot;;&quot;&quot;))-(1-1)))-1)" office:value-type="string" office:string-value="Mirrodin" calcext:value-type="string">
            <text:p>Mirrodin</text:p>
          </table:table-cell>
          <table:table-cell office:value-type="date" office:date-value="2003-10-02" calcext:value-type="date">
            <text:p>02.10.2003</text:p>
          </table:table-cell>
          <table:table-cell table:formula="of:=TRIM(RIGHT(SUBSTITUTE([.A$1:.A$1048576]; &quot; &quot;;REPT(&quot; &quot;;100));100))" office:value-type="string" office:string-value="MRD" calcext:value-type="string">
            <text:p>MRD</text:p>
          </table:table-cell>
          <table:table-cell office:value-type="string" calcext:value-type="string">
            <text:p>Mirrodin</text:p>
          </table:table-cell>
          <table:table-cell office:value-type="string" calcext:value-type="string">
            <text:p>MRD</text:p>
          </table:table-cell>
        </table:table-row>
        <table:table-row table:style-name="ro1">
          <table:table-cell office:value-type="string" calcext:value-type="string">
            <text:p>Eighth Edition 8ED</text:p>
          </table:table-cell>
          <table:table-cell table:formula="of:=MID([.A515];1;FIND(&quot;~&quot;;SUBSTITUTE([.A515];&quot; &quot;;&quot;~&quot;;LEN([.A515])-LEN(SUBSTITUTE([.A515];&quot; &quot;;&quot;&quot;))-(1-1)))-1)" office:value-type="string" office:string-value="Eighth Edition" calcext:value-type="string">
            <text:p>Eighth Edition</text:p>
          </table:table-cell>
          <table:table-cell office:value-type="date" office:date-value="2003-07-28" calcext:value-type="date">
            <text:p>28.07.2003</text:p>
          </table:table-cell>
          <table:table-cell table:formula="of:=TRIM(RIGHT(SUBSTITUTE([.A$1:.A$1048576]; &quot; &quot;;REPT(&quot; &quot;;100));100))" office:value-type="string" office:string-value="8ED" calcext:value-type="string">
            <text:p>8ED</text:p>
          </table:table-cell>
          <table:table-cell office:value-type="string" calcext:value-type="string">
            <text:p>Eighth Edition</text:p>
          </table:table-cell>
          <table:table-cell office:value-type="string" calcext:value-type="string">
            <text:p>8ED</text:p>
          </table:table-cell>
        </table:table-row>
        <table:table-row table:style-name="ro1">
          <table:table-cell office:value-type="string" calcext:value-type="string">
            <text:p>Release Events pREL</text:p>
          </table:table-cell>
          <table:table-cell table:formula="of:=MID([.A516];1;FIND(&quot;~&quot;;SUBSTITUTE([.A516];&quot; &quot;;&quot;~&quot;;LEN([.A516])-LEN(SUBSTITUTE([.A516];&quot; &quot;;&quot;&quot;))-(1-1)))-1)" office:value-type="string" office:string-value="Release Events" calcext:value-type="string">
            <text:p>Release Events</text:p>
          </table:table-cell>
          <table:table-cell office:value-type="date" office:date-value="2003-07-26" calcext:value-type="date">
            <text:p>26.07.2003</text:p>
          </table:table-cell>
          <table:table-cell table:formula="of:=TRIM(RIGHT(SUBSTITUTE([.A$1:.A$1048576]; &quot; &quot;;REPT(&quot; &quot;;100));100))" office:value-type="string" office:string-value="pREL" calcext:value-type="string">
            <text:p>pREL</text:p>
          </table:table-cell>
          <table:table-cell office:value-type="string" calcext:value-type="string">
            <text:p>Release Events</text:p>
          </table:table-cell>
          <table:table-cell office:value-type="string" calcext:value-type="string">
            <text:p>pREL</text:p>
          </table:table-cell>
        </table:table-row>
        <table:table-row table:style-name="ro1">
          <table:table-cell office:value-type="string" calcext:value-type="string">
            <text:p>Scourge SCG</text:p>
          </table:table-cell>
          <table:table-cell table:formula="of:=MID([.A517];1;FIND(&quot;~&quot;;SUBSTITUTE([.A517];&quot; &quot;;&quot;~&quot;;LEN([.A517])-LEN(SUBSTITUTE([.A517];&quot; &quot;;&quot;&quot;))-(1-1)))-1)" office:value-type="string" office:string-value="Scourge" calcext:value-type="string">
            <text:p>Scourge</text:p>
          </table:table-cell>
          <table:table-cell office:value-type="date" office:date-value="2003-05-26" calcext:value-type="date">
            <text:p>26.05.2003</text:p>
          </table:table-cell>
          <table:table-cell table:formula="of:=TRIM(RIGHT(SUBSTITUTE([.A$1:.A$1048576]; &quot; &quot;;REPT(&quot; &quot;;100));100))" office:value-type="string" office:string-value="SCG" calcext:value-type="string">
            <text:p>SCG</text:p>
          </table:table-cell>
          <table:table-cell office:value-type="string" calcext:value-type="string">
            <text:p>Scourge</text:p>
          </table:table-cell>
          <table:table-cell office:value-type="string" calcext:value-type="string">
            <text:p>SCG</text:p>
          </table:table-cell>
        </table:table-row>
        <table:table-row table:style-name="ro1">
          <table:table-cell office:value-type="string" calcext:value-type="string">
            <text:p>Legions LGN</text:p>
          </table:table-cell>
          <table:table-cell table:formula="of:=MID([.A518];1;FIND(&quot;~&quot;;SUBSTITUTE([.A518];&quot; &quot;;&quot;~&quot;;LEN([.A518])-LEN(SUBSTITUTE([.A518];&quot; &quot;;&quot;&quot;))-(1-1)))-1)" office:value-type="string" office:string-value="Legions" calcext:value-type="string">
            <text:p>Legions</text:p>
          </table:table-cell>
          <table:table-cell office:value-type="date" office:date-value="2003-02-03" calcext:value-type="date">
            <text:p>03.02.2003</text:p>
          </table:table-cell>
          <table:table-cell table:formula="of:=TRIM(RIGHT(SUBSTITUTE([.A$1:.A$1048576]; &quot; &quot;;REPT(&quot; &quot;;100));100))" office:value-type="string" office:string-value="LGN" calcext:value-type="string">
            <text:p>LGN</text:p>
          </table:table-cell>
          <table:table-cell office:value-type="string" calcext:value-type="string">
            <text:p>Legions</text:p>
          </table:table-cell>
          <table:table-cell office:value-type="string" calcext:value-type="string">
            <text:p>LGN</text:p>
          </table:table-cell>
        </table:table-row>
        <table:table-row table:style-name="ro1">
          <table:table-cell office:value-type="string" calcext:value-type="string">
            <text:p>Judge Gift Cards 2003 G03</text:p>
          </table:table-cell>
          <table:table-cell table:formula="of:=MID([.A519];1;FIND(&quot;~&quot;;SUBSTITUTE([.A519];&quot; &quot;;&quot;~&quot;;LEN([.A519])-LEN(SUBSTITUTE([.A519];&quot; &quot;;&quot;&quot;))-(1-1)))-1)" office:value-type="string" office:string-value="Judge Gift Cards 2003" calcext:value-type="string">
            <text:p>Judge Gift Cards 2003</text:p>
          </table:table-cell>
          <table:table-cell office:value-type="date" office:date-value="2003-01-08" calcext:value-type="date">
            <text:p>08.01.2003</text:p>
          </table:table-cell>
          <table:table-cell table:formula="of:=TRIM(RIGHT(SUBSTITUTE([.A$1:.A$1048576]; &quot; &quot;;REPT(&quot; &quot;;100));100))" office:value-type="string" office:string-value="G03" calcext:value-type="string">
            <text:p>G03</text:p>
          </table:table-cell>
          <table:table-cell office:value-type="string" calcext:value-type="string">
            <text:p>Judge Gift Cards 2003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Friday Night Magic 2003 F03</text:p>
          </table:table-cell>
          <table:table-cell table:formula="of:=MID([.A520];1;FIND(&quot;~&quot;;SUBSTITUTE([.A520];&quot; &quot;;&quot;~&quot;;LEN([.A520])-LEN(SUBSTITUTE([.A520];&quot; &quot;;&quot;&quot;))-(1-1)))-1)" office:value-type="string" office:string-value="Friday Night Magic 2003" calcext:value-type="string">
            <text:p>Friday Night Magic 2003</text:p>
          </table:table-cell>
          <table:table-cell office:value-type="date" office:date-value="2003-01-03" calcext:value-type="date">
            <text:p>03.01.2003</text:p>
          </table:table-cell>
          <table:table-cell table:formula="of:=TRIM(RIGHT(SUBSTITUTE([.A$1:.A$1048576]; &quot; &quot;;REPT(&quot; &quot;;100));100))" office:value-type="string" office:string-value="F03" calcext:value-type="string">
            <text:p>F03</text:p>
          </table:table-cell>
          <table:table-cell office:value-type="string" calcext:value-type="string">
            <text:p>Friday Night Magic 2003</text:p>
          </table:table-cell>
          <table:table-cell office:value-type="string" calcext:value-type="string">
            <text:p>F03</text:p>
          </table:table-cell>
        </table:table-row>
        <table:table-row table:style-name="ro1">
          <table:table-cell office:value-type="string" calcext:value-type="string">
            <text:p>Magic Player Rewards 2003 P03</text:p>
          </table:table-cell>
          <table:table-cell table:formula="of:=MID([.A521];1;FIND(&quot;~&quot;;SUBSTITUTE([.A521];&quot; &quot;;&quot;~&quot;;LEN([.A521])-LEN(SUBSTITUTE([.A521];&quot; &quot;;&quot;&quot;))-(1-1)))-1)" office:value-type="string" office:string-value="Magic Player Rewards 2003" calcext:value-type="string">
            <text:p>Magic Player Rewards 2003</text:p>
          </table:table-cell>
          <table:table-cell office:value-type="date" office:date-value="2003-01-01" calcext:value-type="date">
            <text:p>01.01.2003</text:p>
          </table:table-cell>
          <table:table-cell table:formula="of:=TRIM(RIGHT(SUBSTITUTE([.A$1:.A$1048576]; &quot; &quot;;REPT(&quot; &quot;;100));100))" office:value-type="string" office:string-value="P03" calcext:value-type="string">
            <text:p>P03</text:p>
          </table:table-cell>
          <table:table-cell office:value-type="string" calcext:value-type="string">
            <text:p>Magic Player Rewards 2003</text:p>
          </table:table-cell>
          <table:table-cell office:value-type="string" calcext:value-type="string">
            <text:p>P03</text:p>
          </table:table-cell>
        </table:table-row>
        <table:table-row table:style-name="ro1">
          <table:table-cell office:value-type="string" calcext:value-type="string">
            <text:p>Arena League 2003 pAL03</text:p>
          </table:table-cell>
          <table:table-cell table:formula="of:=MID([.A522];1;FIND(&quot;~&quot;;SUBSTITUTE([.A522];&quot; &quot;;&quot;~&quot;;LEN([.A522])-LEN(SUBSTITUTE([.A522];&quot; &quot;;&quot;&quot;))-(1-1)))-1)" office:value-type="string" office:string-value="Arena League 2003" calcext:value-type="string">
            <text:p>Arena League 2003</text:p>
          </table:table-cell>
          <table:table-cell office:value-type="date" office:date-value="2003-01-01" calcext:value-type="date">
            <text:p>01.01.2003</text:p>
          </table:table-cell>
          <table:table-cell table:formula="of:=TRIM(RIGHT(SUBSTITUTE([.A$1:.A$1048576]; &quot; &quot;;REPT(&quot; &quot;;100));100))" office:value-type="string" office:string-value="pAL03" calcext:value-type="string">
            <text:p>pAL03</text:p>
          </table:table-cell>
          <table:table-cell office:value-type="string" calcext:value-type="string">
            <text:p>Arena League 2003</text:p>
          </table:table-cell>
          <table:table-cell office:value-type="string" calcext:value-type="string">
            <text:p>pAL03</text:p>
          </table:table-cell>
        </table:table-row>
        <table:table-row table:style-name="ro1">
          <table:table-cell office:value-type="string" calcext:value-type="string">
            <text:p>Onslaught ONS</text:p>
          </table:table-cell>
          <table:table-cell table:formula="of:=MID([.A523];1;FIND(&quot;~&quot;;SUBSTITUTE([.A523];&quot; &quot;;&quot;~&quot;;LEN([.A523])-LEN(SUBSTITUTE([.A523];&quot; &quot;;&quot;&quot;))-(1-1)))-1)" office:value-type="string" office:string-value="Onslaught" calcext:value-type="string">
            <text:p>Onslaught</text:p>
          </table:table-cell>
          <table:table-cell office:value-type="date" office:date-value="2002-10-07" calcext:value-type="date">
            <text:p>07.10.2002</text:p>
          </table:table-cell>
          <table:table-cell table:formula="of:=TRIM(RIGHT(SUBSTITUTE([.A$1:.A$1048576]; &quot; &quot;;REPT(&quot; &quot;;100));100))" office:value-type="string" office:string-value="ONS" calcext:value-type="string">
            <text:p>ONS</text:p>
          </table:table-cell>
          <table:table-cell office:value-type="string" calcext:value-type="string">
            <text:p>Onslaught</text:p>
          </table:table-cell>
          <table:table-cell office:value-type="string" calcext:value-type="string">
            <text:p>ONS</text:p>
          </table:table-cell>
        </table:table-row>
        <table:table-row table:style-name="ro1">
          <table:table-cell office:value-type="string" calcext:value-type="string">
            <text:p>Judgment JUD</text:p>
          </table:table-cell>
          <table:table-cell table:formula="of:=MID([.A524];1;FIND(&quot;~&quot;;SUBSTITUTE([.A524];&quot; &quot;;&quot;~&quot;;LEN([.A524])-LEN(SUBSTITUTE([.A524];&quot; &quot;;&quot;&quot;))-(1-1)))-1)" office:value-type="string" office:string-value="Judgment" calcext:value-type="string">
            <text:p>Judgment</text:p>
          </table:table-cell>
          <table:table-cell office:value-type="date" office:date-value="2002-05-27" calcext:value-type="date">
            <text:p>27.05.2002</text:p>
          </table:table-cell>
          <table:table-cell table:formula="of:=TRIM(RIGHT(SUBSTITUTE([.A$1:.A$1048576]; &quot; &quot;;REPT(&quot; &quot;;100));100))" office:value-type="string" office:string-value="JUD" calcext:value-type="string">
            <text:p>JUD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JUD</text:p>
          </table:table-cell>
        </table:table-row>
        <table:table-row table:style-name="ro1">
          <table:table-cell office:value-type="string" calcext:value-type="string">
            <text:p>Torment TOR</text:p>
          </table:table-cell>
          <table:table-cell table:formula="of:=MID([.A525];1;FIND(&quot;~&quot;;SUBSTITUTE([.A525];&quot; &quot;;&quot;~&quot;;LEN([.A525])-LEN(SUBSTITUTE([.A525];&quot; &quot;;&quot;&quot;))-(1-1)))-1)" office:value-type="string" office:string-value="Torment" calcext:value-type="string">
            <text:p>Torment</text:p>
          </table:table-cell>
          <table:table-cell office:value-type="date" office:date-value="2002-02-08" calcext:value-type="date">
            <text:p>08.02.2002</text:p>
          </table:table-cell>
          <table:table-cell table:formula="of:=TRIM(RIGHT(SUBSTITUTE([.A$1:.A$1048576]; &quot; &quot;;REPT(&quot; &quot;;100));100))" office:value-type="string" office:string-value="TOR" calcext:value-type="string">
            <text:p>TOR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Judge Gift Cards 2002 G02</text:p>
          </table:table-cell>
          <table:table-cell table:formula="of:=MID([.A526];1;FIND(&quot;~&quot;;SUBSTITUTE([.A526];&quot; &quot;;&quot;~&quot;;LEN([.A526])-LEN(SUBSTITUTE([.A526];&quot; &quot;;&quot;&quot;))-(1-1)))-1)" office:value-type="string" office:string-value="Judge Gift Cards 2002" calcext:value-type="string">
            <text:p>Judge Gift Cards 2002</text:p>
          </table:table-cell>
          <table:table-cell office:value-type="date" office:date-value="2002-01-08" calcext:value-type="date">
            <text:p>08.01.2002</text:p>
          </table:table-cell>
          <table:table-cell table:formula="of:=TRIM(RIGHT(SUBSTITUTE([.A$1:.A$1048576]; &quot; &quot;;REPT(&quot; &quot;;100));100))" office:value-type="string" office:string-value="G02" calcext:value-type="string">
            <text:p>G02</text:p>
          </table:table-cell>
          <table:table-cell office:value-type="string" calcext:value-type="string">
            <text:p>Judge Gift Cards 2002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Friday Night Magic 2002 F02</text:p>
          </table:table-cell>
          <table:table-cell table:formula="of:=MID([.A527];1;FIND(&quot;~&quot;;SUBSTITUTE([.A527];&quot; &quot;;&quot;~&quot;;LEN([.A527])-LEN(SUBSTITUTE([.A527];&quot; &quot;;&quot;&quot;))-(1-1)))-1)" office:value-type="string" office:string-value="Friday Night Magic 2002" calcext:value-type="string">
            <text:p>Friday Night Magic 2002</text:p>
          </table:table-cell>
          <table:table-cell office:value-type="date" office:date-value="2002-01-04" calcext:value-type="date">
            <text:p>04.01.2002</text:p>
          </table:table-cell>
          <table:table-cell table:formula="of:=TRIM(RIGHT(SUBSTITUTE([.A$1:.A$1048576]; &quot; &quot;;REPT(&quot; &quot;;100));100))" office:value-type="string" office:string-value="F02" calcext:value-type="string">
            <text:p>F02</text:p>
          </table:table-cell>
          <table:table-cell office:value-type="string" calcext:value-type="string">
            <text:p>Friday Night Magic 2002</text:p>
          </table:table-cell>
          <table:table-cell office:value-type="string" calcext:value-type="string">
            <text:p>F02</text:p>
          </table:table-cell>
        </table:table-row>
        <table:table-row table:style-name="ro1">
          <table:table-cell office:value-type="string" calcext:value-type="string">
            <text:p>Magic Player Rewards 2002 PR2</text:p>
          </table:table-cell>
          <table:table-cell table:formula="of:=MID([.A528];1;FIND(&quot;~&quot;;SUBSTITUTE([.A528];&quot; &quot;;&quot;~&quot;;LEN([.A528])-LEN(SUBSTITUTE([.A528];&quot; &quot;;&quot;&quot;))-(1-1)))-1)" office:value-type="string" office:string-value="Magic Player Rewards 2002" calcext:value-type="string">
            <text:p>Magic Player Rewards 2002</text:p>
          </table:table-cell>
          <table:table-cell office:value-type="date" office:date-value="2002-01-01" calcext:value-type="date">
            <text:p>01.01.2002</text:p>
          </table:table-cell>
          <table:table-cell table:formula="of:=TRIM(RIGHT(SUBSTITUTE([.A$1:.A$1048576]; &quot; &quot;;REPT(&quot; &quot;;100));100))" office:value-type="string" office:string-value="PR2" calcext:value-type="string">
            <text:p>PR2</text:p>
          </table:table-cell>
          <table:table-cell office:value-type="string" calcext:value-type="string">
            <text:p>Magic Player Rewards 2002</text:p>
          </table:table-cell>
          <table:table-cell office:value-type="string" calcext:value-type="string">
            <text:p>PR2</text:p>
          </table:table-cell>
        </table:table-row>
        <table:table-row table:style-name="ro1">
          <table:table-cell office:value-type="string" calcext:value-type="string">
            <text:p>Arena League 2002 pAL02</text:p>
          </table:table-cell>
          <table:table-cell table:formula="of:=MID([.A529];1;FIND(&quot;~&quot;;SUBSTITUTE([.A529];&quot; &quot;;&quot;~&quot;;LEN([.A529])-LEN(SUBSTITUTE([.A529];&quot; &quot;;&quot;&quot;))-(1-1)))-1)" office:value-type="string" office:string-value="Arena League 2002" calcext:value-type="string">
            <text:p>Arena League 2002</text:p>
          </table:table-cell>
          <table:table-cell office:value-type="date" office:date-value="2002-01-01" calcext:value-type="date">
            <text:p>01.01.2002</text:p>
          </table:table-cell>
          <table:table-cell table:formula="of:=TRIM(RIGHT(SUBSTITUTE([.A$1:.A$1048576]; &quot; &quot;;REPT(&quot; &quot;;100));100))" office:value-type="string" office:string-value="pAL02" calcext:value-type="string">
            <text:p>pAL02</text:p>
          </table:table-cell>
          <table:table-cell office:value-type="string" calcext:value-type="string">
            <text:p>Arena League 2002</text:p>
          </table:table-cell>
          <table:table-cell office:value-type="string" calcext:value-type="string">
            <text:p>pAL02</text:p>
          </table:table-cell>
        </table:table-row>
        <table:table-row table:style-name="ro1">
          <table:table-cell office:value-type="string" calcext:value-type="string">
            <text:p>Deckmasters DKM</text:p>
          </table:table-cell>
          <table:table-cell table:formula="of:=MID([.A530];1;FIND(&quot;~&quot;;SUBSTITUTE([.A530];&quot; &quot;;&quot;~&quot;;LEN([.A530])-LEN(SUBSTITUTE([.A530];&quot; &quot;;&quot;&quot;))-(1-1)))-1)" office:value-type="string" office:string-value="Deckmasters" calcext:value-type="string">
            <text:p>Deckmasters</text:p>
          </table:table-cell>
          <table:table-cell office:value-type="date" office:date-value="2001-12-01" calcext:value-type="date">
            <text:p>01.12.2001</text:p>
          </table:table-cell>
          <table:table-cell table:formula="of:=TRIM(RIGHT(SUBSTITUTE([.A$1:.A$1048576]; &quot; &quot;;REPT(&quot; &quot;;100));100))" office:value-type="string" office:string-value="DKM" calcext:value-type="string">
            <text:p>DKM</text:p>
          </table:table-cell>
          <table:table-cell office:value-type="string" calcext:value-type="string">
            <text:p>Deckmasters</text:p>
          </table:table-cell>
          <table:table-cell office:value-type="string" calcext:value-type="string">
            <text:p>DKM</text:p>
          </table:table-cell>
        </table:table-row>
        <table:table-row table:style-name="ro1">
          <table:table-cell office:value-type="string" calcext:value-type="string">
            <text:p>Odyssey ODY</text:p>
          </table:table-cell>
          <table:table-cell table:formula="of:=MID([.A531];1;FIND(&quot;~&quot;;SUBSTITUTE([.A531];&quot; &quot;;&quot;~&quot;;LEN([.A531])-LEN(SUBSTITUTE([.A531];&quot; &quot;;&quot;&quot;))-(1-1)))-1)" office:value-type="string" office:string-value="Odyssey" calcext:value-type="string">
            <text:p>Odyssey</text:p>
          </table:table-cell>
          <table:table-cell office:value-type="date" office:date-value="2001-10-01" calcext:value-type="date">
            <text:p>01.10.2001</text:p>
          </table:table-cell>
          <table:table-cell table:formula="of:=TRIM(RIGHT(SUBSTITUTE([.A$1:.A$1048576]; &quot; &quot;;REPT(&quot; &quot;;100));100))" office:value-type="string" office:string-value="ODY" calcext:value-type="string">
            <text:p>ODY</text:p>
          </table:table-cell>
          <table:table-cell office:value-type="string" calcext:value-type="string">
            <text:p>Odyssey</text:p>
          </table:table-cell>
          <table:table-cell office:value-type="string" calcext:value-type="string">
            <text:p>ODY</text:p>
          </table:table-cell>
        </table:table-row>
        <table:table-row table:style-name="ro1">
          <table:table-cell office:value-type="string" calcext:value-type="string">
            <text:p>Apocalypse APC</text:p>
          </table:table-cell>
          <table:table-cell table:formula="of:=MID([.A532];1;FIND(&quot;~&quot;;SUBSTITUTE([.A532];&quot; &quot;;&quot;~&quot;;LEN([.A532])-LEN(SUBSTITUTE([.A532];&quot; &quot;;&quot;&quot;))-(1-1)))-1)" office:value-type="string" office:string-value="Apocalypse" calcext:value-type="string">
            <text:p>Apocalypse</text:p>
          </table:table-cell>
          <table:table-cell office:value-type="date" office:date-value="2001-06-04" calcext:value-type="date">
            <text:p>04.06.2001</text:p>
          </table:table-cell>
          <table:table-cell table:formula="of:=TRIM(RIGHT(SUBSTITUTE([.A$1:.A$1048576]; &quot; &quot;;REPT(&quot; &quot;;100));100))" office:value-type="string" office:string-value="APC" calcext:value-type="string">
            <text:p>APC</text:p>
          </table:table-cell>
          <table:table-cell office:value-type="string" calcext:value-type="string">
            <text:p>Apocalypse</text:p>
          </table:table-cell>
          <table:table-cell office:value-type="string" calcext:value-type="string">
            <text:p>APC</text:p>
          </table:table-cell>
        </table:table-row>
        <table:table-row table:style-name="ro1">
          <table:table-cell office:value-type="string" calcext:value-type="string">
            <text:p>Seventh Edition 7ED</text:p>
          </table:table-cell>
          <table:table-cell table:formula="of:=MID([.A533];1;FIND(&quot;~&quot;;SUBSTITUTE([.A533];&quot; &quot;;&quot;~&quot;;LEN([.A533])-LEN(SUBSTITUTE([.A533];&quot; &quot;;&quot;&quot;))-(1-1)))-1)" office:value-type="string" office:string-value="Seventh Edition" calcext:value-type="string">
            <text:p>Seventh Edition</text:p>
          </table:table-cell>
          <table:table-cell office:value-type="date" office:date-value="2001-04-11" calcext:value-type="date">
            <text:p>11.04.2001</text:p>
          </table:table-cell>
          <table:table-cell table:formula="of:=TRIM(RIGHT(SUBSTITUTE([.A$1:.A$1048576]; &quot; &quot;;REPT(&quot; &quot;;100));100))" office:value-type="string" office:string-value="7ED" calcext:value-type="string">
            <text:p>7ED</text:p>
          </table:table-cell>
          <table:table-cell office:value-type="string" calcext:value-type="string">
            <text:p>Seventh Edition</text:p>
          </table:table-cell>
          <table:table-cell office:value-type="string" calcext:value-type="string">
            <text:p>7ED</text:p>
          </table:table-cell>
        </table:table-row>
        <table:table-row table:style-name="ro1">
          <table:table-cell office:value-type="string" calcext:value-type="string">
            <text:p>Planeshift PLS</text:p>
          </table:table-cell>
          <table:table-cell table:formula="of:=MID([.A534];1;FIND(&quot;~&quot;;SUBSTITUTE([.A534];&quot; &quot;;&quot;~&quot;;LEN([.A534])-LEN(SUBSTITUTE([.A534];&quot; &quot;;&quot;&quot;))-(1-1)))-1)" office:value-type="string" office:string-value="Planeshift" calcext:value-type="string">
            <text:p>Planeshift</text:p>
          </table:table-cell>
          <table:table-cell office:value-type="date" office:date-value="2001-02-05" calcext:value-type="date">
            <text:p>05.02.2001</text:p>
          </table:table-cell>
          <table:table-cell table:formula="of:=TRIM(RIGHT(SUBSTITUTE([.A$1:.A$1048576]; &quot; &quot;;REPT(&quot; &quot;;100));100))" office:value-type="string" office:string-value="PLS" calcext:value-type="string">
            <text:p>PLS</text:p>
          </table:table-cell>
          <table:table-cell office:value-type="string" calcext:value-type="string">
            <text:p>Planeshift</text:p>
          </table:table-cell>
          <table:table-cell office:value-type="string" calcext:value-type="string">
            <text:p>PLS</text:p>
          </table:table-cell>
        </table:table-row>
        <table:table-row table:style-name="ro1">
          <table:table-cell office:value-type="string" calcext:value-type="string">
            <text:p>Judge Gift Cards 2001 G01</text:p>
          </table:table-cell>
          <table:table-cell table:formula="of:=MID([.A535];1;FIND(&quot;~&quot;;SUBSTITUTE([.A535];&quot; &quot;;&quot;~&quot;;LEN([.A535])-LEN(SUBSTITUTE([.A535];&quot; &quot;;&quot;&quot;))-(1-1)))-1)" office:value-type="string" office:string-value="Judge Gift Cards 2001" calcext:value-type="string">
            <text:p>Judge Gift Cards 2001</text:p>
          </table:table-cell>
          <table:table-cell office:value-type="date" office:date-value="2001-01-08" calcext:value-type="date">
            <text:p>08.01.2001</text:p>
          </table:table-cell>
          <table:table-cell table:formula="of:=TRIM(RIGHT(SUBSTITUTE([.A$1:.A$1048576]; &quot; &quot;;REPT(&quot; &quot;;100));100))" office:value-type="string" office:string-value="G01" calcext:value-type="string">
            <text:p>G01</text:p>
          </table:table-cell>
          <table:table-cell office:value-type="string" calcext:value-type="string">
            <text:p>Judge Gift Cards 2001</text:p>
          </table:table-cell>
          <table:table-cell office:value-type="string" calcext:value-type="string">
            <text:p>G01</text:p>
          </table:table-cell>
        </table:table-row>
        <table:table-row table:style-name="ro1">
          <table:table-cell office:value-type="string" calcext:value-type="string">
            <text:p>Friday Night Magic 2001 F01</text:p>
          </table:table-cell>
          <table:table-cell table:formula="of:=MID([.A536];1;FIND(&quot;~&quot;;SUBSTITUTE([.A536];&quot; &quot;;&quot;~&quot;;LEN([.A536])-LEN(SUBSTITUTE([.A536];&quot; &quot;;&quot;&quot;))-(1-1)))-1)" office:value-type="string" office:string-value="Friday Night Magic 2001" calcext:value-type="string">
            <text:p>Friday Night Magic 2001</text:p>
          </table:table-cell>
          <table:table-cell office:value-type="date" office:date-value="2001-01-05" calcext:value-type="date">
            <text:p>05.01.2001</text:p>
          </table:table-cell>
          <table:table-cell table:formula="of:=TRIM(RIGHT(SUBSTITUTE([.A$1:.A$1048576]; &quot; &quot;;REPT(&quot; &quot;;100));100))" office:value-type="string" office:string-value="F01" calcext:value-type="string">
            <text:p>F01</text:p>
          </table:table-cell>
          <table:table-cell office:value-type="string" calcext:value-type="string">
            <text:p>Friday Night Magic 2001</text:p>
          </table:table-cell>
          <table:table-cell office:value-type="string" calcext:value-type="string">
            <text:p>F01</text:p>
          </table:table-cell>
        </table:table-row>
        <table:table-row table:style-name="ro1">
          <table:table-cell office:value-type="string" calcext:value-type="string">
            <text:p>Magic Player Rewards 2001 MPR</text:p>
          </table:table-cell>
          <table:table-cell table:formula="of:=MID([.A537];1;FIND(&quot;~&quot;;SUBSTITUTE([.A537];&quot; &quot;;&quot;~&quot;;LEN([.A537])-LEN(SUBSTITUTE([.A537];&quot; &quot;;&quot;&quot;))-(1-1)))-1)" office:value-type="string" office:string-value="Magic Player Rewards 2001" calcext:value-type="string">
            <text:p>Magic Player Rewards 2001</text:p>
          </table:table-cell>
          <table:table-cell office:value-type="date" office:date-value="2001-01-01" calcext:value-type="date">
            <text:p>01.01.2001</text:p>
          </table:table-cell>
          <table:table-cell table:formula="of:=TRIM(RIGHT(SUBSTITUTE([.A$1:.A$1048576]; &quot; &quot;;REPT(&quot; &quot;;100));100))" office:value-type="string" office:string-value="MPR" calcext:value-type="string">
            <text:p>MPR</text:p>
          </table:table-cell>
          <table:table-cell office:value-type="string" calcext:value-type="string">
            <text:p>Magic Player Rewards 2001</text:p>
          </table:table-cell>
          <table:table-cell office:value-type="string" calcext:value-type="string">
            <text:p>MPR</text:p>
          </table:table-cell>
        </table:table-row>
        <table:table-row table:style-name="ro1">
          <table:table-cell office:value-type="string" calcext:value-type="string">
            <text:p>Arena League 2001 pAL01</text:p>
          </table:table-cell>
          <table:table-cell table:formula="of:=MID([.A538];1;FIND(&quot;~&quot;;SUBSTITUTE([.A538];&quot; &quot;;&quot;~&quot;;LEN([.A538])-LEN(SUBSTITUTE([.A538];&quot; &quot;;&quot;&quot;))-(1-1)))-1)" office:value-type="string" office:string-value="Arena League 2001" calcext:value-type="string">
            <text:p>Arena League 2001</text:p>
          </table:table-cell>
          <table:table-cell office:value-type="date" office:date-value="2001-01-01" calcext:value-type="date">
            <text:p>01.01.2001</text:p>
          </table:table-cell>
          <table:table-cell table:formula="of:=TRIM(RIGHT(SUBSTITUTE([.A$1:.A$1048576]; &quot; &quot;;REPT(&quot; &quot;;100));100))" office:value-type="string" office:string-value="pAL01" calcext:value-type="string">
            <text:p>pAL01</text:p>
          </table:table-cell>
          <table:table-cell office:value-type="string" calcext:value-type="string">
            <text:p>Arena League 2001</text:p>
          </table:table-cell>
          <table:table-cell office:value-type="string" calcext:value-type="string">
            <text:p>pAL01</text:p>
          </table:table-cell>
        </table:table-row>
        <table:table-row table:style-name="ro1">
          <table:table-cell office:value-type="string" calcext:value-type="string">
            <text:p>Invasion INV</text:p>
          </table:table-cell>
          <table:table-cell table:formula="of:=MID([.A539];1;FIND(&quot;~&quot;;SUBSTITUTE([.A539];&quot; &quot;;&quot;~&quot;;LEN([.A539])-LEN(SUBSTITUTE([.A539];&quot; &quot;;&quot;&quot;))-(1-1)))-1)" office:value-type="string" office:string-value="Invasion" calcext:value-type="string">
            <text:p>Invasion</text:p>
          </table:table-cell>
          <table:table-cell office:value-type="date" office:date-value="2000-10-02" calcext:value-type="date">
            <text:p>02.10.2000</text:p>
          </table:table-cell>
          <table:table-cell table:formula="of:=TRIM(RIGHT(SUBSTITUTE([.A$1:.A$1048576]; &quot; &quot;;REPT(&quot; &quot;;100));100))" office:value-type="string" office:string-value="INV" calcext:value-type="string">
            <text:p>INV</text:p>
          </table:table-cell>
          <table:table-cell office:value-type="string" calcext:value-type="string">
            <text:p>Invasion</text:p>
          </table:table-cell>
          <table:table-cell office:value-type="string" calcext:value-type="string">
            <text:p>INV</text:p>
          </table:table-cell>
        </table:table-row>
        <table:table-row table:style-name="ro1">
          <table:table-cell office:value-type="string" calcext:value-type="string">
            <text:p>Beatdown Box Set BTD</text:p>
          </table:table-cell>
          <table:table-cell table:formula="of:=MID([.A540];1;FIND(&quot;~&quot;;SUBSTITUTE([.A540];&quot; &quot;;&quot;~&quot;;LEN([.A540])-LEN(SUBSTITUTE([.A540];&quot; &quot;;&quot;&quot;))-(1-1)))-1)" office:value-type="string" office:string-value="Beatdown Box Set" calcext:value-type="string">
            <text:p>Beatdown Box Set</text:p>
          </table:table-cell>
          <table:table-cell office:value-type="date" office:date-value="2000-10-01" calcext:value-type="date">
            <text:p>01.10.2000</text:p>
          </table:table-cell>
          <table:table-cell table:formula="of:=TRIM(RIGHT(SUBSTITUTE([.A$1:.A$1048576]; &quot; &quot;;REPT(&quot; &quot;;100));100))" office:value-type="string" office:string-value="BTD" calcext:value-type="string">
            <text:p>BTD</text:p>
          </table:table-cell>
          <table:table-cell office:value-type="string" calcext:value-type="string">
            <text:p>Beatdown Box Set</text:p>
          </table:table-cell>
          <table:table-cell office:value-type="string" calcext:value-type="string">
            <text:p>BTD</text:p>
          </table:table-cell>
        </table:table-row>
        <table:table-row table:style-name="ro1">
          <table:table-cell office:value-type="string" calcext:value-type="string">
            <text:p>World Championship Decks 2000 WC00</text:p>
          </table:table-cell>
          <table:table-cell table:formula="of:=MID([.A541];1;FIND(&quot;~&quot;;SUBSTITUTE([.A541];&quot; &quot;;&quot;~&quot;;LEN([.A541])-LEN(SUBSTITUTE([.A541];&quot; &quot;;&quot;&quot;))-(1-1)))-1)" office:value-type="string" office:string-value="World Championship Decks 2000" calcext:value-type="string">
            <text:p>World Championship Decks 2000</text:p>
          </table:table-cell>
          <table:table-cell office:value-type="date" office:date-value="2000-08-02" calcext:value-type="date">
            <text:p>02.08.2000</text:p>
          </table:table-cell>
          <table:table-cell table:formula="of:=TRIM(RIGHT(SUBSTITUTE([.A$1:.A$1048576]; &quot; &quot;;REPT(&quot; &quot;;100));100))" office:value-type="string" office:string-value="WC00" calcext:value-type="string">
            <text:p>WC00</text:p>
          </table:table-cell>
          <table:table-cell office:value-type="string" calcext:value-type="string">
            <text:p>World Championship Decks 2000</text:p>
          </table:table-cell>
          <table:table-cell office:value-type="string" calcext:value-type="string">
            <text:p>WC00</text:p>
          </table:table-cell>
        </table:table-row>
        <table:table-row table:style-name="ro1">
          <table:table-cell office:value-type="string" calcext:value-type="string">
            <text:p>Prophecy PCY</text:p>
          </table:table-cell>
          <table:table-cell table:formula="of:=MID([.A542];1;FIND(&quot;~&quot;;SUBSTITUTE([.A542];&quot; &quot;;&quot;~&quot;;LEN([.A542])-LEN(SUBSTITUTE([.A542];&quot; &quot;;&quot;&quot;))-(1-1)))-1)" office:value-type="string" office:string-value="Prophecy" calcext:value-type="string">
            <text:p>Prophecy</text:p>
          </table:table-cell>
          <table:table-cell office:value-type="date" office:date-value="2000-06-05" calcext:value-type="date">
            <text:p>05.06.2000</text:p>
          </table:table-cell>
          <table:table-cell table:formula="of:=TRIM(RIGHT(SUBSTITUTE([.A$1:.A$1048576]; &quot; &quot;;REPT(&quot; &quot;;100));100))" office:value-type="string" office:string-value="PCY" calcext:value-type="string">
            <text:p>PCY</text:p>
          </table:table-cell>
          <table:table-cell office:value-type="string" calcext:value-type="string">
            <text:p>Prophecy</text:p>
          </table:table-cell>
          <table:table-cell office:value-type="string" calcext:value-type="string">
            <text:p>PCY</text:p>
          </table:table-cell>
        </table:table-row>
        <table:table-row table:style-name="ro1">
          <table:table-cell office:value-type="string" calcext:value-type="string">
            <text:p>Starter 2000 S00</text:p>
          </table:table-cell>
          <table:table-cell table:formula="of:=MID([.A543];1;FIND(&quot;~&quot;;SUBSTITUTE([.A543];&quot; &quot;;&quot;~&quot;;LEN([.A543])-LEN(SUBSTITUTE([.A543];&quot; &quot;;&quot;&quot;))-(1-1)))-1)" office:value-type="string" office:string-value="Starter 2000" calcext:value-type="string">
            <text:p>Starter 2000</text:p>
          </table:table-cell>
          <table:table-cell office:value-type="date" office:date-value="2000-04-24" calcext:value-type="date">
            <text:p>24.04.2000</text:p>
          </table:table-cell>
          <table:table-cell table:formula="of:=TRIM(RIGHT(SUBSTITUTE([.A$1:.A$1048576]; &quot; &quot;;REPT(&quot; &quot;;100));100))" office:value-type="string" office:string-value="S00" calcext:value-type="string">
            <text:p>S00</text:p>
          </table:table-cell>
          <table:table-cell office:value-type="string" calcext:value-type="string">
            <text:p>Starter 2000</text:p>
          </table:table-cell>
          <table:table-cell office:value-type="string" calcext:value-type="string">
            <text:p>S00</text:p>
          </table:table-cell>
        </table:table-row>
        <table:table-row table:style-name="ro1">
          <table:table-cell office:value-type="string" calcext:value-type="string">
            <text:p>Nemesis NEM</text:p>
          </table:table-cell>
          <table:table-cell table:formula="of:=MID([.A544];1;FIND(&quot;~&quot;;SUBSTITUTE([.A544];&quot; &quot;;&quot;~&quot;;LEN([.A544])-LEN(SUBSTITUTE([.A544];&quot; &quot;;&quot;&quot;))-(1-1)))-1)" office:value-type="string" office:string-value="Nemesis" calcext:value-type="string">
            <text:p>Nemesis</text:p>
          </table:table-cell>
          <table:table-cell office:value-type="date" office:date-value="2000-02-14" calcext:value-type="date">
            <text:p>14.02.2000</text:p>
          </table:table-cell>
          <table:table-cell table:formula="of:=TRIM(RIGHT(SUBSTITUTE([.A$1:.A$1048576]; &quot; &quot;;REPT(&quot; &quot;;100));100))" office:value-type="string" office:string-value="NEM" calcext:value-type="string">
            <text:p>NEM</text:p>
          </table:table-cell>
          <table:table-cell office:value-type="string" calcext:value-type="string">
            <text:p>Nemesis</text:p>
          </table:table-cell>
          <table:table-cell office:value-type="string" calcext:value-type="string">
            <text:p>NEM</text:p>
          </table:table-cell>
        </table:table-row>
        <table:table-row table:style-name="ro1">
          <table:table-cell office:value-type="string" calcext:value-type="string">
            <text:p>European Land Program pELP</text:p>
          </table:table-cell>
          <table:table-cell table:formula="of:=MID([.A545];1;FIND(&quot;~&quot;;SUBSTITUTE([.A545];&quot; &quot;;&quot;~&quot;;LEN([.A545])-LEN(SUBSTITUTE([.A545];&quot; &quot;;&quot;&quot;))-(1-1)))-1)" office:value-type="string" office:string-value="European Land Program" calcext:value-type="string">
            <text:p>European Land Program</text:p>
          </table:table-cell>
          <table:table-cell office:value-type="date" office:date-value="2000-02-05" calcext:value-type="date">
            <text:p>05.02.2000</text:p>
          </table:table-cell>
          <table:table-cell table:formula="of:=TRIM(RIGHT(SUBSTITUTE([.A$1:.A$1048576]; &quot; &quot;;REPT(&quot; &quot;;100));100))" office:value-type="string" office:string-value="pELP" calcext:value-type="string">
            <text:p>pELP</text:p>
          </table:table-cell>
          <table:table-cell office:value-type="string" calcext:value-type="string">
            <text:p>European Land Program</text:p>
          </table:table-cell>
          <table:table-cell office:value-type="string" calcext:value-type="string">
            <text:p>pELP</text:p>
          </table:table-cell>
        </table:table-row>
        <table:table-row table:style-name="ro1">
          <table:table-cell office:value-type="string" calcext:value-type="string">
            <text:p>Friday Night Magic 2000 FNM</text:p>
          </table:table-cell>
          <table:table-cell table:formula="of:=MID([.A546];1;FIND(&quot;~&quot;;SUBSTITUTE([.A546];&quot; &quot;;&quot;~&quot;;LEN([.A546])-LEN(SUBSTITUTE([.A546];&quot; &quot;;&quot;&quot;))-(1-1)))-1)" office:value-type="string" office:string-value="Friday Night Magic 2000" calcext:value-type="string">
            <text:p>Friday Night Magic 2000</text:p>
          </table:table-cell>
          <table:table-cell office:value-type="date" office:date-value="2000-02-01" calcext:value-type="date">
            <text:p>01.02.2000</text:p>
          </table:table-cell>
          <table:table-cell table:formula="of:=TRIM(RIGHT(SUBSTITUTE([.A$1:.A$1048576]; &quot; &quot;;REPT(&quot; &quot;;100));100))" office:value-type="string" office:string-value="FNM" calcext:value-type="string">
            <text:p>FNM</text:p>
          </table:table-cell>
          <table:table-cell office:value-type="string" calcext:value-type="string">
            <text:p>Friday Night Magic 2000</text:p>
          </table:table-cell>
          <table:table-cell office:value-type="string" calcext:value-type="string">
            <text:p>FNM</text:p>
          </table:table-cell>
        </table:table-row>
        <table:table-row table:style-name="ro1">
          <table:table-cell office:value-type="string" calcext:value-type="string">
            <text:p>Judge Gift Cards 2000 G00</text:p>
          </table:table-cell>
          <table:table-cell table:formula="of:=MID([.A547];1;FIND(&quot;~&quot;;SUBSTITUTE([.A547];&quot; &quot;;&quot;~&quot;;LEN([.A547])-LEN(SUBSTITUTE([.A547];&quot; &quot;;&quot;&quot;))-(1-1)))-1)" office:value-type="string" office:string-value="Judge Gift Cards 2000" calcext:value-type="string">
            <text:p>Judge Gift Cards 2000</text:p>
          </table:table-cell>
          <table:table-cell office:value-type="date" office:date-value="2000-01-08" calcext:value-type="date">
            <text:p>08.01.2000</text:p>
          </table:table-cell>
          <table:table-cell table:formula="of:=TRIM(RIGHT(SUBSTITUTE([.A$1:.A$1048576]; &quot; &quot;;REPT(&quot; &quot;;100));100))" office:value-type="string" office:string-value="G00" calcext:value-type="string">
            <text:p>G00</text:p>
          </table:table-cell>
          <table:table-cell office:value-type="string" calcext:value-type="string">
            <text:p>Judge Gift Cards 2000</text:p>
          </table:table-cell>
          <table:table-cell office:value-type="string" calcext:value-type="string">
            <text:p>G00</text:p>
          </table:table-cell>
        </table:table-row>
        <table:table-row table:style-name="ro1">
          <table:table-cell office:value-type="string" calcext:value-type="string">
            <text:p>Arena League 2000 pAL00</text:p>
          </table:table-cell>
          <table:table-cell table:formula="of:=MID([.A548];1;FIND(&quot;~&quot;;SUBSTITUTE([.A548];&quot; &quot;;&quot;~&quot;;LEN([.A548])-LEN(SUBSTITUTE([.A548];&quot; &quot;;&quot;&quot;))-(1-1)))-1)" office:value-type="string" office:string-value="Arena League 2000" calcext:value-type="string">
            <text:p>Arena League 2000</text:p>
          </table:table-cell>
          <table:table-cell office:value-type="date" office:date-value="2000-01-01" calcext:value-type="date">
            <text:p>01.01.2000</text:p>
          </table:table-cell>
          <table:table-cell table:formula="of:=TRIM(RIGHT(SUBSTITUTE([.A$1:.A$1048576]; &quot; &quot;;REPT(&quot; &quot;;100));100))" office:value-type="string" office:string-value="pAL00" calcext:value-type="string">
            <text:p>pAL00</text:p>
          </table:table-cell>
          <table:table-cell office:value-type="string" calcext:value-type="string">
            <text:p>Arena League 2000</text:p>
          </table:table-cell>
          <table:table-cell office:value-type="string" calcext:value-type="string">
            <text:p>pAL00</text:p>
          </table:table-cell>
        </table:table-row>
        <table:table-row table:style-name="ro1">
          <table:table-cell office:value-type="string" calcext:value-type="string">
            <text:p>Super Series pSUS</text:p>
          </table:table-cell>
          <table:table-cell table:formula="of:=MID([.A549];1;FIND(&quot;~&quot;;SUBSTITUTE([.A549];&quot; &quot;;&quot;~&quot;;LEN([.A549])-LEN(SUBSTITUTE([.A549];&quot; &quot;;&quot;&quot;))-(1-1)))-1)" office:value-type="string" office:string-value="Super Series" calcext:value-type="string">
            <text:p>Super Series</text:p>
          </table:table-cell>
          <table:table-cell office:value-type="date" office:date-value="1999-12-01" calcext:value-type="date">
            <text:p>01.12.1999</text:p>
          </table:table-cell>
          <table:table-cell table:formula="of:=TRIM(RIGHT(SUBSTITUTE([.A$1:.A$1048576]; &quot; &quot;;REPT(&quot; &quot;;100));100))" office:value-type="string" office:string-value="pSUS" calcext:value-type="string">
            <text:p>pSUS</text:p>
          </table:table-cell>
          <table:table-cell office:value-type="string" calcext:value-type="string">
            <text:p>Super Series</text:p>
          </table:table-cell>
          <table:table-cell office:value-type="string" calcext:value-type="string">
            <text:p>pSUS</text:p>
          </table:table-cell>
        </table:table-row>
        <table:table-row table:style-name="ro1">
          <table:table-cell office:value-type="string" calcext:value-type="string">
            <text:p>Battle Royale Box Set BRB</text:p>
          </table:table-cell>
          <table:table-cell table:formula="of:=MID([.A550];1;FIND(&quot;~&quot;;SUBSTITUTE([.A550];&quot; &quot;;&quot;~&quot;;LEN([.A550])-LEN(SUBSTITUTE([.A550];&quot; &quot;;&quot;&quot;))-(1-1)))-1)" office:value-type="string" office:string-value="Battle Royale Box Set" calcext:value-type="string">
            <text:p>Battle Royale Box Set</text:p>
          </table:table-cell>
          <table:table-cell office:value-type="date" office:date-value="1999-11-12" calcext:value-type="date">
            <text:p>12.11.1999</text:p>
          </table:table-cell>
          <table:table-cell table:formula="of:=TRIM(RIGHT(SUBSTITUTE([.A$1:.A$1048576]; &quot; &quot;;REPT(&quot; &quot;;100));100))" office:value-type="string" office:string-value="BRB" calcext:value-type="string">
            <text:p>BRB</text:p>
          </table:table-cell>
          <table:table-cell office:value-type="string" calcext:value-type="string">
            <text:p>Battle Royale Box Set</text:p>
          </table:table-cell>
          <table:table-cell office:value-type="string" calcext:value-type="string">
            <text:p>BRB</text:p>
          </table:table-cell>
        </table:table-row>
        <table:table-row table:style-name="ro1">
          <table:table-cell office:value-type="string" calcext:value-type="string">
            <text:p>Mercadian Masques MMQ</text:p>
          </table:table-cell>
          <table:table-cell table:formula="of:=MID([.A551];1;FIND(&quot;~&quot;;SUBSTITUTE([.A551];&quot; &quot;;&quot;~&quot;;LEN([.A551])-LEN(SUBSTITUTE([.A551];&quot; &quot;;&quot;&quot;))-(1-1)))-1)" office:value-type="string" office:string-value="Mercadian Masques" calcext:value-type="string">
            <text:p>Mercadian Masques</text:p>
          </table:table-cell>
          <table:table-cell office:value-type="date" office:date-value="1999-10-04" calcext:value-type="date">
            <text:p>04.10.1999</text:p>
          </table:table-cell>
          <table:table-cell table:formula="of:=TRIM(RIGHT(SUBSTITUTE([.A$1:.A$1048576]; &quot; &quot;;REPT(&quot; &quot;;100));100))" office:value-type="string" office:string-value="MMQ" calcext:value-type="string">
            <text:p>MMQ</text:p>
          </table:table-cell>
          <table:table-cell office:value-type="string" calcext:value-type="string">
            <text:p>Mercadian Masques</text:p>
          </table:table-cell>
          <table:table-cell office:value-type="string" calcext:value-type="string">
            <text:p>MMQ</text:p>
          </table:table-cell>
        </table:table-row>
        <table:table-row table:style-name="ro1">
          <table:table-cell office:value-type="string" calcext:value-type="string">
            <text:p>Wizards of the Coast Online Store pWOS</text:p>
          </table:table-cell>
          <table:table-cell table:formula="of:=MID([.A552];1;FIND(&quot;~&quot;;SUBSTITUTE([.A552];&quot; &quot;;&quot;~&quot;;LEN([.A552])-LEN(SUBSTITUTE([.A552];&quot; &quot;;&quot;&quot;))-(1-1)))-1)" office:value-type="string" office:string-value="Wizards of the Coast Online Store" calcext:value-type="string">
            <text:p>Wizards of the Coast Online Store</text:p>
          </table:table-cell>
          <table:table-cell office:value-type="date" office:date-value="1999-09-04" calcext:value-type="date">
            <text:p>04.09.1999</text:p>
          </table:table-cell>
          <table:table-cell table:formula="of:=TRIM(RIGHT(SUBSTITUTE([.A$1:.A$1048576]; &quot; &quot;;REPT(&quot; &quot;;100));100))" office:value-type="string" office:string-value="pWOS" calcext:value-type="string">
            <text:p>pWOS</text:p>
          </table:table-cell>
          <table:table-cell office:value-type="string" calcext:value-type="string">
            <text:p>Wizards of the Coast Online Store</text:p>
          </table:table-cell>
          <table:table-cell office:value-type="string" calcext:value-type="string">
            <text:p>pWOS</text:p>
          </table:table-cell>
        </table:table-row>
        <table:table-row table:style-name="ro1">
          <table:table-cell office:value-type="string" calcext:value-type="string">
            <text:p>Worlds pWOR</text:p>
          </table:table-cell>
          <table:table-cell table:formula="of:=MID([.A553];1;FIND(&quot;~&quot;;SUBSTITUTE([.A553];&quot; &quot;;&quot;~&quot;;LEN([.A553])-LEN(SUBSTITUTE([.A553];&quot; &quot;;&quot;&quot;))-(1-1)))-1)" office:value-type="string" office:string-value="Worlds" calcext:value-type="string">
            <text:p>Worlds</text:p>
          </table:table-cell>
          <table:table-cell office:value-type="date" office:date-value="1999-08-04" calcext:value-type="date">
            <text:p>04.08.1999</text:p>
          </table:table-cell>
          <table:table-cell table:formula="of:=TRIM(RIGHT(SUBSTITUTE([.A$1:.A$1048576]; &quot; &quot;;REPT(&quot; &quot;;100));100))" office:value-type="string" office:string-value="pWOR" calcext:value-type="string">
            <text:p>pWOR</text:p>
          </table:table-cell>
          <table:table-cell office:value-type="string" calcext:value-type="string">
            <text:p>Worlds</text:p>
          </table:table-cell>
          <table:table-cell office:value-type="string" calcext:value-type="string">
            <text:p>pWOR</text:p>
          </table:table-cell>
        </table:table-row>
        <table:table-row table:style-name="ro1">
          <table:table-cell office:value-type="string" calcext:value-type="string">
            <text:p>Guru pGRU</text:p>
          </table:table-cell>
          <table:table-cell table:formula="of:=MID([.A554];1;FIND(&quot;~&quot;;SUBSTITUTE([.A554];&quot; &quot;;&quot;~&quot;;LEN([.A554])-LEN(SUBSTITUTE([.A554];&quot; &quot;;&quot;&quot;))-(1-1)))-1)" office:value-type="string" office:string-value="Guru" calcext:value-type="string">
            <text:p>Guru</text:p>
          </table:table-cell>
          <table:table-cell office:value-type="date" office:date-value="1999-07-12" calcext:value-type="date">
            <text:p>12.07.1999</text:p>
          </table:table-cell>
          <table:table-cell table:formula="of:=TRIM(RIGHT(SUBSTITUTE([.A$1:.A$1048576]; &quot; &quot;;REPT(&quot; &quot;;100));100))" office:value-type="string" office:string-value="pGRU" calcext:value-type="string">
            <text:p>pGRU</text:p>
          </table:table-cell>
          <table:table-cell office:value-type="string" calcext:value-type="string">
            <text:p>Guru</text:p>
          </table:table-cell>
          <table:table-cell office:value-type="string" calcext:value-type="string">
            <text:p>pGRU</text:p>
          </table:table-cell>
        </table:table-row>
        <table:table-row table:style-name="ro1">
          <table:table-cell office:value-type="string" calcext:value-type="string">
            <text:p>Starter 1999 S99</text:p>
          </table:table-cell>
          <table:table-cell table:formula="of:=MID([.A555];1;FIND(&quot;~&quot;;SUBSTITUTE([.A555];&quot; &quot;;&quot;~&quot;;LEN([.A555])-LEN(SUBSTITUTE([.A555];&quot; &quot;;&quot;&quot;))-(1-1)))-1)" office:value-type="string" office:string-value="Starter 1999" calcext:value-type="string">
            <text:p>Starter 1999</text:p>
          </table:table-cell>
          <table:table-cell office:value-type="date" office:date-value="1999-07-12" calcext:value-type="date">
            <text:p>12.07.1999</text:p>
          </table:table-cell>
          <table:table-cell table:formula="of:=TRIM(RIGHT(SUBSTITUTE([.A$1:.A$1048576]; &quot; &quot;;REPT(&quot; &quot;;100));100))" office:value-type="string" office:string-value="S99" calcext:value-type="string">
            <text:p>S99</text:p>
          </table:table-cell>
          <table:table-cell office:value-type="string" calcext:value-type="string">
            <text:p>Starter 1999</text:p>
          </table:table-cell>
          <table:table-cell office:value-type="string" calcext:value-type="string">
            <text:p>S99</text:p>
          </table:table-cell>
        </table:table-row>
        <table:table-row table:style-name="ro1">
          <table:table-cell office:value-type="string" calcext:value-type="string">
            <text:p>Urza's Destiny UDS</text:p>
          </table:table-cell>
          <table:table-cell table:formula="of:=MID([.A556];1;FIND(&quot;~&quot;;SUBSTITUTE([.A556];&quot; &quot;;&quot;~&quot;;LEN([.A556])-LEN(SUBSTITUTE([.A556];&quot; &quot;;&quot;&quot;))-(1-1)))-1)" office:value-type="string" office:string-value="Urza's Destiny" calcext:value-type="string">
            <text:p>Urza's Destiny</text:p>
          </table:table-cell>
          <table:table-cell office:value-type="date" office:date-value="1999-06-07" calcext:value-type="date">
            <text:p>07.06.1999</text:p>
          </table:table-cell>
          <table:table-cell table:formula="of:=TRIM(RIGHT(SUBSTITUTE([.A$1:.A$1048576]; &quot; &quot;;REPT(&quot; &quot;;100));100))" office:value-type="string" office:string-value="UDS" calcext:value-type="string">
            <text:p>UDS</text:p>
          </table:table-cell>
          <table:table-cell office:value-type="string" calcext:value-type="string">
            <text:p>Urza's Destiny</text:p>
          </table:table-cell>
          <table:table-cell office:value-type="string" calcext:value-type="string">
            <text:p>UDS</text:p>
          </table:table-cell>
        </table:table-row>
        <table:table-row table:style-name="ro1">
          <table:table-cell office:value-type="string" calcext:value-type="string">
            <text:p>Portal Three Kingdoms PTK</text:p>
          </table:table-cell>
          <table:table-cell table:formula="of:=MID([.A557];1;FIND(&quot;~&quot;;SUBSTITUTE([.A557];&quot; &quot;;&quot;~&quot;;LEN([.A557])-LEN(SUBSTITUTE([.A557];&quot; &quot;;&quot;&quot;))-(1-1)))-1)" office:value-type="string" office:string-value="Portal Three Kingdoms" calcext:value-type="string">
            <text:p>Portal Three Kingdoms</text:p>
          </table:table-cell>
          <table:table-cell office:value-type="date" office:date-value="1999-05-01" calcext:value-type="date">
            <text:p>01.05.1999</text:p>
          </table:table-cell>
          <table:table-cell table:formula="of:=TRIM(RIGHT(SUBSTITUTE([.A$1:.A$1048576]; &quot; &quot;;REPT(&quot; &quot;;100));100))" office:value-type="string" office:string-value="PTK" calcext:value-type="string">
            <text:p>PTK</text:p>
          </table:table-cell>
          <table:table-cell office:value-type="string" calcext:value-type="string">
            <text:p>Portal Three Kingdoms</text:p>
          </table:table-cell>
          <table:table-cell office:value-type="string" calcext:value-type="string">
            <text:p>PTK</text:p>
          </table:table-cell>
        </table:table-row>
        <table:table-row table:style-name="ro1">
          <table:table-cell office:value-type="string" calcext:value-type="string">
            <text:p>Classic Sixth Edition 6ED</text:p>
          </table:table-cell>
          <table:table-cell table:formula="of:=MID([.A558];1;FIND(&quot;~&quot;;SUBSTITUTE([.A558];&quot; &quot;;&quot;~&quot;;LEN([.A558])-LEN(SUBSTITUTE([.A558];&quot; &quot;;&quot;&quot;))-(1-1)))-1)" office:value-type="string" office:string-value="Classic Sixth Edition" calcext:value-type="string">
            <text:p>Classic Sixth Edition</text:p>
          </table:table-cell>
          <table:table-cell office:value-type="date" office:date-value="1999-04-21" calcext:value-type="date">
            <text:p>21.04.1999</text:p>
          </table:table-cell>
          <table:table-cell table:formula="of:=TRIM(RIGHT(SUBSTITUTE([.A$1:.A$1048576]; &quot; &quot;;REPT(&quot; &quot;;100));100))" office:value-type="string" office:string-value="6ED" calcext:value-type="string">
            <text:p>6ED</text:p>
          </table:table-cell>
          <table:table-cell office:value-type="string" calcext:value-type="string">
            <text:p>Classic Sixth Edition</text:p>
          </table:table-cell>
          <table:table-cell office:value-type="string" calcext:value-type="string">
            <text:p>6ED</text:p>
          </table:table-cell>
        </table:table-row>
        <table:table-row table:style-name="ro1">
          <table:table-cell office:value-type="string" calcext:value-type="string">
            <text:p>Urza's Legacy ULG</text:p>
          </table:table-cell>
          <table:table-cell table:formula="of:=MID([.A559];1;FIND(&quot;~&quot;;SUBSTITUTE([.A559];&quot; &quot;;&quot;~&quot;;LEN([.A559])-LEN(SUBSTITUTE([.A559];&quot; &quot;;&quot;&quot;))-(1-1)))-1)" office:value-type="string" office:string-value="Urza's Legacy" calcext:value-type="string">
            <text:p>Urza's Legacy</text:p>
          </table:table-cell>
          <table:table-cell office:value-type="date" office:date-value="1999-02-15" calcext:value-type="date">
            <text:p>15.02.1999</text:p>
          </table:table-cell>
          <table:table-cell table:formula="of:=TRIM(RIGHT(SUBSTITUTE([.A$1:.A$1048576]; &quot; &quot;;REPT(&quot; &quot;;100));100))" office:value-type="string" office:string-value="ULG" calcext:value-type="string">
            <text:p>ULG</text:p>
          </table:table-cell>
          <table:table-cell office:value-type="string" calcext:value-type="string">
            <text:p>Urza's Legacy</text:p>
          </table:table-cell>
          <table:table-cell office:value-type="string" calcext:value-type="string">
            <text:p>ULG</text:p>
          </table:table-cell>
        </table:table-row>
        <table:table-row table:style-name="ro1">
          <table:table-cell office:value-type="string" calcext:value-type="string">
            <text:p>Judge Gift Cards 1999 G99</text:p>
          </table:table-cell>
          <table:table-cell table:formula="of:=MID([.A560];1;FIND(&quot;~&quot;;SUBSTITUTE([.A560];&quot; &quot;;&quot;~&quot;;LEN([.A560])-LEN(SUBSTITUTE([.A560];&quot; &quot;;&quot;&quot;))-(1-1)))-1)" office:value-type="string" office:string-value="Judge Gift Cards 1999" calcext:value-type="string">
            <text:p>Judge Gift Cards 1999</text:p>
          </table:table-cell>
          <table:table-cell office:value-type="date" office:date-value="1999-01-08" calcext:value-type="date">
            <text:p>08.01.1999</text:p>
          </table:table-cell>
          <table:table-cell table:formula="of:=TRIM(RIGHT(SUBSTITUTE([.A$1:.A$1048576]; &quot; &quot;;REPT(&quot; &quot;;100));100))" office:value-type="string" office:string-value="G99" calcext:value-type="string">
            <text:p>G99</text:p>
          </table:table-cell>
          <table:table-cell office:value-type="string" calcext:value-type="string">
            <text:p>Judge Gift Cards 1999</text:p>
          </table:table-cell>
          <table:table-cell office:value-type="string" calcext:value-type="string">
            <text:p>G99</text:p>
          </table:table-cell>
        </table:table-row>
        <table:table-row table:style-name="ro1">
          <table:table-cell office:value-type="string" calcext:value-type="string">
            <text:p>Arena League 1999 pAL99</text:p>
          </table:table-cell>
          <table:table-cell table:formula="of:=MID([.A561];1;FIND(&quot;~&quot;;SUBSTITUTE([.A561];&quot; &quot;;&quot;~&quot;;LEN([.A561])-LEN(SUBSTITUTE([.A561];&quot; &quot;;&quot;&quot;))-(1-1)))-1)" office:value-type="string" office:string-value="Arena League 1999" calcext:value-type="string">
            <text:p>Arena League 1999</text:p>
          </table:table-cell>
          <table:table-cell office:value-type="date" office:date-value="1999-01-01" calcext:value-type="date">
            <text:p>01.01.1999</text:p>
          </table:table-cell>
          <table:table-cell table:formula="of:=TRIM(RIGHT(SUBSTITUTE([.A$1:.A$1048576]; &quot; &quot;;REPT(&quot; &quot;;100));100))" office:value-type="string" office:string-value="pAL99" calcext:value-type="string">
            <text:p>pAL99</text:p>
          </table:table-cell>
          <table:table-cell office:value-type="string" calcext:value-type="string">
            <text:p>Arena League 1999</text:p>
          </table:table-cell>
          <table:table-cell office:value-type="string" calcext:value-type="string">
            <text:p>pAL99</text:p>
          </table:table-cell>
        </table:table-row>
        <table:table-row table:style-name="ro1">
          <table:table-cell office:value-type="string" calcext:value-type="string">
            <text:p>Anthologies ATH</text:p>
          </table:table-cell>
          <table:table-cell table:formula="of:=MID([.A562];1;FIND(&quot;~&quot;;SUBSTITUTE([.A562];&quot; &quot;;&quot;~&quot;;LEN([.A562])-LEN(SUBSTITUTE([.A562];&quot; &quot;;&quot;&quot;))-(1-1)))-1)" office:value-type="string" office:string-value="Anthologies" calcext:value-type="string">
            <text:p>Anthologies</text:p>
          </table:table-cell>
          <table:table-cell office:value-type="date" office:date-value="1998-11-01" calcext:value-type="date">
            <text:p>01.11.1998</text:p>
          </table:table-cell>
          <table:table-cell table:formula="of:=TRIM(RIGHT(SUBSTITUTE([.A$1:.A$1048576]; &quot; &quot;;REPT(&quot; &quot;;100));100))" office:value-type="string" office:string-value="ATH" calcext:value-type="string">
            <text:p>ATH</text:p>
          </table:table-cell>
          <table:table-cell office:value-type="string" calcext:value-type="string">
            <text:p>Anthologies</text:p>
          </table:table-cell>
          <table:table-cell office:value-type="string" calcext:value-type="string">
            <text:p>ATH</text:p>
          </table:table-cell>
        </table:table-row>
        <table:table-row table:style-name="ro1">
          <table:table-cell office:value-type="string" calcext:value-type="string">
            <text:p>Urza's Saga USG</text:p>
          </table:table-cell>
          <table:table-cell table:formula="of:=MID([.A563];1;FIND(&quot;~&quot;;SUBSTITUTE([.A563];&quot; &quot;;&quot;~&quot;;LEN([.A563])-LEN(SUBSTITUTE([.A563];&quot; &quot;;&quot;&quot;))-(1-1)))-1)" office:value-type="string" office:string-value="Urza's Saga" calcext:value-type="string">
            <text:p>Urza's Saga</text:p>
          </table:table-cell>
          <table:table-cell office:value-type="date" office:date-value="1998-10-12" calcext:value-type="date">
            <text:p>12.10.1998</text:p>
          </table:table-cell>
          <table:table-cell table:formula="of:=TRIM(RIGHT(SUBSTITUTE([.A$1:.A$1048576]; &quot; &quot;;REPT(&quot; &quot;;100));100))" office:value-type="string" office:string-value="USG" calcext:value-type="string">
            <text:p>USG</text:p>
          </table:table-cell>
          <table:table-cell office:value-type="string" calcext:value-type="string">
            <text:p>Urza's Saga</text:p>
          </table:table-cell>
          <table:table-cell office:value-type="string" calcext:value-type="string">
            <text:p>USG</text:p>
          </table:table-cell>
        </table:table-row>
        <table:table-row table:style-name="ro1">
          <table:table-cell office:value-type="string" calcext:value-type="string">
            <text:p>Asia Pacific Land Program pALP</text:p>
          </table:table-cell>
          <table:table-cell table:formula="of:=MID([.A564];1;FIND(&quot;~&quot;;SUBSTITUTE([.A564];&quot; &quot;;&quot;~&quot;;LEN([.A564])-LEN(SUBSTITUTE([.A564];&quot; &quot;;&quot;&quot;))-(1-1)))-1)" office:value-type="string" office:string-value="Asia Pacific Land Program" calcext:value-type="string">
            <text:p>Asia Pacific Land Program</text:p>
          </table:table-cell>
          <table:table-cell office:value-type="date" office:date-value="1998-09-01" calcext:value-type="date">
            <text:p>01.09.1998</text:p>
          </table:table-cell>
          <table:table-cell table:formula="of:=TRIM(RIGHT(SUBSTITUTE([.A$1:.A$1048576]; &quot; &quot;;REPT(&quot; &quot;;100));100))" office:value-type="string" office:string-value="pALP" calcext:value-type="string">
            <text:p>pALP</text:p>
          </table:table-cell>
          <table:table-cell office:value-type="string" calcext:value-type="string">
            <text:p>Asia Pacific Land Program</text:p>
          </table:table-cell>
          <table:table-cell office:value-type="string" calcext:value-type="string">
            <text:p>pALP</text:p>
          </table:table-cell>
        </table:table-row>
        <table:table-row table:style-name="ro1">
          <table:table-cell office:value-type="string" calcext:value-type="string">
            <text:p>Unglued UGL</text:p>
          </table:table-cell>
          <table:table-cell table:formula="of:=MID([.A565];1;FIND(&quot;~&quot;;SUBSTITUTE([.A565];&quot; &quot;;&quot;~&quot;;LEN([.A565])-LEN(SUBSTITUTE([.A565];&quot; &quot;;&quot;&quot;))-(1-1)))-1)" office:value-type="string" office:string-value="Unglued" calcext:value-type="string">
            <text:p>Unglued</text:p>
          </table:table-cell>
          <table:table-cell office:value-type="date" office:date-value="1998-08-11" calcext:value-type="date">
            <text:p>11.08.1998</text:p>
          </table:table-cell>
          <table:table-cell table:formula="of:=TRIM(RIGHT(SUBSTITUTE([.A$1:.A$1048576]; &quot; &quot;;REPT(&quot; &quot;;100));100))" office:value-type="string" office:string-value="UGL" calcext:value-type="string">
            <text:p>UGL</text:p>
          </table:table-cell>
          <table:table-cell office:value-type="string" calcext:value-type="string">
            <text:p>Unglued</text:p>
          </table:table-cell>
          <table:table-cell office:value-type="string" calcext:value-type="string">
            <text:p>UGL</text:p>
          </table:table-cell>
        </table:table-row>
        <table:table-row table:style-name="ro1">
          <table:table-cell office:value-type="string" calcext:value-type="string">
            <text:p>Unglued Tokens tUGL</text:p>
          </table:table-cell>
          <table:table-cell table:formula="of:=MID([.A566];1;FIND(&quot;~&quot;;SUBSTITUTE([.A566];&quot; &quot;;&quot;~&quot;;LEN([.A566])-LEN(SUBSTITUTE([.A566];&quot; &quot;;&quot;&quot;))-(1-1)))-1)" office:value-type="string" office:string-value="Unglued Tokens" calcext:value-type="string">
            <text:p>Unglued Tokens</text:p>
          </table:table-cell>
          <table:table-cell office:value-type="date" office:date-value="1998-08-11" calcext:value-type="date">
            <text:p>11.08.1998</text:p>
          </table:table-cell>
          <table:table-cell table:formula="of:=TRIM(RIGHT(SUBSTITUTE([.A$1:.A$1048576]; &quot; &quot;;REPT(&quot; &quot;;100));100))" office:value-type="string" office:string-value="tUGL" calcext:value-type="string">
            <text:p>tUGL</text:p>
          </table:table-cell>
          <table:table-cell office:value-type="string" calcext:value-type="string">
            <text:p>Unglued Tokens</text:p>
          </table:table-cell>
          <table:table-cell office:value-type="string" calcext:value-type="string">
            <text:p>tUGL</text:p>
          </table:table-cell>
        </table:table-row>
        <table:table-row table:style-name="ro1">
          <table:table-cell office:value-type="string" calcext:value-type="string">
            <text:p>Portal Second Age P02</text:p>
          </table:table-cell>
          <table:table-cell table:formula="of:=MID([.A567];1;FIND(&quot;~&quot;;SUBSTITUTE([.A567];&quot; &quot;;&quot;~&quot;;LEN([.A567])-LEN(SUBSTITUTE([.A567];&quot; &quot;;&quot;&quot;))-(1-1)))-1)" office:value-type="string" office:string-value="Portal Second Age" calcext:value-type="string">
            <text:p>Portal Second Age</text:p>
          </table:table-cell>
          <table:table-cell office:value-type="date" office:date-value="1998-06-24" calcext:value-type="date">
            <text:p>24.06.1998</text:p>
          </table:table-cell>
          <table:table-cell table:formula="of:=TRIM(RIGHT(SUBSTITUTE([.A$1:.A$1048576]; &quot; &quot;;REPT(&quot; &quot;;100));100))" office:value-type="string" office:string-value="P02" calcext:value-type="string">
            <text:p>P02</text:p>
          </table:table-cell>
          <table:table-cell office:value-type="string" calcext:value-type="string">
            <text:p>Portal Second Age</text:p>
          </table:table-cell>
          <table:table-cell office:value-type="string" calcext:value-type="string">
            <text:p>P02</text:p>
          </table:table-cell>
        </table:table-row>
        <table:table-row table:style-name="ro1">
          <table:table-cell office:value-type="string" calcext:value-type="string">
            <text:p>Exodus EXO</text:p>
          </table:table-cell>
          <table:table-cell table:formula="of:=MID([.A568];1;FIND(&quot;~&quot;;SUBSTITUTE([.A568];&quot; &quot;;&quot;~&quot;;LEN([.A568])-LEN(SUBSTITUTE([.A568];&quot; &quot;;&quot;&quot;))-(1-1)))-1)" office:value-type="string" office:string-value="Exodus" calcext:value-type="string">
            <text:p>Exodus</text:p>
          </table:table-cell>
          <table:table-cell office:value-type="date" office:date-value="1998-06-15" calcext:value-type="date">
            <text:p>15.06.1998</text:p>
          </table:table-cell>
          <table:table-cell table:formula="of:=TRIM(RIGHT(SUBSTITUTE([.A$1:.A$1048576]; &quot; &quot;;REPT(&quot; &quot;;100));100))" office:value-type="string" office:string-value="EXO" calcext:value-type="string">
            <text:p>EXO</text:p>
          </table:table-cell>
          <table:table-cell office:value-type="string" calcext:value-type="string">
            <text:p>Exodus</text:p>
          </table:table-cell>
          <table:table-cell office:value-type="string" calcext:value-type="string">
            <text:p>EXO</text:p>
          </table:table-cell>
        </table:table-row>
        <table:table-row table:style-name="ro1">
          <table:table-cell office:value-type="string" calcext:value-type="string">
            <text:p>Judge Gift Cards 1998 JGP</text:p>
          </table:table-cell>
          <table:table-cell table:formula="of:=MID([.A569];1;FIND(&quot;~&quot;;SUBSTITUTE([.A569];&quot; &quot;;&quot;~&quot;;LEN([.A569])-LEN(SUBSTITUTE([.A569];&quot; &quot;;&quot;&quot;))-(1-1)))-1)" office:value-type="string" office:string-value="Judge Gift Cards 1998" calcext:value-type="string">
            <text:p>Judge Gift Cards 1998</text:p>
          </table:table-cell>
          <table:table-cell office:value-type="date" office:date-value="1998-06-01" calcext:value-type="date">
            <text:p>01.06.1998</text:p>
          </table:table-cell>
          <table:table-cell table:formula="of:=TRIM(RIGHT(SUBSTITUTE([.A$1:.A$1048576]; &quot; &quot;;REPT(&quot; &quot;;100));100))" office:value-type="string" office:string-value="JGP" calcext:value-type="string">
            <text:p>JGP</text:p>
          </table:table-cell>
          <table:table-cell office:value-type="string" calcext:value-type="string">
            <text:p>Judge Gift Cards 1998</text:p>
          </table:table-cell>
          <table:table-cell office:value-type="string" calcext:value-type="string">
            <text:p>JGP</text:p>
          </table:table-cell>
        </table:table-row>
        <table:table-row table:style-name="ro1">
          <table:table-cell office:value-type="string" calcext:value-type="string">
            <text:p>Stronghold STH</text:p>
          </table:table-cell>
          <table:table-cell table:formula="of:=MID([.A570];1;FIND(&quot;~&quot;;SUBSTITUTE([.A570];&quot; &quot;;&quot;~&quot;;LEN([.A570])-LEN(SUBSTITUTE([.A570];&quot; &quot;;&quot;&quot;))-(1-1)))-1)" office:value-type="string" office:string-value="Stronghold" calcext:value-type="string">
            <text:p>Stronghold</text:p>
          </table:table-cell>
          <table:table-cell office:value-type="date" office:date-value="1998-03-02" calcext:value-type="date">
            <text:p>02.03.1998</text:p>
          </table:table-cell>
          <table:table-cell table:formula="of:=TRIM(RIGHT(SUBSTITUTE([.A$1:.A$1048576]; &quot; &quot;;REPT(&quot; &quot;;100));100))" office:value-type="string" office:string-value="STH" calcext:value-type="string">
            <text:p>STH</text:p>
          </table:table-cell>
          <table:table-cell office:value-type="string" calcext:value-type="string">
            <text:p>Stronghold</text:p>
          </table:table-cell>
          <table:table-cell office:value-type="string" calcext:value-type="string">
            <text:p>STH</text:p>
          </table:table-cell>
        </table:table-row>
        <table:table-row table:style-name="ro1">
          <table:table-cell office:value-type="string" calcext:value-type="string">
            <text:p>Tempest TMP</text:p>
          </table:table-cell>
          <table:table-cell table:formula="of:=MID([.A571];1;FIND(&quot;~&quot;;SUBSTITUTE([.A571];&quot; &quot;;&quot;~&quot;;LEN([.A571])-LEN(SUBSTITUTE([.A571];&quot; &quot;;&quot;&quot;))-(1-1)))-1)" office:value-type="string" office:string-value="Tempest" calcext:value-type="string">
            <text:p>Tempest</text:p>
          </table:table-cell>
          <table:table-cell office:value-type="date" office:date-value="1997-10-14" calcext:value-type="date">
            <text:p>14.10.1997</text:p>
          </table:table-cell>
          <table:table-cell table:formula="of:=TRIM(RIGHT(SUBSTITUTE([.A$1:.A$1048576]; &quot; &quot;;REPT(&quot; &quot;;100));100))" office:value-type="string" office:string-value="TMP" calcext:value-type="string">
            <text:p>TMP</text:p>
          </table:table-cell>
          <table:table-cell office:value-type="string" calcext:value-type="string">
            <text:p>Tempest</text:p>
          </table:table-cell>
          <table:table-cell office:value-type="string" calcext:value-type="string">
            <text:p>TMP</text:p>
          </table:table-cell>
        </table:table-row>
        <table:table-row table:style-name="ro1">
          <table:table-cell office:value-type="string" calcext:value-type="string">
            <text:p>Prerelease Events pPRE</text:p>
          </table:table-cell>
          <table:table-cell table:formula="of:=MID([.A572];1;FIND(&quot;~&quot;;SUBSTITUTE([.A572];&quot; &quot;;&quot;~&quot;;LEN([.A572])-LEN(SUBSTITUTE([.A572];&quot; &quot;;&quot;&quot;))-(1-1)))-1)" office:value-type="string" office:string-value="Prerelease Events" calcext:value-type="string">
            <text:p>Prerelease Events</text:p>
          </table:table-cell>
          <table:table-cell office:value-type="date" office:date-value="1997-10-04" calcext:value-type="date">
            <text:p>04.10.1997</text:p>
          </table:table-cell>
          <table:table-cell table:formula="of:=TRIM(RIGHT(SUBSTITUTE([.A$1:.A$1048576]; &quot; &quot;;REPT(&quot; &quot;;100));100))" office:value-type="string" office:string-value="pPRE" calcext:value-type="string">
            <text:p>pPRE</text:p>
          </table:table-cell>
          <table:table-cell office:value-type="string" calcext:value-type="string">
            <text:p>Prerelease Events</text:p>
          </table:table-cell>
          <table:table-cell office:value-type="string" calcext:value-type="string">
            <text:p>pPRE</text:p>
          </table:table-cell>
        </table:table-row>
        <table:table-row table:style-name="ro1">
          <table:table-cell office:value-type="string" calcext:value-type="string">
            <text:p>Weatherlight WTH</text:p>
          </table:table-cell>
          <table:table-cell table:formula="of:=MID([.A573];1;FIND(&quot;~&quot;;SUBSTITUTE([.A573];&quot; &quot;;&quot;~&quot;;LEN([.A573])-LEN(SUBSTITUTE([.A573];&quot; &quot;;&quot;&quot;))-(1-1)))-1)" office:value-type="string" office:string-value="Weatherlight" calcext:value-type="string">
            <text:p>Weatherlight</text:p>
          </table:table-cell>
          <table:table-cell office:value-type="date" office:date-value="1997-06-09" calcext:value-type="date">
            <text:p>09.06.1997</text:p>
          </table:table-cell>
          <table:table-cell table:formula="of:=TRIM(RIGHT(SUBSTITUTE([.A$1:.A$1048576]; &quot; &quot;;REPT(&quot; &quot;;100));100))" office:value-type="string" office:string-value="WTH" calcext:value-type="string">
            <text:p>WTH</text:p>
          </table:table-cell>
          <table:table-cell office:value-type="string" calcext:value-type="string">
            <text:p>Weatherlight</text:p>
          </table:table-cell>
          <table:table-cell office:value-type="string" calcext:value-type="string">
            <text:p>WTH</text:p>
          </table:table-cell>
        </table:table-row>
        <table:table-row table:style-name="ro1">
          <table:table-cell office:value-type="string" calcext:value-type="string">
            <text:p>Portal Demo Game pPOD</text:p>
          </table:table-cell>
          <table:table-cell table:formula="of:=MID([.A574];1;FIND(&quot;~&quot;;SUBSTITUTE([.A574];&quot; &quot;;&quot;~&quot;;LEN([.A574])-LEN(SUBSTITUTE([.A574];&quot; &quot;;&quot;&quot;))-(1-1)))-1)" office:value-type="string" office:string-value="Portal Demo Game" calcext:value-type="string">
            <text:p>Portal Demo Game</text:p>
          </table:table-cell>
          <table:table-cell office:value-type="date" office:date-value="1997-05-01" calcext:value-type="date">
            <text:p>01.05.1997</text:p>
          </table:table-cell>
          <table:table-cell table:formula="of:=TRIM(RIGHT(SUBSTITUTE([.A$1:.A$1048576]; &quot; &quot;;REPT(&quot; &quot;;100));100))" office:value-type="string" office:string-value="pPOD" calcext:value-type="string">
            <text:p>pPOD</text:p>
          </table:table-cell>
          <table:table-cell office:value-type="string" calcext:value-type="string">
            <text:p>Portal Demo Game</text:p>
          </table:table-cell>
          <table:table-cell office:value-type="string" calcext:value-type="string">
            <text:p>pPOD</text:p>
          </table:table-cell>
        </table:table-row>
        <table:table-row table:style-name="ro1">
          <table:table-cell office:value-type="string" calcext:value-type="string">
            <text:p>Portal POR</text:p>
          </table:table-cell>
          <table:table-cell table:formula="of:=MID([.A575];1;FIND(&quot;~&quot;;SUBSTITUTE([.A575];&quot; &quot;;&quot;~&quot;;LEN([.A575])-LEN(SUBSTITUTE([.A575];&quot; &quot;;&quot;&quot;))-(1-1)))-1)" office:value-type="string" office:string-value="Portal" calcext:value-type="string">
            <text:p>Portal</text:p>
          </table:table-cell>
          <table:table-cell office:value-type="date" office:date-value="1997-05-01" calcext:value-type="date">
            <text:p>01.05.1997</text:p>
          </table:table-cell>
          <table:table-cell table:formula="of:=TRIM(RIGHT(SUBSTITUTE([.A$1:.A$1048576]; &quot; &quot;;REPT(&quot; &quot;;100));100))" office:value-type="string" office:string-value="POR" calcext:value-type="string">
            <text:p>POR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POR</text:p>
          </table:table-cell>
        </table:table-row>
        <table:table-row table:style-name="ro1">
          <table:table-cell office:value-type="string" calcext:value-type="string">
            <text:p>Vanguard VAN</text:p>
          </table:table-cell>
          <table:table-cell table:formula="of:=MID([.A576];1;FIND(&quot;~&quot;;SUBSTITUTE([.A576];&quot; &quot;;&quot;~&quot;;LEN([.A576])-LEN(SUBSTITUTE([.A576];&quot; &quot;;&quot;&quot;))-(1-1)))-1)" office:value-type="string" office:string-value="Vanguard" calcext:value-type="string">
            <text:p>Vanguard</text:p>
          </table:table-cell>
          <table:table-cell office:value-type="date" office:date-value="1997-05-01" calcext:value-type="date">
            <text:p>01.05.1997</text:p>
          </table:table-cell>
          <table:table-cell table:formula="of:=TRIM(RIGHT(SUBSTITUTE([.A$1:.A$1048576]; &quot; &quot;;REPT(&quot; &quot;;100));100))" office:value-type="string" office:string-value="VAN" calcext:value-type="string">
            <text:p>VAN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Fifth Edition 5ED</text:p>
          </table:table-cell>
          <table:table-cell table:formula="of:=MID([.A577];1;FIND(&quot;~&quot;;SUBSTITUTE([.A577];&quot; &quot;;&quot;~&quot;;LEN([.A577])-LEN(SUBSTITUTE([.A577];&quot; &quot;;&quot;&quot;))-(1-1)))-1)" office:value-type="string" office:string-value="Fifth Edition" calcext:value-type="string">
            <text:p>Fifth Edition</text:p>
          </table:table-cell>
          <table:table-cell office:value-type="date" office:date-value="1997-03-24" calcext:value-type="date">
            <text:p>24.03.1997</text:p>
          </table:table-cell>
          <table:table-cell table:formula="of:=TRIM(RIGHT(SUBSTITUTE([.A$1:.A$1048576]; &quot; &quot;;REPT(&quot; &quot;;100));100))" office:value-type="string" office:string-value="5ED" calcext:value-type="string">
            <text:p>5ED</text:p>
          </table:table-cell>
          <table:table-cell office:value-type="string" calcext:value-type="string">
            <text:p>Fifth Edition</text:p>
          </table:table-cell>
          <table:table-cell office:value-type="string" calcext:value-type="string">
            <text:p>5ED</text:p>
          </table:table-cell>
        </table:table-row>
        <table:table-row table:style-name="ro1">
          <table:table-cell office:value-type="string" calcext:value-type="string">
            <text:p>Visions VIS</text:p>
          </table:table-cell>
          <table:table-cell table:formula="of:=MID([.A578];1;FIND(&quot;~&quot;;SUBSTITUTE([.A578];&quot; &quot;;&quot;~&quot;;LEN([.A578])-LEN(SUBSTITUTE([.A578];&quot; &quot;;&quot;&quot;))-(1-1)))-1)" office:value-type="string" office:string-value="Visions" calcext:value-type="string">
            <text:p>Visions</text:p>
          </table:table-cell>
          <table:table-cell office:value-type="date" office:date-value="1997-02-03" calcext:value-type="date">
            <text:p>03.02.1997</text:p>
          </table:table-cell>
          <table:table-cell table:formula="of:=TRIM(RIGHT(SUBSTITUTE([.A$1:.A$1048576]; &quot; &quot;;REPT(&quot; &quot;;100));100))" office:value-type="string" office:string-value="VIS" calcext:value-type="string">
            <text:p>VIS</text:p>
          </table:table-cell>
          <table:table-cell office:value-type="string" calcext:value-type="string">
            <text:p>Visions</text:p>
          </table:table-cell>
          <table:table-cell office:value-type="string" calcext:value-type="string">
            <text:p>VIS</text:p>
          </table:table-cell>
        </table:table-row>
        <table:table-row table:style-name="ro1">
          <table:table-cell office:value-type="string" calcext:value-type="string">
            <text:p>Introductory Two-Player Set ITP</text:p>
          </table:table-cell>
          <table:table-cell table:formula="of:=MID([.A579];1;FIND(&quot;~&quot;;SUBSTITUTE([.A579];&quot; &quot;;&quot;~&quot;;LEN([.A579])-LEN(SUBSTITUTE([.A579];&quot; &quot;;&quot;&quot;))-(1-1)))-1)" office:value-type="string" office:string-value="Introductory Two-Player Set" calcext:value-type="string">
            <text:p>Introductory Two-Player Set</text:p>
          </table:table-cell>
          <table:table-cell office:value-type="date" office:date-value="1996-12-31" calcext:value-type="date">
            <text:p>31.12.1996</text:p>
          </table:table-cell>
          <table:table-cell table:formula="of:=TRIM(RIGHT(SUBSTITUTE([.A$1:.A$1048576]; &quot; &quot;;REPT(&quot; &quot;;100));100))" office:value-type="string" office:string-value="ITP" calcext:value-type="string">
            <text:p>ITP</text:p>
          </table:table-cell>
          <table:table-cell office:value-type="string" calcext:value-type="string">
            <text:p>Introductory Two-Player Set</text:p>
          </table:table-cell>
          <table:table-cell office:value-type="string" calcext:value-type="string">
            <text:p>ITP</text:p>
          </table:table-cell>
        </table:table-row>
        <table:table-row table:style-name="ro1">
          <table:table-cell office:value-type="string" calcext:value-type="string">
            <text:p>Multiverse Gift Box MGB</text:p>
          </table:table-cell>
          <table:table-cell table:formula="of:=MID([.A580];1;FIND(&quot;~&quot;;SUBSTITUTE([.A580];&quot; &quot;;&quot;~&quot;;LEN([.A580])-LEN(SUBSTITUTE([.A580];&quot; &quot;;&quot;&quot;))-(1-1)))-1)" office:value-type="string" office:string-value="Multiverse Gift Box" calcext:value-type="string">
            <text:p>Multiverse Gift Box</text:p>
          </table:table-cell>
          <table:table-cell office:value-type="date" office:date-value="1996-11-01" calcext:value-type="date">
            <text:p>01.11.1996</text:p>
          </table:table-cell>
          <table:table-cell table:formula="of:=TRIM(RIGHT(SUBSTITUTE([.A$1:.A$1048576]; &quot; &quot;;REPT(&quot; &quot;;100));100))" office:value-type="string" office:string-value="MGB" calcext:value-type="string">
            <text:p>MGB</text:p>
          </table:table-cell>
          <table:table-cell office:value-type="string" calcext:value-type="string">
            <text:p>Multiverse Gift Box</text:p>
          </table:table-cell>
          <table:table-cell office:value-type="string" calcext:value-type="string">
            <text:p>MGB</text:p>
          </table:table-cell>
        </table:table-row>
        <table:table-row table:style-name="ro1">
          <table:table-cell office:value-type="string" calcext:value-type="string">
            <text:p>Mirage MIR</text:p>
          </table:table-cell>
          <table:table-cell table:formula="of:=MID([.A581];1;FIND(&quot;~&quot;;SUBSTITUTE([.A581];&quot; &quot;;&quot;~&quot;;LEN([.A581])-LEN(SUBSTITUTE([.A581];&quot; &quot;;&quot;&quot;))-(1-1)))-1)" office:value-type="string" office:string-value="Mirage" calcext:value-type="string">
            <text:p>Mirage</text:p>
          </table:table-cell>
          <table:table-cell office:value-type="date" office:date-value="1996-10-08" calcext:value-type="date">
            <text:p>08.10.1996</text:p>
          </table:table-cell>
          <table:table-cell table:formula="of:=TRIM(RIGHT(SUBSTITUTE([.A$1:.A$1048576]; &quot; &quot;;REPT(&quot; &quot;;100));100))" office:value-type="string" office:string-value="MIR" calcext:value-type="string">
            <text:p>MIR</text:p>
          </table:table-cell>
          <table:table-cell office:value-type="string" calcext:value-type="string">
            <text:p>Mirage</text:p>
          </table:table-cell>
          <table:table-cell office:value-type="string" calcext:value-type="string">
            <text:p>MIR</text:p>
          </table:table-cell>
        </table:table-row>
        <table:table-row table:style-name="ro1">
          <table:table-cell office:value-type="string" calcext:value-type="string">
            <text:p>Celebration pCEL</text:p>
          </table:table-cell>
          <table:table-cell table:formula="of:=MID([.A582];1;FIND(&quot;~&quot;;SUBSTITUTE([.A582];&quot; &quot;;&quot;~&quot;;LEN([.A582])-LEN(SUBSTITUTE([.A582];&quot; &quot;;&quot;&quot;))-(1-1)))-1)" office:value-type="string" office:string-value="Celebration" calcext:value-type="string">
            <text:p>Celebration</text:p>
          </table:table-cell>
          <table:table-cell office:value-type="date" office:date-value="1996-08-14" calcext:value-type="date">
            <text:p>14.08.1996</text:p>
          </table:table-cell>
          <table:table-cell table:formula="of:=TRIM(RIGHT(SUBSTITUTE([.A$1:.A$1048576]; &quot; &quot;;REPT(&quot; &quot;;100));100))" office:value-type="string" office:string-value="pCEL" calcext:value-type="string">
            <text:p>pCEL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pCEL</text:p>
          </table:table-cell>
        </table:table-row>
        <table:table-row table:style-name="ro1">
          <table:table-cell office:value-type="string" calcext:value-type="string">
            <text:p>Arena League 1996 pARL</text:p>
          </table:table-cell>
          <table:table-cell table:formula="of:=MID([.A583];1;FIND(&quot;~&quot;;SUBSTITUTE([.A583];&quot; &quot;;&quot;~&quot;;LEN([.A583])-LEN(SUBSTITUTE([.A583];&quot; &quot;;&quot;&quot;))-(1-1)))-1)" office:value-type="string" office:string-value="Arena League 1996" calcext:value-type="string">
            <text:p>Arena League 1996</text:p>
          </table:table-cell>
          <table:table-cell office:value-type="date" office:date-value="1996-08-02" calcext:value-type="date">
            <text:p>02.08.1996</text:p>
          </table:table-cell>
          <table:table-cell table:formula="of:=TRIM(RIGHT(SUBSTITUTE([.A$1:.A$1048576]; &quot; &quot;;REPT(&quot; &quot;;100));100))" office:value-type="string" office:string-value="pARL" calcext:value-type="string">
            <text:p>pARL</text:p>
          </table:table-cell>
          <table:table-cell office:value-type="string" calcext:value-type="string">
            <text:p>Arena League 1996</text:p>
          </table:table-cell>
          <table:table-cell office:value-type="string" calcext:value-type="string">
            <text:p>pARL</text:p>
          </table:table-cell>
        </table:table-row>
        <table:table-row table:style-name="ro1">
          <table:table-cell office:value-type="string" calcext:value-type="string">
            <text:p>Rivals Quick Start Set RQS</text:p>
          </table:table-cell>
          <table:table-cell table:formula="of:=MID([.A584];1;FIND(&quot;~&quot;;SUBSTITUTE([.A584];&quot; &quot;;&quot;~&quot;;LEN([.A584])-LEN(SUBSTITUTE([.A584];&quot; &quot;;&quot;&quot;))-(1-1)))-1)" office:value-type="string" office:string-value="Rivals Quick Start Set" calcext:value-type="string">
            <text:p>Rivals Quick Start Set</text:p>
          </table:table-cell>
          <table:table-cell office:value-type="date" office:date-value="1996-06-10" calcext:value-type="date">
            <text:p>10.06.1996</text:p>
          </table:table-cell>
          <table:table-cell table:formula="of:=TRIM(RIGHT(SUBSTITUTE([.A$1:.A$1048576]; &quot; &quot;;REPT(&quot; &quot;;100));100))" office:value-type="string" office:string-value="RQS" calcext:value-type="string">
            <text:p>RQS</text:p>
          </table:table-cell>
          <table:table-cell office:value-type="string" calcext:value-type="string">
            <text:p>Rivals Quick Start Set</text:p>
          </table:table-cell>
          <table:table-cell office:value-type="string" calcext:value-type="string">
            <text:p>RQS</text:p>
          </table:table-cell>
        </table:table-row>
        <table:table-row table:style-name="ro1">
          <table:table-cell office:value-type="string" calcext:value-type="string">
            <text:p>Alliances ALL</text:p>
          </table:table-cell>
          <table:table-cell table:formula="of:=MID([.A585];1;FIND(&quot;~&quot;;SUBSTITUTE([.A585];&quot; &quot;;&quot;~&quot;;LEN([.A585])-LEN(SUBSTITUTE([.A585];&quot; &quot;;&quot;&quot;))-(1-1)))-1)" office:value-type="string" office:string-value="Alliances" calcext:value-type="string">
            <text:p>Alliances</text:p>
          </table:table-cell>
          <table:table-cell office:value-type="date" office:date-value="1996-06-10" calcext:value-type="date">
            <text:p>10.06.1996</text:p>
          </table:table-cell>
          <table:table-cell table:formula="of:=TRIM(RIGHT(SUBSTITUTE([.A$1:.A$1048576]; &quot; &quot;;REPT(&quot; &quot;;100));100))" office:value-type="string" office:string-value="ALL" calcext:value-type="string">
            <text:p>ALL</text:p>
          </table:table-cell>
          <table:table-cell office:value-type="string" calcext:value-type="string">
            <text:p>Allianc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omelands HML</text:p>
          </table:table-cell>
          <table:table-cell table:formula="of:=MID([.A586];1;FIND(&quot;~&quot;;SUBSTITUTE([.A586];&quot; &quot;;&quot;~&quot;;LEN([.A586])-LEN(SUBSTITUTE([.A586];&quot; &quot;;&quot;&quot;))-(1-1)))-1)" office:value-type="string" office:string-value="Homelands" calcext:value-type="string">
            <text:p>Homelands</text:p>
          </table:table-cell>
          <table:table-cell office:value-type="date" office:date-value="1995-10-14" calcext:value-type="date">
            <text:p>14.10.1995</text:p>
          </table:table-cell>
          <table:table-cell table:formula="of:=TRIM(RIGHT(SUBSTITUTE([.A$1:.A$1048576]; &quot; &quot;;REPT(&quot; &quot;;100));100))" office:value-type="string" office:string-value="HML" calcext:value-type="string">
            <text:p>HML</text:p>
          </table:table-cell>
          <table:table-cell office:value-type="string" calcext:value-type="string">
            <text:p>Homelands</text:p>
          </table:table-cell>
          <table:table-cell office:value-type="string" calcext:value-type="string">
            <text:p>HML</text:p>
          </table:table-cell>
        </table:table-row>
        <table:table-row table:style-name="ro1">
          <table:table-cell office:value-type="string" calcext:value-type="string">
            <text:p>Chronicles CHR</text:p>
          </table:table-cell>
          <table:table-cell table:formula="of:=MID([.A587];1;FIND(&quot;~&quot;;SUBSTITUTE([.A587];&quot; &quot;;&quot;~&quot;;LEN([.A587])-LEN(SUBSTITUTE([.A587];&quot; &quot;;&quot;&quot;))-(1-1)))-1)" office:value-type="string" office:string-value="Chronicles" calcext:value-type="string">
            <text:p>Chronicles</text:p>
          </table:table-cell>
          <table:table-cell office:value-type="date" office:date-value="1995-07-01" calcext:value-type="date">
            <text:p>01.07.1995</text:p>
          </table:table-cell>
          <table:table-cell table:formula="of:=TRIM(RIGHT(SUBSTITUTE([.A$1:.A$1048576]; &quot; &quot;;REPT(&quot; &quot;;100));100))" office:value-type="string" office:string-value="CHR" calcext:value-type="string">
            <text:p>CHR</text:p>
          </table:table-cell>
          <table:table-cell office:value-type="string" calcext:value-type="string">
            <text:p>Chronicles</text:p>
          </table:table-cell>
          <table:table-cell office:value-type="string" calcext:value-type="string">
            <text:p>CHR</text:p>
          </table:table-cell>
        </table:table-row>
        <table:table-row table:style-name="ro1">
          <table:table-cell office:value-type="string" calcext:value-type="string">
            <text:p>Ice Age ICE</text:p>
          </table:table-cell>
          <table:table-cell table:formula="of:=MID([.A588];1;FIND(&quot;~&quot;;SUBSTITUTE([.A588];&quot; &quot;;&quot;~&quot;;LEN([.A588])-LEN(SUBSTITUTE([.A588];&quot; &quot;;&quot;&quot;))-(1-1)))-1)" office:value-type="string" office:string-value="Ice Age" calcext:value-type="string">
            <text:p>Ice Age</text:p>
          </table:table-cell>
          <table:table-cell office:value-type="date" office:date-value="1995-06-01" calcext:value-type="date">
            <text:p>01.06.1995</text:p>
          </table:table-cell>
          <table:table-cell table:formula="of:=TRIM(RIGHT(SUBSTITUTE([.A$1:.A$1048576]; &quot; &quot;;REPT(&quot; &quot;;100));100))" office:value-type="string" office:string-value="ICE" calcext:value-type="string">
            <text:p>ICE</text:p>
          </table:table-cell>
          <table:table-cell office:value-type="string" calcext:value-type="string">
            <text:p>Ice Age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Fourth Edition 4ED</text:p>
          </table:table-cell>
          <table:table-cell table:formula="of:=MID([.A589];1;FIND(&quot;~&quot;;SUBSTITUTE([.A589];&quot; &quot;;&quot;~&quot;;LEN([.A589])-LEN(SUBSTITUTE([.A589];&quot; &quot;;&quot;&quot;))-(1-1)))-1)" office:value-type="string" office:string-value="Fourth Edition" calcext:value-type="string">
            <text:p>Fourth Edition</text:p>
          </table:table-cell>
          <table:table-cell office:value-type="date" office:date-value="1995-04-01" calcext:value-type="date">
            <text:p>01.04.1995</text:p>
          </table:table-cell>
          <table:table-cell table:formula="of:=TRIM(RIGHT(SUBSTITUTE([.A$1:.A$1048576]; &quot; &quot;;REPT(&quot; &quot;;100));100))" office:value-type="string" office:string-value="4ED" calcext:value-type="string">
            <text:p>4ED</text:p>
          </table:table-cell>
          <table:table-cell office:value-type="string" calcext:value-type="string">
            <text:p>Fourth Edition</text:p>
          </table:table-cell>
          <table:table-cell office:value-type="string" calcext:value-type="string">
            <text:p>4ED</text:p>
          </table:table-cell>
        </table:table-row>
        <table:table-row table:style-name="ro1">
          <table:table-cell office:value-type="string" calcext:value-type="string">
            <text:p>Magazine Inserts pMEI</text:p>
          </table:table-cell>
          <table:table-cell table:formula="of:=MID([.A590];1;FIND(&quot;~&quot;;SUBSTITUTE([.A590];&quot; &quot;;&quot;~&quot;;LEN([.A590])-LEN(SUBSTITUTE([.A590];&quot; &quot;;&quot;&quot;))-(1-1)))-1)" office:value-type="string" office:string-value="Magazine Inserts" calcext:value-type="string">
            <text:p>Magazine Inserts</text:p>
          </table:table-cell>
          <table:table-cell office:value-type="date" office:date-value="1995-01-01" calcext:value-type="date">
            <text:p>01.01.1995</text:p>
          </table:table-cell>
          <table:table-cell table:formula="of:=TRIM(RIGHT(SUBSTITUTE([.A$1:.A$1048576]; &quot; &quot;;REPT(&quot; &quot;;100));100))" office:value-type="string" office:string-value="pMEI" calcext:value-type="string">
            <text:p>pMEI</text:p>
          </table:table-cell>
          <table:table-cell office:value-type="string" calcext:value-type="string">
            <text:p>Magazine Inserts</text:p>
          </table:table-cell>
          <table:table-cell office:value-type="string" calcext:value-type="string">
            <text:p>pMEI</text:p>
          </table:table-cell>
        </table:table-row>
        <table:table-row table:style-name="ro1">
          <table:table-cell office:value-type="string" calcext:value-type="string">
            <text:p>Legend Membership pLGM</text:p>
          </table:table-cell>
          <table:table-cell table:formula="of:=MID([.A591];1;FIND(&quot;~&quot;;SUBSTITUTE([.A591];&quot; &quot;;&quot;~&quot;;LEN([.A591])-LEN(SUBSTITUTE([.A591];&quot; &quot;;&quot;&quot;))-(1-1)))-1)" office:value-type="string" office:string-value="Legend Membership" calcext:value-type="string">
            <text:p>Legend Membership</text:p>
          </table:table-cell>
          <table:table-cell office:value-type="date" office:date-value="1995-01-01" calcext:value-type="date">
            <text:p>01.01.1995</text:p>
          </table:table-cell>
          <table:table-cell table:formula="of:=TRIM(RIGHT(SUBSTITUTE([.A$1:.A$1048576]; &quot; &quot;;REPT(&quot; &quot;;100));100))" office:value-type="string" office:string-value="pLGM" calcext:value-type="string">
            <text:p>pLGM</text:p>
          </table:table-cell>
          <table:table-cell office:value-type="string" calcext:value-type="string">
            <text:p>Legend Membership</text:p>
          </table:table-cell>
          <table:table-cell office:value-type="string" calcext:value-type="string">
            <text:p>pLGM</text:p>
          </table:table-cell>
        </table:table-row>
        <table:table-row table:style-name="ro1">
          <table:table-cell office:value-type="string" calcext:value-type="string">
            <text:p>Fallen Empires FEM</text:p>
          </table:table-cell>
          <table:table-cell table:formula="of:=MID([.A592];1;FIND(&quot;~&quot;;SUBSTITUTE([.A592];&quot; &quot;;&quot;~&quot;;LEN([.A592])-LEN(SUBSTITUTE([.A592];&quot; &quot;;&quot;&quot;))-(1-1)))-1)" office:value-type="string" office:string-value="Fallen Empires" calcext:value-type="string">
            <text:p>Fallen Empires</text:p>
          </table:table-cell>
          <table:table-cell office:value-type="date" office:date-value="1994-11-15" calcext:value-type="date">
            <text:p>15.11.1994</text:p>
          </table:table-cell>
          <table:table-cell table:formula="of:=TRIM(RIGHT(SUBSTITUTE([.A$1:.A$1048576]; &quot; &quot;;REPT(&quot; &quot;;100));100))" office:value-type="string" office:string-value="FEM" calcext:value-type="string">
            <text:p>FEM</text:p>
          </table:table-cell>
          <table:table-cell office:value-type="string" calcext:value-type="string">
            <text:p>Fallen Empires</text:p>
          </table:table-cell>
          <table:table-cell office:value-type="string" calcext:value-type="string">
            <text:p>FEM</text:p>
          </table:table-cell>
        </table:table-row>
        <table:table-row table:style-name="ro1">
          <table:table-cell office:value-type="string" calcext:value-type="string">
            <text:p>The Dark DRK</text:p>
          </table:table-cell>
          <table:table-cell table:formula="of:=MID([.A593];1;FIND(&quot;~&quot;;SUBSTITUTE([.A593];&quot; &quot;;&quot;~&quot;;LEN([.A593])-LEN(SUBSTITUTE([.A593];&quot; &quot;;&quot;&quot;))-(1-1)))-1)" office:value-type="string" office:string-value="The Dark" calcext:value-type="string">
            <text:p>The Dark</text:p>
          </table:table-cell>
          <table:table-cell office:value-type="date" office:date-value="1994-08-08" calcext:value-type="date">
            <text:p>08.08.1994</text:p>
          </table:table-cell>
          <table:table-cell table:formula="of:=TRIM(RIGHT(SUBSTITUTE([.A$1:.A$1048576]; &quot; &quot;;REPT(&quot; &quot;;100));100))" office:value-type="string" office:string-value="DRK" calcext:value-type="string">
            <text:p>DRK</text:p>
          </table:table-cell>
          <table:table-cell office:value-type="string" calcext:value-type="string">
            <text:p>The Dark</text:p>
          </table:table-cell>
          <table:table-cell office:value-type="string" calcext:value-type="string">
            <text:p>DRK</text:p>
          </table:table-cell>
        </table:table-row>
        <table:table-row table:style-name="ro1">
          <table:table-cell office:value-type="string" calcext:value-type="string">
            <text:p>Legends LEG</text:p>
          </table:table-cell>
          <table:table-cell table:formula="of:=MID([.A594];1;FIND(&quot;~&quot;;SUBSTITUTE([.A594];&quot; &quot;;&quot;~&quot;;LEN([.A594])-LEN(SUBSTITUTE([.A594];&quot; &quot;;&quot;&quot;))-(1-1)))-1)" office:value-type="string" office:string-value="Legends" calcext:value-type="string">
            <text:p>Legends</text:p>
          </table:table-cell>
          <table:table-cell office:value-type="date" office:date-value="1994-06-10" calcext:value-type="date">
            <text:p>10.06.1994</text:p>
          </table:table-cell>
          <table:table-cell table:formula="of:=TRIM(RIGHT(SUBSTITUTE([.A$1:.A$1048576]; &quot; &quot;;REPT(&quot; &quot;;100));100))" office:value-type="string" office:string-value="LEG" calcext:value-type="string">
            <text:p>LEG</text:p>
          </table:table-cell>
          <table:table-cell office:value-type="string" calcext:value-type="string">
            <text:p>Legends</text:p>
          </table:table-cell>
          <table:table-cell office:value-type="string" calcext:value-type="string">
            <text:p>LEG</text:p>
          </table:table-cell>
        </table:table-row>
        <table:table-row table:style-name="ro1">
          <table:table-cell office:value-type="string" calcext:value-type="string">
            <text:p>Revised Edition 3ED</text:p>
          </table:table-cell>
          <table:table-cell table:formula="of:=MID([.A595];1;FIND(&quot;~&quot;;SUBSTITUTE([.A595];&quot; &quot;;&quot;~&quot;;LEN([.A595])-LEN(SUBSTITUTE([.A595];&quot; &quot;;&quot;&quot;))-(1-1)))-1)" office:value-type="string" office:string-value="Revised Edition" calcext:value-type="string">
            <text:p>Revised Edition</text:p>
          </table:table-cell>
          <table:table-cell office:value-type="date" office:date-value="1994-04-01" calcext:value-type="date">
            <text:p>01.04.1994</text:p>
          </table:table-cell>
          <table:table-cell table:formula="of:=TRIM(RIGHT(SUBSTITUTE([.A$1:.A$1048576]; &quot; &quot;;REPT(&quot; &quot;;100));100))" office:value-type="string" office:string-value="3ED" calcext:value-type="string">
            <text:p>3ED</text:p>
          </table:table-cell>
          <table:table-cell office:value-type="string" calcext:value-type="string">
            <text:p>Revised Edition</text:p>
          </table:table-cell>
          <table:table-cell office:value-type="string" calcext:value-type="string">
            <text:p>3ED</text:p>
          </table:table-cell>
        </table:table-row>
        <table:table-row table:style-name="ro1">
          <table:table-cell office:value-type="string" calcext:value-type="string">
            <text:p>Antiquities ATQ</text:p>
          </table:table-cell>
          <table:table-cell table:formula="of:=MID([.A596];1;FIND(&quot;~&quot;;SUBSTITUTE([.A596];&quot; &quot;;&quot;~&quot;;LEN([.A596])-LEN(SUBSTITUTE([.A596];&quot; &quot;;&quot;&quot;))-(1-1)))-1)" office:value-type="string" office:string-value="Antiquities" calcext:value-type="string">
            <text:p>Antiquities</text:p>
          </table:table-cell>
          <table:table-cell office:value-type="date" office:date-value="1994-03-04" calcext:value-type="date">
            <text:p>04.03.1994</text:p>
          </table:table-cell>
          <table:table-cell table:formula="of:=TRIM(RIGHT(SUBSTITUTE([.A$1:.A$1048576]; &quot; &quot;;REPT(&quot; &quot;;100));100))" office:value-type="string" office:string-value="ATQ" calcext:value-type="string">
            <text:p>ATQ</text:p>
          </table:table-cell>
          <table:table-cell office:value-type="string" calcext:value-type="string">
            <text:p>Antiquities</text:p>
          </table:table-cell>
          <table:table-cell office:value-type="string" calcext:value-type="string">
            <text:p>ATQ</text:p>
          </table:table-cell>
        </table:table-row>
        <table:table-row table:style-name="ro1">
          <table:table-cell office:value-type="string" calcext:value-type="string">
            <text:p>Dragon Con pDRC</text:p>
          </table:table-cell>
          <table:table-cell table:formula="of:=MID([.A597];1;FIND(&quot;~&quot;;SUBSTITUTE([.A597];&quot; &quot;;&quot;~&quot;;LEN([.A597])-LEN(SUBSTITUTE([.A597];&quot; &quot;;&quot;&quot;))-(1-1)))-1)" office:value-type="string" office:string-value="Dragon Con" calcext:value-type="string">
            <text:p>Dragon Con</text:p>
          </table:table-cell>
          <table:table-cell office:value-type="date" office:date-value="1994-01-01" calcext:value-type="date">
            <text:p>01.01.1994</text:p>
          </table:table-cell>
          <table:table-cell table:formula="of:=TRIM(RIGHT(SUBSTITUTE([.A$1:.A$1048576]; &quot; &quot;;REPT(&quot; &quot;;100));100))" office:value-type="string" office:string-value="pDRC" calcext:value-type="string">
            <text:p>pDRC</text:p>
          </table:table-cell>
          <table:table-cell office:value-type="string" calcext:value-type="string">
            <text:p>Dragon Con</text:p>
          </table:table-cell>
          <table:table-cell office:value-type="string" calcext:value-type="string">
            <text:p>pDRC</text:p>
          </table:table-cell>
        </table:table-row>
        <table:table-row table:style-name="ro1">
          <table:table-cell office:value-type="string" calcext:value-type="string">
            <text:p>HarperPrism Book Promos pHPR</text:p>
          </table:table-cell>
          <table:table-cell table:formula="of:=MID([.A598];1;FIND(&quot;~&quot;;SUBSTITUTE([.A598];&quot; &quot;;&quot;~&quot;;LEN([.A598])-LEN(SUBSTITUTE([.A598];&quot; &quot;;&quot;&quot;))-(1-1)))-1)" office:value-type="string" office:string-value="HarperPrism Book Promos" calcext:value-type="string">
            <text:p>HarperPrism Book Promos</text:p>
          </table:table-cell>
          <table:table-cell office:value-type="date" office:date-value="1994-01-01" calcext:value-type="date">
            <text:p>01.01.1994</text:p>
          </table:table-cell>
          <table:table-cell table:formula="of:=TRIM(RIGHT(SUBSTITUTE([.A$1:.A$1048576]; &quot; &quot;;REPT(&quot; &quot;;100));100))" office:value-type="string" office:string-value="pHPR" calcext:value-type="string">
            <text:p>pHPR</text:p>
          </table:table-cell>
          <table:table-cell office:value-type="string" calcext:value-type="string">
            <text:p>HarperPrism Book Promos</text:p>
          </table:table-cell>
          <table:table-cell office:value-type="string" calcext:value-type="string">
            <text:p>pHPR</text:p>
          </table:table-cell>
        </table:table-row>
        <table:table-row table:style-name="ro1">
          <table:table-cell office:value-type="string" calcext:value-type="string">
            <text:p>Arabian Nights ARN</text:p>
          </table:table-cell>
          <table:table-cell table:formula="of:=MID([.A599];1;FIND(&quot;~&quot;;SUBSTITUTE([.A599];&quot; &quot;;&quot;~&quot;;LEN([.A599])-LEN(SUBSTITUTE([.A599];&quot; &quot;;&quot;&quot;))-(1-1)))-1)" office:value-type="string" office:string-value="Arabian Nights" calcext:value-type="string">
            <text:p>Arabian Nights</text:p>
          </table:table-cell>
          <table:table-cell office:value-type="date" office:date-value="1993-12-17" calcext:value-type="date">
            <text:p>17.12.1993</text:p>
          </table:table-cell>
          <table:table-cell table:formula="of:=TRIM(RIGHT(SUBSTITUTE([.A$1:.A$1048576]; &quot; &quot;;REPT(&quot; &quot;;100));100))" office:value-type="string" office:string-value="ARN" calcext:value-type="string">
            <text:p>ARN</text:p>
          </table:table-cell>
          <table:table-cell office:value-type="string" calcext:value-type="string">
            <text:p>Arabian Nights</text:p>
          </table:table-cell>
          <table:table-cell office:value-type="string" calcext:value-type="string">
            <text:p>ARN</text:p>
          </table:table-cell>
        </table:table-row>
        <table:table-row table:style-name="ro1">
          <table:table-cell office:value-type="string" calcext:value-type="string">
            <text:p>International Collector's Edition CEI</text:p>
          </table:table-cell>
          <table:table-cell table:formula="of:=MID([.A600];1;FIND(&quot;~&quot;;SUBSTITUTE([.A600];&quot; &quot;;&quot;~&quot;;LEN([.A600])-LEN(SUBSTITUTE([.A600];&quot; &quot;;&quot;&quot;))-(1-1)))-1)" office:value-type="string" office:string-value="International Collector's Edition" calcext:value-type="string">
            <text:p>International Collector's Edition</text:p>
          </table:table-cell>
          <table:table-cell office:value-type="date" office:date-value="1993-12-01" calcext:value-type="date">
            <text:p>01.12.1993</text:p>
          </table:table-cell>
          <table:table-cell table:formula="of:=TRIM(RIGHT(SUBSTITUTE([.A$1:.A$1048576]; &quot; &quot;;REPT(&quot; &quot;;100));100))" office:value-type="string" office:string-value="CEI" calcext:value-type="string">
            <text:p>CEI</text:p>
          </table:table-cell>
          <table:table-cell office:value-type="string" calcext:value-type="string">
            <text:p>International Collector's Edition</text:p>
          </table:table-cell>
          <table:table-cell office:value-type="string" calcext:value-type="string">
            <text:p>CEI</text:p>
          </table:table-cell>
        </table:table-row>
        <table:table-row table:style-name="ro1">
          <table:table-cell office:value-type="string" calcext:value-type="string">
            <text:p>Collector's Edition CED</text:p>
          </table:table-cell>
          <table:table-cell table:formula="of:=MID([.A601];1;FIND(&quot;~&quot;;SUBSTITUTE([.A601];&quot; &quot;;&quot;~&quot;;LEN([.A601])-LEN(SUBSTITUTE([.A601];&quot; &quot;;&quot;&quot;))-(1-1)))-1)" office:value-type="string" office:string-value="Collector's Edition" calcext:value-type="string">
            <text:p>Collector's Edition</text:p>
          </table:table-cell>
          <table:table-cell office:value-type="date" office:date-value="1993-12-01" calcext:value-type="date">
            <text:p>01.12.1993</text:p>
          </table:table-cell>
          <table:table-cell table:formula="of:=TRIM(RIGHT(SUBSTITUTE([.A$1:.A$1048576]; &quot; &quot;;REPT(&quot; &quot;;100));100))" office:value-type="string" office:string-value="CED" calcext:value-type="string">
            <text:p>CED</text:p>
          </table:table-cell>
          <table:table-cell office:value-type="string" calcext:value-type="string">
            <text:p>Collector's Edition</text:p>
          </table:table-cell>
          <table:table-cell office:value-type="string" calcext:value-type="string">
            <text:p>CED</text:p>
          </table:table-cell>
        </table:table-row>
        <table:table-row table:style-name="ro1">
          <table:table-cell office:value-type="string" calcext:value-type="string">
            <text:p>Unlimited Edition 2ED</text:p>
          </table:table-cell>
          <table:table-cell table:formula="of:=MID([.A602];1;FIND(&quot;~&quot;;SUBSTITUTE([.A602];&quot; &quot;;&quot;~&quot;;LEN([.A602])-LEN(SUBSTITUTE([.A602];&quot; &quot;;&quot;&quot;))-(1-1)))-1)" office:value-type="string" office:string-value="Unlimited Edition" calcext:value-type="string">
            <text:p>Unlimited Edition</text:p>
          </table:table-cell>
          <table:table-cell office:value-type="date" office:date-value="1993-12-01" calcext:value-type="date">
            <text:p>01.12.1993</text:p>
          </table:table-cell>
          <table:table-cell table:formula="of:=TRIM(RIGHT(SUBSTITUTE([.A$1:.A$1048576]; &quot; &quot;;REPT(&quot; &quot;;100));100))" office:value-type="string" office:string-value="2ED" calcext:value-type="string">
            <text:p>2ED</text:p>
          </table:table-cell>
          <table:table-cell office:value-type="string" calcext:value-type="string">
            <text:p>Unlimited Edition</text:p>
          </table:table-cell>
          <table:table-cell office:value-type="string" calcext:value-type="string">
            <text:p>2ED</text:p>
          </table:table-cell>
        </table:table-row>
        <table:table-row table:style-name="ro1">
          <table:table-cell office:value-type="string" calcext:value-type="string">
            <text:p>Limited Edition Beta LEB</text:p>
          </table:table-cell>
          <table:table-cell table:formula="of:=MID([.A603];1;FIND(&quot;~&quot;;SUBSTITUTE([.A603];&quot; &quot;;&quot;~&quot;;LEN([.A603])-LEN(SUBSTITUTE([.A603];&quot; &quot;;&quot;&quot;))-(1-1)))-1)" office:value-type="string" office:string-value="Limited Edition Beta" calcext:value-type="string">
            <text:p>Limited Edition Beta</text:p>
          </table:table-cell>
          <table:table-cell office:value-type="date" office:date-value="1993-10-01" calcext:value-type="date">
            <text:p>01.10.1993</text:p>
          </table:table-cell>
          <table:table-cell table:formula="of:=TRIM(RIGHT(SUBSTITUTE([.A$1:.A$1048576]; &quot; &quot;;REPT(&quot; &quot;;100));100))" office:value-type="string" office:string-value="LEB" calcext:value-type="string">
            <text:p>LEB</text:p>
          </table:table-cell>
          <table:table-cell office:value-type="string" calcext:value-type="string">
            <text:p>Limited Edition Beta</text:p>
          </table:table-cell>
          <table:table-cell office:value-type="string" calcext:value-type="string">
            <text:p>LEB</text:p>
          </table:table-cell>
        </table:table-row>
        <table:table-row table:style-name="ro1">
          <table:table-cell office:value-type="string" calcext:value-type="string">
            <text:p>Limited Edition Alpha LEA</text:p>
          </table:table-cell>
          <table:table-cell table:formula="of:=MID([.A604];1;FIND(&quot;~&quot;;SUBSTITUTE([.A604];&quot; &quot;;&quot;~&quot;;LEN([.A604])-LEN(SUBSTITUTE([.A604];&quot; &quot;;&quot;&quot;))-(1-1)))-1)" office:value-type="string" office:string-value="Limited Edition Alpha" calcext:value-type="string">
            <text:p>Limited Edition Alpha</text:p>
          </table:table-cell>
          <table:table-cell office:value-type="date" office:date-value="1993-08-05" calcext:value-type="date">
            <text:p>05.08.1993</text:p>
          </table:table-cell>
          <table:table-cell table:formula="of:=TRIM(RIGHT(SUBSTITUTE([.A$1:.A$1048576]; &quot; &quot;;REPT(&quot; &quot;;100));100))" office:value-type="string" office:string-value="LEA" calcext:value-type="string">
            <text:p>LEA</text:p>
          </table:table-cell>
          <table:table-cell office:value-type="string" calcext:value-type="string">
            <text:p>Limited Edition Alpha</text:p>
          </table:table-cell>
          <table:table-cell office:value-type="string" calcext:value-type="string">
            <text:p>LEA</text:p>
          </table:table-cell>
        </table:table-row>
        <table:table-row table:style-name="ro1" table:number-rows-repeated="104797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/>
    </number:date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1:36:40.315517131</meta:creation-date>
    <dc:date>2022-09-14T13:16:05.656839807</dc:date>
    <meta:editing-duration>PT1H34M56S</meta:editing-duration>
    <meta:editing-cycles>17</meta:editing-cycles>
    <meta:generator>LibreOffice/7.3.5.2$Linux_X86_64 LibreOffice_project/30$Build-2</meta:generator>
    <meta:document-statistic meta:table-count="1" meta:cell-count="3624" meta:object-count="0"/>
  </office:meta>
</office:document-meta>
</file>